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,1,1,1,1,1,1,4,1,2,1,1,4,1,1,1,5,1,1,1,1,1,1,1,1,1,1,1,1,5,1,1,1,1,3,1,1,2,1,2,1,3,3,4,1,4,1,1,3,1,1,5,1,1,1,1,4,1,1,5,1,1,1,4,1,5,1,1,1,3,1,1,5,3,1,1,1,1,1,4,1,1,1,1,1,2,4,1,1,1,1,4,1,2,2,1,1,1,3,1,2,5,1,4,1,1,1,3,1,1,4,1,1,1,1,1,1,1,4,1,1,4,1,1,1,1,1,1,1,2,1,1,5,1,1,1,4,1,1,5,1,1,5,3,3,5,3,1,1,1,4,1,1,1,1,1,1,5,3,1,2,1,1,1,4,1,3,1,5,1,1,2,1,1,1,1,1,5,1,1,1,1,1,2,1,1,1,1,4,3,2,1,2,4,1,3,1,5,1,2,1,4,1,1,1,1,1,3,1,4,1,1,1,1,3,1,3,3,1,4,3,4,1,1,1,1,5,1,3,3,2,5,3,1,1,3,1,3,1,1,1,1,4,1,1,1,1,3,1,5,1,1,1,4,4,1,1,5,5,2,4,5,1,1,1,1,5,1,1,2,1,1,1,1,1,1,1,1,1,1,2,1,1,1,1,1,1,5,1,1,1,1,1,1,3,1,1,2,1,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formula="of:=LEN([.$A$1])-LEN(SUBSTITUTE([.$A$1];[.A3];&quot;&quot;))" office:value-type="float" office:value="0" calcext:value-type="float">
            <text:p>0</text:p>
          </table:table-cell>
          <table:table-cell table:formula="of:=LEN([.$A$1])-LEN(SUBSTITUTE([.$A$1];[.B3];&quot;&quot;))" office:value-type="float" office:value="205" calcext:value-type="float">
            <text:p>205</text:p>
          </table:table-cell>
          <table:table-cell table:formula="of:=LEN([.$A$1])-LEN(SUBSTITUTE([.$A$1];[.C3];&quot;&quot;))" office:value-type="float" office:value="19" calcext:value-type="float">
            <text:p>19</text:p>
          </table:table-cell>
          <table:table-cell table:formula="of:=LEN([.$A$1])-LEN(SUBSTITUTE([.$A$1];[.D3];&quot;&quot;))" office:value-type="float" office:value="27" calcext:value-type="float">
            <text:p>27</text:p>
          </table:table-cell>
          <table:table-cell table:formula="of:=LEN([.$A$1])-LEN(SUBSTITUTE([.$A$1];[.E3];&quot;&quot;))" office:value-type="float" office:value="26" calcext:value-type="float">
            <text:p>26</text:p>
          </table:table-cell>
          <table:table-cell table:formula="of:=LEN([.$A$1])-LEN(SUBSTITUTE([.$A$1];[.F3];&quot;&quot;))" office:value-type="float" office:value="23" calcext:value-type="float">
            <text:p>23</text:p>
          </table:table-cell>
          <table:table-cell table:formula="of:=LEN([.$A$1])-LEN(SUBSTITUTE([.$A$1];[.G3];&quot;&quot;))" office:value-type="float" office:value="0" calcext:value-type="float">
            <text:p>0</text:p>
          </table:table-cell>
          <table:table-cell table:formula="of:=LEN([.$A$1])-LEN(SUBSTITUTE([.$A$1];[.H3];&quot;&quot;))" office:value-type="float" office:value="0" calcext:value-type="float">
            <text:p>0</text:p>
          </table:table-cell>
          <table:table-cell table:formula="of:=LEN([.$A$1])-LEN(SUBSTITUTE([.$A$1];[.I3];&quot;&quot;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A4:.I4])" office:value-type="float" office:value="300" calcext:value-type="float">
            <text:p>300</text:p>
          </table:table-cell>
        </table:table-row>
        <table:table-row table:style-name="ro1">
          <table:table-cell table:formula="of:=[.B4]" office:value-type="float" office:value="205" calcext:value-type="float">
            <text:p>205</text:p>
          </table:table-cell>
          <table:table-cell table:formula="of:=[.C4]" office:value-type="float" office:value="19" calcext:value-type="float">
            <text:p>19</text:p>
          </table:table-cell>
          <table:table-cell table:formula="of:=[.D4]" office:value-type="float" office:value="27" calcext:value-type="float">
            <text:p>27</text:p>
          </table:table-cell>
          <table:table-cell table:formula="of:=[.E4]" office:value-type="float" office:value="26" calcext:value-type="float">
            <text:p>26</text:p>
          </table:table-cell>
          <table:table-cell table:formula="of:=[.F4]" office:value-type="float" office:value="23" calcext:value-type="float">
            <text:p>23</text:p>
          </table:table-cell>
          <table:table-cell table:formula="of:=[.G4]" office:value-type="float" office:value="0" calcext:value-type="float">
            <text:p>0</text:p>
          </table:table-cell>
          <table:table-cell table:formula="of:=[.H4]+[.A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A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5:.I5])" office:value-type="float" office:value="300" calcext:value-type="float">
            <text:p>300</text:p>
          </table:table-cell>
        </table:table-row>
        <table:table-row table:style-name="ro1">
          <table:table-cell table:formula="of:=[.B5]" office:value-type="float" office:value="19" calcext:value-type="float">
            <text:p>19</text:p>
          </table:table-cell>
          <table:table-cell table:formula="of:=[.C5]" office:value-type="float" office:value="27" calcext:value-type="float">
            <text:p>27</text:p>
          </table:table-cell>
          <table:table-cell table:formula="of:=[.D5]" office:value-type="float" office:value="26" calcext:value-type="float">
            <text:p>26</text:p>
          </table:table-cell>
          <table:table-cell table:formula="of:=[.E5]" office:value-type="float" office:value="23" calcext:value-type="float">
            <text:p>23</text:p>
          </table:table-cell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+[.A5]" office:value-type="float" office:value="205" calcext:value-type="float">
            <text:p>205</text:p>
          </table:table-cell>
          <table:table-cell table:formula="of:=[.I5]" office:value-type="float" office:value="0" calcext:value-type="float">
            <text:p>0</text:p>
          </table:table-cell>
          <table:table-cell table:formula="of:=[.A5]"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formula="of:=SUM([.A6:.I6])" office:value-type="float" office:value="505" calcext:value-type="float">
            <text:p>505</text:p>
          </table:table-cell>
        </table:table-row>
        <table:table-row table:style-name="ro1">
          <table:table-cell table:formula="of:=[.B6]" office:value-type="float" office:value="27" calcext:value-type="float">
            <text:p>27</text:p>
          </table:table-cell>
          <table:table-cell table:formula="of:=[.C6]" office:value-type="float" office:value="26" calcext:value-type="float">
            <text:p>26</text:p>
          </table:table-cell>
          <table:table-cell table:formula="of:=[.D6]" office:value-type="float" office:value="23" calcext:value-type="float">
            <text:p>23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205" calcext:value-type="float">
            <text:p>205</text:p>
          </table:table-cell>
          <table:table-cell table:formula="of:=[.H6]+[.A6]" office:value-type="float" office:value="19" calcext:value-type="float">
            <text:p>19</text:p>
          </table:table-cell>
          <table:table-cell table:formula="of:=[.I6]" office:value-type="float" office:value="205" calcext:value-type="float">
            <text:p>205</text:p>
          </table:table-cell>
          <table:table-cell table:formula="of:=[.A6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SUM([.A7:.I7])" office:value-type="float" office:value="524" calcext:value-type="float">
            <text:p>524</text:p>
          </table:table-cell>
        </table:table-row>
        <table:table-row table:style-name="ro1">
          <table:table-cell table:formula="of:=[.B7]" office:value-type="float" office:value="26" calcext:value-type="float">
            <text:p>26</text:p>
          </table:table-cell>
          <table:table-cell table:formula="of:=[.C7]" office:value-type="float" office:value="23" calcext:value-type="float">
            <text:p>23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205" calcext:value-type="float">
            <text:p>205</text:p>
          </table:table-cell>
          <table:table-cell table:formula="of:=[.G7]" office:value-type="float" office:value="19" calcext:value-type="float">
            <text:p>19</text:p>
          </table:table-cell>
          <table:table-cell table:formula="of:=[.H7]+[.A7]" office:value-type="float" office:value="232" calcext:value-type="float">
            <text:p>232</text:p>
          </table:table-cell>
          <table:table-cell table:formula="of:=[.I7]" office:value-type="float" office:value="19" calcext:value-type="float">
            <text:p>19</text:p>
          </table:table-cell>
          <table:table-cell table:formula="of:=[.A7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SUM([.A8:.I8])" office:value-type="float" office:value="551" calcext:value-type="float">
            <text:p>551</text:p>
          </table:table-cell>
        </table:table-row>
        <table:table-row table:style-name="ro1">
          <table:table-cell table:formula="of:=[.B8]" office:value-type="float" office:value="23" calcext:value-type="float">
            <text:p>23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0" calcext:value-type="float">
            <text:p>0</text:p>
          </table:table-cell>
          <table:table-cell table:formula="of:=[.E8]" office:value-type="float" office:value="205" calcext:value-type="float">
            <text:p>205</text:p>
          </table:table-cell>
          <table:table-cell table:formula="of:=[.F8]" office:value-type="float" office:value="19" calcext:value-type="float">
            <text:p>19</text:p>
          </table:table-cell>
          <table:table-cell table:formula="of:=[.G8]" office:value-type="float" office:value="232" calcext:value-type="float">
            <text:p>232</text:p>
          </table:table-cell>
          <table:table-cell table:formula="of:=[.H8]+[.A8]" office:value-type="float" office:value="45" calcext:value-type="float">
            <text:p>45</text:p>
          </table:table-cell>
          <table:table-cell table:formula="of:=[.I8]" office:value-type="float" office:value="27" calcext:value-type="float">
            <text:p>27</text:p>
          </table:table-cell>
          <table:table-cell table:formula="of:=[.A8]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A9:.I9])" office:value-type="float" office:value="577" calcext:value-type="float">
            <text:p>577</text:p>
          </table:table-cell>
        </table:table-row>
        <table:table-row table:style-name="ro1">
          <table:table-cell table:formula="of:=[.B9]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205" calcext:value-type="float">
            <text:p>205</text:p>
          </table:table-cell>
          <table:table-cell table:formula="of:=[.E9]" office:value-type="float" office:value="19" calcext:value-type="float">
            <text:p>19</text:p>
          </table:table-cell>
          <table:table-cell table:formula="of:=[.F9]" office:value-type="float" office:value="232" calcext:value-type="float">
            <text:p>232</text:p>
          </table:table-cell>
          <table:table-cell table:formula="of:=[.G9]" office:value-type="float" office:value="45" calcext:value-type="float">
            <text:p>45</text:p>
          </table:table-cell>
          <table:table-cell table:formula="of:=[.H9]+[.A9]" office:value-type="float" office:value="50" calcext:value-type="float">
            <text:p>50</text:p>
          </table:table-cell>
          <table:table-cell table:formula="of:=[.I9]" office:value-type="float" office:value="26" calcext:value-type="float">
            <text:p>26</text:p>
          </table:table-cell>
          <table:table-cell table:formula="of:=[.A9]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SUM([.A10:.I10])" office:value-type="float" office:value="600" calcext:value-type="float">
            <text:p>600</text:p>
          </table:table-cell>
        </table:table-row>
        <table:table-row table:style-name="ro1"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205" calcext:value-type="float">
            <text:p>205</text:p>
          </table:table-cell>
          <table:table-cell table:formula="of:=[.D10]" office:value-type="float" office:value="19" calcext:value-type="float">
            <text:p>19</text:p>
          </table:table-cell>
          <table:table-cell table:formula="of:=[.E10]" office:value-type="float" office:value="232" calcext:value-type="float">
            <text:p>232</text:p>
          </table:table-cell>
          <table:table-cell table:formula="of:=[.F10]" office:value-type="float" office:value="45" calcext:value-type="float">
            <text:p>45</text:p>
          </table:table-cell>
          <table:table-cell table:formula="of:=[.G10]" office:value-type="float" office:value="50" calcext:value-type="float">
            <text:p>50</text:p>
          </table:table-cell>
          <table:table-cell table:formula="of:=[.H10]+[.A10]" office:value-type="float" office:value="26" calcext:value-type="float">
            <text:p>26</text:p>
          </table:table-cell>
          <table:table-cell table:formula="of:=[.I10]" office:value-type="float" office:value="23" calcext:value-type="float">
            <text:p>23</text:p>
          </table:table-cell>
          <table:table-cell table:formula="of:=[.A1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A11:.I11])" office:value-type="float" office:value="600" calcext:value-type="float">
            <text:p>600</text:p>
          </table:table-cell>
        </table:table-row>
        <table:table-row table:style-name="ro1">
          <table:table-cell table:formula="of:=[.B11]" office:value-type="float" office:value="205" calcext:value-type="float">
            <text:p>205</text:p>
          </table:table-cell>
          <table:table-cell table:formula="of:=[.C11]" office:value-type="float" office:value="19" calcext:value-type="float">
            <text:p>19</text:p>
          </table:table-cell>
          <table:table-cell table:formula="of:=[.D11]" office:value-type="float" office:value="232" calcext:value-type="float">
            <text:p>232</text:p>
          </table:table-cell>
          <table:table-cell table:formula="of:=[.E11]" office:value-type="float" office:value="45" calcext:value-type="float">
            <text:p>45</text:p>
          </table:table-cell>
          <table:table-cell table:formula="of:=[.F11]" office:value-type="float" office:value="50" calcext:value-type="float">
            <text:p>50</text:p>
          </table:table-cell>
          <table:table-cell table:formula="of:=[.G11]" office:value-type="float" office:value="26" calcext:value-type="float">
            <text:p>26</text:p>
          </table:table-cell>
          <table:table-cell table:formula="of:=[.H11]+[.A11]" office:value-type="float" office:value="23" calcext:value-type="float">
            <text:p>23</text:p>
          </table:table-cell>
          <table:table-cell table:formula="of:=[.I11]" office:value-type="float" office:value="0" calcext:value-type="float">
            <text:p>0</text:p>
          </table:table-cell>
          <table:table-cell table:formula="of:=[.A1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A12:.I12])" office:value-type="float" office:value="600" calcext:value-type="float">
            <text:p>600</text:p>
          </table:table-cell>
        </table:table-row>
        <table:table-row table:style-name="ro1">
          <table:table-cell table:formula="of:=[.B12]" office:value-type="float" office:value="19" calcext:value-type="float">
            <text:p>19</text:p>
          </table:table-cell>
          <table:table-cell table:formula="of:=[.C12]" office:value-type="float" office:value="232" calcext:value-type="float">
            <text:p>232</text:p>
          </table:table-cell>
          <table:table-cell table:formula="of:=[.D12]" office:value-type="float" office:value="45" calcext:value-type="float">
            <text:p>45</text:p>
          </table:table-cell>
          <table:table-cell table:formula="of:=[.E12]" office:value-type="float" office:value="50" calcext:value-type="float">
            <text:p>50</text:p>
          </table:table-cell>
          <table:table-cell table:formula="of:=[.F12]" office:value-type="float" office:value="26" calcext:value-type="float">
            <text:p>26</text:p>
          </table:table-cell>
          <table:table-cell table:formula="of:=[.G12]" office:value-type="float" office:value="23" calcext:value-type="float">
            <text:p>23</text:p>
          </table:table-cell>
          <table:table-cell table:formula="of:=[.H12]+[.A12]" office:value-type="float" office:value="205" calcext:value-type="float">
            <text:p>205</text:p>
          </table:table-cell>
          <table:table-cell table:formula="of:=[.I12]" office:value-type="float" office:value="0" calcext:value-type="float">
            <text:p>0</text:p>
          </table:table-cell>
          <table:table-cell table:formula="of:=[.A12]"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table:formula="of:=SUM([.A13:.I13])" office:value-type="float" office:value="805" calcext:value-type="float">
            <text:p>805</text:p>
          </table:table-cell>
        </table:table-row>
        <table:table-row table:style-name="ro1">
          <table:table-cell table:formula="of:=[.B13]" office:value-type="float" office:value="232" calcext:value-type="float">
            <text:p>232</text:p>
          </table:table-cell>
          <table:table-cell table:formula="of:=[.C13]" office:value-type="float" office:value="45" calcext:value-type="float">
            <text:p>45</text:p>
          </table:table-cell>
          <table:table-cell table:formula="of:=[.D13]" office:value-type="float" office:value="50" calcext:value-type="float">
            <text:p>50</text:p>
          </table:table-cell>
          <table:table-cell table:formula="of:=[.E13]" office:value-type="float" office:value="26" calcext:value-type="float">
            <text:p>26</text:p>
          </table:table-cell>
          <table:table-cell table:formula="of:=[.F13]" office:value-type="float" office:value="23" calcext:value-type="float">
            <text:p>23</text:p>
          </table:table-cell>
          <table:table-cell table:formula="of:=[.G13]" office:value-type="float" office:value="205" calcext:value-type="float">
            <text:p>205</text:p>
          </table:table-cell>
          <table:table-cell table:formula="of:=[.H13]+[.A13]" office:value-type="float" office:value="19" calcext:value-type="float">
            <text:p>19</text:p>
          </table:table-cell>
          <table:table-cell table:formula="of:=[.I13]" office:value-type="float" office:value="205" calcext:value-type="float">
            <text:p>205</text:p>
          </table:table-cell>
          <table:table-cell table:formula="of:=[.A13]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SUM([.A14:.I14])" office:value-type="float" office:value="824" calcext:value-type="float">
            <text:p>824</text:p>
          </table:table-cell>
        </table:table-row>
        <table:table-row table:style-name="ro1">
          <table:table-cell table:formula="of:=[.B14]" office:value-type="float" office:value="45" calcext:value-type="float">
            <text:p>45</text:p>
          </table:table-cell>
          <table:table-cell table:formula="of:=[.C14]" office:value-type="float" office:value="50" calcext:value-type="float">
            <text:p>50</text:p>
          </table:table-cell>
          <table:table-cell table:formula="of:=[.D14]" office:value-type="float" office:value="26" calcext:value-type="float">
            <text:p>26</text:p>
          </table:table-cell>
          <table:table-cell table:formula="of:=[.E14]" office:value-type="float" office:value="23" calcext:value-type="float">
            <text:p>23</text:p>
          </table:table-cell>
          <table:table-cell table:formula="of:=[.F14]" office:value-type="float" office:value="205" calcext:value-type="float">
            <text:p>205</text:p>
          </table:table-cell>
          <table:table-cell table:formula="of:=[.G14]" office:value-type="float" office:value="19" calcext:value-type="float">
            <text:p>19</text:p>
          </table:table-cell>
          <table:table-cell table:formula="of:=[.H14]+[.A14]" office:value-type="float" office:value="437" calcext:value-type="float">
            <text:p>437</text:p>
          </table:table-cell>
          <table:table-cell table:formula="of:=[.I14]" office:value-type="float" office:value="19" calcext:value-type="float">
            <text:p>19</text:p>
          </table:table-cell>
          <table:table-cell table:formula="of:=[.A14]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table:formula="of:=SUM([.A15:.I15])" office:value-type="float" office:value="1056" calcext:value-type="float">
            <text:p>1056</text:p>
          </table:table-cell>
        </table:table-row>
        <table:table-row table:style-name="ro1">
          <table:table-cell table:formula="of:=[.B15]" office:value-type="float" office:value="50" calcext:value-type="float">
            <text:p>50</text:p>
          </table:table-cell>
          <table:table-cell table:formula="of:=[.C15]" office:value-type="float" office:value="26" calcext:value-type="float">
            <text:p>26</text:p>
          </table:table-cell>
          <table:table-cell table:formula="of:=[.D15]" office:value-type="float" office:value="23" calcext:value-type="float">
            <text:p>23</text:p>
          </table:table-cell>
          <table:table-cell table:formula="of:=[.E15]" office:value-type="float" office:value="205" calcext:value-type="float">
            <text:p>205</text:p>
          </table:table-cell>
          <table:table-cell table:formula="of:=[.F15]" office:value-type="float" office:value="19" calcext:value-type="float">
            <text:p>19</text:p>
          </table:table-cell>
          <table:table-cell table:formula="of:=[.G15]" office:value-type="float" office:value="437" calcext:value-type="float">
            <text:p>437</text:p>
          </table:table-cell>
          <table:table-cell table:formula="of:=[.H15]+[.A15]" office:value-type="float" office:value="64" calcext:value-type="float">
            <text:p>64</text:p>
          </table:table-cell>
          <table:table-cell table:formula="of:=[.I15]" office:value-type="float" office:value="232" calcext:value-type="float">
            <text:p>232</text:p>
          </table:table-cell>
          <table:table-cell table:formula="of:=[.A15]"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SUM([.A16:.I16])" office:value-type="float" office:value="1101" calcext:value-type="float">
            <text:p>1101</text:p>
          </table:table-cell>
        </table:table-row>
        <table:table-row table:style-name="ro1">
          <table:table-cell table:formula="of:=[.B16]" office:value-type="float" office:value="26" calcext:value-type="float">
            <text:p>26</text:p>
          </table:table-cell>
          <table:table-cell table:formula="of:=[.C16]" office:value-type="float" office:value="23" calcext:value-type="float">
            <text:p>23</text:p>
          </table:table-cell>
          <table:table-cell table:formula="of:=[.D16]" office:value-type="float" office:value="205" calcext:value-type="float">
            <text:p>205</text:p>
          </table:table-cell>
          <table:table-cell table:formula="of:=[.E16]" office:value-type="float" office:value="19" calcext:value-type="float">
            <text:p>19</text:p>
          </table:table-cell>
          <table:table-cell table:formula="of:=[.F16]" office:value-type="float" office:value="437" calcext:value-type="float">
            <text:p>437</text:p>
          </table:table-cell>
          <table:table-cell table:formula="of:=[.G16]" office:value-type="float" office:value="64" calcext:value-type="float">
            <text:p>64</text:p>
          </table:table-cell>
          <table:table-cell table:formula="of:=[.H16]+[.A16]" office:value-type="float" office:value="282" calcext:value-type="float">
            <text:p>282</text:p>
          </table:table-cell>
          <table:table-cell table:formula="of:=[.I16]" office:value-type="float" office:value="45" calcext:value-type="float">
            <text:p>45</text:p>
          </table:table-cell>
          <table:table-cell table:formula="of:=[.A16]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SUM([.A17:.I17])" office:value-type="float" office:value="1151" calcext:value-type="float">
            <text:p>1151</text:p>
          </table:table-cell>
        </table:table-row>
        <table:table-row table:style-name="ro1">
          <table:table-cell table:formula="of:=[.B17]" office:value-type="float" office:value="23" calcext:value-type="float">
            <text:p>23</text:p>
          </table:table-cell>
          <table:table-cell table:formula="of:=[.C17]" office:value-type="float" office:value="205" calcext:value-type="float">
            <text:p>205</text:p>
          </table:table-cell>
          <table:table-cell table:formula="of:=[.D17]" office:value-type="float" office:value="19" calcext:value-type="float">
            <text:p>19</text:p>
          </table:table-cell>
          <table:table-cell table:formula="of:=[.E17]" office:value-type="float" office:value="437" calcext:value-type="float">
            <text:p>437</text:p>
          </table:table-cell>
          <table:table-cell table:formula="of:=[.F17]" office:value-type="float" office:value="64" calcext:value-type="float">
            <text:p>64</text:p>
          </table:table-cell>
          <table:table-cell table:formula="of:=[.G17]" office:value-type="float" office:value="282" calcext:value-type="float">
            <text:p>282</text:p>
          </table:table-cell>
          <table:table-cell table:formula="of:=[.H17]+[.A17]" office:value-type="float" office:value="71" calcext:value-type="float">
            <text:p>71</text:p>
          </table:table-cell>
          <table:table-cell table:formula="of:=[.I17]" office:value-type="float" office:value="50" calcext:value-type="float">
            <text:p>50</text:p>
          </table:table-cell>
          <table:table-cell table:formula="of:=[.A17]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SUM([.A18:.I18])" office:value-type="float" office:value="1177" calcext:value-type="float">
            <text:p>1177</text:p>
          </table:table-cell>
        </table:table-row>
        <table:table-row table:style-name="ro1">
          <table:table-cell table:formula="of:=[.B18]" office:value-type="float" office:value="205" calcext:value-type="float">
            <text:p>205</text:p>
          </table:table-cell>
          <table:table-cell table:formula="of:=[.C18]" office:value-type="float" office:value="19" calcext:value-type="float">
            <text:p>19</text:p>
          </table:table-cell>
          <table:table-cell table:formula="of:=[.D18]" office:value-type="float" office:value="437" calcext:value-type="float">
            <text:p>437</text:p>
          </table:table-cell>
          <table:table-cell table:formula="of:=[.E18]" office:value-type="float" office:value="64" calcext:value-type="float">
            <text:p>64</text:p>
          </table:table-cell>
          <table:table-cell table:formula="of:=[.F18]" office:value-type="float" office:value="282" calcext:value-type="float">
            <text:p>282</text:p>
          </table:table-cell>
          <table:table-cell table:formula="of:=[.G18]" office:value-type="float" office:value="71" calcext:value-type="float">
            <text:p>71</text:p>
          </table:table-cell>
          <table:table-cell table:formula="of:=[.H18]+[.A18]" office:value-type="float" office:value="73" calcext:value-type="float">
            <text:p>73</text:p>
          </table:table-cell>
          <table:table-cell table:formula="of:=[.I18]" office:value-type="float" office:value="26" calcext:value-type="float">
            <text:p>26</text:p>
          </table:table-cell>
          <table:table-cell table:formula="of:=[.A18]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SUM([.A19:.I19])" office:value-type="float" office:value="1200" calcext:value-type="float">
            <text:p>1200</text:p>
          </table:table-cell>
        </table:table-row>
        <table:table-row table:style-name="ro1">
          <table:table-cell table:formula="of:=[.B19]" office:value-type="float" office:value="19" calcext:value-type="float">
            <text:p>19</text:p>
          </table:table-cell>
          <table:table-cell table:formula="of:=[.C19]" office:value-type="float" office:value="437" calcext:value-type="float">
            <text:p>437</text:p>
          </table:table-cell>
          <table:table-cell table:formula="of:=[.D19]" office:value-type="float" office:value="64" calcext:value-type="float">
            <text:p>64</text:p>
          </table:table-cell>
          <table:table-cell table:formula="of:=[.E19]" office:value-type="float" office:value="282" calcext:value-type="float">
            <text:p>282</text:p>
          </table:table-cell>
          <table:table-cell table:formula="of:=[.F19]" office:value-type="float" office:value="71" calcext:value-type="float">
            <text:p>71</text:p>
          </table:table-cell>
          <table:table-cell table:formula="of:=[.G19]" office:value-type="float" office:value="73" calcext:value-type="float">
            <text:p>73</text:p>
          </table:table-cell>
          <table:table-cell table:formula="of:=[.H19]+[.A19]" office:value-type="float" office:value="231" calcext:value-type="float">
            <text:p>231</text:p>
          </table:table-cell>
          <table:table-cell table:formula="of:=[.I19]" office:value-type="float" office:value="23" calcext:value-type="float">
            <text:p>23</text:p>
          </table:table-cell>
          <table:table-cell table:formula="of:=[.A19]" office:value-type="float" office:value="205" calcext:value-type="float">
            <text:p>205</text:p>
          </table:table-cell>
          <table:table-cell office:value-type="float" office:value="16" calcext:value-type="float">
            <text:p>16</text:p>
          </table:table-cell>
          <table:table-cell table:formula="of:=SUM([.A20:.I20])" office:value-type="float" office:value="1405" calcext:value-type="float">
            <text:p>1405</text:p>
          </table:table-cell>
        </table:table-row>
        <table:table-row table:style-name="ro1">
          <table:table-cell table:formula="of:=[.B20]" office:value-type="float" office:value="437" calcext:value-type="float">
            <text:p>437</text:p>
          </table:table-cell>
          <table:table-cell table:formula="of:=[.C20]" office:value-type="float" office:value="64" calcext:value-type="float">
            <text:p>64</text:p>
          </table:table-cell>
          <table:table-cell table:formula="of:=[.D20]" office:value-type="float" office:value="282" calcext:value-type="float">
            <text:p>282</text:p>
          </table:table-cell>
          <table:table-cell table:formula="of:=[.E20]" office:value-type="float" office:value="71" calcext:value-type="float">
            <text:p>71</text:p>
          </table:table-cell>
          <table:table-cell table:formula="of:=[.F20]" office:value-type="float" office:value="73" calcext:value-type="float">
            <text:p>73</text:p>
          </table:table-cell>
          <table:table-cell table:formula="of:=[.G20]" office:value-type="float" office:value="231" calcext:value-type="float">
            <text:p>231</text:p>
          </table:table-cell>
          <table:table-cell table:formula="of:=[.H20]+[.A20]" office:value-type="float" office:value="42" calcext:value-type="float">
            <text:p>42</text:p>
          </table:table-cell>
          <table:table-cell table:formula="of:=[.I20]" office:value-type="float" office:value="205" calcext:value-type="float">
            <text:p>205</text:p>
          </table:table-cell>
          <table:table-cell table:formula="of:=[.A20]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SUM([.A21:.I21])" office:value-type="float" office:value="1424" calcext:value-type="float">
            <text:p>1424</text:p>
          </table:table-cell>
        </table:table-row>
        <table:table-row table:style-name="ro1">
          <table:table-cell table:formula="of:=[.B21]" office:value-type="float" office:value="64" calcext:value-type="float">
            <text:p>64</text:p>
          </table:table-cell>
          <table:table-cell table:formula="of:=[.C21]" office:value-type="float" office:value="282" calcext:value-type="float">
            <text:p>282</text:p>
          </table:table-cell>
          <table:table-cell table:formula="of:=[.D21]" office:value-type="float" office:value="71" calcext:value-type="float">
            <text:p>71</text:p>
          </table:table-cell>
          <table:table-cell table:formula="of:=[.E21]" office:value-type="float" office:value="73" calcext:value-type="float">
            <text:p>73</text:p>
          </table:table-cell>
          <table:table-cell table:formula="of:=[.F21]" office:value-type="float" office:value="231" calcext:value-type="float">
            <text:p>231</text:p>
          </table:table-cell>
          <table:table-cell table:formula="of:=[.G21]" office:value-type="float" office:value="42" calcext:value-type="float">
            <text:p>42</text:p>
          </table:table-cell>
          <table:table-cell table:formula="of:=[.H21]+[.A21]" office:value-type="float" office:value="642" calcext:value-type="float">
            <text:p>642</text:p>
          </table:table-cell>
          <table:table-cell table:formula="of:=[.I21]" office:value-type="float" office:value="19" calcext:value-type="float">
            <text:p>19</text:p>
          </table:table-cell>
          <table:table-cell table:formula="of:=[.A21]"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table:formula="of:=SUM([.A22:.I22])" office:value-type="float" office:value="1861" calcext:value-type="float">
            <text:p>1861</text:p>
          </table:table-cell>
        </table:table-row>
        <table:table-row table:style-name="ro1">
          <table:table-cell table:formula="of:=[.B22]" office:value-type="float" office:value="282" calcext:value-type="float">
            <text:p>282</text:p>
          </table:table-cell>
          <table:table-cell table:formula="of:=[.C22]" office:value-type="float" office:value="71" calcext:value-type="float">
            <text:p>71</text:p>
          </table:table-cell>
          <table:table-cell table:formula="of:=[.D22]" office:value-type="float" office:value="73" calcext:value-type="float">
            <text:p>73</text:p>
          </table:table-cell>
          <table:table-cell table:formula="of:=[.E22]" office:value-type="float" office:value="231" calcext:value-type="float">
            <text:p>231</text:p>
          </table:table-cell>
          <table:table-cell table:formula="of:=[.F22]" office:value-type="float" office:value="42" calcext:value-type="float">
            <text:p>42</text:p>
          </table:table-cell>
          <table:table-cell table:formula="of:=[.G22]" office:value-type="float" office:value="642" calcext:value-type="float">
            <text:p>642</text:p>
          </table:table-cell>
          <table:table-cell table:formula="of:=[.H22]+[.A22]" office:value-type="float" office:value="83" calcext:value-type="float">
            <text:p>83</text:p>
          </table:table-cell>
          <table:table-cell table:formula="of:=[.I22]" office:value-type="float" office:value="437" calcext:value-type="float">
            <text:p>437</text:p>
          </table:table-cell>
          <table:table-cell table:formula="of:=[.A22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formula="of:=SUM([.A23:.I23])" office:value-type="float" office:value="1925" calcext:value-type="float">
            <text:p>1925</text:p>
          </table:table-cell>
        </table:table-row>
        <table:table-row table:style-name="ro1">
          <table:table-cell table:formula="of:=[.B23]" office:value-type="float" office:value="71" calcext:value-type="float">
            <text:p>71</text:p>
          </table:table-cell>
          <table:table-cell table:formula="of:=[.C23]" office:value-type="float" office:value="73" calcext:value-type="float">
            <text:p>73</text:p>
          </table:table-cell>
          <table:table-cell table:formula="of:=[.D23]" office:value-type="float" office:value="231" calcext:value-type="float">
            <text:p>231</text:p>
          </table:table-cell>
          <table:table-cell table:formula="of:=[.E23]" office:value-type="float" office:value="42" calcext:value-type="float">
            <text:p>42</text:p>
          </table:table-cell>
          <table:table-cell table:formula="of:=[.F23]" office:value-type="float" office:value="642" calcext:value-type="float">
            <text:p>642</text:p>
          </table:table-cell>
          <table:table-cell table:formula="of:=[.G23]" office:value-type="float" office:value="83" calcext:value-type="float">
            <text:p>83</text:p>
          </table:table-cell>
          <table:table-cell table:formula="of:=[.H23]+[.A23]" office:value-type="float" office:value="719" calcext:value-type="float">
            <text:p>719</text:p>
          </table:table-cell>
          <table:table-cell table:formula="of:=[.I23]" office:value-type="float" office:value="64" calcext:value-type="float">
            <text:p>64</text:p>
          </table:table-cell>
          <table:table-cell table:formula="of:=[.A23]" office:value-type="float" office:value="282" calcext:value-type="float">
            <text:p>282</text:p>
          </table:table-cell>
          <table:table-cell office:value-type="float" office:value="20" calcext:value-type="float">
            <text:p>20</text:p>
          </table:table-cell>
          <table:table-cell table:formula="of:=SUM([.A24:.I24])" office:value-type="float" office:value="2207" calcext:value-type="float">
            <text:p>2207</text:p>
          </table:table-cell>
        </table:table-row>
        <table:table-row table:style-name="ro1">
          <table:table-cell table:formula="of:=[.B24]" office:value-type="float" office:value="73" calcext:value-type="float">
            <text:p>73</text:p>
          </table:table-cell>
          <table:table-cell table:formula="of:=[.C24]" office:value-type="float" office:value="231" calcext:value-type="float">
            <text:p>231</text:p>
          </table:table-cell>
          <table:table-cell table:formula="of:=[.D24]" office:value-type="float" office:value="42" calcext:value-type="float">
            <text:p>42</text:p>
          </table:table-cell>
          <table:table-cell table:formula="of:=[.E24]" office:value-type="float" office:value="642" calcext:value-type="float">
            <text:p>642</text:p>
          </table:table-cell>
          <table:table-cell table:formula="of:=[.F24]" office:value-type="float" office:value="83" calcext:value-type="float">
            <text:p>83</text:p>
          </table:table-cell>
          <table:table-cell table:formula="of:=[.G24]" office:value-type="float" office:value="719" calcext:value-type="float">
            <text:p>719</text:p>
          </table:table-cell>
          <table:table-cell table:formula="of:=[.H24]+[.A24]" office:value-type="float" office:value="135" calcext:value-type="float">
            <text:p>135</text:p>
          </table:table-cell>
          <table:table-cell table:formula="of:=[.I24]" office:value-type="float" office:value="282" calcext:value-type="float">
            <text:p>282</text:p>
          </table:table-cell>
          <table:table-cell table:formula="of:=[.A2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table:formula="of:=SUM([.A25:.I25])" office:value-type="float" office:value="2278" calcext:value-type="float">
            <text:p>2278</text:p>
          </table:table-cell>
        </table:table-row>
        <table:table-row table:style-name="ro1">
          <table:table-cell table:formula="of:=[.B25]" office:value-type="float" office:value="231" calcext:value-type="float">
            <text:p>231</text:p>
          </table:table-cell>
          <table:table-cell table:formula="of:=[.C25]" office:value-type="float" office:value="42" calcext:value-type="float">
            <text:p>42</text:p>
          </table:table-cell>
          <table:table-cell table:formula="of:=[.D25]" office:value-type="float" office:value="642" calcext:value-type="float">
            <text:p>642</text:p>
          </table:table-cell>
          <table:table-cell table:formula="of:=[.E25]" office:value-type="float" office:value="83" calcext:value-type="float">
            <text:p>83</text:p>
          </table:table-cell>
          <table:table-cell table:formula="of:=[.F25]" office:value-type="float" office:value="719" calcext:value-type="float">
            <text:p>719</text:p>
          </table:table-cell>
          <table:table-cell table:formula="of:=[.G25]" office:value-type="float" office:value="135" calcext:value-type="float">
            <text:p>135</text:p>
          </table:table-cell>
          <table:table-cell table:formula="of:=[.H25]+[.A25]" office:value-type="float" office:value="355" calcext:value-type="float">
            <text:p>355</text:p>
          </table:table-cell>
          <table:table-cell table:formula="of:=[.I25]" office:value-type="float" office:value="71" calcext:value-type="float">
            <text:p>71</text:p>
          </table:table-cell>
          <table:table-cell table:formula="of:=[.A25]"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formula="of:=SUM([.A26:.I26])" office:value-type="float" office:value="2351" calcext:value-type="float">
            <text:p>2351</text:p>
          </table:table-cell>
        </table:table-row>
        <table:table-row table:style-name="ro1">
          <table:table-cell table:formula="of:=[.B26]" office:value-type="float" office:value="42" calcext:value-type="float">
            <text:p>42</text:p>
          </table:table-cell>
          <table:table-cell table:formula="of:=[.C26]" office:value-type="float" office:value="642" calcext:value-type="float">
            <text:p>642</text:p>
          </table:table-cell>
          <table:table-cell table:formula="of:=[.D26]" office:value-type="float" office:value="83" calcext:value-type="float">
            <text:p>83</text:p>
          </table:table-cell>
          <table:table-cell table:formula="of:=[.E26]" office:value-type="float" office:value="719" calcext:value-type="float">
            <text:p>719</text:p>
          </table:table-cell>
          <table:table-cell table:formula="of:=[.F26]" office:value-type="float" office:value="135" calcext:value-type="float">
            <text:p>135</text:p>
          </table:table-cell>
          <table:table-cell table:formula="of:=[.G26]" office:value-type="float" office:value="355" calcext:value-type="float">
            <text:p>355</text:p>
          </table:table-cell>
          <table:table-cell table:formula="of:=[.H26]+[.A26]" office:value-type="float" office:value="302" calcext:value-type="float">
            <text:p>302</text:p>
          </table:table-cell>
          <table:table-cell table:formula="of:=[.I26]" office:value-type="float" office:value="73" calcext:value-type="float">
            <text:p>73</text:p>
          </table:table-cell>
          <table:table-cell table:formula="of:=[.A26]"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table:formula="of:=SUM([.A27:.I27])" office:value-type="float" office:value="2582" calcext:value-type="float">
            <text:p>2582</text:p>
          </table:table-cell>
        </table:table-row>
        <table:table-row table:style-name="ro1">
          <table:table-cell table:formula="of:=[.B27]" office:value-type="float" office:value="642" calcext:value-type="float">
            <text:p>642</text:p>
          </table:table-cell>
          <table:table-cell table:formula="of:=[.C27]" office:value-type="float" office:value="83" calcext:value-type="float">
            <text:p>83</text:p>
          </table:table-cell>
          <table:table-cell table:formula="of:=[.D27]" office:value-type="float" office:value="719" calcext:value-type="float">
            <text:p>719</text:p>
          </table:table-cell>
          <table:table-cell table:formula="of:=[.E27]" office:value-type="float" office:value="135" calcext:value-type="float">
            <text:p>135</text:p>
          </table:table-cell>
          <table:table-cell table:formula="of:=[.F27]" office:value-type="float" office:value="355" calcext:value-type="float">
            <text:p>355</text:p>
          </table:table-cell>
          <table:table-cell table:formula="of:=[.G27]" office:value-type="float" office:value="302" calcext:value-type="float">
            <text:p>302</text:p>
          </table:table-cell>
          <table:table-cell table:formula="of:=[.H27]+[.A27]" office:value-type="float" office:value="115" calcext:value-type="float">
            <text:p>115</text:p>
          </table:table-cell>
          <table:table-cell table:formula="of:=[.I27]" office:value-type="float" office:value="231" calcext:value-type="float">
            <text:p>231</text:p>
          </table:table-cell>
          <table:table-cell table:formula="of:=[.A27]"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formula="of:=SUM([.A28:.I28])" office:value-type="float" office:value="2624" calcext:value-type="float">
            <text:p>2624</text:p>
          </table:table-cell>
        </table:table-row>
        <table:table-row table:style-name="ro1">
          <table:table-cell table:formula="of:=[.B28]" office:value-type="float" office:value="83" calcext:value-type="float">
            <text:p>83</text:p>
          </table:table-cell>
          <table:table-cell table:formula="of:=[.C28]" office:value-type="float" office:value="719" calcext:value-type="float">
            <text:p>719</text:p>
          </table:table-cell>
          <table:table-cell table:formula="of:=[.D28]" office:value-type="float" office:value="135" calcext:value-type="float">
            <text:p>135</text:p>
          </table:table-cell>
          <table:table-cell table:formula="of:=[.E28]" office:value-type="float" office:value="355" calcext:value-type="float">
            <text:p>355</text:p>
          </table:table-cell>
          <table:table-cell table:formula="of:=[.F28]" office:value-type="float" office:value="302" calcext:value-type="float">
            <text:p>302</text:p>
          </table:table-cell>
          <table:table-cell table:formula="of:=[.G28]" office:value-type="float" office:value="115" calcext:value-type="float">
            <text:p>115</text:p>
          </table:table-cell>
          <table:table-cell table:formula="of:=[.H28]+[.A28]" office:value-type="float" office:value="873" calcext:value-type="float">
            <text:p>873</text:p>
          </table:table-cell>
          <table:table-cell table:formula="of:=[.I28]" office:value-type="float" office:value="42" calcext:value-type="float">
            <text:p>42</text:p>
          </table:table-cell>
          <table:table-cell table:formula="of:=[.A28]" office:value-type="float" office:value="642" calcext:value-type="float">
            <text:p>642</text:p>
          </table:table-cell>
          <table:table-cell office:value-type="float" office:value="25" calcext:value-type="float">
            <text:p>25</text:p>
          </table:table-cell>
          <table:table-cell table:formula="of:=SUM([.A29:.I29])" office:value-type="float" office:value="3266" calcext:value-type="float">
            <text:p>3266</text:p>
          </table:table-cell>
        </table:table-row>
        <table:table-row table:style-name="ro1">
          <table:table-cell table:formula="of:=[.B29]" office:value-type="float" office:value="719" calcext:value-type="float">
            <text:p>719</text:p>
          </table:table-cell>
          <table:table-cell table:formula="of:=[.C29]" office:value-type="float" office:value="135" calcext:value-type="float">
            <text:p>135</text:p>
          </table:table-cell>
          <table:table-cell table:formula="of:=[.D29]" office:value-type="float" office:value="355" calcext:value-type="float">
            <text:p>355</text:p>
          </table:table-cell>
          <table:table-cell table:formula="of:=[.E29]" office:value-type="float" office:value="302" calcext:value-type="float">
            <text:p>302</text:p>
          </table:table-cell>
          <table:table-cell table:formula="of:=[.F29]" office:value-type="float" office:value="115" calcext:value-type="float">
            <text:p>115</text:p>
          </table:table-cell>
          <table:table-cell table:formula="of:=[.G29]" office:value-type="float" office:value="873" calcext:value-type="float">
            <text:p>873</text:p>
          </table:table-cell>
          <table:table-cell table:formula="of:=[.H29]+[.A29]" office:value-type="float" office:value="125" calcext:value-type="float">
            <text:p>125</text:p>
          </table:table-cell>
          <table:table-cell table:formula="of:=[.I29]" office:value-type="float" office:value="642" calcext:value-type="float">
            <text:p>642</text:p>
          </table:table-cell>
          <table:table-cell table:formula="of:=[.A29]"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table:formula="of:=SUM([.A30:.I30])" office:value-type="float" office:value="3349" calcext:value-type="float">
            <text:p>3349</text:p>
          </table:table-cell>
        </table:table-row>
        <table:table-row table:style-name="ro1">
          <table:table-cell table:formula="of:=[.B30]" office:value-type="float" office:value="135" calcext:value-type="float">
            <text:p>135</text:p>
          </table:table-cell>
          <table:table-cell table:formula="of:=[.C30]" office:value-type="float" office:value="355" calcext:value-type="float">
            <text:p>355</text:p>
          </table:table-cell>
          <table:table-cell table:formula="of:=[.D30]" office:value-type="float" office:value="302" calcext:value-type="float">
            <text:p>302</text:p>
          </table:table-cell>
          <table:table-cell table:formula="of:=[.E30]" office:value-type="float" office:value="115" calcext:value-type="float">
            <text:p>115</text:p>
          </table:table-cell>
          <table:table-cell table:formula="of:=[.F30]" office:value-type="float" office:value="873" calcext:value-type="float">
            <text:p>873</text:p>
          </table:table-cell>
          <table:table-cell table:formula="of:=[.G30]" office:value-type="float" office:value="125" calcext:value-type="float">
            <text:p>125</text:p>
          </table:table-cell>
          <table:table-cell table:formula="of:=[.H30]+[.A30]" office:value-type="float" office:value="1361" calcext:value-type="float">
            <text:p>1361</text:p>
          </table:table-cell>
          <table:table-cell table:formula="of:=[.I30]" office:value-type="float" office:value="83" calcext:value-type="float">
            <text:p>83</text:p>
          </table:table-cell>
          <table:table-cell table:formula="of:=[.A30]" office:value-type="float" office:value="719" calcext:value-type="float">
            <text:p>719</text:p>
          </table:table-cell>
          <table:table-cell office:value-type="float" office:value="27" calcext:value-type="float">
            <text:p>27</text:p>
          </table:table-cell>
          <table:table-cell table:formula="of:=SUM([.A31:.I31])" office:value-type="float" office:value="4068" calcext:value-type="float">
            <text:p>4068</text:p>
          </table:table-cell>
        </table:table-row>
        <table:table-row table:style-name="ro1">
          <table:table-cell table:formula="of:=[.B31]" office:value-type="float" office:value="355" calcext:value-type="float">
            <text:p>355</text:p>
          </table:table-cell>
          <table:table-cell table:formula="of:=[.C31]" office:value-type="float" office:value="302" calcext:value-type="float">
            <text:p>302</text:p>
          </table:table-cell>
          <table:table-cell table:formula="of:=[.D31]" office:value-type="float" office:value="115" calcext:value-type="float">
            <text:p>115</text:p>
          </table:table-cell>
          <table:table-cell table:formula="of:=[.E31]" office:value-type="float" office:value="873" calcext:value-type="float">
            <text:p>873</text:p>
          </table:table-cell>
          <table:table-cell table:formula="of:=[.F31]" office:value-type="float" office:value="125" calcext:value-type="float">
            <text:p>125</text:p>
          </table:table-cell>
          <table:table-cell table:formula="of:=[.G31]" office:value-type="float" office:value="1361" calcext:value-type="float">
            <text:p>1361</text:p>
          </table:table-cell>
          <table:table-cell table:formula="of:=[.H31]+[.A31]" office:value-type="float" office:value="218" calcext:value-type="float">
            <text:p>218</text:p>
          </table:table-cell>
          <table:table-cell table:formula="of:=[.I31]" office:value-type="float" office:value="719" calcext:value-type="float">
            <text:p>719</text:p>
          </table:table-cell>
          <table:table-cell table:formula="of:=[.A31]"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table:formula="of:=SUM([.A32:.I32])" office:value-type="float" office:value="4203" calcext:value-type="float">
            <text:p>4203</text:p>
          </table:table-cell>
        </table:table-row>
        <table:table-row table:style-name="ro1">
          <table:table-cell table:formula="of:=[.B32]" office:value-type="float" office:value="302" calcext:value-type="float">
            <text:p>302</text:p>
          </table:table-cell>
          <table:table-cell table:formula="of:=[.C32]" office:value-type="float" office:value="115" calcext:value-type="float">
            <text:p>115</text:p>
          </table:table-cell>
          <table:table-cell table:formula="of:=[.D32]" office:value-type="float" office:value="873" calcext:value-type="float">
            <text:p>873</text:p>
          </table:table-cell>
          <table:table-cell table:formula="of:=[.E32]" office:value-type="float" office:value="125" calcext:value-type="float">
            <text:p>125</text:p>
          </table:table-cell>
          <table:table-cell table:formula="of:=[.F32]" office:value-type="float" office:value="1361" calcext:value-type="float">
            <text:p>1361</text:p>
          </table:table-cell>
          <table:table-cell table:formula="of:=[.G32]" office:value-type="float" office:value="218" calcext:value-type="float">
            <text:p>218</text:p>
          </table:table-cell>
          <table:table-cell table:formula="of:=[.H32]+[.A32]" office:value-type="float" office:value="1074" calcext:value-type="float">
            <text:p>1074</text:p>
          </table:table-cell>
          <table:table-cell table:formula="of:=[.I32]" office:value-type="float" office:value="135" calcext:value-type="float">
            <text:p>135</text:p>
          </table:table-cell>
          <table:table-cell table:formula="of:=[.A32]" office:value-type="float" office:value="355" calcext:value-type="float">
            <text:p>355</text:p>
          </table:table-cell>
          <table:table-cell office:value-type="float" office:value="29" calcext:value-type="float">
            <text:p>29</text:p>
          </table:table-cell>
          <table:table-cell table:formula="of:=SUM([.A33:.I33])" office:value-type="float" office:value="4558" calcext:value-type="float">
            <text:p>4558</text:p>
          </table:table-cell>
        </table:table-row>
        <table:table-row table:style-name="ro1">
          <table:table-cell table:formula="of:=[.B33]" office:value-type="float" office:value="115" calcext:value-type="float">
            <text:p>115</text:p>
          </table:table-cell>
          <table:table-cell table:formula="of:=[.C33]" office:value-type="float" office:value="873" calcext:value-type="float">
            <text:p>873</text:p>
          </table:table-cell>
          <table:table-cell table:formula="of:=[.D33]" office:value-type="float" office:value="125" calcext:value-type="float">
            <text:p>125</text:p>
          </table:table-cell>
          <table:table-cell table:formula="of:=[.E33]" office:value-type="float" office:value="1361" calcext:value-type="float">
            <text:p>1361</text:p>
          </table:table-cell>
          <table:table-cell table:formula="of:=[.F33]" office:value-type="float" office:value="218" calcext:value-type="float">
            <text:p>218</text:p>
          </table:table-cell>
          <table:table-cell table:formula="of:=[.G33]" office:value-type="float" office:value="1074" calcext:value-type="float">
            <text:p>1074</text:p>
          </table:table-cell>
          <table:table-cell table:formula="of:=[.H33]+[.A33]" office:value-type="float" office:value="437" calcext:value-type="float">
            <text:p>437</text:p>
          </table:table-cell>
          <table:table-cell table:formula="of:=[.I33]" office:value-type="float" office:value="355" calcext:value-type="float">
            <text:p>355</text:p>
          </table:table-cell>
          <table:table-cell table:formula="of:=[.A33]"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table:formula="of:=SUM([.A34:.I34])" office:value-type="float" office:value="4860" calcext:value-type="float">
            <text:p>4860</text:p>
          </table:table-cell>
        </table:table-row>
        <table:table-row table:style-name="ro1">
          <table:table-cell table:formula="of:=[.B34]" office:value-type="float" office:value="873" calcext:value-type="float">
            <text:p>873</text:p>
          </table:table-cell>
          <table:table-cell table:formula="of:=[.C34]" office:value-type="float" office:value="125" calcext:value-type="float">
            <text:p>125</text:p>
          </table:table-cell>
          <table:table-cell table:formula="of:=[.D34]" office:value-type="float" office:value="1361" calcext:value-type="float">
            <text:p>1361</text:p>
          </table:table-cell>
          <table:table-cell table:formula="of:=[.E34]" office:value-type="float" office:value="218" calcext:value-type="float">
            <text:p>218</text:p>
          </table:table-cell>
          <table:table-cell table:formula="of:=[.F34]" office:value-type="float" office:value="1074" calcext:value-type="float">
            <text:p>1074</text:p>
          </table:table-cell>
          <table:table-cell table:formula="of:=[.G34]" office:value-type="float" office:value="437" calcext:value-type="float">
            <text:p>437</text:p>
          </table:table-cell>
          <table:table-cell table:formula="of:=[.H34]+[.A34]" office:value-type="float" office:value="470" calcext:value-type="float">
            <text:p>470</text:p>
          </table:table-cell>
          <table:table-cell table:formula="of:=[.I34]" office:value-type="float" office:value="302" calcext:value-type="float">
            <text:p>302</text:p>
          </table:table-cell>
          <table:table-cell table:formula="of:=[.A34]" office:value-type="float" office:value="115" calcext:value-type="float">
            <text:p>115</text:p>
          </table:table-cell>
          <table:table-cell office:value-type="float" office:value="31" calcext:value-type="float">
            <text:p>31</text:p>
          </table:table-cell>
          <table:table-cell table:formula="of:=SUM([.A35:.I35])" office:value-type="float" office:value="4975" calcext:value-type="float">
            <text:p>4975</text:p>
          </table:table-cell>
        </table:table-row>
        <table:table-row table:style-name="ro1">
          <table:table-cell table:formula="of:=[.B35]" office:value-type="float" office:value="125" calcext:value-type="float">
            <text:p>125</text:p>
          </table:table-cell>
          <table:table-cell table:formula="of:=[.C35]" office:value-type="float" office:value="1361" calcext:value-type="float">
            <text:p>1361</text:p>
          </table:table-cell>
          <table:table-cell table:formula="of:=[.D35]" office:value-type="float" office:value="218" calcext:value-type="float">
            <text:p>218</text:p>
          </table:table-cell>
          <table:table-cell table:formula="of:=[.E35]" office:value-type="float" office:value="1074" calcext:value-type="float">
            <text:p>1074</text:p>
          </table:table-cell>
          <table:table-cell table:formula="of:=[.F35]" office:value-type="float" office:value="437" calcext:value-type="float">
            <text:p>437</text:p>
          </table:table-cell>
          <table:table-cell table:formula="of:=[.G35]" office:value-type="float" office:value="470" calcext:value-type="float">
            <text:p>470</text:p>
          </table:table-cell>
          <table:table-cell table:formula="of:=[.H35]+[.A35]" office:value-type="float" office:value="1175" calcext:value-type="float">
            <text:p>1175</text:p>
          </table:table-cell>
          <table:table-cell table:formula="of:=[.I35]" office:value-type="float" office:value="115" calcext:value-type="float">
            <text:p>115</text:p>
          </table:table-cell>
          <table:table-cell table:formula="of:=[.A35]" office:value-type="float" office:value="873" calcext:value-type="float">
            <text:p>873</text:p>
          </table:table-cell>
          <table:table-cell office:value-type="float" office:value="32" calcext:value-type="float">
            <text:p>32</text:p>
          </table:table-cell>
          <table:table-cell table:formula="of:=SUM([.A36:.I36])" office:value-type="float" office:value="5848" calcext:value-type="float">
            <text:p>5848</text:p>
          </table:table-cell>
        </table:table-row>
        <table:table-row table:style-name="ro1">
          <table:table-cell table:formula="of:=[.B36]" office:value-type="float" office:value="1361" calcext:value-type="float">
            <text:p>1361</text:p>
          </table:table-cell>
          <table:table-cell table:formula="of:=[.C36]" office:value-type="float" office:value="218" calcext:value-type="float">
            <text:p>218</text:p>
          </table:table-cell>
          <table:table-cell table:formula="of:=[.D36]" office:value-type="float" office:value="1074" calcext:value-type="float">
            <text:p>1074</text:p>
          </table:table-cell>
          <table:table-cell table:formula="of:=[.E36]" office:value-type="float" office:value="437" calcext:value-type="float">
            <text:p>437</text:p>
          </table:table-cell>
          <table:table-cell table:formula="of:=[.F36]" office:value-type="float" office:value="470" calcext:value-type="float">
            <text:p>470</text:p>
          </table:table-cell>
          <table:table-cell table:formula="of:=[.G36]" office:value-type="float" office:value="1175" calcext:value-type="float">
            <text:p>1175</text:p>
          </table:table-cell>
          <table:table-cell table:formula="of:=[.H36]+[.A36]" office:value-type="float" office:value="240" calcext:value-type="float">
            <text:p>240</text:p>
          </table:table-cell>
          <table:table-cell table:formula="of:=[.I36]" office:value-type="float" office:value="873" calcext:value-type="float">
            <text:p>873</text:p>
          </table:table-cell>
          <table:table-cell table:formula="of:=[.A36]"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table:formula="of:=SUM([.A37:.I37])" office:value-type="float" office:value="5973" calcext:value-type="float">
            <text:p>5973</text:p>
          </table:table-cell>
        </table:table-row>
        <table:table-row table:style-name="ro1">
          <table:table-cell table:formula="of:=[.B37]" office:value-type="float" office:value="218" calcext:value-type="float">
            <text:p>218</text:p>
          </table:table-cell>
          <table:table-cell table:formula="of:=[.C37]" office:value-type="float" office:value="1074" calcext:value-type="float">
            <text:p>1074</text:p>
          </table:table-cell>
          <table:table-cell table:formula="of:=[.D37]" office:value-type="float" office:value="437" calcext:value-type="float">
            <text:p>437</text:p>
          </table:table-cell>
          <table:table-cell table:formula="of:=[.E37]" office:value-type="float" office:value="470" calcext:value-type="float">
            <text:p>470</text:p>
          </table:table-cell>
          <table:table-cell table:formula="of:=[.F37]" office:value-type="float" office:value="1175" calcext:value-type="float">
            <text:p>1175</text:p>
          </table:table-cell>
          <table:table-cell table:formula="of:=[.G37]" office:value-type="float" office:value="240" calcext:value-type="float">
            <text:p>240</text:p>
          </table:table-cell>
          <table:table-cell table:formula="of:=[.H37]+[.A37]" office:value-type="float" office:value="2234" calcext:value-type="float">
            <text:p>2234</text:p>
          </table:table-cell>
          <table:table-cell table:formula="of:=[.I37]" office:value-type="float" office:value="125" calcext:value-type="float">
            <text:p>125</text:p>
          </table:table-cell>
          <table:table-cell table:formula="of:=[.A37]" office:value-type="float" office:value="1361" calcext:value-type="float">
            <text:p>1361</text:p>
          </table:table-cell>
          <table:table-cell office:value-type="float" office:value="34" calcext:value-type="float">
            <text:p>34</text:p>
          </table:table-cell>
          <table:table-cell table:formula="of:=SUM([.A38:.I38])" office:value-type="float" office:value="7334" calcext:value-type="float">
            <text:p>7334</text:p>
          </table:table-cell>
        </table:table-row>
        <table:table-row table:style-name="ro1">
          <table:table-cell table:formula="of:=[.B38]" office:value-type="float" office:value="1074" calcext:value-type="float">
            <text:p>1074</text:p>
          </table:table-cell>
          <table:table-cell table:formula="of:=[.C38]" office:value-type="float" office:value="437" calcext:value-type="float">
            <text:p>437</text:p>
          </table:table-cell>
          <table:table-cell table:formula="of:=[.D38]" office:value-type="float" office:value="470" calcext:value-type="float">
            <text:p>470</text:p>
          </table:table-cell>
          <table:table-cell table:formula="of:=[.E38]" office:value-type="float" office:value="1175" calcext:value-type="float">
            <text:p>1175</text:p>
          </table:table-cell>
          <table:table-cell table:formula="of:=[.F38]" office:value-type="float" office:value="240" calcext:value-type="float">
            <text:p>240</text:p>
          </table:table-cell>
          <table:table-cell table:formula="of:=[.G38]" office:value-type="float" office:value="2234" calcext:value-type="float">
            <text:p>2234</text:p>
          </table:table-cell>
          <table:table-cell table:formula="of:=[.H38]+[.A38]" office:value-type="float" office:value="343" calcext:value-type="float">
            <text:p>343</text:p>
          </table:table-cell>
          <table:table-cell table:formula="of:=[.I38]" office:value-type="float" office:value="1361" calcext:value-type="float">
            <text:p>1361</text:p>
          </table:table-cell>
          <table:table-cell table:formula="of:=[.A38]"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A39:.I39])" office:value-type="float" office:value="7552" calcext:value-type="float">
            <text:p>7552</text:p>
          </table:table-cell>
        </table:table-row>
        <table:table-row table:style-name="ro1">
          <table:table-cell table:formula="of:=[.B39]" office:value-type="float" office:value="437" calcext:value-type="float">
            <text:p>437</text:p>
          </table:table-cell>
          <table:table-cell table:formula="of:=[.C39]" office:value-type="float" office:value="470" calcext:value-type="float">
            <text:p>470</text:p>
          </table:table-cell>
          <table:table-cell table:formula="of:=[.D39]" office:value-type="float" office:value="1175" calcext:value-type="float">
            <text:p>1175</text:p>
          </table:table-cell>
          <table:table-cell table:formula="of:=[.E39]" office:value-type="float" office:value="240" calcext:value-type="float">
            <text:p>240</text:p>
          </table:table-cell>
          <table:table-cell table:formula="of:=[.F39]" office:value-type="float" office:value="2234" calcext:value-type="float">
            <text:p>2234</text:p>
          </table:table-cell>
          <table:table-cell table:formula="of:=[.G39]" office:value-type="float" office:value="343" calcext:value-type="float">
            <text:p>343</text:p>
          </table:table-cell>
          <table:table-cell table:formula="of:=[.H39]+[.A39]" office:value-type="float" office:value="2435" calcext:value-type="float">
            <text:p>2435</text:p>
          </table:table-cell>
          <table:table-cell table:formula="of:=[.I39]" office:value-type="float" office:value="218" calcext:value-type="float">
            <text:p>218</text:p>
          </table:table-cell>
          <table:table-cell table:formula="of:=[.A39]" office:value-type="float" office:value="1074" calcext:value-type="float">
            <text:p>1074</text:p>
          </table:table-cell>
          <table:table-cell office:value-type="float" office:value="36" calcext:value-type="float">
            <text:p>36</text:p>
          </table:table-cell>
          <table:table-cell table:formula="of:=SUM([.A40:.I40])" office:value-type="float" office:value="8626" calcext:value-type="float">
            <text:p>8626</text:p>
          </table:table-cell>
        </table:table-row>
        <table:table-row table:style-name="ro1">
          <table:table-cell table:formula="of:=[.B40]" office:value-type="float" office:value="470" calcext:value-type="float">
            <text:p>470</text:p>
          </table:table-cell>
          <table:table-cell table:formula="of:=[.C40]" office:value-type="float" office:value="1175" calcext:value-type="float">
            <text:p>1175</text:p>
          </table:table-cell>
          <table:table-cell table:formula="of:=[.D40]" office:value-type="float" office:value="240" calcext:value-type="float">
            <text:p>240</text:p>
          </table:table-cell>
          <table:table-cell table:formula="of:=[.E40]" office:value-type="float" office:value="2234" calcext:value-type="float">
            <text:p>2234</text:p>
          </table:table-cell>
          <table:table-cell table:formula="of:=[.F40]" office:value-type="float" office:value="343" calcext:value-type="float">
            <text:p>343</text:p>
          </table:table-cell>
          <table:table-cell table:formula="of:=[.G40]" office:value-type="float" office:value="2435" calcext:value-type="float">
            <text:p>2435</text:p>
          </table:table-cell>
          <table:table-cell table:formula="of:=[.H40]+[.A40]" office:value-type="float" office:value="655" calcext:value-type="float">
            <text:p>655</text:p>
          </table:table-cell>
          <table:table-cell table:formula="of:=[.I40]" office:value-type="float" office:value="1074" calcext:value-type="float">
            <text:p>1074</text:p>
          </table:table-cell>
          <table:table-cell table:formula="of:=[.A40]" office:value-type="float" office:value="437" calcext:value-type="float">
            <text:p>437</text:p>
          </table:table-cell>
          <table:table-cell office:value-type="float" office:value="37" calcext:value-type="float">
            <text:p>37</text:p>
          </table:table-cell>
          <table:table-cell table:formula="of:=SUM([.A41:.I41])" office:value-type="float" office:value="9063" calcext:value-type="float">
            <text:p>9063</text:p>
          </table:table-cell>
        </table:table-row>
        <table:table-row table:style-name="ro1">
          <table:table-cell table:formula="of:=[.B41]" office:value-type="float" office:value="1175" calcext:value-type="float">
            <text:p>1175</text:p>
          </table:table-cell>
          <table:table-cell table:formula="of:=[.C41]" office:value-type="float" office:value="240" calcext:value-type="float">
            <text:p>240</text:p>
          </table:table-cell>
          <table:table-cell table:formula="of:=[.D41]" office:value-type="float" office:value="2234" calcext:value-type="float">
            <text:p>2234</text:p>
          </table:table-cell>
          <table:table-cell table:formula="of:=[.E41]" office:value-type="float" office:value="343" calcext:value-type="float">
            <text:p>343</text:p>
          </table:table-cell>
          <table:table-cell table:formula="of:=[.F41]" office:value-type="float" office:value="2435" calcext:value-type="float">
            <text:p>2435</text:p>
          </table:table-cell>
          <table:table-cell table:formula="of:=[.G41]" office:value-type="float" office:value="655" calcext:value-type="float">
            <text:p>655</text:p>
          </table:table-cell>
          <table:table-cell table:formula="of:=[.H41]+[.A41]" office:value-type="float" office:value="1544" calcext:value-type="float">
            <text:p>1544</text:p>
          </table:table-cell>
          <table:table-cell table:formula="of:=[.I41]" office:value-type="float" office:value="437" calcext:value-type="float">
            <text:p>437</text:p>
          </table:table-cell>
          <table:table-cell table:formula="of:=[.A41]" office:value-type="float" office:value="470" calcext:value-type="float">
            <text:p>470</text:p>
          </table:table-cell>
          <table:table-cell office:value-type="float" office:value="38" calcext:value-type="float">
            <text:p>38</text:p>
          </table:table-cell>
          <table:table-cell table:formula="of:=SUM([.A42:.I42])" office:value-type="float" office:value="9533" calcext:value-type="float">
            <text:p>9533</text:p>
          </table:table-cell>
        </table:table-row>
        <table:table-row table:style-name="ro1">
          <table:table-cell table:formula="of:=[.B42]" office:value-type="float" office:value="240" calcext:value-type="float">
            <text:p>240</text:p>
          </table:table-cell>
          <table:table-cell table:formula="of:=[.C42]" office:value-type="float" office:value="2234" calcext:value-type="float">
            <text:p>2234</text:p>
          </table:table-cell>
          <table:table-cell table:formula="of:=[.D42]" office:value-type="float" office:value="343" calcext:value-type="float">
            <text:p>343</text:p>
          </table:table-cell>
          <table:table-cell table:formula="of:=[.E42]" office:value-type="float" office:value="2435" calcext:value-type="float">
            <text:p>2435</text:p>
          </table:table-cell>
          <table:table-cell table:formula="of:=[.F42]" office:value-type="float" office:value="655" calcext:value-type="float">
            <text:p>655</text:p>
          </table:table-cell>
          <table:table-cell table:formula="of:=[.G42]" office:value-type="float" office:value="1544" calcext:value-type="float">
            <text:p>1544</text:p>
          </table:table-cell>
          <table:table-cell table:formula="of:=[.H42]+[.A42]" office:value-type="float" office:value="1612" calcext:value-type="float">
            <text:p>1612</text:p>
          </table:table-cell>
          <table:table-cell table:formula="of:=[.I42]" office:value-type="float" office:value="470" calcext:value-type="float">
            <text:p>470</text:p>
          </table:table-cell>
          <table:table-cell table:formula="of:=[.A42]" office:value-type="float" office:value="1175" calcext:value-type="float">
            <text:p>1175</text:p>
          </table:table-cell>
          <table:table-cell office:value-type="float" office:value="39" calcext:value-type="float">
            <text:p>39</text:p>
          </table:table-cell>
          <table:table-cell table:formula="of:=SUM([.A43:.I43])" office:value-type="float" office:value="10708" calcext:value-type="float">
            <text:p>10708</text:p>
          </table:table-cell>
        </table:table-row>
        <table:table-row table:style-name="ro1">
          <table:table-cell table:formula="of:=[.B43]" office:value-type="float" office:value="2234" calcext:value-type="float">
            <text:p>2234</text:p>
          </table:table-cell>
          <table:table-cell table:formula="of:=[.C43]" office:value-type="float" office:value="343" calcext:value-type="float">
            <text:p>343</text:p>
          </table:table-cell>
          <table:table-cell table:formula="of:=[.D43]" office:value-type="float" office:value="2435" calcext:value-type="float">
            <text:p>2435</text:p>
          </table:table-cell>
          <table:table-cell table:formula="of:=[.E43]" office:value-type="float" office:value="655" calcext:value-type="float">
            <text:p>655</text:p>
          </table:table-cell>
          <table:table-cell table:formula="of:=[.F43]" office:value-type="float" office:value="1544" calcext:value-type="float">
            <text:p>1544</text:p>
          </table:table-cell>
          <table:table-cell table:formula="of:=[.G43]" office:value-type="float" office:value="1612" calcext:value-type="float">
            <text:p>1612</text:p>
          </table:table-cell>
          <table:table-cell table:formula="of:=[.H43]+[.A43]" office:value-type="float" office:value="710" calcext:value-type="float">
            <text:p>710</text:p>
          </table:table-cell>
          <table:table-cell table:formula="of:=[.I43]" office:value-type="float" office:value="1175" calcext:value-type="float">
            <text:p>1175</text:p>
          </table:table-cell>
          <table:table-cell table:formula="of:=[.A43]"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table:formula="of:=SUM([.A44:.I44])" office:value-type="float" office:value="10948" calcext:value-type="float">
            <text:p>10948</text:p>
          </table:table-cell>
        </table:table-row>
        <table:table-row table:style-name="ro1">
          <table:table-cell table:formula="of:=[.B44]" office:value-type="float" office:value="343" calcext:value-type="float">
            <text:p>343</text:p>
          </table:table-cell>
          <table:table-cell table:formula="of:=[.C44]" office:value-type="float" office:value="2435" calcext:value-type="float">
            <text:p>2435</text:p>
          </table:table-cell>
          <table:table-cell table:formula="of:=[.D44]" office:value-type="float" office:value="655" calcext:value-type="float">
            <text:p>655</text:p>
          </table:table-cell>
          <table:table-cell table:formula="of:=[.E44]" office:value-type="float" office:value="1544" calcext:value-type="float">
            <text:p>1544</text:p>
          </table:table-cell>
          <table:table-cell table:formula="of:=[.F44]" office:value-type="float" office:value="1612" calcext:value-type="float">
            <text:p>1612</text:p>
          </table:table-cell>
          <table:table-cell table:formula="of:=[.G44]" office:value-type="float" office:value="710" calcext:value-type="float">
            <text:p>710</text:p>
          </table:table-cell>
          <table:table-cell table:formula="of:=[.H44]+[.A44]" office:value-type="float" office:value="3409" calcext:value-type="float">
            <text:p>3409</text:p>
          </table:table-cell>
          <table:table-cell table:formula="of:=[.I44]" office:value-type="float" office:value="240" calcext:value-type="float">
            <text:p>240</text:p>
          </table:table-cell>
          <table:table-cell table:formula="of:=[.A44]" office:value-type="float" office:value="2234" calcext:value-type="float">
            <text:p>2234</text:p>
          </table:table-cell>
          <table:table-cell office:value-type="float" office:value="41" calcext:value-type="float">
            <text:p>41</text:p>
          </table:table-cell>
          <table:table-cell table:formula="of:=SUM([.A45:.I45])" office:value-type="float" office:value="13182" calcext:value-type="float">
            <text:p>13182</text:p>
          </table:table-cell>
        </table:table-row>
        <table:table-row table:style-name="ro1">
          <table:table-cell table:formula="of:=[.B45]" office:value-type="float" office:value="2435" calcext:value-type="float">
            <text:p>2435</text:p>
          </table:table-cell>
          <table:table-cell table:formula="of:=[.C45]" office:value-type="float" office:value="655" calcext:value-type="float">
            <text:p>655</text:p>
          </table:table-cell>
          <table:table-cell table:formula="of:=[.D45]" office:value-type="float" office:value="1544" calcext:value-type="float">
            <text:p>1544</text:p>
          </table:table-cell>
          <table:table-cell table:formula="of:=[.E45]" office:value-type="float" office:value="1612" calcext:value-type="float">
            <text:p>1612</text:p>
          </table:table-cell>
          <table:table-cell table:formula="of:=[.F45]" office:value-type="float" office:value="710" calcext:value-type="float">
            <text:p>710</text:p>
          </table:table-cell>
          <table:table-cell table:formula="of:=[.G45]" office:value-type="float" office:value="3409" calcext:value-type="float">
            <text:p>3409</text:p>
          </table:table-cell>
          <table:table-cell table:formula="of:=[.H45]+[.A45]" office:value-type="float" office:value="583" calcext:value-type="float">
            <text:p>583</text:p>
          </table:table-cell>
          <table:table-cell table:formula="of:=[.I45]" office:value-type="float" office:value="2234" calcext:value-type="float">
            <text:p>2234</text:p>
          </table:table-cell>
          <table:table-cell table:formula="of:=[.A45]"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  <table:table-cell table:formula="of:=SUM([.A46:.I46])" office:value-type="float" office:value="13525" calcext:value-type="float">
            <text:p>13525</text:p>
          </table:table-cell>
        </table:table-row>
        <table:table-row table:style-name="ro1">
          <table:table-cell table:formula="of:=[.B46]" office:value-type="float" office:value="655" calcext:value-type="float">
            <text:p>655</text:p>
          </table:table-cell>
          <table:table-cell table:formula="of:=[.C46]" office:value-type="float" office:value="1544" calcext:value-type="float">
            <text:p>1544</text:p>
          </table:table-cell>
          <table:table-cell table:formula="of:=[.D46]" office:value-type="float" office:value="1612" calcext:value-type="float">
            <text:p>1612</text:p>
          </table:table-cell>
          <table:table-cell table:formula="of:=[.E46]" office:value-type="float" office:value="710" calcext:value-type="float">
            <text:p>710</text:p>
          </table:table-cell>
          <table:table-cell table:formula="of:=[.F46]" office:value-type="float" office:value="3409" calcext:value-type="float">
            <text:p>3409</text:p>
          </table:table-cell>
          <table:table-cell table:formula="of:=[.G46]" office:value-type="float" office:value="583" calcext:value-type="float">
            <text:p>583</text:p>
          </table:table-cell>
          <table:table-cell table:formula="of:=[.H46]+[.A46]" office:value-type="float" office:value="4669" calcext:value-type="float">
            <text:p>4669</text:p>
          </table:table-cell>
          <table:table-cell table:formula="of:=[.I46]" office:value-type="float" office:value="343" calcext:value-type="float">
            <text:p>343</text:p>
          </table:table-cell>
          <table:table-cell table:formula="of:=[.A46]" office:value-type="float" office:value="2435" calcext:value-type="float">
            <text:p>2435</text:p>
          </table:table-cell>
          <table:table-cell office:value-type="float" office:value="43" calcext:value-type="float">
            <text:p>43</text:p>
          </table:table-cell>
          <table:table-cell table:formula="of:=SUM([.A47:.I47])" office:value-type="float" office:value="15960" calcext:value-type="float">
            <text:p>15960</text:p>
          </table:table-cell>
        </table:table-row>
        <table:table-row table:style-name="ro1">
          <table:table-cell table:formula="of:=[.B47]" office:value-type="float" office:value="1544" calcext:value-type="float">
            <text:p>1544</text:p>
          </table:table-cell>
          <table:table-cell table:formula="of:=[.C47]" office:value-type="float" office:value="1612" calcext:value-type="float">
            <text:p>1612</text:p>
          </table:table-cell>
          <table:table-cell table:formula="of:=[.D47]" office:value-type="float" office:value="710" calcext:value-type="float">
            <text:p>710</text:p>
          </table:table-cell>
          <table:table-cell table:formula="of:=[.E47]" office:value-type="float" office:value="3409" calcext:value-type="float">
            <text:p>3409</text:p>
          </table:table-cell>
          <table:table-cell table:formula="of:=[.F47]" office:value-type="float" office:value="583" calcext:value-type="float">
            <text:p>583</text:p>
          </table:table-cell>
          <table:table-cell table:formula="of:=[.G47]" office:value-type="float" office:value="4669" calcext:value-type="float">
            <text:p>4669</text:p>
          </table:table-cell>
          <table:table-cell table:formula="of:=[.H47]+[.A47]" office:value-type="float" office:value="998" calcext:value-type="float">
            <text:p>998</text:p>
          </table:table-cell>
          <table:table-cell table:formula="of:=[.I47]" office:value-type="float" office:value="2435" calcext:value-type="float">
            <text:p>2435</text:p>
          </table:table-cell>
          <table:table-cell table:formula="of:=[.A47]" office:value-type="float" office:value="655" calcext:value-type="float">
            <text:p>655</text:p>
          </table:table-cell>
          <table:table-cell office:value-type="float" office:value="44" calcext:value-type="float">
            <text:p>44</text:p>
          </table:table-cell>
          <table:table-cell table:formula="of:=SUM([.A48:.I48])" office:value-type="float" office:value="16615" calcext:value-type="float">
            <text:p>16615</text:p>
          </table:table-cell>
        </table:table-row>
        <table:table-row table:style-name="ro1">
          <table:table-cell table:formula="of:=[.B48]" office:value-type="float" office:value="1612" calcext:value-type="float">
            <text:p>1612</text:p>
          </table:table-cell>
          <table:table-cell table:formula="of:=[.C48]" office:value-type="float" office:value="710" calcext:value-type="float">
            <text:p>710</text:p>
          </table:table-cell>
          <table:table-cell table:formula="of:=[.D48]" office:value-type="float" office:value="3409" calcext:value-type="float">
            <text:p>3409</text:p>
          </table:table-cell>
          <table:table-cell table:formula="of:=[.E48]" office:value-type="float" office:value="583" calcext:value-type="float">
            <text:p>583</text:p>
          </table:table-cell>
          <table:table-cell table:formula="of:=[.F48]" office:value-type="float" office:value="4669" calcext:value-type="float">
            <text:p>4669</text:p>
          </table:table-cell>
          <table:table-cell table:formula="of:=[.G48]" office:value-type="float" office:value="998" calcext:value-type="float">
            <text:p>998</text:p>
          </table:table-cell>
          <table:table-cell table:formula="of:=[.H48]+[.A48]" office:value-type="float" office:value="3979" calcext:value-type="float">
            <text:p>3979</text:p>
          </table:table-cell>
          <table:table-cell table:formula="of:=[.I48]" office:value-type="float" office:value="655" calcext:value-type="float">
            <text:p>655</text:p>
          </table:table-cell>
          <table:table-cell table:formula="of:=[.A48]" office:value-type="float" office:value="1544" calcext:value-type="float">
            <text:p>1544</text:p>
          </table:table-cell>
          <table:table-cell office:value-type="float" office:value="45" calcext:value-type="float">
            <text:p>45</text:p>
          </table:table-cell>
          <table:table-cell table:formula="of:=SUM([.A49:.I49])" office:value-type="float" office:value="18159" calcext:value-type="float">
            <text:p>18159</text:p>
          </table:table-cell>
        </table:table-row>
        <table:table-row table:style-name="ro1">
          <table:table-cell table:formula="of:=[.B49]" office:value-type="float" office:value="710" calcext:value-type="float">
            <text:p>710</text:p>
          </table:table-cell>
          <table:table-cell table:formula="of:=[.C49]" office:value-type="float" office:value="3409" calcext:value-type="float">
            <text:p>3409</text:p>
          </table:table-cell>
          <table:table-cell table:formula="of:=[.D49]" office:value-type="float" office:value="583" calcext:value-type="float">
            <text:p>583</text:p>
          </table:table-cell>
          <table:table-cell table:formula="of:=[.E49]" office:value-type="float" office:value="4669" calcext:value-type="float">
            <text:p>4669</text:p>
          </table:table-cell>
          <table:table-cell table:formula="of:=[.F49]" office:value-type="float" office:value="998" calcext:value-type="float">
            <text:p>998</text:p>
          </table:table-cell>
          <table:table-cell table:formula="of:=[.G49]" office:value-type="float" office:value="3979" calcext:value-type="float">
            <text:p>3979</text:p>
          </table:table-cell>
          <table:table-cell table:formula="of:=[.H49]+[.A49]" office:value-type="float" office:value="2267" calcext:value-type="float">
            <text:p>2267</text:p>
          </table:table-cell>
          <table:table-cell table:formula="of:=[.I49]" office:value-type="float" office:value="1544" calcext:value-type="float">
            <text:p>1544</text:p>
          </table:table-cell>
          <table:table-cell table:formula="of:=[.A49]" office:value-type="float" office:value="1612" calcext:value-type="float">
            <text:p>1612</text:p>
          </table:table-cell>
          <table:table-cell office:value-type="float" office:value="46" calcext:value-type="float">
            <text:p>46</text:p>
          </table:table-cell>
          <table:table-cell table:formula="of:=SUM([.A50:.I50])" office:value-type="float" office:value="19771" calcext:value-type="float">
            <text:p>19771</text:p>
          </table:table-cell>
        </table:table-row>
        <table:table-row table:style-name="ro1">
          <table:table-cell table:formula="of:=[.B50]" office:value-type="float" office:value="3409" calcext:value-type="float">
            <text:p>3409</text:p>
          </table:table-cell>
          <table:table-cell table:formula="of:=[.C50]" office:value-type="float" office:value="583" calcext:value-type="float">
            <text:p>583</text:p>
          </table:table-cell>
          <table:table-cell table:formula="of:=[.D50]" office:value-type="float" office:value="4669" calcext:value-type="float">
            <text:p>4669</text:p>
          </table:table-cell>
          <table:table-cell table:formula="of:=[.E50]" office:value-type="float" office:value="998" calcext:value-type="float">
            <text:p>998</text:p>
          </table:table-cell>
          <table:table-cell table:formula="of:=[.F50]" office:value-type="float" office:value="3979" calcext:value-type="float">
            <text:p>3979</text:p>
          </table:table-cell>
          <table:table-cell table:formula="of:=[.G50]" office:value-type="float" office:value="2267" calcext:value-type="float">
            <text:p>2267</text:p>
          </table:table-cell>
          <table:table-cell table:formula="of:=[.H50]+[.A50]" office:value-type="float" office:value="2254" calcext:value-type="float">
            <text:p>2254</text:p>
          </table:table-cell>
          <table:table-cell table:formula="of:=[.I50]" office:value-type="float" office:value="1612" calcext:value-type="float">
            <text:p>1612</text:p>
          </table:table-cell>
          <table:table-cell table:formula="of:=[.A50]" office:value-type="float" office:value="710" calcext:value-type="float">
            <text:p>710</text:p>
          </table:table-cell>
          <table:table-cell office:value-type="float" office:value="47" calcext:value-type="float">
            <text:p>47</text:p>
          </table:table-cell>
          <table:table-cell table:formula="of:=SUM([.A51:.I51])" office:value-type="float" office:value="20481" calcext:value-type="float">
            <text:p>20481</text:p>
          </table:table-cell>
        </table:table-row>
        <table:table-row table:style-name="ro1">
          <table:table-cell table:formula="of:=[.B51]" office:value-type="float" office:value="583" calcext:value-type="float">
            <text:p>583</text:p>
          </table:table-cell>
          <table:table-cell table:formula="of:=[.C51]" office:value-type="float" office:value="4669" calcext:value-type="float">
            <text:p>4669</text:p>
          </table:table-cell>
          <table:table-cell table:formula="of:=[.D51]" office:value-type="float" office:value="998" calcext:value-type="float">
            <text:p>998</text:p>
          </table:table-cell>
          <table:table-cell table:formula="of:=[.E51]" office:value-type="float" office:value="3979" calcext:value-type="float">
            <text:p>3979</text:p>
          </table:table-cell>
          <table:table-cell table:formula="of:=[.F51]" office:value-type="float" office:value="2267" calcext:value-type="float">
            <text:p>2267</text:p>
          </table:table-cell>
          <table:table-cell table:formula="of:=[.G51]" office:value-type="float" office:value="2254" calcext:value-type="float">
            <text:p>2254</text:p>
          </table:table-cell>
          <table:table-cell table:formula="of:=[.H51]+[.A51]" office:value-type="float" office:value="5021" calcext:value-type="float">
            <text:p>5021</text:p>
          </table:table-cell>
          <table:table-cell table:formula="of:=[.I51]" office:value-type="float" office:value="710" calcext:value-type="float">
            <text:p>710</text:p>
          </table:table-cell>
          <table:table-cell table:formula="of:=[.A51]" office:value-type="float" office:value="3409" calcext:value-type="float">
            <text:p>3409</text:p>
          </table:table-cell>
          <table:table-cell office:value-type="float" office:value="48" calcext:value-type="float">
            <text:p>48</text:p>
          </table:table-cell>
          <table:table-cell table:formula="of:=SUM([.A52:.I52])" office:value-type="float" office:value="23890" calcext:value-type="float">
            <text:p>23890</text:p>
          </table:table-cell>
        </table:table-row>
        <table:table-row table:style-name="ro1">
          <table:table-cell table:formula="of:=[.B52]" office:value-type="float" office:value="4669" calcext:value-type="float">
            <text:p>4669</text:p>
          </table:table-cell>
          <table:table-cell table:formula="of:=[.C52]" office:value-type="float" office:value="998" calcext:value-type="float">
            <text:p>998</text:p>
          </table:table-cell>
          <table:table-cell table:formula="of:=[.D52]" office:value-type="float" office:value="3979" calcext:value-type="float">
            <text:p>3979</text:p>
          </table:table-cell>
          <table:table-cell table:formula="of:=[.E52]" office:value-type="float" office:value="2267" calcext:value-type="float">
            <text:p>2267</text:p>
          </table:table-cell>
          <table:table-cell table:formula="of:=[.F52]" office:value-type="float" office:value="2254" calcext:value-type="float">
            <text:p>2254</text:p>
          </table:table-cell>
          <table:table-cell table:formula="of:=[.G52]" office:value-type="float" office:value="5021" calcext:value-type="float">
            <text:p>5021</text:p>
          </table:table-cell>
          <table:table-cell table:formula="of:=[.H52]+[.A52]" office:value-type="float" office:value="1293" calcext:value-type="float">
            <text:p>1293</text:p>
          </table:table-cell>
          <table:table-cell table:formula="of:=[.I52]" office:value-type="float" office:value="3409" calcext:value-type="float">
            <text:p>3409</text:p>
          </table:table-cell>
          <table:table-cell table:formula="of:=[.A52]" office:value-type="float" office:value="583" calcext:value-type="float">
            <text:p>583</text:p>
          </table:table-cell>
          <table:table-cell office:value-type="float" office:value="49" calcext:value-type="float">
            <text:p>49</text:p>
          </table:table-cell>
          <table:table-cell table:formula="of:=SUM([.A53:.I53])" office:value-type="float" office:value="24473" calcext:value-type="float">
            <text:p>24473</text:p>
          </table:table-cell>
        </table:table-row>
        <table:table-row table:style-name="ro1">
          <table:table-cell table:formula="of:=[.B53]" office:value-type="float" office:value="998" calcext:value-type="float">
            <text:p>998</text:p>
          </table:table-cell>
          <table:table-cell table:formula="of:=[.C53]" office:value-type="float" office:value="3979" calcext:value-type="float">
            <text:p>3979</text:p>
          </table:table-cell>
          <table:table-cell table:formula="of:=[.D53]" office:value-type="float" office:value="2267" calcext:value-type="float">
            <text:p>2267</text:p>
          </table:table-cell>
          <table:table-cell table:formula="of:=[.E53]" office:value-type="float" office:value="2254" calcext:value-type="float">
            <text:p>2254</text:p>
          </table:table-cell>
          <table:table-cell table:formula="of:=[.F53]" office:value-type="float" office:value="5021" calcext:value-type="float">
            <text:p>5021</text:p>
          </table:table-cell>
          <table:table-cell table:formula="of:=[.G53]" office:value-type="float" office:value="1293" calcext:value-type="float">
            <text:p>1293</text:p>
          </table:table-cell>
          <table:table-cell table:formula="of:=[.H53]+[.A53]" office:value-type="float" office:value="8078" calcext:value-type="float">
            <text:p>8078</text:p>
          </table:table-cell>
          <table:table-cell table:formula="of:=[.I53]" office:value-type="float" office:value="583" calcext:value-type="float">
            <text:p>583</text:p>
          </table:table-cell>
          <table:table-cell table:formula="of:=[.A53]" office:value-type="float" office:value="4669" calcext:value-type="float">
            <text:p>4669</text:p>
          </table:table-cell>
          <table:table-cell office:value-type="float" office:value="50" calcext:value-type="float">
            <text:p>50</text:p>
          </table:table-cell>
          <table:table-cell table:formula="of:=SUM([.A54:.I54])" office:value-type="float" office:value="29142" calcext:value-type="float">
            <text:p>29142</text:p>
          </table:table-cell>
        </table:table-row>
        <table:table-row table:style-name="ro1">
          <table:table-cell table:formula="of:=[.B54]" office:value-type="float" office:value="3979" calcext:value-type="float">
            <text:p>3979</text:p>
          </table:table-cell>
          <table:table-cell table:formula="of:=[.C54]" office:value-type="float" office:value="2267" calcext:value-type="float">
            <text:p>2267</text:p>
          </table:table-cell>
          <table:table-cell table:formula="of:=[.D54]" office:value-type="float" office:value="2254" calcext:value-type="float">
            <text:p>2254</text:p>
          </table:table-cell>
          <table:table-cell table:formula="of:=[.E54]" office:value-type="float" office:value="5021" calcext:value-type="float">
            <text:p>5021</text:p>
          </table:table-cell>
          <table:table-cell table:formula="of:=[.F54]" office:value-type="float" office:value="1293" calcext:value-type="float">
            <text:p>1293</text:p>
          </table:table-cell>
          <table:table-cell table:formula="of:=[.G54]" office:value-type="float" office:value="8078" calcext:value-type="float">
            <text:p>8078</text:p>
          </table:table-cell>
          <table:table-cell table:formula="of:=[.H54]+[.A54]" office:value-type="float" office:value="1581" calcext:value-type="float">
            <text:p>1581</text:p>
          </table:table-cell>
          <table:table-cell table:formula="of:=[.I54]" office:value-type="float" office:value="4669" calcext:value-type="float">
            <text:p>4669</text:p>
          </table:table-cell>
          <table:table-cell table:formula="of:=[.A54]" office:value-type="float" office:value="998" calcext:value-type="float">
            <text:p>998</text:p>
          </table:table-cell>
          <table:table-cell office:value-type="float" office:value="51" calcext:value-type="float">
            <text:p>51</text:p>
          </table:table-cell>
          <table:table-cell table:formula="of:=SUM([.A55:.I55])" office:value-type="float" office:value="30140" calcext:value-type="float">
            <text:p>30140</text:p>
          </table:table-cell>
        </table:table-row>
        <table:table-row table:style-name="ro1">
          <table:table-cell table:formula="of:=[.B55]" office:value-type="float" office:value="2267" calcext:value-type="float">
            <text:p>2267</text:p>
          </table:table-cell>
          <table:table-cell table:formula="of:=[.C55]" office:value-type="float" office:value="2254" calcext:value-type="float">
            <text:p>2254</text:p>
          </table:table-cell>
          <table:table-cell table:formula="of:=[.D55]" office:value-type="float" office:value="5021" calcext:value-type="float">
            <text:p>5021</text:p>
          </table:table-cell>
          <table:table-cell table:formula="of:=[.E55]" office:value-type="float" office:value="1293" calcext:value-type="float">
            <text:p>1293</text:p>
          </table:table-cell>
          <table:table-cell table:formula="of:=[.F55]" office:value-type="float" office:value="8078" calcext:value-type="float">
            <text:p>8078</text:p>
          </table:table-cell>
          <table:table-cell table:formula="of:=[.G55]" office:value-type="float" office:value="1581" calcext:value-type="float">
            <text:p>1581</text:p>
          </table:table-cell>
          <table:table-cell table:formula="of:=[.H55]+[.A55]" office:value-type="float" office:value="8648" calcext:value-type="float">
            <text:p>8648</text:p>
          </table:table-cell>
          <table:table-cell table:formula="of:=[.I55]" office:value-type="float" office:value="998" calcext:value-type="float">
            <text:p>998</text:p>
          </table:table-cell>
          <table:table-cell table:formula="of:=[.A55]" office:value-type="float" office:value="3979" calcext:value-type="float">
            <text:p>3979</text:p>
          </table:table-cell>
          <table:table-cell office:value-type="float" office:value="52" calcext:value-type="float">
            <text:p>52</text:p>
          </table:table-cell>
          <table:table-cell table:formula="of:=SUM([.A56:.I56])" office:value-type="float" office:value="34119" calcext:value-type="float">
            <text:p>34119</text:p>
          </table:table-cell>
        </table:table-row>
        <table:table-row table:style-name="ro1">
          <table:table-cell table:formula="of:=[.B56]" office:value-type="float" office:value="2254" calcext:value-type="float">
            <text:p>2254</text:p>
          </table:table-cell>
          <table:table-cell table:formula="of:=[.C56]" office:value-type="float" office:value="5021" calcext:value-type="float">
            <text:p>5021</text:p>
          </table:table-cell>
          <table:table-cell table:formula="of:=[.D56]" office:value-type="float" office:value="1293" calcext:value-type="float">
            <text:p>1293</text:p>
          </table:table-cell>
          <table:table-cell table:formula="of:=[.E56]" office:value-type="float" office:value="8078" calcext:value-type="float">
            <text:p>8078</text:p>
          </table:table-cell>
          <table:table-cell table:formula="of:=[.F56]" office:value-type="float" office:value="1581" calcext:value-type="float">
            <text:p>1581</text:p>
          </table:table-cell>
          <table:table-cell table:formula="of:=[.G56]" office:value-type="float" office:value="8648" calcext:value-type="float">
            <text:p>8648</text:p>
          </table:table-cell>
          <table:table-cell table:formula="of:=[.H56]+[.A56]" office:value-type="float" office:value="3265" calcext:value-type="float">
            <text:p>3265</text:p>
          </table:table-cell>
          <table:table-cell table:formula="of:=[.I56]" office:value-type="float" office:value="3979" calcext:value-type="float">
            <text:p>3979</text:p>
          </table:table-cell>
          <table:table-cell table:formula="of:=[.A56]" office:value-type="float" office:value="2267" calcext:value-type="float">
            <text:p>2267</text:p>
          </table:table-cell>
          <table:table-cell office:value-type="float" office:value="53" calcext:value-type="float">
            <text:p>53</text:p>
          </table:table-cell>
          <table:table-cell table:formula="of:=SUM([.A57:.I57])" office:value-type="float" office:value="36386" calcext:value-type="float">
            <text:p>36386</text:p>
          </table:table-cell>
        </table:table-row>
        <table:table-row table:style-name="ro1">
          <table:table-cell table:formula="of:=[.B57]" office:value-type="float" office:value="5021" calcext:value-type="float">
            <text:p>5021</text:p>
          </table:table-cell>
          <table:table-cell table:formula="of:=[.C57]" office:value-type="float" office:value="1293" calcext:value-type="float">
            <text:p>1293</text:p>
          </table:table-cell>
          <table:table-cell table:formula="of:=[.D57]" office:value-type="float" office:value="8078" calcext:value-type="float">
            <text:p>8078</text:p>
          </table:table-cell>
          <table:table-cell table:formula="of:=[.E57]" office:value-type="float" office:value="1581" calcext:value-type="float">
            <text:p>1581</text:p>
          </table:table-cell>
          <table:table-cell table:formula="of:=[.F57]" office:value-type="float" office:value="8648" calcext:value-type="float">
            <text:p>8648</text:p>
          </table:table-cell>
          <table:table-cell table:formula="of:=[.G57]" office:value-type="float" office:value="3265" calcext:value-type="float">
            <text:p>3265</text:p>
          </table:table-cell>
          <table:table-cell table:formula="of:=[.H57]+[.A57]" office:value-type="float" office:value="6233" calcext:value-type="float">
            <text:p>6233</text:p>
          </table:table-cell>
          <table:table-cell table:formula="of:=[.I57]" office:value-type="float" office:value="2267" calcext:value-type="float">
            <text:p>2267</text:p>
          </table:table-cell>
          <table:table-cell table:formula="of:=[.A57]" office:value-type="float" office:value="2254" calcext:value-type="float">
            <text:p>2254</text:p>
          </table:table-cell>
          <table:table-cell office:value-type="float" office:value="54" calcext:value-type="float">
            <text:p>54</text:p>
          </table:table-cell>
          <table:table-cell table:formula="of:=SUM([.A58:.I58])" office:value-type="float" office:value="38640" calcext:value-type="float">
            <text:p>38640</text:p>
          </table:table-cell>
        </table:table-row>
        <table:table-row table:style-name="ro1">
          <table:table-cell table:formula="of:=[.B58]" office:value-type="float" office:value="1293" calcext:value-type="float">
            <text:p>1293</text:p>
          </table:table-cell>
          <table:table-cell table:formula="of:=[.C58]" office:value-type="float" office:value="8078" calcext:value-type="float">
            <text:p>8078</text:p>
          </table:table-cell>
          <table:table-cell table:formula="of:=[.D58]" office:value-type="float" office:value="1581" calcext:value-type="float">
            <text:p>1581</text:p>
          </table:table-cell>
          <table:table-cell table:formula="of:=[.E58]" office:value-type="float" office:value="8648" calcext:value-type="float">
            <text:p>8648</text:p>
          </table:table-cell>
          <table:table-cell table:formula="of:=[.F58]" office:value-type="float" office:value="3265" calcext:value-type="float">
            <text:p>3265</text:p>
          </table:table-cell>
          <table:table-cell table:formula="of:=[.G58]" office:value-type="float" office:value="6233" calcext:value-type="float">
            <text:p>6233</text:p>
          </table:table-cell>
          <table:table-cell table:formula="of:=[.H58]+[.A58]" office:value-type="float" office:value="7288" calcext:value-type="float">
            <text:p>7288</text:p>
          </table:table-cell>
          <table:table-cell table:formula="of:=[.I58]" office:value-type="float" office:value="2254" calcext:value-type="float">
            <text:p>2254</text:p>
          </table:table-cell>
          <table:table-cell table:formula="of:=[.A58]" office:value-type="float" office:value="5021" calcext:value-type="float">
            <text:p>5021</text:p>
          </table:table-cell>
          <table:table-cell office:value-type="float" office:value="55" calcext:value-type="float">
            <text:p>55</text:p>
          </table:table-cell>
          <table:table-cell table:formula="of:=SUM([.A59:.I59])" office:value-type="float" office:value="43661" calcext:value-type="float">
            <text:p>43661</text:p>
          </table:table-cell>
        </table:table-row>
        <table:table-row table:style-name="ro1">
          <table:table-cell table:formula="of:=[.B59]" office:value-type="float" office:value="8078" calcext:value-type="float">
            <text:p>8078</text:p>
          </table:table-cell>
          <table:table-cell table:formula="of:=[.C59]" office:value-type="float" office:value="1581" calcext:value-type="float">
            <text:p>1581</text:p>
          </table:table-cell>
          <table:table-cell table:formula="of:=[.D59]" office:value-type="float" office:value="8648" calcext:value-type="float">
            <text:p>8648</text:p>
          </table:table-cell>
          <table:table-cell table:formula="of:=[.E59]" office:value-type="float" office:value="3265" calcext:value-type="float">
            <text:p>3265</text:p>
          </table:table-cell>
          <table:table-cell table:formula="of:=[.F59]" office:value-type="float" office:value="6233" calcext:value-type="float">
            <text:p>6233</text:p>
          </table:table-cell>
          <table:table-cell table:formula="of:=[.G59]" office:value-type="float" office:value="7288" calcext:value-type="float">
            <text:p>7288</text:p>
          </table:table-cell>
          <table:table-cell table:formula="of:=[.H59]+[.A59]" office:value-type="float" office:value="3547" calcext:value-type="float">
            <text:p>3547</text:p>
          </table:table-cell>
          <table:table-cell table:formula="of:=[.I59]" office:value-type="float" office:value="5021" calcext:value-type="float">
            <text:p>5021</text:p>
          </table:table-cell>
          <table:table-cell table:formula="of:=[.A59]" office:value-type="float" office:value="1293" calcext:value-type="float">
            <text:p>1293</text:p>
          </table:table-cell>
          <table:table-cell office:value-type="float" office:value="56" calcext:value-type="float">
            <text:p>56</text:p>
          </table:table-cell>
          <table:table-cell table:formula="of:=SUM([.A60:.I60])" office:value-type="float" office:value="44954" calcext:value-type="float">
            <text:p>44954</text:p>
          </table:table-cell>
        </table:table-row>
        <table:table-row table:style-name="ro1">
          <table:table-cell table:formula="of:=[.B60]" office:value-type="float" office:value="1581" calcext:value-type="float">
            <text:p>1581</text:p>
          </table:table-cell>
          <table:table-cell table:formula="of:=[.C60]" office:value-type="float" office:value="8648" calcext:value-type="float">
            <text:p>8648</text:p>
          </table:table-cell>
          <table:table-cell table:formula="of:=[.D60]" office:value-type="float" office:value="3265" calcext:value-type="float">
            <text:p>3265</text:p>
          </table:table-cell>
          <table:table-cell table:formula="of:=[.E60]" office:value-type="float" office:value="6233" calcext:value-type="float">
            <text:p>6233</text:p>
          </table:table-cell>
          <table:table-cell table:formula="of:=[.F60]" office:value-type="float" office:value="7288" calcext:value-type="float">
            <text:p>7288</text:p>
          </table:table-cell>
          <table:table-cell table:formula="of:=[.G60]" office:value-type="float" office:value="3547" calcext:value-type="float">
            <text:p>3547</text:p>
          </table:table-cell>
          <table:table-cell table:formula="of:=[.H60]+[.A60]" office:value-type="float" office:value="13099" calcext:value-type="float">
            <text:p>13099</text:p>
          </table:table-cell>
          <table:table-cell table:formula="of:=[.I60]" office:value-type="float" office:value="1293" calcext:value-type="float">
            <text:p>1293</text:p>
          </table:table-cell>
          <table:table-cell table:formula="of:=[.A60]" office:value-type="float" office:value="8078" calcext:value-type="float">
            <text:p>8078</text:p>
          </table:table-cell>
          <table:table-cell office:value-type="float" office:value="57" calcext:value-type="float">
            <text:p>57</text:p>
          </table:table-cell>
          <table:table-cell table:formula="of:=SUM([.A61:.I61])" office:value-type="float" office:value="53032" calcext:value-type="float">
            <text:p>53032</text:p>
          </table:table-cell>
        </table:table-row>
        <table:table-row table:style-name="ro1">
          <table:table-cell table:formula="of:=[.B61]" office:value-type="float" office:value="8648" calcext:value-type="float">
            <text:p>8648</text:p>
          </table:table-cell>
          <table:table-cell table:formula="of:=[.C61]" office:value-type="float" office:value="3265" calcext:value-type="float">
            <text:p>3265</text:p>
          </table:table-cell>
          <table:table-cell table:formula="of:=[.D61]" office:value-type="float" office:value="6233" calcext:value-type="float">
            <text:p>6233</text:p>
          </table:table-cell>
          <table:table-cell table:formula="of:=[.E61]" office:value-type="float" office:value="7288" calcext:value-type="float">
            <text:p>7288</text:p>
          </table:table-cell>
          <table:table-cell table:formula="of:=[.F61]" office:value-type="float" office:value="3547" calcext:value-type="float">
            <text:p>3547</text:p>
          </table:table-cell>
          <table:table-cell table:formula="of:=[.G61]" office:value-type="float" office:value="13099" calcext:value-type="float">
            <text:p>13099</text:p>
          </table:table-cell>
          <table:table-cell table:formula="of:=[.H61]+[.A61]" office:value-type="float" office:value="2874" calcext:value-type="float">
            <text:p>2874</text:p>
          </table:table-cell>
          <table:table-cell table:formula="of:=[.I61]" office:value-type="float" office:value="8078" calcext:value-type="float">
            <text:p>8078</text:p>
          </table:table-cell>
          <table:table-cell table:formula="of:=[.A61]" office:value-type="float" office:value="1581" calcext:value-type="float">
            <text:p>1581</text:p>
          </table:table-cell>
          <table:table-cell office:value-type="float" office:value="58" calcext:value-type="float">
            <text:p>58</text:p>
          </table:table-cell>
          <table:table-cell table:formula="of:=SUM([.A62:.I62])" office:value-type="float" office:value="54613" calcext:value-type="float">
            <text:p>54613</text:p>
          </table:table-cell>
        </table:table-row>
        <table:table-row table:style-name="ro1">
          <table:table-cell table:formula="of:=[.B62]" office:value-type="float" office:value="3265" calcext:value-type="float">
            <text:p>3265</text:p>
          </table:table-cell>
          <table:table-cell table:formula="of:=[.C62]" office:value-type="float" office:value="6233" calcext:value-type="float">
            <text:p>6233</text:p>
          </table:table-cell>
          <table:table-cell table:formula="of:=[.D62]" office:value-type="float" office:value="7288" calcext:value-type="float">
            <text:p>7288</text:p>
          </table:table-cell>
          <table:table-cell table:formula="of:=[.E62]" office:value-type="float" office:value="3547" calcext:value-type="float">
            <text:p>3547</text:p>
          </table:table-cell>
          <table:table-cell table:formula="of:=[.F62]" office:value-type="float" office:value="13099" calcext:value-type="float">
            <text:p>13099</text:p>
          </table:table-cell>
          <table:table-cell table:formula="of:=[.G62]" office:value-type="float" office:value="2874" calcext:value-type="float">
            <text:p>2874</text:p>
          </table:table-cell>
          <table:table-cell table:formula="of:=[.H62]+[.A62]" office:value-type="float" office:value="16726" calcext:value-type="float">
            <text:p>16726</text:p>
          </table:table-cell>
          <table:table-cell table:formula="of:=[.I62]" office:value-type="float" office:value="1581" calcext:value-type="float">
            <text:p>1581</text:p>
          </table:table-cell>
          <table:table-cell table:formula="of:=[.A62]" office:value-type="float" office:value="8648" calcext:value-type="float">
            <text:p>8648</text:p>
          </table:table-cell>
          <table:table-cell office:value-type="float" office:value="59" calcext:value-type="float">
            <text:p>59</text:p>
          </table:table-cell>
          <table:table-cell table:formula="of:=SUM([.A63:.I63])" office:value-type="float" office:value="63261" calcext:value-type="float">
            <text:p>63261</text:p>
          </table:table-cell>
        </table:table-row>
        <table:table-row table:style-name="ro1">
          <table:table-cell table:formula="of:=[.B63]" office:value-type="float" office:value="6233" calcext:value-type="float">
            <text:p>6233</text:p>
          </table:table-cell>
          <table:table-cell table:formula="of:=[.C63]" office:value-type="float" office:value="7288" calcext:value-type="float">
            <text:p>7288</text:p>
          </table:table-cell>
          <table:table-cell table:formula="of:=[.D63]" office:value-type="float" office:value="3547" calcext:value-type="float">
            <text:p>3547</text:p>
          </table:table-cell>
          <table:table-cell table:formula="of:=[.E63]" office:value-type="float" office:value="13099" calcext:value-type="float">
            <text:p>13099</text:p>
          </table:table-cell>
          <table:table-cell table:formula="of:=[.F63]" office:value-type="float" office:value="2874" calcext:value-type="float">
            <text:p>2874</text:p>
          </table:table-cell>
          <table:table-cell table:formula="of:=[.G63]" office:value-type="float" office:value="16726" calcext:value-type="float">
            <text:p>16726</text:p>
          </table:table-cell>
          <table:table-cell table:formula="of:=[.H63]+[.A63]" office:value-type="float" office:value="4846" calcext:value-type="float">
            <text:p>4846</text:p>
          </table:table-cell>
          <table:table-cell table:formula="of:=[.I63]" office:value-type="float" office:value="8648" calcext:value-type="float">
            <text:p>8648</text:p>
          </table:table-cell>
          <table:table-cell table:formula="of:=[.A63]" office:value-type="float" office:value="3265" calcext:value-type="float">
            <text:p>3265</text:p>
          </table:table-cell>
          <table:table-cell office:value-type="float" office:value="60" calcext:value-type="float">
            <text:p>60</text:p>
          </table:table-cell>
          <table:table-cell table:formula="of:=SUM([.A64:.I64])" office:value-type="float" office:value="66526" calcext:value-type="float">
            <text:p>66526</text:p>
          </table:table-cell>
        </table:table-row>
        <table:table-row table:style-name="ro1">
          <table:table-cell table:formula="of:=[.B64]" office:value-type="float" office:value="7288" calcext:value-type="float">
            <text:p>7288</text:p>
          </table:table-cell>
          <table:table-cell table:formula="of:=[.C64]" office:value-type="float" office:value="3547" calcext:value-type="float">
            <text:p>3547</text:p>
          </table:table-cell>
          <table:table-cell table:formula="of:=[.D64]" office:value-type="float" office:value="13099" calcext:value-type="float">
            <text:p>13099</text:p>
          </table:table-cell>
          <table:table-cell table:formula="of:=[.E64]" office:value-type="float" office:value="2874" calcext:value-type="float">
            <text:p>2874</text:p>
          </table:table-cell>
          <table:table-cell table:formula="of:=[.F64]" office:value-type="float" office:value="16726" calcext:value-type="float">
            <text:p>16726</text:p>
          </table:table-cell>
          <table:table-cell table:formula="of:=[.G64]" office:value-type="float" office:value="4846" calcext:value-type="float">
            <text:p>4846</text:p>
          </table:table-cell>
          <table:table-cell table:formula="of:=[.H64]+[.A64]" office:value-type="float" office:value="14881" calcext:value-type="float">
            <text:p>14881</text:p>
          </table:table-cell>
          <table:table-cell table:formula="of:=[.I64]" office:value-type="float" office:value="3265" calcext:value-type="float">
            <text:p>3265</text:p>
          </table:table-cell>
          <table:table-cell table:formula="of:=[.A64]" office:value-type="float" office:value="6233" calcext:value-type="float">
            <text:p>6233</text:p>
          </table:table-cell>
          <table:table-cell office:value-type="float" office:value="61" calcext:value-type="float">
            <text:p>61</text:p>
          </table:table-cell>
          <table:table-cell table:formula="of:=SUM([.A65:.I65])" office:value-type="float" office:value="72759" calcext:value-type="float">
            <text:p>72759</text:p>
          </table:table-cell>
        </table:table-row>
        <table:table-row table:style-name="ro1">
          <table:table-cell table:formula="of:=[.B65]" office:value-type="float" office:value="3547" calcext:value-type="float">
            <text:p>3547</text:p>
          </table:table-cell>
          <table:table-cell table:formula="of:=[.C65]" office:value-type="float" office:value="13099" calcext:value-type="float">
            <text:p>13099</text:p>
          </table:table-cell>
          <table:table-cell table:formula="of:=[.D65]" office:value-type="float" office:value="2874" calcext:value-type="float">
            <text:p>2874</text:p>
          </table:table-cell>
          <table:table-cell table:formula="of:=[.E65]" office:value-type="float" office:value="16726" calcext:value-type="float">
            <text:p>16726</text:p>
          </table:table-cell>
          <table:table-cell table:formula="of:=[.F65]" office:value-type="float" office:value="4846" calcext:value-type="float">
            <text:p>4846</text:p>
          </table:table-cell>
          <table:table-cell table:formula="of:=[.G65]" office:value-type="float" office:value="14881" calcext:value-type="float">
            <text:p>14881</text:p>
          </table:table-cell>
          <table:table-cell table:formula="of:=[.H65]+[.A65]" office:value-type="float" office:value="10553" calcext:value-type="float">
            <text:p>10553</text:p>
          </table:table-cell>
          <table:table-cell table:formula="of:=[.I65]" office:value-type="float" office:value="6233" calcext:value-type="float">
            <text:p>6233</text:p>
          </table:table-cell>
          <table:table-cell table:formula="of:=[.A65]" office:value-type="float" office:value="7288" calcext:value-type="float">
            <text:p>7288</text:p>
          </table:table-cell>
          <table:table-cell office:value-type="float" office:value="62" calcext:value-type="float">
            <text:p>62</text:p>
          </table:table-cell>
          <table:table-cell table:formula="of:=SUM([.A66:.I66])" office:value-type="float" office:value="80047" calcext:value-type="float">
            <text:p>80047</text:p>
          </table:table-cell>
        </table:table-row>
        <table:table-row table:style-name="ro1">
          <table:table-cell table:formula="of:=[.B66]" office:value-type="float" office:value="13099" calcext:value-type="float">
            <text:p>13099</text:p>
          </table:table-cell>
          <table:table-cell table:formula="of:=[.C66]" office:value-type="float" office:value="2874" calcext:value-type="float">
            <text:p>2874</text:p>
          </table:table-cell>
          <table:table-cell table:formula="of:=[.D66]" office:value-type="float" office:value="16726" calcext:value-type="float">
            <text:p>16726</text:p>
          </table:table-cell>
          <table:table-cell table:formula="of:=[.E66]" office:value-type="float" office:value="4846" calcext:value-type="float">
            <text:p>4846</text:p>
          </table:table-cell>
          <table:table-cell table:formula="of:=[.F66]" office:value-type="float" office:value="14881" calcext:value-type="float">
            <text:p>14881</text:p>
          </table:table-cell>
          <table:table-cell table:formula="of:=[.G66]" office:value-type="float" office:value="10553" calcext:value-type="float">
            <text:p>10553</text:p>
          </table:table-cell>
          <table:table-cell table:formula="of:=[.H66]+[.A66]" office:value-type="float" office:value="9780" calcext:value-type="float">
            <text:p>9780</text:p>
          </table:table-cell>
          <table:table-cell table:formula="of:=[.I66]" office:value-type="float" office:value="7288" calcext:value-type="float">
            <text:p>7288</text:p>
          </table:table-cell>
          <table:table-cell table:formula="of:=[.A66]" office:value-type="float" office:value="3547" calcext:value-type="float">
            <text:p>3547</text:p>
          </table:table-cell>
          <table:table-cell office:value-type="float" office:value="63" calcext:value-type="float">
            <text:p>63</text:p>
          </table:table-cell>
          <table:table-cell table:formula="of:=SUM([.A67:.I67])" office:value-type="float" office:value="83594" calcext:value-type="float">
            <text:p>83594</text:p>
          </table:table-cell>
        </table:table-row>
        <table:table-row table:style-name="ro1">
          <table:table-cell table:formula="of:=[.B67]" office:value-type="float" office:value="2874" calcext:value-type="float">
            <text:p>2874</text:p>
          </table:table-cell>
          <table:table-cell table:formula="of:=[.C67]" office:value-type="float" office:value="16726" calcext:value-type="float">
            <text:p>16726</text:p>
          </table:table-cell>
          <table:table-cell table:formula="of:=[.D67]" office:value-type="float" office:value="4846" calcext:value-type="float">
            <text:p>4846</text:p>
          </table:table-cell>
          <table:table-cell table:formula="of:=[.E67]" office:value-type="float" office:value="14881" calcext:value-type="float">
            <text:p>14881</text:p>
          </table:table-cell>
          <table:table-cell table:formula="of:=[.F67]" office:value-type="float" office:value="10553" calcext:value-type="float">
            <text:p>10553</text:p>
          </table:table-cell>
          <table:table-cell table:formula="of:=[.G67]" office:value-type="float" office:value="9780" calcext:value-type="float">
            <text:p>9780</text:p>
          </table:table-cell>
          <table:table-cell table:formula="of:=[.H67]+[.A67]" office:value-type="float" office:value="20387" calcext:value-type="float">
            <text:p>20387</text:p>
          </table:table-cell>
          <table:table-cell table:formula="of:=[.I67]" office:value-type="float" office:value="3547" calcext:value-type="float">
            <text:p>3547</text:p>
          </table:table-cell>
          <table:table-cell table:formula="of:=[.A67]" office:value-type="float" office:value="13099" calcext:value-type="float">
            <text:p>13099</text:p>
          </table:table-cell>
          <table:table-cell office:value-type="float" office:value="64" calcext:value-type="float">
            <text:p>64</text:p>
          </table:table-cell>
          <table:table-cell table:formula="of:=SUM([.A68:.I68])" office:value-type="float" office:value="96693" calcext:value-type="float">
            <text:p>96693</text:p>
          </table:table-cell>
        </table:table-row>
        <table:table-row table:style-name="ro1">
          <table:table-cell table:formula="of:=[.B68]" office:value-type="float" office:value="16726" calcext:value-type="float">
            <text:p>16726</text:p>
          </table:table-cell>
          <table:table-cell table:formula="of:=[.C68]" office:value-type="float" office:value="4846" calcext:value-type="float">
            <text:p>4846</text:p>
          </table:table-cell>
          <table:table-cell table:formula="of:=[.D68]" office:value-type="float" office:value="14881" calcext:value-type="float">
            <text:p>14881</text:p>
          </table:table-cell>
          <table:table-cell table:formula="of:=[.E68]" office:value-type="float" office:value="10553" calcext:value-type="float">
            <text:p>10553</text:p>
          </table:table-cell>
          <table:table-cell table:formula="of:=[.F68]" office:value-type="float" office:value="9780" calcext:value-type="float">
            <text:p>9780</text:p>
          </table:table-cell>
          <table:table-cell table:formula="of:=[.G68]" office:value-type="float" office:value="20387" calcext:value-type="float">
            <text:p>20387</text:p>
          </table:table-cell>
          <table:table-cell table:formula="of:=[.H68]+[.A68]" office:value-type="float" office:value="6421" calcext:value-type="float">
            <text:p>6421</text:p>
          </table:table-cell>
          <table:table-cell table:formula="of:=[.I68]" office:value-type="float" office:value="13099" calcext:value-type="float">
            <text:p>13099</text:p>
          </table:table-cell>
          <table:table-cell table:formula="of:=[.A68]" office:value-type="float" office:value="2874" calcext:value-type="float">
            <text:p>2874</text:p>
          </table:table-cell>
          <table:table-cell office:value-type="float" office:value="65" calcext:value-type="float">
            <text:p>65</text:p>
          </table:table-cell>
          <table:table-cell table:formula="of:=SUM([.A69:.I69])" office:value-type="float" office:value="99567" calcext:value-type="float">
            <text:p>99567</text:p>
          </table:table-cell>
        </table:table-row>
        <table:table-row table:style-name="ro1">
          <table:table-cell table:formula="of:=[.B69]" office:value-type="float" office:value="4846" calcext:value-type="float">
            <text:p>4846</text:p>
          </table:table-cell>
          <table:table-cell table:formula="of:=[.C69]" office:value-type="float" office:value="14881" calcext:value-type="float">
            <text:p>14881</text:p>
          </table:table-cell>
          <table:table-cell table:formula="of:=[.D69]" office:value-type="float" office:value="10553" calcext:value-type="float">
            <text:p>10553</text:p>
          </table:table-cell>
          <table:table-cell table:formula="of:=[.E69]" office:value-type="float" office:value="9780" calcext:value-type="float">
            <text:p>9780</text:p>
          </table:table-cell>
          <table:table-cell table:formula="of:=[.F69]" office:value-type="float" office:value="20387" calcext:value-type="float">
            <text:p>20387</text:p>
          </table:table-cell>
          <table:table-cell table:formula="of:=[.G69]" office:value-type="float" office:value="6421" calcext:value-type="float">
            <text:p>6421</text:p>
          </table:table-cell>
          <table:table-cell table:formula="of:=[.H69]+[.A69]" office:value-type="float" office:value="29825" calcext:value-type="float">
            <text:p>29825</text:p>
          </table:table-cell>
          <table:table-cell table:formula="of:=[.I69]" office:value-type="float" office:value="2874" calcext:value-type="float">
            <text:p>2874</text:p>
          </table:table-cell>
          <table:table-cell table:formula="of:=[.A69]" office:value-type="float" office:value="16726" calcext:value-type="float">
            <text:p>16726</text:p>
          </table:table-cell>
          <table:table-cell office:value-type="float" office:value="66" calcext:value-type="float">
            <text:p>66</text:p>
          </table:table-cell>
          <table:table-cell table:formula="of:=SUM([.A70:.I70])" office:value-type="float" office:value="116293" calcext:value-type="float">
            <text:p>116293</text:p>
          </table:table-cell>
        </table:table-row>
        <table:table-row table:style-name="ro1">
          <table:table-cell table:formula="of:=[.B70]" office:value-type="float" office:value="14881" calcext:value-type="float">
            <text:p>14881</text:p>
          </table:table-cell>
          <table:table-cell table:formula="of:=[.C70]" office:value-type="float" office:value="10553" calcext:value-type="float">
            <text:p>10553</text:p>
          </table:table-cell>
          <table:table-cell table:formula="of:=[.D70]" office:value-type="float" office:value="9780" calcext:value-type="float">
            <text:p>9780</text:p>
          </table:table-cell>
          <table:table-cell table:formula="of:=[.E70]" office:value-type="float" office:value="20387" calcext:value-type="float">
            <text:p>20387</text:p>
          </table:table-cell>
          <table:table-cell table:formula="of:=[.F70]" office:value-type="float" office:value="6421" calcext:value-type="float">
            <text:p>6421</text:p>
          </table:table-cell>
          <table:table-cell table:formula="of:=[.G70]" office:value-type="float" office:value="29825" calcext:value-type="float">
            <text:p>29825</text:p>
          </table:table-cell>
          <table:table-cell table:formula="of:=[.H70]+[.A70]" office:value-type="float" office:value="7720" calcext:value-type="float">
            <text:p>7720</text:p>
          </table:table-cell>
          <table:table-cell table:formula="of:=[.I70]" office:value-type="float" office:value="16726" calcext:value-type="float">
            <text:p>16726</text:p>
          </table:table-cell>
          <table:table-cell table:formula="of:=[.A70]" office:value-type="float" office:value="4846" calcext:value-type="float">
            <text:p>4846</text:p>
          </table:table-cell>
          <table:table-cell office:value-type="float" office:value="67" calcext:value-type="float">
            <text:p>67</text:p>
          </table:table-cell>
          <table:table-cell table:formula="of:=SUM([.A71:.I71])" office:value-type="float" office:value="121139" calcext:value-type="float">
            <text:p>121139</text:p>
          </table:table-cell>
        </table:table-row>
        <table:table-row table:style-name="ro1">
          <table:table-cell table:formula="of:=[.B71]" office:value-type="float" office:value="10553" calcext:value-type="float">
            <text:p>10553</text:p>
          </table:table-cell>
          <table:table-cell table:formula="of:=[.C71]" office:value-type="float" office:value="9780" calcext:value-type="float">
            <text:p>9780</text:p>
          </table:table-cell>
          <table:table-cell table:formula="of:=[.D71]" office:value-type="float" office:value="20387" calcext:value-type="float">
            <text:p>20387</text:p>
          </table:table-cell>
          <table:table-cell table:formula="of:=[.E71]" office:value-type="float" office:value="6421" calcext:value-type="float">
            <text:p>6421</text:p>
          </table:table-cell>
          <table:table-cell table:formula="of:=[.F71]" office:value-type="float" office:value="29825" calcext:value-type="float">
            <text:p>29825</text:p>
          </table:table-cell>
          <table:table-cell table:formula="of:=[.G71]" office:value-type="float" office:value="7720" calcext:value-type="float">
            <text:p>7720</text:p>
          </table:table-cell>
          <table:table-cell table:formula="of:=[.H71]+[.A71]" office:value-type="float" office:value="31607" calcext:value-type="float">
            <text:p>31607</text:p>
          </table:table-cell>
          <table:table-cell table:formula="of:=[.I71]" office:value-type="float" office:value="4846" calcext:value-type="float">
            <text:p>4846</text:p>
          </table:table-cell>
          <table:table-cell table:formula="of:=[.A71]" office:value-type="float" office:value="14881" calcext:value-type="float">
            <text:p>14881</text:p>
          </table:table-cell>
          <table:table-cell office:value-type="float" office:value="68" calcext:value-type="float">
            <text:p>68</text:p>
          </table:table-cell>
          <table:table-cell table:formula="of:=SUM([.A72:.I72])" office:value-type="float" office:value="136020" calcext:value-type="float">
            <text:p>136020</text:p>
          </table:table-cell>
        </table:table-row>
        <table:table-row table:style-name="ro1">
          <table:table-cell table:formula="of:=[.B72]" office:value-type="float" office:value="9780" calcext:value-type="float">
            <text:p>9780</text:p>
          </table:table-cell>
          <table:table-cell table:formula="of:=[.C72]" office:value-type="float" office:value="20387" calcext:value-type="float">
            <text:p>20387</text:p>
          </table:table-cell>
          <table:table-cell table:formula="of:=[.D72]" office:value-type="float" office:value="6421" calcext:value-type="float">
            <text:p>6421</text:p>
          </table:table-cell>
          <table:table-cell table:formula="of:=[.E72]" office:value-type="float" office:value="29825" calcext:value-type="float">
            <text:p>29825</text:p>
          </table:table-cell>
          <table:table-cell table:formula="of:=[.F72]" office:value-type="float" office:value="7720" calcext:value-type="float">
            <text:p>7720</text:p>
          </table:table-cell>
          <table:table-cell table:formula="of:=[.G72]" office:value-type="float" office:value="31607" calcext:value-type="float">
            <text:p>31607</text:p>
          </table:table-cell>
          <table:table-cell table:formula="of:=[.H72]+[.A72]" office:value-type="float" office:value="15399" calcext:value-type="float">
            <text:p>15399</text:p>
          </table:table-cell>
          <table:table-cell table:formula="of:=[.I72]" office:value-type="float" office:value="14881" calcext:value-type="float">
            <text:p>14881</text:p>
          </table:table-cell>
          <table:table-cell table:formula="of:=[.A72]" office:value-type="float" office:value="10553" calcext:value-type="float">
            <text:p>10553</text:p>
          </table:table-cell>
          <table:table-cell office:value-type="float" office:value="69" calcext:value-type="float">
            <text:p>69</text:p>
          </table:table-cell>
          <table:table-cell table:formula="of:=SUM([.A73:.I73])" office:value-type="float" office:value="146573" calcext:value-type="float">
            <text:p>146573</text:p>
          </table:table-cell>
        </table:table-row>
        <table:table-row table:style-name="ro1">
          <table:table-cell table:formula="of:=[.B73]" office:value-type="float" office:value="20387" calcext:value-type="float">
            <text:p>20387</text:p>
          </table:table-cell>
          <table:table-cell table:formula="of:=[.C73]" office:value-type="float" office:value="6421" calcext:value-type="float">
            <text:p>6421</text:p>
          </table:table-cell>
          <table:table-cell table:formula="of:=[.D73]" office:value-type="float" office:value="29825" calcext:value-type="float">
            <text:p>29825</text:p>
          </table:table-cell>
          <table:table-cell table:formula="of:=[.E73]" office:value-type="float" office:value="7720" calcext:value-type="float">
            <text:p>7720</text:p>
          </table:table-cell>
          <table:table-cell table:formula="of:=[.F73]" office:value-type="float" office:value="31607" calcext:value-type="float">
            <text:p>31607</text:p>
          </table:table-cell>
          <table:table-cell table:formula="of:=[.G73]" office:value-type="float" office:value="15399" calcext:value-type="float">
            <text:p>15399</text:p>
          </table:table-cell>
          <table:table-cell table:formula="of:=[.H73]+[.A73]" office:value-type="float" office:value="24661" calcext:value-type="float">
            <text:p>24661</text:p>
          </table:table-cell>
          <table:table-cell table:formula="of:=[.I73]" office:value-type="float" office:value="10553" calcext:value-type="float">
            <text:p>10553</text:p>
          </table:table-cell>
          <table:table-cell table:formula="of:=[.A73]" office:value-type="float" office:value="9780" calcext:value-type="float">
            <text:p>9780</text:p>
          </table:table-cell>
          <table:table-cell office:value-type="float" office:value="70" calcext:value-type="float">
            <text:p>70</text:p>
          </table:table-cell>
          <table:table-cell table:formula="of:=SUM([.A74:.I74])" office:value-type="float" office:value="156353" calcext:value-type="float">
            <text:p>156353</text:p>
          </table:table-cell>
        </table:table-row>
        <table:table-row table:style-name="ro1">
          <table:table-cell table:formula="of:=[.B74]" office:value-type="float" office:value="6421" calcext:value-type="float">
            <text:p>6421</text:p>
          </table:table-cell>
          <table:table-cell table:formula="of:=[.C74]" office:value-type="float" office:value="29825" calcext:value-type="float">
            <text:p>29825</text:p>
          </table:table-cell>
          <table:table-cell table:formula="of:=[.D74]" office:value-type="float" office:value="7720" calcext:value-type="float">
            <text:p>7720</text:p>
          </table:table-cell>
          <table:table-cell table:formula="of:=[.E74]" office:value-type="float" office:value="31607" calcext:value-type="float">
            <text:p>31607</text:p>
          </table:table-cell>
          <table:table-cell table:formula="of:=[.F74]" office:value-type="float" office:value="15399" calcext:value-type="float">
            <text:p>15399</text:p>
          </table:table-cell>
          <table:table-cell table:formula="of:=[.G74]" office:value-type="float" office:value="24661" calcext:value-type="float">
            <text:p>24661</text:p>
          </table:table-cell>
          <table:table-cell table:formula="of:=[.H74]+[.A74]" office:value-type="float" office:value="30940" calcext:value-type="float">
            <text:p>30940</text:p>
          </table:table-cell>
          <table:table-cell table:formula="of:=[.I74]" office:value-type="float" office:value="9780" calcext:value-type="float">
            <text:p>9780</text:p>
          </table:table-cell>
          <table:table-cell table:formula="of:=[.A74]" office:value-type="float" office:value="20387" calcext:value-type="float">
            <text:p>20387</text:p>
          </table:table-cell>
          <table:table-cell office:value-type="float" office:value="71" calcext:value-type="float">
            <text:p>71</text:p>
          </table:table-cell>
          <table:table-cell table:formula="of:=SUM([.A75:.I75])" office:value-type="float" office:value="176740" calcext:value-type="float">
            <text:p>176740</text:p>
          </table:table-cell>
        </table:table-row>
        <table:table-row table:style-name="ro1">
          <table:table-cell table:formula="of:=[.B75]" office:value-type="float" office:value="29825" calcext:value-type="float">
            <text:p>29825</text:p>
          </table:table-cell>
          <table:table-cell table:formula="of:=[.C75]" office:value-type="float" office:value="7720" calcext:value-type="float">
            <text:p>7720</text:p>
          </table:table-cell>
          <table:table-cell table:formula="of:=[.D75]" office:value-type="float" office:value="31607" calcext:value-type="float">
            <text:p>31607</text:p>
          </table:table-cell>
          <table:table-cell table:formula="of:=[.E75]" office:value-type="float" office:value="15399" calcext:value-type="float">
            <text:p>15399</text:p>
          </table:table-cell>
          <table:table-cell table:formula="of:=[.F75]" office:value-type="float" office:value="24661" calcext:value-type="float">
            <text:p>24661</text:p>
          </table:table-cell>
          <table:table-cell table:formula="of:=[.G75]" office:value-type="float" office:value="30940" calcext:value-type="float">
            <text:p>30940</text:p>
          </table:table-cell>
          <table:table-cell table:formula="of:=[.H75]+[.A75]" office:value-type="float" office:value="16201" calcext:value-type="float">
            <text:p>16201</text:p>
          </table:table-cell>
          <table:table-cell table:formula="of:=[.I75]" office:value-type="float" office:value="20387" calcext:value-type="float">
            <text:p>20387</text:p>
          </table:table-cell>
          <table:table-cell table:formula="of:=[.A75]" office:value-type="float" office:value="6421" calcext:value-type="float">
            <text:p>6421</text:p>
          </table:table-cell>
          <table:table-cell office:value-type="float" office:value="72" calcext:value-type="float">
            <text:p>72</text:p>
          </table:table-cell>
          <table:table-cell table:formula="of:=SUM([.A76:.I76])" office:value-type="float" office:value="183161" calcext:value-type="float">
            <text:p>183161</text:p>
          </table:table-cell>
        </table:table-row>
        <table:table-row table:style-name="ro1">
          <table:table-cell table:formula="of:=[.B76]" office:value-type="float" office:value="7720" calcext:value-type="float">
            <text:p>7720</text:p>
          </table:table-cell>
          <table:table-cell table:formula="of:=[.C76]" office:value-type="float" office:value="31607" calcext:value-type="float">
            <text:p>31607</text:p>
          </table:table-cell>
          <table:table-cell table:formula="of:=[.D76]" office:value-type="float" office:value="15399" calcext:value-type="float">
            <text:p>15399</text:p>
          </table:table-cell>
          <table:table-cell table:formula="of:=[.E76]" office:value-type="float" office:value="24661" calcext:value-type="float">
            <text:p>24661</text:p>
          </table:table-cell>
          <table:table-cell table:formula="of:=[.F76]" office:value-type="float" office:value="30940" calcext:value-type="float">
            <text:p>30940</text:p>
          </table:table-cell>
          <table:table-cell table:formula="of:=[.G76]" office:value-type="float" office:value="16201" calcext:value-type="float">
            <text:p>16201</text:p>
          </table:table-cell>
          <table:table-cell table:formula="of:=[.H76]+[.A76]" office:value-type="float" office:value="50212" calcext:value-type="float">
            <text:p>50212</text:p>
          </table:table-cell>
          <table:table-cell table:formula="of:=[.I76]" office:value-type="float" office:value="6421" calcext:value-type="float">
            <text:p>6421</text:p>
          </table:table-cell>
          <table:table-cell table:formula="of:=[.A76]" office:value-type="float" office:value="29825" calcext:value-type="float">
            <text:p>29825</text:p>
          </table:table-cell>
          <table:table-cell office:value-type="float" office:value="73" calcext:value-type="float">
            <text:p>73</text:p>
          </table:table-cell>
          <table:table-cell table:formula="of:=SUM([.A77:.I77])" office:value-type="float" office:value="212986" calcext:value-type="float">
            <text:p>212986</text:p>
          </table:table-cell>
        </table:table-row>
        <table:table-row table:style-name="ro1">
          <table:table-cell table:formula="of:=[.B77]" office:value-type="float" office:value="31607" calcext:value-type="float">
            <text:p>31607</text:p>
          </table:table-cell>
          <table:table-cell table:formula="of:=[.C77]" office:value-type="float" office:value="15399" calcext:value-type="float">
            <text:p>15399</text:p>
          </table:table-cell>
          <table:table-cell table:formula="of:=[.D77]" office:value-type="float" office:value="24661" calcext:value-type="float">
            <text:p>24661</text:p>
          </table:table-cell>
          <table:table-cell table:formula="of:=[.E77]" office:value-type="float" office:value="30940" calcext:value-type="float">
            <text:p>30940</text:p>
          </table:table-cell>
          <table:table-cell table:formula="of:=[.F77]" office:value-type="float" office:value="16201" calcext:value-type="float">
            <text:p>16201</text:p>
          </table:table-cell>
          <table:table-cell table:formula="of:=[.G77]" office:value-type="float" office:value="50212" calcext:value-type="float">
            <text:p>50212</text:p>
          </table:table-cell>
          <table:table-cell table:formula="of:=[.H77]+[.A77]" office:value-type="float" office:value="14141" calcext:value-type="float">
            <text:p>14141</text:p>
          </table:table-cell>
          <table:table-cell table:formula="of:=[.I77]" office:value-type="float" office:value="29825" calcext:value-type="float">
            <text:p>29825</text:p>
          </table:table-cell>
          <table:table-cell table:formula="of:=[.A77]" office:value-type="float" office:value="7720" calcext:value-type="float">
            <text:p>7720</text:p>
          </table:table-cell>
          <table:table-cell office:value-type="float" office:value="74" calcext:value-type="float">
            <text:p>74</text:p>
          </table:table-cell>
          <table:table-cell table:formula="of:=SUM([.A78:.I78])" office:value-type="float" office:value="220706" calcext:value-type="float">
            <text:p>220706</text:p>
          </table:table-cell>
        </table:table-row>
        <table:table-row table:style-name="ro1">
          <table:table-cell table:formula="of:=[.B78]" office:value-type="float" office:value="15399" calcext:value-type="float">
            <text:p>15399</text:p>
          </table:table-cell>
          <table:table-cell table:formula="of:=[.C78]" office:value-type="float" office:value="24661" calcext:value-type="float">
            <text:p>24661</text:p>
          </table:table-cell>
          <table:table-cell table:formula="of:=[.D78]" office:value-type="float" office:value="30940" calcext:value-type="float">
            <text:p>30940</text:p>
          </table:table-cell>
          <table:table-cell table:formula="of:=[.E78]" office:value-type="float" office:value="16201" calcext:value-type="float">
            <text:p>16201</text:p>
          </table:table-cell>
          <table:table-cell table:formula="of:=[.F78]" office:value-type="float" office:value="50212" calcext:value-type="float">
            <text:p>50212</text:p>
          </table:table-cell>
          <table:table-cell table:formula="of:=[.G78]" office:value-type="float" office:value="14141" calcext:value-type="float">
            <text:p>14141</text:p>
          </table:table-cell>
          <table:table-cell table:formula="of:=[.H78]+[.A78]" office:value-type="float" office:value="61432" calcext:value-type="float">
            <text:p>61432</text:p>
          </table:table-cell>
          <table:table-cell table:formula="of:=[.I78]" office:value-type="float" office:value="7720" calcext:value-type="float">
            <text:p>7720</text:p>
          </table:table-cell>
          <table:table-cell table:formula="of:=[.A78]" office:value-type="float" office:value="31607" calcext:value-type="float">
            <text:p>31607</text:p>
          </table:table-cell>
          <table:table-cell office:value-type="float" office:value="75" calcext:value-type="float">
            <text:p>75</text:p>
          </table:table-cell>
          <table:table-cell table:formula="of:=SUM([.A79:.I79])" office:value-type="float" office:value="252313" calcext:value-type="float">
            <text:p>252313</text:p>
          </table:table-cell>
        </table:table-row>
        <table:table-row table:style-name="ro1">
          <table:table-cell table:formula="of:=[.B79]" office:value-type="float" office:value="24661" calcext:value-type="float">
            <text:p>24661</text:p>
          </table:table-cell>
          <table:table-cell table:formula="of:=[.C79]" office:value-type="float" office:value="30940" calcext:value-type="float">
            <text:p>30940</text:p>
          </table:table-cell>
          <table:table-cell table:formula="of:=[.D79]" office:value-type="float" office:value="16201" calcext:value-type="float">
            <text:p>16201</text:p>
          </table:table-cell>
          <table:table-cell table:formula="of:=[.E79]" office:value-type="float" office:value="50212" calcext:value-type="float">
            <text:p>50212</text:p>
          </table:table-cell>
          <table:table-cell table:formula="of:=[.F79]" office:value-type="float" office:value="14141" calcext:value-type="float">
            <text:p>14141</text:p>
          </table:table-cell>
          <table:table-cell table:formula="of:=[.G79]" office:value-type="float" office:value="61432" calcext:value-type="float">
            <text:p>61432</text:p>
          </table:table-cell>
          <table:table-cell table:formula="of:=[.H79]+[.A79]" office:value-type="float" office:value="23119" calcext:value-type="float">
            <text:p>23119</text:p>
          </table:table-cell>
          <table:table-cell table:formula="of:=[.I79]" office:value-type="float" office:value="31607" calcext:value-type="float">
            <text:p>31607</text:p>
          </table:table-cell>
          <table:table-cell table:formula="of:=[.A79]" office:value-type="float" office:value="15399" calcext:value-type="float">
            <text:p>15399</text:p>
          </table:table-cell>
          <table:table-cell office:value-type="float" office:value="76" calcext:value-type="float">
            <text:p>76</text:p>
          </table:table-cell>
          <table:table-cell table:formula="of:=SUM([.A80:.I80])" office:value-type="float" office:value="267712" calcext:value-type="float">
            <text:p>267712</text:p>
          </table:table-cell>
        </table:table-row>
        <table:table-row table:style-name="ro1">
          <table:table-cell table:formula="of:=[.B80]" office:value-type="float" office:value="30940" calcext:value-type="float">
            <text:p>30940</text:p>
          </table:table-cell>
          <table:table-cell table:formula="of:=[.C80]" office:value-type="float" office:value="16201" calcext:value-type="float">
            <text:p>16201</text:p>
          </table:table-cell>
          <table:table-cell table:formula="of:=[.D80]" office:value-type="float" office:value="50212" calcext:value-type="float">
            <text:p>50212</text:p>
          </table:table-cell>
          <table:table-cell table:formula="of:=[.E80]" office:value-type="float" office:value="14141" calcext:value-type="float">
            <text:p>14141</text:p>
          </table:table-cell>
          <table:table-cell table:formula="of:=[.F80]" office:value-type="float" office:value="61432" calcext:value-type="float">
            <text:p>61432</text:p>
          </table:table-cell>
          <table:table-cell table:formula="of:=[.G80]" office:value-type="float" office:value="23119" calcext:value-type="float">
            <text:p>23119</text:p>
          </table:table-cell>
          <table:table-cell table:formula="of:=[.H80]+[.A80]" office:value-type="float" office:value="56268" calcext:value-type="float">
            <text:p>56268</text:p>
          </table:table-cell>
          <table:table-cell table:formula="of:=[.I80]" office:value-type="float" office:value="15399" calcext:value-type="float">
            <text:p>15399</text:p>
          </table:table-cell>
          <table:table-cell table:formula="of:=[.A80]" office:value-type="float" office:value="24661" calcext:value-type="float">
            <text:p>24661</text:p>
          </table:table-cell>
          <table:table-cell office:value-type="float" office:value="77" calcext:value-type="float">
            <text:p>77</text:p>
          </table:table-cell>
          <table:table-cell table:formula="of:=SUM([.A81:.I81])" office:value-type="float" office:value="292373" calcext:value-type="float">
            <text:p>292373</text:p>
          </table:table-cell>
        </table:table-row>
        <table:table-row table:style-name="ro1">
          <table:table-cell table:formula="of:=[.B81]" office:value-type="float" office:value="16201" calcext:value-type="float">
            <text:p>16201</text:p>
          </table:table-cell>
          <table:table-cell table:formula="of:=[.C81]" office:value-type="float" office:value="50212" calcext:value-type="float">
            <text:p>50212</text:p>
          </table:table-cell>
          <table:table-cell table:formula="of:=[.D81]" office:value-type="float" office:value="14141" calcext:value-type="float">
            <text:p>14141</text:p>
          </table:table-cell>
          <table:table-cell table:formula="of:=[.E81]" office:value-type="float" office:value="61432" calcext:value-type="float">
            <text:p>61432</text:p>
          </table:table-cell>
          <table:table-cell table:formula="of:=[.F81]" office:value-type="float" office:value="23119" calcext:value-type="float">
            <text:p>23119</text:p>
          </table:table-cell>
          <table:table-cell table:formula="of:=[.G81]" office:value-type="float" office:value="56268" calcext:value-type="float">
            <text:p>56268</text:p>
          </table:table-cell>
          <table:table-cell table:formula="of:=[.H81]+[.A81]" office:value-type="float" office:value="46339" calcext:value-type="float">
            <text:p>46339</text:p>
          </table:table-cell>
          <table:table-cell table:formula="of:=[.I81]" office:value-type="float" office:value="24661" calcext:value-type="float">
            <text:p>24661</text:p>
          </table:table-cell>
          <table:table-cell table:formula="of:=[.A81]" office:value-type="float" office:value="30940" calcext:value-type="float">
            <text:p>30940</text:p>
          </table:table-cell>
          <table:table-cell office:value-type="float" office:value="78" calcext:value-type="float">
            <text:p>78</text:p>
          </table:table-cell>
          <table:table-cell table:formula="of:=SUM([.A82:.I82])" office:value-type="float" office:value="323313" calcext:value-type="float">
            <text:p>323313</text:p>
          </table:table-cell>
        </table:table-row>
        <table:table-row table:style-name="ro1">
          <table:table-cell table:formula="of:=[.B82]" office:value-type="float" office:value="50212" calcext:value-type="float">
            <text:p>50212</text:p>
          </table:table-cell>
          <table:table-cell table:formula="of:=[.C82]" office:value-type="float" office:value="14141" calcext:value-type="float">
            <text:p>14141</text:p>
          </table:table-cell>
          <table:table-cell table:formula="of:=[.D82]" office:value-type="float" office:value="61432" calcext:value-type="float">
            <text:p>61432</text:p>
          </table:table-cell>
          <table:table-cell table:formula="of:=[.E82]" office:value-type="float" office:value="23119" calcext:value-type="float">
            <text:p>23119</text:p>
          </table:table-cell>
          <table:table-cell table:formula="of:=[.F82]" office:value-type="float" office:value="56268" calcext:value-type="float">
            <text:p>56268</text:p>
          </table:table-cell>
          <table:table-cell table:formula="of:=[.G82]" office:value-type="float" office:value="46339" calcext:value-type="float">
            <text:p>46339</text:p>
          </table:table-cell>
          <table:table-cell table:formula="of:=[.H82]+[.A82]" office:value-type="float" office:value="40862" calcext:value-type="float">
            <text:p>40862</text:p>
          </table:table-cell>
          <table:table-cell table:formula="of:=[.I82]" office:value-type="float" office:value="30940" calcext:value-type="float">
            <text:p>30940</text:p>
          </table:table-cell>
          <table:table-cell table:formula="of:=[.A82]" office:value-type="float" office:value="16201" calcext:value-type="float">
            <text:p>16201</text:p>
          </table:table-cell>
          <table:table-cell office:value-type="float" office:value="79" calcext:value-type="float">
            <text:p>79</text:p>
          </table:table-cell>
          <table:table-cell table:formula="of:=SUM([.A83:.I83])" office:value-type="float" office:value="339514" calcext:value-type="float">
            <text:p>339514</text:p>
          </table:table-cell>
        </table:table-row>
        <table:table-row table:style-name="ro1">
          <table:table-cell table:formula="of:=[.B83]" office:value-type="float" office:value="14141" calcext:value-type="float">
            <text:p>14141</text:p>
          </table:table-cell>
          <table:table-cell table:formula="of:=[.C83]" office:value-type="float" office:value="61432" calcext:value-type="float">
            <text:p>61432</text:p>
          </table:table-cell>
          <table:table-cell table:formula="of:=[.D83]" office:value-type="float" office:value="23119" calcext:value-type="float">
            <text:p>23119</text:p>
          </table:table-cell>
          <table:table-cell table:formula="of:=[.E83]" office:value-type="float" office:value="56268" calcext:value-type="float">
            <text:p>56268</text:p>
          </table:table-cell>
          <table:table-cell table:formula="of:=[.F83]" office:value-type="float" office:value="46339" calcext:value-type="float">
            <text:p>46339</text:p>
          </table:table-cell>
          <table:table-cell table:formula="of:=[.G83]" office:value-type="float" office:value="40862" calcext:value-type="float">
            <text:p>40862</text:p>
          </table:table-cell>
          <table:table-cell table:formula="of:=[.H83]+[.A83]" office:value-type="float" office:value="81152" calcext:value-type="float">
            <text:p>81152</text:p>
          </table:table-cell>
          <table:table-cell table:formula="of:=[.I83]" office:value-type="float" office:value="16201" calcext:value-type="float">
            <text:p>16201</text:p>
          </table:table-cell>
          <table:table-cell table:formula="of:=[.A83]" office:value-type="float" office:value="50212" calcext:value-type="float">
            <text:p>50212</text:p>
          </table:table-cell>
          <table:table-cell office:value-type="float" office:value="80" calcext:value-type="float">
            <text:p>80</text:p>
          </table:table-cell>
          <table:table-cell table:formula="of:=SUM([.A84:.I84])" office:value-type="float" office:value="389726" calcext:value-type="float">
            <text:p>389726</text:p>
          </table:table-cell>
        </table:table-row>
        <table:table-row table:style-name="ro1">
          <table:table-cell table:formula="of:=[.B84]" office:value-type="float" office:value="61432" calcext:value-type="float">
            <text:p>61432</text:p>
          </table:table-cell>
          <table:table-cell table:formula="of:=[.C84]" office:value-type="float" office:value="23119" calcext:value-type="float">
            <text:p>23119</text:p>
          </table:table-cell>
          <table:table-cell table:formula="of:=[.D84]" office:value-type="float" office:value="56268" calcext:value-type="float">
            <text:p>56268</text:p>
          </table:table-cell>
          <table:table-cell table:formula="of:=[.E84]" office:value-type="float" office:value="46339" calcext:value-type="float">
            <text:p>46339</text:p>
          </table:table-cell>
          <table:table-cell table:formula="of:=[.F84]" office:value-type="float" office:value="40862" calcext:value-type="float">
            <text:p>40862</text:p>
          </table:table-cell>
          <table:table-cell table:formula="of:=[.G84]" office:value-type="float" office:value="81152" calcext:value-type="float">
            <text:p>81152</text:p>
          </table:table-cell>
          <table:table-cell table:formula="of:=[.H84]+[.A84]" office:value-type="float" office:value="30342" calcext:value-type="float">
            <text:p>30342</text:p>
          </table:table-cell>
          <table:table-cell table:formula="of:=[.I84]" office:value-type="float" office:value="50212" calcext:value-type="float">
            <text:p>50212</text:p>
          </table:table-cell>
          <table:table-cell table:formula="of:=[.A84]" office:value-type="float" office:value="14141" calcext:value-type="float">
            <text:p>14141</text:p>
          </table:table-cell>
          <table:table-cell office:value-type="float" office:value="81" calcext:value-type="float">
            <text:p>81</text:p>
          </table:table-cell>
          <table:table-cell table:formula="of:=SUM([.A85:.I85])" office:value-type="float" office:value="403867" calcext:value-type="float">
            <text:p>403867</text:p>
          </table:table-cell>
        </table:table-row>
        <table:table-row table:style-name="ro1">
          <table:table-cell table:formula="of:=[.B85]" office:value-type="float" office:value="23119" calcext:value-type="float">
            <text:p>23119</text:p>
          </table:table-cell>
          <table:table-cell table:formula="of:=[.C85]" office:value-type="float" office:value="56268" calcext:value-type="float">
            <text:p>56268</text:p>
          </table:table-cell>
          <table:table-cell table:formula="of:=[.D85]" office:value-type="float" office:value="46339" calcext:value-type="float">
            <text:p>46339</text:p>
          </table:table-cell>
          <table:table-cell table:formula="of:=[.E85]" office:value-type="float" office:value="40862" calcext:value-type="float">
            <text:p>40862</text:p>
          </table:table-cell>
          <table:table-cell table:formula="of:=[.F85]" office:value-type="float" office:value="81152" calcext:value-type="float">
            <text:p>81152</text:p>
          </table:table-cell>
          <table:table-cell table:formula="of:=[.G85]" office:value-type="float" office:value="30342" calcext:value-type="float">
            <text:p>30342</text:p>
          </table:table-cell>
          <table:table-cell table:formula="of:=[.H85]+[.A85]" office:value-type="float" office:value="111644" calcext:value-type="float">
            <text:p>111644</text:p>
          </table:table-cell>
          <table:table-cell table:formula="of:=[.I85]" office:value-type="float" office:value="14141" calcext:value-type="float">
            <text:p>14141</text:p>
          </table:table-cell>
          <table:table-cell table:formula="of:=[.A85]" office:value-type="float" office:value="61432" calcext:value-type="float">
            <text:p>61432</text:p>
          </table:table-cell>
          <table:table-cell office:value-type="float" office:value="82" calcext:value-type="float">
            <text:p>82</text:p>
          </table:table-cell>
          <table:table-cell table:formula="of:=SUM([.A86:.I86])" office:value-type="float" office:value="465299" calcext:value-type="float">
            <text:p>465299</text:p>
          </table:table-cell>
        </table:table-row>
        <table:table-row table:style-name="ro1">
          <table:table-cell table:formula="of:=[.B86]" office:value-type="float" office:value="56268" calcext:value-type="float">
            <text:p>56268</text:p>
          </table:table-cell>
          <table:table-cell table:formula="of:=[.C86]" office:value-type="float" office:value="46339" calcext:value-type="float">
            <text:p>46339</text:p>
          </table:table-cell>
          <table:table-cell table:formula="of:=[.D86]" office:value-type="float" office:value="40862" calcext:value-type="float">
            <text:p>40862</text:p>
          </table:table-cell>
          <table:table-cell table:formula="of:=[.E86]" office:value-type="float" office:value="81152" calcext:value-type="float">
            <text:p>81152</text:p>
          </table:table-cell>
          <table:table-cell table:formula="of:=[.F86]" office:value-type="float" office:value="30342" calcext:value-type="float">
            <text:p>30342</text:p>
          </table:table-cell>
          <table:table-cell table:formula="of:=[.G86]" office:value-type="float" office:value="111644" calcext:value-type="float">
            <text:p>111644</text:p>
          </table:table-cell>
          <table:table-cell table:formula="of:=[.H86]+[.A86]" office:value-type="float" office:value="37260" calcext:value-type="float">
            <text:p>37260</text:p>
          </table:table-cell>
          <table:table-cell table:formula="of:=[.I86]" office:value-type="float" office:value="61432" calcext:value-type="float">
            <text:p>61432</text:p>
          </table:table-cell>
          <table:table-cell table:formula="of:=[.A86]" office:value-type="float" office:value="23119" calcext:value-type="float">
            <text:p>23119</text:p>
          </table:table-cell>
          <table:table-cell office:value-type="float" office:value="83" calcext:value-type="float">
            <text:p>83</text:p>
          </table:table-cell>
          <table:table-cell table:formula="of:=SUM([.A87:.I87])" office:value-type="float" office:value="488418" calcext:value-type="float">
            <text:p>488418</text:p>
          </table:table-cell>
        </table:table-row>
        <table:table-row table:style-name="ro1">
          <table:table-cell table:formula="of:=[.B87]" office:value-type="float" office:value="46339" calcext:value-type="float">
            <text:p>46339</text:p>
          </table:table-cell>
          <table:table-cell table:formula="of:=[.C87]" office:value-type="float" office:value="40862" calcext:value-type="float">
            <text:p>40862</text:p>
          </table:table-cell>
          <table:table-cell table:formula="of:=[.D87]" office:value-type="float" office:value="81152" calcext:value-type="float">
            <text:p>81152</text:p>
          </table:table-cell>
          <table:table-cell table:formula="of:=[.E87]" office:value-type="float" office:value="30342" calcext:value-type="float">
            <text:p>30342</text:p>
          </table:table-cell>
          <table:table-cell table:formula="of:=[.F87]" office:value-type="float" office:value="111644" calcext:value-type="float">
            <text:p>111644</text:p>
          </table:table-cell>
          <table:table-cell table:formula="of:=[.G87]" office:value-type="float" office:value="37260" calcext:value-type="float">
            <text:p>37260</text:p>
          </table:table-cell>
          <table:table-cell table:formula="of:=[.H87]+[.A87]" office:value-type="float" office:value="117700" calcext:value-type="float">
            <text:p>117700</text:p>
          </table:table-cell>
          <table:table-cell table:formula="of:=[.I87]" office:value-type="float" office:value="23119" calcext:value-type="float">
            <text:p>23119</text:p>
          </table:table-cell>
          <table:table-cell table:formula="of:=[.A87]" office:value-type="float" office:value="56268" calcext:value-type="float">
            <text:p>56268</text:p>
          </table:table-cell>
          <table:table-cell office:value-type="float" office:value="84" calcext:value-type="float">
            <text:p>84</text:p>
          </table:table-cell>
          <table:table-cell table:formula="of:=SUM([.A88:.I88])" office:value-type="float" office:value="544686" calcext:value-type="float">
            <text:p>544686</text:p>
          </table:table-cell>
        </table:table-row>
        <table:table-row table:style-name="ro1">
          <table:table-cell table:formula="of:=[.B88]" office:value-type="float" office:value="40862" calcext:value-type="float">
            <text:p>40862</text:p>
          </table:table-cell>
          <table:table-cell table:formula="of:=[.C88]" office:value-type="float" office:value="81152" calcext:value-type="float">
            <text:p>81152</text:p>
          </table:table-cell>
          <table:table-cell table:formula="of:=[.D88]" office:value-type="float" office:value="30342" calcext:value-type="float">
            <text:p>30342</text:p>
          </table:table-cell>
          <table:table-cell table:formula="of:=[.E88]" office:value-type="float" office:value="111644" calcext:value-type="float">
            <text:p>111644</text:p>
          </table:table-cell>
          <table:table-cell table:formula="of:=[.F88]" office:value-type="float" office:value="37260" calcext:value-type="float">
            <text:p>37260</text:p>
          </table:table-cell>
          <table:table-cell table:formula="of:=[.G88]" office:value-type="float" office:value="117700" calcext:value-type="float">
            <text:p>117700</text:p>
          </table:table-cell>
          <table:table-cell table:formula="of:=[.H88]+[.A88]" office:value-type="float" office:value="69458" calcext:value-type="float">
            <text:p>69458</text:p>
          </table:table-cell>
          <table:table-cell table:formula="of:=[.I88]" office:value-type="float" office:value="56268" calcext:value-type="float">
            <text:p>56268</text:p>
          </table:table-cell>
          <table:table-cell table:formula="of:=[.A88]" office:value-type="float" office:value="46339" calcext:value-type="float">
            <text:p>46339</text:p>
          </table:table-cell>
          <table:table-cell office:value-type="float" office:value="85" calcext:value-type="float">
            <text:p>85</text:p>
          </table:table-cell>
          <table:table-cell table:formula="of:=SUM([.A89:.I89])" office:value-type="float" office:value="591025" calcext:value-type="float">
            <text:p>591025</text:p>
          </table:table-cell>
        </table:table-row>
        <table:table-row table:style-name="ro1">
          <table:table-cell table:formula="of:=[.B89]" office:value-type="float" office:value="81152" calcext:value-type="float">
            <text:p>81152</text:p>
          </table:table-cell>
          <table:table-cell table:formula="of:=[.C89]" office:value-type="float" office:value="30342" calcext:value-type="float">
            <text:p>30342</text:p>
          </table:table-cell>
          <table:table-cell table:formula="of:=[.D89]" office:value-type="float" office:value="111644" calcext:value-type="float">
            <text:p>111644</text:p>
          </table:table-cell>
          <table:table-cell table:formula="of:=[.E89]" office:value-type="float" office:value="37260" calcext:value-type="float">
            <text:p>37260</text:p>
          </table:table-cell>
          <table:table-cell table:formula="of:=[.F89]" office:value-type="float" office:value="117700" calcext:value-type="float">
            <text:p>117700</text:p>
          </table:table-cell>
          <table:table-cell table:formula="of:=[.G89]" office:value-type="float" office:value="69458" calcext:value-type="float">
            <text:p>69458</text:p>
          </table:table-cell>
          <table:table-cell table:formula="of:=[.H89]+[.A89]" office:value-type="float" office:value="97130" calcext:value-type="float">
            <text:p>97130</text:p>
          </table:table-cell>
          <table:table-cell table:formula="of:=[.I89]" office:value-type="float" office:value="46339" calcext:value-type="float">
            <text:p>46339</text:p>
          </table:table-cell>
          <table:table-cell table:formula="of:=[.A89]" office:value-type="float" office:value="40862" calcext:value-type="float">
            <text:p>40862</text:p>
          </table:table-cell>
          <table:table-cell office:value-type="float" office:value="86" calcext:value-type="float">
            <text:p>86</text:p>
          </table:table-cell>
          <table:table-cell table:formula="of:=SUM([.A90:.I90])" office:value-type="float" office:value="631887" calcext:value-type="float">
            <text:p>631887</text:p>
          </table:table-cell>
        </table:table-row>
        <table:table-row table:style-name="ro1">
          <table:table-cell table:formula="of:=[.B90]" office:value-type="float" office:value="30342" calcext:value-type="float">
            <text:p>30342</text:p>
          </table:table-cell>
          <table:table-cell table:formula="of:=[.C90]" office:value-type="float" office:value="111644" calcext:value-type="float">
            <text:p>111644</text:p>
          </table:table-cell>
          <table:table-cell table:formula="of:=[.D90]" office:value-type="float" office:value="37260" calcext:value-type="float">
            <text:p>37260</text:p>
          </table:table-cell>
          <table:table-cell table:formula="of:=[.E90]" office:value-type="float" office:value="117700" calcext:value-type="float">
            <text:p>117700</text:p>
          </table:table-cell>
          <table:table-cell table:formula="of:=[.F90]" office:value-type="float" office:value="69458" calcext:value-type="float">
            <text:p>69458</text:p>
          </table:table-cell>
          <table:table-cell table:formula="of:=[.G90]" office:value-type="float" office:value="97130" calcext:value-type="float">
            <text:p>97130</text:p>
          </table:table-cell>
          <table:table-cell table:formula="of:=[.H90]+[.A90]" office:value-type="float" office:value="127491" calcext:value-type="float">
            <text:p>127491</text:p>
          </table:table-cell>
          <table:table-cell table:formula="of:=[.I90]" office:value-type="float" office:value="40862" calcext:value-type="float">
            <text:p>40862</text:p>
          </table:table-cell>
          <table:table-cell table:formula="of:=[.A90]" office:value-type="float" office:value="81152" calcext:value-type="float">
            <text:p>81152</text:p>
          </table:table-cell>
          <table:table-cell office:value-type="float" office:value="87" calcext:value-type="float">
            <text:p>87</text:p>
          </table:table-cell>
          <table:table-cell table:formula="of:=SUM([.A91:.I91])" office:value-type="float" office:value="713039" calcext:value-type="float">
            <text:p>713039</text:p>
          </table:table-cell>
        </table:table-row>
        <table:table-row table:style-name="ro1">
          <table:table-cell table:formula="of:=[.B91]" office:value-type="float" office:value="111644" calcext:value-type="float">
            <text:p>111644</text:p>
          </table:table-cell>
          <table:table-cell table:formula="of:=[.C91]" office:value-type="float" office:value="37260" calcext:value-type="float">
            <text:p>37260</text:p>
          </table:table-cell>
          <table:table-cell table:formula="of:=[.D91]" office:value-type="float" office:value="117700" calcext:value-type="float">
            <text:p>117700</text:p>
          </table:table-cell>
          <table:table-cell table:formula="of:=[.E91]" office:value-type="float" office:value="69458" calcext:value-type="float">
            <text:p>69458</text:p>
          </table:table-cell>
          <table:table-cell table:formula="of:=[.F91]" office:value-type="float" office:value="97130" calcext:value-type="float">
            <text:p>97130</text:p>
          </table:table-cell>
          <table:table-cell table:formula="of:=[.G91]" office:value-type="float" office:value="127491" calcext:value-type="float">
            <text:p>127491</text:p>
          </table:table-cell>
          <table:table-cell table:formula="of:=[.H91]+[.A91]" office:value-type="float" office:value="71204" calcext:value-type="float">
            <text:p>71204</text:p>
          </table:table-cell>
          <table:table-cell table:formula="of:=[.I91]" office:value-type="float" office:value="81152" calcext:value-type="float">
            <text:p>81152</text:p>
          </table:table-cell>
          <table:table-cell table:formula="of:=[.A91]" office:value-type="float" office:value="30342" calcext:value-type="float">
            <text:p>30342</text:p>
          </table:table-cell>
          <table:table-cell office:value-type="float" office:value="88" calcext:value-type="float">
            <text:p>88</text:p>
          </table:table-cell>
          <table:table-cell table:formula="of:=SUM([.A92:.I92])" office:value-type="float" office:value="743381" calcext:value-type="float">
            <text:p>743381</text:p>
          </table:table-cell>
        </table:table-row>
        <table:table-row table:style-name="ro1">
          <table:table-cell table:formula="of:=[.B92]" office:value-type="float" office:value="37260" calcext:value-type="float">
            <text:p>37260</text:p>
          </table:table-cell>
          <table:table-cell table:formula="of:=[.C92]" office:value-type="float" office:value="117700" calcext:value-type="float">
            <text:p>117700</text:p>
          </table:table-cell>
          <table:table-cell table:formula="of:=[.D92]" office:value-type="float" office:value="69458" calcext:value-type="float">
            <text:p>69458</text:p>
          </table:table-cell>
          <table:table-cell table:formula="of:=[.E92]" office:value-type="float" office:value="97130" calcext:value-type="float">
            <text:p>97130</text:p>
          </table:table-cell>
          <table:table-cell table:formula="of:=[.F92]" office:value-type="float" office:value="127491" calcext:value-type="float">
            <text:p>127491</text:p>
          </table:table-cell>
          <table:table-cell table:formula="of:=[.G92]" office:value-type="float" office:value="71204" calcext:value-type="float">
            <text:p>71204</text:p>
          </table:table-cell>
          <table:table-cell table:formula="of:=[.H92]+[.A92]" office:value-type="float" office:value="192796" calcext:value-type="float">
            <text:p>192796</text:p>
          </table:table-cell>
          <table:table-cell table:formula="of:=[.I92]" office:value-type="float" office:value="30342" calcext:value-type="float">
            <text:p>30342</text:p>
          </table:table-cell>
          <table:table-cell table:formula="of:=[.A92]" office:value-type="float" office:value="111644" calcext:value-type="float">
            <text:p>111644</text:p>
          </table:table-cell>
          <table:table-cell office:value-type="float" office:value="89" calcext:value-type="float">
            <text:p>89</text:p>
          </table:table-cell>
          <table:table-cell table:formula="of:=SUM([.A93:.I93])" office:value-type="float" office:value="855025" calcext:value-type="float">
            <text:p>855025</text:p>
          </table:table-cell>
        </table:table-row>
        <table:table-row table:style-name="ro1">
          <table:table-cell table:formula="of:=[.B93]" office:value-type="float" office:value="117700" calcext:value-type="float">
            <text:p>117700</text:p>
          </table:table-cell>
          <table:table-cell table:formula="of:=[.C93]" office:value-type="float" office:value="69458" calcext:value-type="float">
            <text:p>69458</text:p>
          </table:table-cell>
          <table:table-cell table:formula="of:=[.D93]" office:value-type="float" office:value="97130" calcext:value-type="float">
            <text:p>97130</text:p>
          </table:table-cell>
          <table:table-cell table:formula="of:=[.E93]" office:value-type="float" office:value="127491" calcext:value-type="float">
            <text:p>127491</text:p>
          </table:table-cell>
          <table:table-cell table:formula="of:=[.F93]" office:value-type="float" office:value="71204" calcext:value-type="float">
            <text:p>71204</text:p>
          </table:table-cell>
          <table:table-cell table:formula="of:=[.G93]" office:value-type="float" office:value="192796" calcext:value-type="float">
            <text:p>192796</text:p>
          </table:table-cell>
          <table:table-cell table:formula="of:=[.H93]+[.A93]" office:value-type="float" office:value="67602" calcext:value-type="float">
            <text:p>67602</text:p>
          </table:table-cell>
          <table:table-cell table:formula="of:=[.I93]" office:value-type="float" office:value="111644" calcext:value-type="float">
            <text:p>111644</text:p>
          </table:table-cell>
          <table:table-cell table:formula="of:=[.A93]" office:value-type="float" office:value="37260" calcext:value-type="float">
            <text:p>37260</text:p>
          </table:table-cell>
          <table:table-cell office:value-type="float" office:value="90" calcext:value-type="float">
            <text:p>90</text:p>
          </table:table-cell>
          <table:table-cell table:formula="of:=SUM([.A94:.I94])" office:value-type="float" office:value="892285" calcext:value-type="float">
            <text:p>892285</text:p>
          </table:table-cell>
        </table:table-row>
        <table:table-row table:style-name="ro1">
          <table:table-cell table:formula="of:=[.B94]" office:value-type="float" office:value="69458" calcext:value-type="float">
            <text:p>69458</text:p>
          </table:table-cell>
          <table:table-cell table:formula="of:=[.C94]" office:value-type="float" office:value="97130" calcext:value-type="float">
            <text:p>97130</text:p>
          </table:table-cell>
          <table:table-cell table:formula="of:=[.D94]" office:value-type="float" office:value="127491" calcext:value-type="float">
            <text:p>127491</text:p>
          </table:table-cell>
          <table:table-cell table:formula="of:=[.E94]" office:value-type="float" office:value="71204" calcext:value-type="float">
            <text:p>71204</text:p>
          </table:table-cell>
          <table:table-cell table:formula="of:=[.F94]" office:value-type="float" office:value="192796" calcext:value-type="float">
            <text:p>192796</text:p>
          </table:table-cell>
          <table:table-cell table:formula="of:=[.G94]" office:value-type="float" office:value="67602" calcext:value-type="float">
            <text:p>67602</text:p>
          </table:table-cell>
          <table:table-cell table:formula="of:=[.H94]+[.A94]" office:value-type="float" office:value="229344" calcext:value-type="float">
            <text:p>229344</text:p>
          </table:table-cell>
          <table:table-cell table:formula="of:=[.I94]" office:value-type="float" office:value="37260" calcext:value-type="float">
            <text:p>37260</text:p>
          </table:table-cell>
          <table:table-cell table:formula="of:=[.A94]" office:value-type="float" office:value="117700" calcext:value-type="float">
            <text:p>117700</text:p>
          </table:table-cell>
          <table:table-cell office:value-type="float" office:value="91" calcext:value-type="float">
            <text:p>91</text:p>
          </table:table-cell>
          <table:table-cell table:formula="of:=SUM([.A95:.I95])" office:value-type="float" office:value="1009985" calcext:value-type="float">
            <text:p>1009985</text:p>
          </table:table-cell>
        </table:table-row>
        <table:table-row table:style-name="ro1">
          <table:table-cell table:formula="of:=[.B95]" office:value-type="float" office:value="97130" calcext:value-type="float">
            <text:p>97130</text:p>
          </table:table-cell>
          <table:table-cell table:formula="of:=[.C95]" office:value-type="float" office:value="127491" calcext:value-type="float">
            <text:p>127491</text:p>
          </table:table-cell>
          <table:table-cell table:formula="of:=[.D95]" office:value-type="float" office:value="71204" calcext:value-type="float">
            <text:p>71204</text:p>
          </table:table-cell>
          <table:table-cell table:formula="of:=[.E95]" office:value-type="float" office:value="192796" calcext:value-type="float">
            <text:p>192796</text:p>
          </table:table-cell>
          <table:table-cell table:formula="of:=[.F95]" office:value-type="float" office:value="67602" calcext:value-type="float">
            <text:p>67602</text:p>
          </table:table-cell>
          <table:table-cell table:formula="of:=[.G95]" office:value-type="float" office:value="229344" calcext:value-type="float">
            <text:p>229344</text:p>
          </table:table-cell>
          <table:table-cell table:formula="of:=[.H95]+[.A95]" office:value-type="float" office:value="106718" calcext:value-type="float">
            <text:p>106718</text:p>
          </table:table-cell>
          <table:table-cell table:formula="of:=[.I95]" office:value-type="float" office:value="117700" calcext:value-type="float">
            <text:p>117700</text:p>
          </table:table-cell>
          <table:table-cell table:formula="of:=[.A95]" office:value-type="float" office:value="69458" calcext:value-type="float">
            <text:p>69458</text:p>
          </table:table-cell>
          <table:table-cell office:value-type="float" office:value="92" calcext:value-type="float">
            <text:p>92</text:p>
          </table:table-cell>
          <table:table-cell table:formula="of:=SUM([.A96:.I96])" office:value-type="float" office:value="1079443" calcext:value-type="float">
            <text:p>1079443</text:p>
          </table:table-cell>
        </table:table-row>
        <table:table-row table:style-name="ro1">
          <table:table-cell table:formula="of:=[.B96]" office:value-type="float" office:value="127491" calcext:value-type="float">
            <text:p>127491</text:p>
          </table:table-cell>
          <table:table-cell table:formula="of:=[.C96]" office:value-type="float" office:value="71204" calcext:value-type="float">
            <text:p>71204</text:p>
          </table:table-cell>
          <table:table-cell table:formula="of:=[.D96]" office:value-type="float" office:value="192796" calcext:value-type="float">
            <text:p>192796</text:p>
          </table:table-cell>
          <table:table-cell table:formula="of:=[.E96]" office:value-type="float" office:value="67602" calcext:value-type="float">
            <text:p>67602</text:p>
          </table:table-cell>
          <table:table-cell table:formula="of:=[.F96]" office:value-type="float" office:value="229344" calcext:value-type="float">
            <text:p>229344</text:p>
          </table:table-cell>
          <table:table-cell table:formula="of:=[.G96]" office:value-type="float" office:value="106718" calcext:value-type="float">
            <text:p>106718</text:p>
          </table:table-cell>
          <table:table-cell table:formula="of:=[.H96]+[.A96]" office:value-type="float" office:value="214830" calcext:value-type="float">
            <text:p>214830</text:p>
          </table:table-cell>
          <table:table-cell table:formula="of:=[.I96]" office:value-type="float" office:value="69458" calcext:value-type="float">
            <text:p>69458</text:p>
          </table:table-cell>
          <table:table-cell table:formula="of:=[.A96]" office:value-type="float" office:value="97130" calcext:value-type="float">
            <text:p>97130</text:p>
          </table:table-cell>
          <table:table-cell office:value-type="float" office:value="93" calcext:value-type="float">
            <text:p>93</text:p>
          </table:table-cell>
          <table:table-cell table:formula="of:=SUM([.A97:.I97])" office:value-type="float" office:value="1176573" calcext:value-type="float">
            <text:p>1176573</text:p>
          </table:table-cell>
        </table:table-row>
        <table:table-row table:style-name="ro1">
          <table:table-cell table:formula="of:=[.B97]" office:value-type="float" office:value="71204" calcext:value-type="float">
            <text:p>71204</text:p>
          </table:table-cell>
          <table:table-cell table:formula="of:=[.C97]" office:value-type="float" office:value="192796" calcext:value-type="float">
            <text:p>192796</text:p>
          </table:table-cell>
          <table:table-cell table:formula="of:=[.D97]" office:value-type="float" office:value="67602" calcext:value-type="float">
            <text:p>67602</text:p>
          </table:table-cell>
          <table:table-cell table:formula="of:=[.E97]" office:value-type="float" office:value="229344" calcext:value-type="float">
            <text:p>229344</text:p>
          </table:table-cell>
          <table:table-cell table:formula="of:=[.F97]" office:value-type="float" office:value="106718" calcext:value-type="float">
            <text:p>106718</text:p>
          </table:table-cell>
          <table:table-cell table:formula="of:=[.G97]" office:value-type="float" office:value="214830" calcext:value-type="float">
            <text:p>214830</text:p>
          </table:table-cell>
          <table:table-cell table:formula="of:=[.H97]+[.A97]" office:value-type="float" office:value="196949" calcext:value-type="float">
            <text:p>196949</text:p>
          </table:table-cell>
          <table:table-cell table:formula="of:=[.I97]" office:value-type="float" office:value="97130" calcext:value-type="float">
            <text:p>97130</text:p>
          </table:table-cell>
          <table:table-cell table:formula="of:=[.A97]" office:value-type="float" office:value="127491" calcext:value-type="float">
            <text:p>127491</text:p>
          </table:table-cell>
          <table:table-cell office:value-type="float" office:value="94" calcext:value-type="float">
            <text:p>94</text:p>
          </table:table-cell>
          <table:table-cell table:formula="of:=SUM([.A98:.I98])" office:value-type="float" office:value="1304064" calcext:value-type="float">
            <text:p>1304064</text:p>
          </table:table-cell>
        </table:table-row>
        <table:table-row table:style-name="ro1">
          <table:table-cell table:formula="of:=[.B98]" office:value-type="float" office:value="192796" calcext:value-type="float">
            <text:p>192796</text:p>
          </table:table-cell>
          <table:table-cell table:formula="of:=[.C98]" office:value-type="float" office:value="67602" calcext:value-type="float">
            <text:p>67602</text:p>
          </table:table-cell>
          <table:table-cell table:formula="of:=[.D98]" office:value-type="float" office:value="229344" calcext:value-type="float">
            <text:p>229344</text:p>
          </table:table-cell>
          <table:table-cell table:formula="of:=[.E98]" office:value-type="float" office:value="106718" calcext:value-type="float">
            <text:p>106718</text:p>
          </table:table-cell>
          <table:table-cell table:formula="of:=[.F98]" office:value-type="float" office:value="214830" calcext:value-type="float">
            <text:p>214830</text:p>
          </table:table-cell>
          <table:table-cell table:formula="of:=[.G98]" office:value-type="float" office:value="196949" calcext:value-type="float">
            <text:p>196949</text:p>
          </table:table-cell>
          <table:table-cell table:formula="of:=[.H98]+[.A98]" office:value-type="float" office:value="168334" calcext:value-type="float">
            <text:p>168334</text:p>
          </table:table-cell>
          <table:table-cell table:formula="of:=[.I98]" office:value-type="float" office:value="127491" calcext:value-type="float">
            <text:p>127491</text:p>
          </table:table-cell>
          <table:table-cell table:formula="of:=[.A98]" office:value-type="float" office:value="71204" calcext:value-type="float">
            <text:p>71204</text:p>
          </table:table-cell>
          <table:table-cell office:value-type="float" office:value="95" calcext:value-type="float">
            <text:p>95</text:p>
          </table:table-cell>
          <table:table-cell table:formula="of:=SUM([.A99:.I99])" office:value-type="float" office:value="1375268" calcext:value-type="float">
            <text:p>1375268</text:p>
          </table:table-cell>
        </table:table-row>
        <table:table-row table:style-name="ro1">
          <table:table-cell table:formula="of:=[.B99]" office:value-type="float" office:value="67602" calcext:value-type="float">
            <text:p>67602</text:p>
          </table:table-cell>
          <table:table-cell table:formula="of:=[.C99]" office:value-type="float" office:value="229344" calcext:value-type="float">
            <text:p>229344</text:p>
          </table:table-cell>
          <table:table-cell table:formula="of:=[.D99]" office:value-type="float" office:value="106718" calcext:value-type="float">
            <text:p>106718</text:p>
          </table:table-cell>
          <table:table-cell table:formula="of:=[.E99]" office:value-type="float" office:value="214830" calcext:value-type="float">
            <text:p>214830</text:p>
          </table:table-cell>
          <table:table-cell table:formula="of:=[.F99]" office:value-type="float" office:value="196949" calcext:value-type="float">
            <text:p>196949</text:p>
          </table:table-cell>
          <table:table-cell table:formula="of:=[.G99]" office:value-type="float" office:value="168334" calcext:value-type="float">
            <text:p>168334</text:p>
          </table:table-cell>
          <table:table-cell table:formula="of:=[.H99]+[.A99]" office:value-type="float" office:value="320287" calcext:value-type="float">
            <text:p>320287</text:p>
          </table:table-cell>
          <table:table-cell table:formula="of:=[.I99]" office:value-type="float" office:value="71204" calcext:value-type="float">
            <text:p>71204</text:p>
          </table:table-cell>
          <table:table-cell table:formula="of:=[.A99]" office:value-type="float" office:value="192796" calcext:value-type="float">
            <text:p>192796</text:p>
          </table:table-cell>
          <table:table-cell office:value-type="float" office:value="96" calcext:value-type="float">
            <text:p>96</text:p>
          </table:table-cell>
          <table:table-cell table:formula="of:=SUM([.A100:.I100])" office:value-type="float" office:value="1568064" calcext:value-type="float">
            <text:p>1568064</text:p>
          </table:table-cell>
        </table:table-row>
        <table:table-row table:style-name="ro1">
          <table:table-cell table:formula="of:=[.B100]" office:value-type="float" office:value="229344" calcext:value-type="float">
            <text:p>229344</text:p>
          </table:table-cell>
          <table:table-cell table:formula="of:=[.C100]" office:value-type="float" office:value="106718" calcext:value-type="float">
            <text:p>106718</text:p>
          </table:table-cell>
          <table:table-cell table:formula="of:=[.D100]" office:value-type="float" office:value="214830" calcext:value-type="float">
            <text:p>214830</text:p>
          </table:table-cell>
          <table:table-cell table:formula="of:=[.E100]" office:value-type="float" office:value="196949" calcext:value-type="float">
            <text:p>196949</text:p>
          </table:table-cell>
          <table:table-cell table:formula="of:=[.F100]" office:value-type="float" office:value="168334" calcext:value-type="float">
            <text:p>168334</text:p>
          </table:table-cell>
          <table:table-cell table:formula="of:=[.G100]" office:value-type="float" office:value="320287" calcext:value-type="float">
            <text:p>320287</text:p>
          </table:table-cell>
          <table:table-cell table:formula="of:=[.H100]+[.A100]" office:value-type="float" office:value="138806" calcext:value-type="float">
            <text:p>138806</text:p>
          </table:table-cell>
          <table:table-cell table:formula="of:=[.I100]" office:value-type="float" office:value="192796" calcext:value-type="float">
            <text:p>192796</text:p>
          </table:table-cell>
          <table:table-cell table:formula="of:=[.A100]" office:value-type="float" office:value="67602" calcext:value-type="float">
            <text:p>67602</text:p>
          </table:table-cell>
          <table:table-cell office:value-type="float" office:value="97" calcext:value-type="float">
            <text:p>97</text:p>
          </table:table-cell>
          <table:table-cell table:formula="of:=SUM([.A101:.I101])" office:value-type="float" office:value="1635666" calcext:value-type="float">
            <text:p>1635666</text:p>
          </table:table-cell>
        </table:table-row>
        <table:table-row table:style-name="ro1">
          <table:table-cell table:formula="of:=[.B101]" office:value-type="float" office:value="106718" calcext:value-type="float">
            <text:p>106718</text:p>
          </table:table-cell>
          <table:table-cell table:formula="of:=[.C101]" office:value-type="float" office:value="214830" calcext:value-type="float">
            <text:p>214830</text:p>
          </table:table-cell>
          <table:table-cell table:formula="of:=[.D101]" office:value-type="float" office:value="196949" calcext:value-type="float">
            <text:p>196949</text:p>
          </table:table-cell>
          <table:table-cell table:formula="of:=[.E101]" office:value-type="float" office:value="168334" calcext:value-type="float">
            <text:p>168334</text:p>
          </table:table-cell>
          <table:table-cell table:formula="of:=[.F101]" office:value-type="float" office:value="320287" calcext:value-type="float">
            <text:p>320287</text:p>
          </table:table-cell>
          <table:table-cell table:formula="of:=[.G101]" office:value-type="float" office:value="138806" calcext:value-type="float">
            <text:p>138806</text:p>
          </table:table-cell>
          <table:table-cell table:formula="of:=[.H101]+[.A101]" office:value-type="float" office:value="422140" calcext:value-type="float">
            <text:p>422140</text:p>
          </table:table-cell>
          <table:table-cell table:formula="of:=[.I101]" office:value-type="float" office:value="67602" calcext:value-type="float">
            <text:p>67602</text:p>
          </table:table-cell>
          <table:table-cell table:formula="of:=[.A101]" office:value-type="float" office:value="229344" calcext:value-type="float">
            <text:p>229344</text:p>
          </table:table-cell>
          <table:table-cell office:value-type="float" office:value="98" calcext:value-type="float">
            <text:p>98</text:p>
          </table:table-cell>
          <table:table-cell table:formula="of:=SUM([.A102:.I102])" office:value-type="float" office:value="1865010" calcext:value-type="float">
            <text:p>1865010</text:p>
          </table:table-cell>
        </table:table-row>
        <table:table-row table:style-name="ro1">
          <table:table-cell table:formula="of:=[.B102]" office:value-type="float" office:value="214830" calcext:value-type="float">
            <text:p>214830</text:p>
          </table:table-cell>
          <table:table-cell table:formula="of:=[.C102]" office:value-type="float" office:value="196949" calcext:value-type="float">
            <text:p>196949</text:p>
          </table:table-cell>
          <table:table-cell table:formula="of:=[.D102]" office:value-type="float" office:value="168334" calcext:value-type="float">
            <text:p>168334</text:p>
          </table:table-cell>
          <table:table-cell table:formula="of:=[.E102]" office:value-type="float" office:value="320287" calcext:value-type="float">
            <text:p>320287</text:p>
          </table:table-cell>
          <table:table-cell table:formula="of:=[.F102]" office:value-type="float" office:value="138806" calcext:value-type="float">
            <text:p>138806</text:p>
          </table:table-cell>
          <table:table-cell table:formula="of:=[.G102]" office:value-type="float" office:value="422140" calcext:value-type="float">
            <text:p>422140</text:p>
          </table:table-cell>
          <table:table-cell table:formula="of:=[.H102]+[.A102]" office:value-type="float" office:value="174320" calcext:value-type="float">
            <text:p>174320</text:p>
          </table:table-cell>
          <table:table-cell table:formula="of:=[.I102]" office:value-type="float" office:value="229344" calcext:value-type="float">
            <text:p>229344</text:p>
          </table:table-cell>
          <table:table-cell table:formula="of:=[.A102]" office:value-type="float" office:value="106718" calcext:value-type="float">
            <text:p>106718</text:p>
          </table:table-cell>
          <table:table-cell office:value-type="float" office:value="99" calcext:value-type="float">
            <text:p>99</text:p>
          </table:table-cell>
          <table:table-cell table:formula="of:=SUM([.A103:.I103])" office:value-type="float" office:value="1971728" calcext:value-type="float">
            <text:p>1971728</text:p>
          </table:table-cell>
        </table:table-row>
        <table:table-row table:style-name="ro1">
          <table:table-cell table:formula="of:=[.B103]" office:value-type="float" office:value="196949" calcext:value-type="float">
            <text:p>196949</text:p>
          </table:table-cell>
          <table:table-cell table:formula="of:=[.C103]" office:value-type="float" office:value="168334" calcext:value-type="float">
            <text:p>168334</text:p>
          </table:table-cell>
          <table:table-cell table:formula="of:=[.D103]" office:value-type="float" office:value="320287" calcext:value-type="float">
            <text:p>320287</text:p>
          </table:table-cell>
          <table:table-cell table:formula="of:=[.E103]" office:value-type="float" office:value="138806" calcext:value-type="float">
            <text:p>138806</text:p>
          </table:table-cell>
          <table:table-cell table:formula="of:=[.F103]" office:value-type="float" office:value="422140" calcext:value-type="float">
            <text:p>422140</text:p>
          </table:table-cell>
          <table:table-cell table:formula="of:=[.G103]" office:value-type="float" office:value="174320" calcext:value-type="float">
            <text:p>174320</text:p>
          </table:table-cell>
          <table:table-cell table:formula="of:=[.H103]+[.A103]" office:value-type="float" office:value="444174" calcext:value-type="float">
            <text:p>444174</text:p>
          </table:table-cell>
          <table:table-cell table:formula="of:=[.I103]" office:value-type="float" office:value="106718" calcext:value-type="float">
            <text:p>106718</text:p>
          </table:table-cell>
          <table:table-cell table:formula="of:=[.A103]" office:value-type="float" office:value="214830" calcext:value-type="float">
            <text:p>214830</text:p>
          </table:table-cell>
          <table:table-cell office:value-type="float" office:value="100" calcext:value-type="float">
            <text:p>100</text:p>
          </table:table-cell>
          <table:table-cell table:formula="of:=SUM([.A104:.I104])" office:value-type="float" office:value="2186558" calcext:value-type="float">
            <text:p>2186558</text:p>
          </table:table-cell>
        </table:table-row>
        <table:table-row table:style-name="ro1">
          <table:table-cell table:formula="of:=[.B104]" office:value-type="float" office:value="168334" calcext:value-type="float">
            <text:p>168334</text:p>
          </table:table-cell>
          <table:table-cell table:formula="of:=[.C104]" office:value-type="float" office:value="320287" calcext:value-type="float">
            <text:p>320287</text:p>
          </table:table-cell>
          <table:table-cell table:formula="of:=[.D104]" office:value-type="float" office:value="138806" calcext:value-type="float">
            <text:p>138806</text:p>
          </table:table-cell>
          <table:table-cell table:formula="of:=[.E104]" office:value-type="float" office:value="422140" calcext:value-type="float">
            <text:p>422140</text:p>
          </table:table-cell>
          <table:table-cell table:formula="of:=[.F104]" office:value-type="float" office:value="174320" calcext:value-type="float">
            <text:p>174320</text:p>
          </table:table-cell>
          <table:table-cell table:formula="of:=[.G104]" office:value-type="float" office:value="444174" calcext:value-type="float">
            <text:p>444174</text:p>
          </table:table-cell>
          <table:table-cell table:formula="of:=[.H104]+[.A104]" office:value-type="float" office:value="303667" calcext:value-type="float">
            <text:p>303667</text:p>
          </table:table-cell>
          <table:table-cell table:formula="of:=[.I104]" office:value-type="float" office:value="214830" calcext:value-type="float">
            <text:p>214830</text:p>
          </table:table-cell>
          <table:table-cell table:formula="of:=[.A104]" office:value-type="float" office:value="196949" calcext:value-type="float">
            <text:p>196949</text:p>
          </table:table-cell>
          <table:table-cell office:value-type="float" office:value="101" calcext:value-type="float">
            <text:p>101</text:p>
          </table:table-cell>
          <table:table-cell table:formula="of:=SUM([.A105:.I105])" office:value-type="float" office:value="2383507" calcext:value-type="float">
            <text:p>2383507</text:p>
          </table:table-cell>
        </table:table-row>
        <table:table-row table:style-name="ro1">
          <table:table-cell table:formula="of:=[.B105]" office:value-type="float" office:value="320287" calcext:value-type="float">
            <text:p>320287</text:p>
          </table:table-cell>
          <table:table-cell table:formula="of:=[.C105]" office:value-type="float" office:value="138806" calcext:value-type="float">
            <text:p>138806</text:p>
          </table:table-cell>
          <table:table-cell table:formula="of:=[.D105]" office:value-type="float" office:value="422140" calcext:value-type="float">
            <text:p>422140</text:p>
          </table:table-cell>
          <table:table-cell table:formula="of:=[.E105]" office:value-type="float" office:value="174320" calcext:value-type="float">
            <text:p>174320</text:p>
          </table:table-cell>
          <table:table-cell table:formula="of:=[.F105]" office:value-type="float" office:value="444174" calcext:value-type="float">
            <text:p>444174</text:p>
          </table:table-cell>
          <table:table-cell table:formula="of:=[.G105]" office:value-type="float" office:value="303667" calcext:value-type="float">
            <text:p>303667</text:p>
          </table:table-cell>
          <table:table-cell table:formula="of:=[.H105]+[.A105]" office:value-type="float" office:value="383164" calcext:value-type="float">
            <text:p>383164</text:p>
          </table:table-cell>
          <table:table-cell table:formula="of:=[.I105]" office:value-type="float" office:value="196949" calcext:value-type="float">
            <text:p>196949</text:p>
          </table:table-cell>
          <table:table-cell table:formula="of:=[.A105]" office:value-type="float" office:value="168334" calcext:value-type="float">
            <text:p>168334</text:p>
          </table:table-cell>
          <table:table-cell office:value-type="float" office:value="102" calcext:value-type="float">
            <text:p>102</text:p>
          </table:table-cell>
          <table:table-cell table:formula="of:=SUM([.A106:.I106])" office:value-type="float" office:value="2551841" calcext:value-type="float">
            <text:p>2551841</text:p>
          </table:table-cell>
        </table:table-row>
        <table:table-row table:style-name="ro1">
          <table:table-cell table:formula="of:=[.B106]" office:value-type="float" office:value="138806" calcext:value-type="float">
            <text:p>138806</text:p>
          </table:table-cell>
          <table:table-cell table:formula="of:=[.C106]" office:value-type="float" office:value="422140" calcext:value-type="float">
            <text:p>422140</text:p>
          </table:table-cell>
          <table:table-cell table:formula="of:=[.D106]" office:value-type="float" office:value="174320" calcext:value-type="float">
            <text:p>174320</text:p>
          </table:table-cell>
          <table:table-cell table:formula="of:=[.E106]" office:value-type="float" office:value="444174" calcext:value-type="float">
            <text:p>444174</text:p>
          </table:table-cell>
          <table:table-cell table:formula="of:=[.F106]" office:value-type="float" office:value="303667" calcext:value-type="float">
            <text:p>303667</text:p>
          </table:table-cell>
          <table:table-cell table:formula="of:=[.G106]" office:value-type="float" office:value="383164" calcext:value-type="float">
            <text:p>383164</text:p>
          </table:table-cell>
          <table:table-cell table:formula="of:=[.H106]+[.A106]" office:value-type="float" office:value="517236" calcext:value-type="float">
            <text:p>517236</text:p>
          </table:table-cell>
          <table:table-cell table:formula="of:=[.I106]" office:value-type="float" office:value="168334" calcext:value-type="float">
            <text:p>168334</text:p>
          </table:table-cell>
          <table:table-cell table:formula="of:=[.A106]" office:value-type="float" office:value="320287" calcext:value-type="float">
            <text:p>320287</text:p>
          </table:table-cell>
          <table:table-cell office:value-type="float" office:value="103" calcext:value-type="float">
            <text:p>103</text:p>
          </table:table-cell>
          <table:table-cell table:formula="of:=SUM([.A107:.I107])" office:value-type="float" office:value="2872128" calcext:value-type="float">
            <text:p>2872128</text:p>
          </table:table-cell>
        </table:table-row>
        <table:table-row table:style-name="ro1">
          <table:table-cell table:formula="of:=[.B107]" office:value-type="float" office:value="422140" calcext:value-type="float">
            <text:p>422140</text:p>
          </table:table-cell>
          <table:table-cell table:formula="of:=[.C107]" office:value-type="float" office:value="174320" calcext:value-type="float">
            <text:p>174320</text:p>
          </table:table-cell>
          <table:table-cell table:formula="of:=[.D107]" office:value-type="float" office:value="444174" calcext:value-type="float">
            <text:p>444174</text:p>
          </table:table-cell>
          <table:table-cell table:formula="of:=[.E107]" office:value-type="float" office:value="303667" calcext:value-type="float">
            <text:p>303667</text:p>
          </table:table-cell>
          <table:table-cell table:formula="of:=[.F107]" office:value-type="float" office:value="383164" calcext:value-type="float">
            <text:p>383164</text:p>
          </table:table-cell>
          <table:table-cell table:formula="of:=[.G107]" office:value-type="float" office:value="517236" calcext:value-type="float">
            <text:p>517236</text:p>
          </table:table-cell>
          <table:table-cell table:formula="of:=[.H107]+[.A107]" office:value-type="float" office:value="307140" calcext:value-type="float">
            <text:p>307140</text:p>
          </table:table-cell>
          <table:table-cell table:formula="of:=[.I107]" office:value-type="float" office:value="320287" calcext:value-type="float">
            <text:p>320287</text:p>
          </table:table-cell>
          <table:table-cell table:formula="of:=[.A107]" office:value-type="float" office:value="138806" calcext:value-type="float">
            <text:p>138806</text:p>
          </table:table-cell>
          <table:table-cell office:value-type="float" office:value="104" calcext:value-type="float">
            <text:p>104</text:p>
          </table:table-cell>
          <table:table-cell table:formula="of:=SUM([.A108:.I108])" office:value-type="float" office:value="3010934" calcext:value-type="float">
            <text:p>3010934</text:p>
          </table:table-cell>
        </table:table-row>
        <table:table-row table:style-name="ro1">
          <table:table-cell table:formula="of:=[.B108]" office:value-type="float" office:value="174320" calcext:value-type="float">
            <text:p>174320</text:p>
          </table:table-cell>
          <table:table-cell table:formula="of:=[.C108]" office:value-type="float" office:value="444174" calcext:value-type="float">
            <text:p>444174</text:p>
          </table:table-cell>
          <table:table-cell table:formula="of:=[.D108]" office:value-type="float" office:value="303667" calcext:value-type="float">
            <text:p>303667</text:p>
          </table:table-cell>
          <table:table-cell table:formula="of:=[.E108]" office:value-type="float" office:value="383164" calcext:value-type="float">
            <text:p>383164</text:p>
          </table:table-cell>
          <table:table-cell table:formula="of:=[.F108]" office:value-type="float" office:value="517236" calcext:value-type="float">
            <text:p>517236</text:p>
          </table:table-cell>
          <table:table-cell table:formula="of:=[.G108]" office:value-type="float" office:value="307140" calcext:value-type="float">
            <text:p>307140</text:p>
          </table:table-cell>
          <table:table-cell table:formula="of:=[.H108]+[.A108]" office:value-type="float" office:value="742427" calcext:value-type="float">
            <text:p>742427</text:p>
          </table:table-cell>
          <table:table-cell table:formula="of:=[.I108]" office:value-type="float" office:value="138806" calcext:value-type="float">
            <text:p>138806</text:p>
          </table:table-cell>
          <table:table-cell table:formula="of:=[.A108]" office:value-type="float" office:value="422140" calcext:value-type="float">
            <text:p>422140</text:p>
          </table:table-cell>
          <table:table-cell office:value-type="float" office:value="105" calcext:value-type="float">
            <text:p>105</text:p>
          </table:table-cell>
          <table:table-cell table:formula="of:=SUM([.A109:.I109])" office:value-type="float" office:value="3433074" calcext:value-type="float">
            <text:p>3433074</text:p>
          </table:table-cell>
        </table:table-row>
        <table:table-row table:style-name="ro1">
          <table:table-cell table:formula="of:=[.B109]" office:value-type="float" office:value="444174" calcext:value-type="float">
            <text:p>444174</text:p>
          </table:table-cell>
          <table:table-cell table:formula="of:=[.C109]" office:value-type="float" office:value="303667" calcext:value-type="float">
            <text:p>303667</text:p>
          </table:table-cell>
          <table:table-cell table:formula="of:=[.D109]" office:value-type="float" office:value="383164" calcext:value-type="float">
            <text:p>383164</text:p>
          </table:table-cell>
          <table:table-cell table:formula="of:=[.E109]" office:value-type="float" office:value="517236" calcext:value-type="float">
            <text:p>517236</text:p>
          </table:table-cell>
          <table:table-cell table:formula="of:=[.F109]" office:value-type="float" office:value="307140" calcext:value-type="float">
            <text:p>307140</text:p>
          </table:table-cell>
          <table:table-cell table:formula="of:=[.G109]" office:value-type="float" office:value="742427" calcext:value-type="float">
            <text:p>742427</text:p>
          </table:table-cell>
          <table:table-cell table:formula="of:=[.H109]+[.A109]" office:value-type="float" office:value="313126" calcext:value-type="float">
            <text:p>313126</text:p>
          </table:table-cell>
          <table:table-cell table:formula="of:=[.I109]" office:value-type="float" office:value="422140" calcext:value-type="float">
            <text:p>422140</text:p>
          </table:table-cell>
          <table:table-cell table:formula="of:=[.A109]" office:value-type="float" office:value="174320" calcext:value-type="float">
            <text:p>174320</text:p>
          </table:table-cell>
          <table:table-cell office:value-type="float" office:value="106" calcext:value-type="float">
            <text:p>106</text:p>
          </table:table-cell>
          <table:table-cell table:formula="of:=SUM([.A110:.I110])" office:value-type="float" office:value="3607394" calcext:value-type="float">
            <text:p>3607394</text:p>
          </table:table-cell>
        </table:table-row>
        <table:table-row table:style-name="ro1">
          <table:table-cell table:formula="of:=[.B110]" office:value-type="float" office:value="303667" calcext:value-type="float">
            <text:p>303667</text:p>
          </table:table-cell>
          <table:table-cell table:formula="of:=[.C110]" office:value-type="float" office:value="383164" calcext:value-type="float">
            <text:p>383164</text:p>
          </table:table-cell>
          <table:table-cell table:formula="of:=[.D110]" office:value-type="float" office:value="517236" calcext:value-type="float">
            <text:p>517236</text:p>
          </table:table-cell>
          <table:table-cell table:formula="of:=[.E110]" office:value-type="float" office:value="307140" calcext:value-type="float">
            <text:p>307140</text:p>
          </table:table-cell>
          <table:table-cell table:formula="of:=[.F110]" office:value-type="float" office:value="742427" calcext:value-type="float">
            <text:p>742427</text:p>
          </table:table-cell>
          <table:table-cell table:formula="of:=[.G110]" office:value-type="float" office:value="313126" calcext:value-type="float">
            <text:p>313126</text:p>
          </table:table-cell>
          <table:table-cell table:formula="of:=[.H110]+[.A110]" office:value-type="float" office:value="866314" calcext:value-type="float">
            <text:p>866314</text:p>
          </table:table-cell>
          <table:table-cell table:formula="of:=[.I110]" office:value-type="float" office:value="174320" calcext:value-type="float">
            <text:p>174320</text:p>
          </table:table-cell>
          <table:table-cell table:formula="of:=[.A110]" office:value-type="float" office:value="444174" calcext:value-type="float">
            <text:p>444174</text:p>
          </table:table-cell>
          <table:table-cell office:value-type="float" office:value="107" calcext:value-type="float">
            <text:p>107</text:p>
          </table:table-cell>
          <table:table-cell table:formula="of:=SUM([.A111:.I111])" office:value-type="float" office:value="4051568" calcext:value-type="float">
            <text:p>4051568</text:p>
          </table:table-cell>
        </table:table-row>
        <table:table-row table:style-name="ro1">
          <table:table-cell table:formula="of:=[.B111]" office:value-type="float" office:value="383164" calcext:value-type="float">
            <text:p>383164</text:p>
          </table:table-cell>
          <table:table-cell table:formula="of:=[.C111]" office:value-type="float" office:value="517236" calcext:value-type="float">
            <text:p>517236</text:p>
          </table:table-cell>
          <table:table-cell table:formula="of:=[.D111]" office:value-type="float" office:value="307140" calcext:value-type="float">
            <text:p>307140</text:p>
          </table:table-cell>
          <table:table-cell table:formula="of:=[.E111]" office:value-type="float" office:value="742427" calcext:value-type="float">
            <text:p>742427</text:p>
          </table:table-cell>
          <table:table-cell table:formula="of:=[.F111]" office:value-type="float" office:value="313126" calcext:value-type="float">
            <text:p>313126</text:p>
          </table:table-cell>
          <table:table-cell table:formula="of:=[.G111]" office:value-type="float" office:value="866314" calcext:value-type="float">
            <text:p>866314</text:p>
          </table:table-cell>
          <table:table-cell table:formula="of:=[.H111]+[.A111]" office:value-type="float" office:value="477987" calcext:value-type="float">
            <text:p>477987</text:p>
          </table:table-cell>
          <table:table-cell table:formula="of:=[.I111]" office:value-type="float" office:value="444174" calcext:value-type="float">
            <text:p>444174</text:p>
          </table:table-cell>
          <table:table-cell table:formula="of:=[.A111]" office:value-type="float" office:value="303667" calcext:value-type="float">
            <text:p>303667</text:p>
          </table:table-cell>
          <table:table-cell office:value-type="float" office:value="108" calcext:value-type="float">
            <text:p>108</text:p>
          </table:table-cell>
          <table:table-cell table:formula="of:=SUM([.A112:.I112])" office:value-type="float" office:value="4355235" calcext:value-type="float">
            <text:p>4355235</text:p>
          </table:table-cell>
        </table:table-row>
        <table:table-row table:style-name="ro1">
          <table:table-cell table:formula="of:=[.B112]" office:value-type="float" office:value="517236" calcext:value-type="float">
            <text:p>517236</text:p>
          </table:table-cell>
          <table:table-cell table:formula="of:=[.C112]" office:value-type="float" office:value="307140" calcext:value-type="float">
            <text:p>307140</text:p>
          </table:table-cell>
          <table:table-cell table:formula="of:=[.D112]" office:value-type="float" office:value="742427" calcext:value-type="float">
            <text:p>742427</text:p>
          </table:table-cell>
          <table:table-cell table:formula="of:=[.E112]" office:value-type="float" office:value="313126" calcext:value-type="float">
            <text:p>313126</text:p>
          </table:table-cell>
          <table:table-cell table:formula="of:=[.F112]" office:value-type="float" office:value="866314" calcext:value-type="float">
            <text:p>866314</text:p>
          </table:table-cell>
          <table:table-cell table:formula="of:=[.G112]" office:value-type="float" office:value="477987" calcext:value-type="float">
            <text:p>477987</text:p>
          </table:table-cell>
          <table:table-cell table:formula="of:=[.H112]+[.A112]" office:value-type="float" office:value="827338" calcext:value-type="float">
            <text:p>827338</text:p>
          </table:table-cell>
          <table:table-cell table:formula="of:=[.I112]" office:value-type="float" office:value="303667" calcext:value-type="float">
            <text:p>303667</text:p>
          </table:table-cell>
          <table:table-cell table:formula="of:=[.A112]" office:value-type="float" office:value="383164" calcext:value-type="float">
            <text:p>383164</text:p>
          </table:table-cell>
          <table:table-cell office:value-type="float" office:value="109" calcext:value-type="float">
            <text:p>109</text:p>
          </table:table-cell>
          <table:table-cell table:formula="of:=SUM([.A113:.I113])" office:value-type="float" office:value="4738399" calcext:value-type="float">
            <text:p>4738399</text:p>
          </table:table-cell>
        </table:table-row>
        <table:table-row table:style-name="ro1">
          <table:table-cell table:formula="of:=[.B113]" office:value-type="float" office:value="307140" calcext:value-type="float">
            <text:p>307140</text:p>
          </table:table-cell>
          <table:table-cell table:formula="of:=[.C113]" office:value-type="float" office:value="742427" calcext:value-type="float">
            <text:p>742427</text:p>
          </table:table-cell>
          <table:table-cell table:formula="of:=[.D113]" office:value-type="float" office:value="313126" calcext:value-type="float">
            <text:p>313126</text:p>
          </table:table-cell>
          <table:table-cell table:formula="of:=[.E113]" office:value-type="float" office:value="866314" calcext:value-type="float">
            <text:p>866314</text:p>
          </table:table-cell>
          <table:table-cell table:formula="of:=[.F113]" office:value-type="float" office:value="477987" calcext:value-type="float">
            <text:p>477987</text:p>
          </table:table-cell>
          <table:table-cell table:formula="of:=[.G113]" office:value-type="float" office:value="827338" calcext:value-type="float">
            <text:p>827338</text:p>
          </table:table-cell>
          <table:table-cell table:formula="of:=[.H113]+[.A113]" office:value-type="float" office:value="820903" calcext:value-type="float">
            <text:p>820903</text:p>
          </table:table-cell>
          <table:table-cell table:formula="of:=[.I113]" office:value-type="float" office:value="383164" calcext:value-type="float">
            <text:p>383164</text:p>
          </table:table-cell>
          <table:table-cell table:formula="of:=[.A113]" office:value-type="float" office:value="517236" calcext:value-type="float">
            <text:p>517236</text:p>
          </table:table-cell>
          <table:table-cell office:value-type="float" office:value="110" calcext:value-type="float">
            <text:p>110</text:p>
          </table:table-cell>
          <table:table-cell table:formula="of:=SUM([.A114:.I114])" office:value-type="float" office:value="5255635" calcext:value-type="float">
            <text:p>5255635</text:p>
          </table:table-cell>
        </table:table-row>
        <table:table-row table:style-name="ro1">
          <table:table-cell table:formula="of:=[.B114]" office:value-type="float" office:value="742427" calcext:value-type="float">
            <text:p>742427</text:p>
          </table:table-cell>
          <table:table-cell table:formula="of:=[.C114]" office:value-type="float" office:value="313126" calcext:value-type="float">
            <text:p>313126</text:p>
          </table:table-cell>
          <table:table-cell table:formula="of:=[.D114]" office:value-type="float" office:value="866314" calcext:value-type="float">
            <text:p>866314</text:p>
          </table:table-cell>
          <table:table-cell table:formula="of:=[.E114]" office:value-type="float" office:value="477987" calcext:value-type="float">
            <text:p>477987</text:p>
          </table:table-cell>
          <table:table-cell table:formula="of:=[.F114]" office:value-type="float" office:value="827338" calcext:value-type="float">
            <text:p>827338</text:p>
          </table:table-cell>
          <table:table-cell table:formula="of:=[.G114]" office:value-type="float" office:value="820903" calcext:value-type="float">
            <text:p>820903</text:p>
          </table:table-cell>
          <table:table-cell table:formula="of:=[.H114]+[.A114]" office:value-type="float" office:value="690304" calcext:value-type="float">
            <text:p>690304</text:p>
          </table:table-cell>
          <table:table-cell table:formula="of:=[.I114]" office:value-type="float" office:value="517236" calcext:value-type="float">
            <text:p>517236</text:p>
          </table:table-cell>
          <table:table-cell table:formula="of:=[.A114]" office:value-type="float" office:value="307140" calcext:value-type="float">
            <text:p>307140</text:p>
          </table:table-cell>
          <table:table-cell office:value-type="float" office:value="111" calcext:value-type="float">
            <text:p>111</text:p>
          </table:table-cell>
          <table:table-cell table:formula="of:=SUM([.A115:.I115])" office:value-type="float" office:value="5562775" calcext:value-type="float">
            <text:p>5562775</text:p>
          </table:table-cell>
        </table:table-row>
        <table:table-row table:style-name="ro1">
          <table:table-cell table:formula="of:=[.B115]" office:value-type="float" office:value="313126" calcext:value-type="float">
            <text:p>313126</text:p>
          </table:table-cell>
          <table:table-cell table:formula="of:=[.C115]" office:value-type="float" office:value="866314" calcext:value-type="float">
            <text:p>866314</text:p>
          </table:table-cell>
          <table:table-cell table:formula="of:=[.D115]" office:value-type="float" office:value="477987" calcext:value-type="float">
            <text:p>477987</text:p>
          </table:table-cell>
          <table:table-cell table:formula="of:=[.E115]" office:value-type="float" office:value="827338" calcext:value-type="float">
            <text:p>827338</text:p>
          </table:table-cell>
          <table:table-cell table:formula="of:=[.F115]" office:value-type="float" office:value="820903" calcext:value-type="float">
            <text:p>820903</text:p>
          </table:table-cell>
          <table:table-cell table:formula="of:=[.G115]" office:value-type="float" office:value="690304" calcext:value-type="float">
            <text:p>690304</text:p>
          </table:table-cell>
          <table:table-cell table:formula="of:=[.H115]+[.A115]" office:value-type="float" office:value="1259663" calcext:value-type="float">
            <text:p>1259663</text:p>
          </table:table-cell>
          <table:table-cell table:formula="of:=[.I115]" office:value-type="float" office:value="307140" calcext:value-type="float">
            <text:p>307140</text:p>
          </table:table-cell>
          <table:table-cell table:formula="of:=[.A115]" office:value-type="float" office:value="742427" calcext:value-type="float">
            <text:p>742427</text:p>
          </table:table-cell>
          <table:table-cell office:value-type="float" office:value="112" calcext:value-type="float">
            <text:p>112</text:p>
          </table:table-cell>
          <table:table-cell table:formula="of:=SUM([.A116:.I116])" office:value-type="float" office:value="6305202" calcext:value-type="float">
            <text:p>6305202</text:p>
          </table:table-cell>
        </table:table-row>
        <table:table-row table:style-name="ro1">
          <table:table-cell table:formula="of:=[.B116]" office:value-type="float" office:value="866314" calcext:value-type="float">
            <text:p>866314</text:p>
          </table:table-cell>
          <table:table-cell table:formula="of:=[.C116]" office:value-type="float" office:value="477987" calcext:value-type="float">
            <text:p>477987</text:p>
          </table:table-cell>
          <table:table-cell table:formula="of:=[.D116]" office:value-type="float" office:value="827338" calcext:value-type="float">
            <text:p>827338</text:p>
          </table:table-cell>
          <table:table-cell table:formula="of:=[.E116]" office:value-type="float" office:value="820903" calcext:value-type="float">
            <text:p>820903</text:p>
          </table:table-cell>
          <table:table-cell table:formula="of:=[.F116]" office:value-type="float" office:value="690304" calcext:value-type="float">
            <text:p>690304</text:p>
          </table:table-cell>
          <table:table-cell table:formula="of:=[.G116]" office:value-type="float" office:value="1259663" calcext:value-type="float">
            <text:p>1259663</text:p>
          </table:table-cell>
          <table:table-cell table:formula="of:=[.H116]+[.A116]" office:value-type="float" office:value="620266" calcext:value-type="float">
            <text:p>620266</text:p>
          </table:table-cell>
          <table:table-cell table:formula="of:=[.I116]" office:value-type="float" office:value="742427" calcext:value-type="float">
            <text:p>742427</text:p>
          </table:table-cell>
          <table:table-cell table:formula="of:=[.A116]" office:value-type="float" office:value="313126" calcext:value-type="float">
            <text:p>313126</text:p>
          </table:table-cell>
          <table:table-cell office:value-type="float" office:value="113" calcext:value-type="float">
            <text:p>113</text:p>
          </table:table-cell>
          <table:table-cell table:formula="of:=SUM([.A117:.I117])" office:value-type="float" office:value="6618328" calcext:value-type="float">
            <text:p>6618328</text:p>
          </table:table-cell>
        </table:table-row>
        <table:table-row table:style-name="ro1">
          <table:table-cell table:formula="of:=[.B117]" office:value-type="float" office:value="477987" calcext:value-type="float">
            <text:p>477987</text:p>
          </table:table-cell>
          <table:table-cell table:formula="of:=[.C117]" office:value-type="float" office:value="827338" calcext:value-type="float">
            <text:p>827338</text:p>
          </table:table-cell>
          <table:table-cell table:formula="of:=[.D117]" office:value-type="float" office:value="820903" calcext:value-type="float">
            <text:p>820903</text:p>
          </table:table-cell>
          <table:table-cell table:formula="of:=[.E117]" office:value-type="float" office:value="690304" calcext:value-type="float">
            <text:p>690304</text:p>
          </table:table-cell>
          <table:table-cell table:formula="of:=[.F117]" office:value-type="float" office:value="1259663" calcext:value-type="float">
            <text:p>1259663</text:p>
          </table:table-cell>
          <table:table-cell table:formula="of:=[.G117]" office:value-type="float" office:value="620266" calcext:value-type="float">
            <text:p>620266</text:p>
          </table:table-cell>
          <table:table-cell table:formula="of:=[.H117]+[.A117]" office:value-type="float" office:value="1608741" calcext:value-type="float">
            <text:p>1608741</text:p>
          </table:table-cell>
          <table:table-cell table:formula="of:=[.I117]" office:value-type="float" office:value="313126" calcext:value-type="float">
            <text:p>313126</text:p>
          </table:table-cell>
          <table:table-cell table:formula="of:=[.A117]" office:value-type="float" office:value="866314" calcext:value-type="float">
            <text:p>866314</text:p>
          </table:table-cell>
          <table:table-cell office:value-type="float" office:value="114" calcext:value-type="float">
            <text:p>114</text:p>
          </table:table-cell>
          <table:table-cell table:formula="of:=SUM([.A118:.I118])" office:value-type="float" office:value="7484642" calcext:value-type="float">
            <text:p>7484642</text:p>
          </table:table-cell>
        </table:table-row>
        <table:table-row table:style-name="ro1">
          <table:table-cell table:formula="of:=[.B118]" office:value-type="float" office:value="827338" calcext:value-type="float">
            <text:p>827338</text:p>
          </table:table-cell>
          <table:table-cell table:formula="of:=[.C118]" office:value-type="float" office:value="820903" calcext:value-type="float">
            <text:p>820903</text:p>
          </table:table-cell>
          <table:table-cell table:formula="of:=[.D118]" office:value-type="float" office:value="690304" calcext:value-type="float">
            <text:p>690304</text:p>
          </table:table-cell>
          <table:table-cell table:formula="of:=[.E118]" office:value-type="float" office:value="1259663" calcext:value-type="float">
            <text:p>1259663</text:p>
          </table:table-cell>
          <table:table-cell table:formula="of:=[.F118]" office:value-type="float" office:value="620266" calcext:value-type="float">
            <text:p>620266</text:p>
          </table:table-cell>
          <table:table-cell table:formula="of:=[.G118]" office:value-type="float" office:value="1608741" calcext:value-type="float">
            <text:p>1608741</text:p>
          </table:table-cell>
          <table:table-cell table:formula="of:=[.H118]+[.A118]" office:value-type="float" office:value="791113" calcext:value-type="float">
            <text:p>791113</text:p>
          </table:table-cell>
          <table:table-cell table:formula="of:=[.I118]" office:value-type="float" office:value="866314" calcext:value-type="float">
            <text:p>866314</text:p>
          </table:table-cell>
          <table:table-cell table:formula="of:=[.A118]" office:value-type="float" office:value="477987" calcext:value-type="float">
            <text:p>477987</text:p>
          </table:table-cell>
          <table:table-cell office:value-type="float" office:value="115" calcext:value-type="float">
            <text:p>115</text:p>
          </table:table-cell>
          <table:table-cell table:formula="of:=SUM([.A119:.I119])" office:value-type="float" office:value="7962629" calcext:value-type="float">
            <text:p>7962629</text:p>
          </table:table-cell>
        </table:table-row>
        <table:table-row table:style-name="ro1">
          <table:table-cell table:formula="of:=[.B119]" office:value-type="float" office:value="820903" calcext:value-type="float">
            <text:p>820903</text:p>
          </table:table-cell>
          <table:table-cell table:formula="of:=[.C119]" office:value-type="float" office:value="690304" calcext:value-type="float">
            <text:p>690304</text:p>
          </table:table-cell>
          <table:table-cell table:formula="of:=[.D119]" office:value-type="float" office:value="1259663" calcext:value-type="float">
            <text:p>1259663</text:p>
          </table:table-cell>
          <table:table-cell table:formula="of:=[.E119]" office:value-type="float" office:value="620266" calcext:value-type="float">
            <text:p>620266</text:p>
          </table:table-cell>
          <table:table-cell table:formula="of:=[.F119]" office:value-type="float" office:value="1608741" calcext:value-type="float">
            <text:p>1608741</text:p>
          </table:table-cell>
          <table:table-cell table:formula="of:=[.G119]" office:value-type="float" office:value="791113" calcext:value-type="float">
            <text:p>791113</text:p>
          </table:table-cell>
          <table:table-cell table:formula="of:=[.H119]+[.A119]" office:value-type="float" office:value="1693652" calcext:value-type="float">
            <text:p>1693652</text:p>
          </table:table-cell>
          <table:table-cell table:formula="of:=[.I119]" office:value-type="float" office:value="477987" calcext:value-type="float">
            <text:p>477987</text:p>
          </table:table-cell>
          <table:table-cell table:formula="of:=[.A119]" office:value-type="float" office:value="827338" calcext:value-type="float">
            <text:p>827338</text:p>
          </table:table-cell>
          <table:table-cell office:value-type="float" office:value="116" calcext:value-type="float">
            <text:p>116</text:p>
          </table:table-cell>
          <table:table-cell table:formula="of:=SUM([.A120:.I120])" office:value-type="float" office:value="8789967" calcext:value-type="float">
            <text:p>8789967</text:p>
          </table:table-cell>
        </table:table-row>
        <table:table-row table:style-name="ro1">
          <table:table-cell table:formula="of:=[.B120]" office:value-type="float" office:value="690304" calcext:value-type="float">
            <text:p>690304</text:p>
          </table:table-cell>
          <table:table-cell table:formula="of:=[.C120]" office:value-type="float" office:value="1259663" calcext:value-type="float">
            <text:p>1259663</text:p>
          </table:table-cell>
          <table:table-cell table:formula="of:=[.D120]" office:value-type="float" office:value="620266" calcext:value-type="float">
            <text:p>620266</text:p>
          </table:table-cell>
          <table:table-cell table:formula="of:=[.E120]" office:value-type="float" office:value="1608741" calcext:value-type="float">
            <text:p>1608741</text:p>
          </table:table-cell>
          <table:table-cell table:formula="of:=[.F120]" office:value-type="float" office:value="791113" calcext:value-type="float">
            <text:p>791113</text:p>
          </table:table-cell>
          <table:table-cell table:formula="of:=[.G120]" office:value-type="float" office:value="1693652" calcext:value-type="float">
            <text:p>1693652</text:p>
          </table:table-cell>
          <table:table-cell table:formula="of:=[.H120]+[.A120]" office:value-type="float" office:value="1298890" calcext:value-type="float">
            <text:p>1298890</text:p>
          </table:table-cell>
          <table:table-cell table:formula="of:=[.I120]" office:value-type="float" office:value="827338" calcext:value-type="float">
            <text:p>827338</text:p>
          </table:table-cell>
          <table:table-cell table:formula="of:=[.A120]" office:value-type="float" office:value="820903" calcext:value-type="float">
            <text:p>820903</text:p>
          </table:table-cell>
          <table:table-cell office:value-type="float" office:value="117" calcext:value-type="float">
            <text:p>117</text:p>
          </table:table-cell>
          <table:table-cell table:formula="of:=SUM([.A121:.I121])" office:value-type="float" office:value="9610870" calcext:value-type="float">
            <text:p>9610870</text:p>
          </table:table-cell>
        </table:table-row>
        <table:table-row table:style-name="ro1">
          <table:table-cell table:formula="of:=[.B121]" office:value-type="float" office:value="1259663" calcext:value-type="float">
            <text:p>1259663</text:p>
          </table:table-cell>
          <table:table-cell table:formula="of:=[.C121]" office:value-type="float" office:value="620266" calcext:value-type="float">
            <text:p>620266</text:p>
          </table:table-cell>
          <table:table-cell table:formula="of:=[.D121]" office:value-type="float" office:value="1608741" calcext:value-type="float">
            <text:p>1608741</text:p>
          </table:table-cell>
          <table:table-cell table:formula="of:=[.E121]" office:value-type="float" office:value="791113" calcext:value-type="float">
            <text:p>791113</text:p>
          </table:table-cell>
          <table:table-cell table:formula="of:=[.F121]" office:value-type="float" office:value="1693652" calcext:value-type="float">
            <text:p>1693652</text:p>
          </table:table-cell>
          <table:table-cell table:formula="of:=[.G121]" office:value-type="float" office:value="1298890" calcext:value-type="float">
            <text:p>1298890</text:p>
          </table:table-cell>
          <table:table-cell table:formula="of:=[.H121]+[.A121]" office:value-type="float" office:value="1517642" calcext:value-type="float">
            <text:p>1517642</text:p>
          </table:table-cell>
          <table:table-cell table:formula="of:=[.I121]" office:value-type="float" office:value="820903" calcext:value-type="float">
            <text:p>820903</text:p>
          </table:table-cell>
          <table:table-cell table:formula="of:=[.A121]" office:value-type="float" office:value="690304" calcext:value-type="float">
            <text:p>690304</text:p>
          </table:table-cell>
          <table:table-cell office:value-type="float" office:value="118" calcext:value-type="float">
            <text:p>118</text:p>
          </table:table-cell>
          <table:table-cell table:formula="of:=SUM([.A122:.I122])" office:value-type="float" office:value="10301174" calcext:value-type="float">
            <text:p>10301174</text:p>
          </table:table-cell>
        </table:table-row>
        <table:table-row table:style-name="ro1">
          <table:table-cell table:formula="of:=[.B122]" office:value-type="float" office:value="620266" calcext:value-type="float">
            <text:p>620266</text:p>
          </table:table-cell>
          <table:table-cell table:formula="of:=[.C122]" office:value-type="float" office:value="1608741" calcext:value-type="float">
            <text:p>1608741</text:p>
          </table:table-cell>
          <table:table-cell table:formula="of:=[.D122]" office:value-type="float" office:value="791113" calcext:value-type="float">
            <text:p>791113</text:p>
          </table:table-cell>
          <table:table-cell table:formula="of:=[.E122]" office:value-type="float" office:value="1693652" calcext:value-type="float">
            <text:p>1693652</text:p>
          </table:table-cell>
          <table:table-cell table:formula="of:=[.F122]" office:value-type="float" office:value="1298890" calcext:value-type="float">
            <text:p>1298890</text:p>
          </table:table-cell>
          <table:table-cell table:formula="of:=[.G122]" office:value-type="float" office:value="1517642" calcext:value-type="float">
            <text:p>1517642</text:p>
          </table:table-cell>
          <table:table-cell table:formula="of:=[.H122]+[.A122]" office:value-type="float" office:value="2080566" calcext:value-type="float">
            <text:p>2080566</text:p>
          </table:table-cell>
          <table:table-cell table:formula="of:=[.I122]" office:value-type="float" office:value="690304" calcext:value-type="float">
            <text:p>690304</text:p>
          </table:table-cell>
          <table:table-cell table:formula="of:=[.A122]" office:value-type="float" office:value="1259663" calcext:value-type="float">
            <text:p>1259663</text:p>
          </table:table-cell>
          <table:table-cell office:value-type="float" office:value="119" calcext:value-type="float">
            <text:p>119</text:p>
          </table:table-cell>
          <table:table-cell table:formula="of:=SUM([.A123:.I123])" office:value-type="float" office:value="11560837" calcext:value-type="float">
            <text:p>11560837</text:p>
          </table:table-cell>
        </table:table-row>
        <table:table-row table:style-name="ro1">
          <table:table-cell table:formula="of:=[.B123]" office:value-type="float" office:value="1608741" calcext:value-type="float">
            <text:p>1608741</text:p>
          </table:table-cell>
          <table:table-cell table:formula="of:=[.C123]" office:value-type="float" office:value="791113" calcext:value-type="float">
            <text:p>791113</text:p>
          </table:table-cell>
          <table:table-cell table:formula="of:=[.D123]" office:value-type="float" office:value="1693652" calcext:value-type="float">
            <text:p>1693652</text:p>
          </table:table-cell>
          <table:table-cell table:formula="of:=[.E123]" office:value-type="float" office:value="1298890" calcext:value-type="float">
            <text:p>1298890</text:p>
          </table:table-cell>
          <table:table-cell table:formula="of:=[.F123]" office:value-type="float" office:value="1517642" calcext:value-type="float">
            <text:p>1517642</text:p>
          </table:table-cell>
          <table:table-cell table:formula="of:=[.G123]" office:value-type="float" office:value="2080566" calcext:value-type="float">
            <text:p>2080566</text:p>
          </table:table-cell>
          <table:table-cell table:formula="of:=[.H123]+[.A123]" office:value-type="float" office:value="1310570" calcext:value-type="float">
            <text:p>1310570</text:p>
          </table:table-cell>
          <table:table-cell table:formula="of:=[.I123]" office:value-type="float" office:value="1259663" calcext:value-type="float">
            <text:p>1259663</text:p>
          </table:table-cell>
          <table:table-cell table:formula="of:=[.A123]" office:value-type="float" office:value="620266" calcext:value-type="float">
            <text:p>620266</text:p>
          </table:table-cell>
          <table:table-cell office:value-type="float" office:value="120" calcext:value-type="float">
            <text:p>120</text:p>
          </table:table-cell>
          <table:table-cell table:formula="of:=SUM([.A124:.I124])" office:value-type="float" office:value="12181103" calcext:value-type="float">
            <text:p>12181103</text:p>
          </table:table-cell>
        </table:table-row>
        <table:table-row table:style-name="ro1">
          <table:table-cell table:formula="of:=[.B124]" office:value-type="float" office:value="791113" calcext:value-type="float">
            <text:p>791113</text:p>
          </table:table-cell>
          <table:table-cell table:formula="of:=[.C124]" office:value-type="float" office:value="1693652" calcext:value-type="float">
            <text:p>1693652</text:p>
          </table:table-cell>
          <table:table-cell table:formula="of:=[.D124]" office:value-type="float" office:value="1298890" calcext:value-type="float">
            <text:p>1298890</text:p>
          </table:table-cell>
          <table:table-cell table:formula="of:=[.E124]" office:value-type="float" office:value="1517642" calcext:value-type="float">
            <text:p>1517642</text:p>
          </table:table-cell>
          <table:table-cell table:formula="of:=[.F124]" office:value-type="float" office:value="2080566" calcext:value-type="float">
            <text:p>2080566</text:p>
          </table:table-cell>
          <table:table-cell table:formula="of:=[.G124]" office:value-type="float" office:value="1310570" calcext:value-type="float">
            <text:p>1310570</text:p>
          </table:table-cell>
          <table:table-cell table:formula="of:=[.H124]+[.A124]" office:value-type="float" office:value="2868404" calcext:value-type="float">
            <text:p>2868404</text:p>
          </table:table-cell>
          <table:table-cell table:formula="of:=[.I124]" office:value-type="float" office:value="620266" calcext:value-type="float">
            <text:p>620266</text:p>
          </table:table-cell>
          <table:table-cell table:formula="of:=[.A124]" office:value-type="float" office:value="1608741" calcext:value-type="float">
            <text:p>1608741</text:p>
          </table:table-cell>
          <table:table-cell office:value-type="float" office:value="121" calcext:value-type="float">
            <text:p>121</text:p>
          </table:table-cell>
          <table:table-cell table:formula="of:=SUM([.A125:.I125])" office:value-type="float" office:value="13789844" calcext:value-type="float">
            <text:p>13789844</text:p>
          </table:table-cell>
        </table:table-row>
        <table:table-row table:style-name="ro1">
          <table:table-cell table:formula="of:=[.B125]" office:value-type="float" office:value="1693652" calcext:value-type="float">
            <text:p>1693652</text:p>
          </table:table-cell>
          <table:table-cell table:formula="of:=[.C125]" office:value-type="float" office:value="1298890" calcext:value-type="float">
            <text:p>1298890</text:p>
          </table:table-cell>
          <table:table-cell table:formula="of:=[.D125]" office:value-type="float" office:value="1517642" calcext:value-type="float">
            <text:p>1517642</text:p>
          </table:table-cell>
          <table:table-cell table:formula="of:=[.E125]" office:value-type="float" office:value="2080566" calcext:value-type="float">
            <text:p>2080566</text:p>
          </table:table-cell>
          <table:table-cell table:formula="of:=[.F125]" office:value-type="float" office:value="1310570" calcext:value-type="float">
            <text:p>1310570</text:p>
          </table:table-cell>
          <table:table-cell table:formula="of:=[.G125]" office:value-type="float" office:value="2868404" calcext:value-type="float">
            <text:p>2868404</text:p>
          </table:table-cell>
          <table:table-cell table:formula="of:=[.H125]+[.A125]" office:value-type="float" office:value="1411379" calcext:value-type="float">
            <text:p>1411379</text:p>
          </table:table-cell>
          <table:table-cell table:formula="of:=[.I125]" office:value-type="float" office:value="1608741" calcext:value-type="float">
            <text:p>1608741</text:p>
          </table:table-cell>
          <table:table-cell table:formula="of:=[.A125]" office:value-type="float" office:value="791113" calcext:value-type="float">
            <text:p>791113</text:p>
          </table:table-cell>
          <table:table-cell office:value-type="float" office:value="122" calcext:value-type="float">
            <text:p>122</text:p>
          </table:table-cell>
          <table:table-cell table:formula="of:=SUM([.A126:.I126])" office:value-type="float" office:value="14580957" calcext:value-type="float">
            <text:p>14580957</text:p>
          </table:table-cell>
        </table:table-row>
        <table:table-row table:style-name="ro1">
          <table:table-cell table:formula="of:=[.B126]" office:value-type="float" office:value="1298890" calcext:value-type="float">
            <text:p>1298890</text:p>
          </table:table-cell>
          <table:table-cell table:formula="of:=[.C126]" office:value-type="float" office:value="1517642" calcext:value-type="float">
            <text:p>1517642</text:p>
          </table:table-cell>
          <table:table-cell table:formula="of:=[.D126]" office:value-type="float" office:value="2080566" calcext:value-type="float">
            <text:p>2080566</text:p>
          </table:table-cell>
          <table:table-cell table:formula="of:=[.E126]" office:value-type="float" office:value="1310570" calcext:value-type="float">
            <text:p>1310570</text:p>
          </table:table-cell>
          <table:table-cell table:formula="of:=[.F126]" office:value-type="float" office:value="2868404" calcext:value-type="float">
            <text:p>2868404</text:p>
          </table:table-cell>
          <table:table-cell table:formula="of:=[.G126]" office:value-type="float" office:value="1411379" calcext:value-type="float">
            <text:p>1411379</text:p>
          </table:table-cell>
          <table:table-cell table:formula="of:=[.H126]+[.A126]" office:value-type="float" office:value="3302393" calcext:value-type="float">
            <text:p>3302393</text:p>
          </table:table-cell>
          <table:table-cell table:formula="of:=[.I126]" office:value-type="float" office:value="791113" calcext:value-type="float">
            <text:p>791113</text:p>
          </table:table-cell>
          <table:table-cell table:formula="of:=[.A126]" office:value-type="float" office:value="1693652" calcext:value-type="float">
            <text:p>1693652</text:p>
          </table:table-cell>
          <table:table-cell office:value-type="float" office:value="123" calcext:value-type="float">
            <text:p>123</text:p>
          </table:table-cell>
          <table:table-cell table:formula="of:=SUM([.A127:.I127])" office:value-type="float" office:value="16274609" calcext:value-type="float">
            <text:p>16274609</text:p>
          </table:table-cell>
        </table:table-row>
        <table:table-row table:style-name="ro1">
          <table:table-cell table:formula="of:=[.B127]" office:value-type="float" office:value="1517642" calcext:value-type="float">
            <text:p>1517642</text:p>
          </table:table-cell>
          <table:table-cell table:formula="of:=[.C127]" office:value-type="float" office:value="2080566" calcext:value-type="float">
            <text:p>2080566</text:p>
          </table:table-cell>
          <table:table-cell table:formula="of:=[.D127]" office:value-type="float" office:value="1310570" calcext:value-type="float">
            <text:p>1310570</text:p>
          </table:table-cell>
          <table:table-cell table:formula="of:=[.E127]" office:value-type="float" office:value="2868404" calcext:value-type="float">
            <text:p>2868404</text:p>
          </table:table-cell>
          <table:table-cell table:formula="of:=[.F127]" office:value-type="float" office:value="1411379" calcext:value-type="float">
            <text:p>1411379</text:p>
          </table:table-cell>
          <table:table-cell table:formula="of:=[.G127]" office:value-type="float" office:value="3302393" calcext:value-type="float">
            <text:p>3302393</text:p>
          </table:table-cell>
          <table:table-cell table:formula="of:=[.H127]+[.A127]" office:value-type="float" office:value="2090003" calcext:value-type="float">
            <text:p>2090003</text:p>
          </table:table-cell>
          <table:table-cell table:formula="of:=[.I127]" office:value-type="float" office:value="1693652" calcext:value-type="float">
            <text:p>1693652</text:p>
          </table:table-cell>
          <table:table-cell table:formula="of:=[.A127]" office:value-type="float" office:value="1298890" calcext:value-type="float">
            <text:p>1298890</text:p>
          </table:table-cell>
          <table:table-cell office:value-type="float" office:value="124" calcext:value-type="float">
            <text:p>124</text:p>
          </table:table-cell>
          <table:table-cell table:formula="of:=SUM([.A128:.I128])" office:value-type="float" office:value="17573499" calcext:value-type="float">
            <text:p>17573499</text:p>
          </table:table-cell>
        </table:table-row>
        <table:table-row table:style-name="ro1">
          <table:table-cell table:formula="of:=[.B128]" office:value-type="float" office:value="2080566" calcext:value-type="float">
            <text:p>2080566</text:p>
          </table:table-cell>
          <table:table-cell table:formula="of:=[.C128]" office:value-type="float" office:value="1310570" calcext:value-type="float">
            <text:p>1310570</text:p>
          </table:table-cell>
          <table:table-cell table:formula="of:=[.D128]" office:value-type="float" office:value="2868404" calcext:value-type="float">
            <text:p>2868404</text:p>
          </table:table-cell>
          <table:table-cell table:formula="of:=[.E128]" office:value-type="float" office:value="1411379" calcext:value-type="float">
            <text:p>1411379</text:p>
          </table:table-cell>
          <table:table-cell table:formula="of:=[.F128]" office:value-type="float" office:value="3302393" calcext:value-type="float">
            <text:p>3302393</text:p>
          </table:table-cell>
          <table:table-cell table:formula="of:=[.G128]" office:value-type="float" office:value="2090003" calcext:value-type="float">
            <text:p>2090003</text:p>
          </table:table-cell>
          <table:table-cell table:formula="of:=[.H128]+[.A128]" office:value-type="float" office:value="3211294" calcext:value-type="float">
            <text:p>3211294</text:p>
          </table:table-cell>
          <table:table-cell table:formula="of:=[.I128]" office:value-type="float" office:value="1298890" calcext:value-type="float">
            <text:p>1298890</text:p>
          </table:table-cell>
          <table:table-cell table:formula="of:=[.A128]" office:value-type="float" office:value="1517642" calcext:value-type="float">
            <text:p>1517642</text:p>
          </table:table-cell>
          <table:table-cell office:value-type="float" office:value="125" calcext:value-type="float">
            <text:p>125</text:p>
          </table:table-cell>
          <table:table-cell table:formula="of:=SUM([.A129:.I129])" office:value-type="float" office:value="19091141" calcext:value-type="float">
            <text:p>19091141</text:p>
          </table:table-cell>
        </table:table-row>
        <table:table-row table:style-name="ro1">
          <table:table-cell table:formula="of:=[.B129]" office:value-type="float" office:value="1310570" calcext:value-type="float">
            <text:p>1310570</text:p>
          </table:table-cell>
          <table:table-cell table:formula="of:=[.C129]" office:value-type="float" office:value="2868404" calcext:value-type="float">
            <text:p>2868404</text:p>
          </table:table-cell>
          <table:table-cell table:formula="of:=[.D129]" office:value-type="float" office:value="1411379" calcext:value-type="float">
            <text:p>1411379</text:p>
          </table:table-cell>
          <table:table-cell table:formula="of:=[.E129]" office:value-type="float" office:value="3302393" calcext:value-type="float">
            <text:p>3302393</text:p>
          </table:table-cell>
          <table:table-cell table:formula="of:=[.F129]" office:value-type="float" office:value="2090003" calcext:value-type="float">
            <text:p>2090003</text:p>
          </table:table-cell>
          <table:table-cell table:formula="of:=[.G129]" office:value-type="float" office:value="3211294" calcext:value-type="float">
            <text:p>3211294</text:p>
          </table:table-cell>
          <table:table-cell table:formula="of:=[.H129]+[.A129]" office:value-type="float" office:value="3379456" calcext:value-type="float">
            <text:p>3379456</text:p>
          </table:table-cell>
          <table:table-cell table:formula="of:=[.I129]" office:value-type="float" office:value="1517642" calcext:value-type="float">
            <text:p>1517642</text:p>
          </table:table-cell>
          <table:table-cell table:formula="of:=[.A129]" office:value-type="float" office:value="2080566" calcext:value-type="float">
            <text:p>2080566</text:p>
          </table:table-cell>
          <table:table-cell office:value-type="float" office:value="126" calcext:value-type="float">
            <text:p>126</text:p>
          </table:table-cell>
          <table:table-cell table:formula="of:=SUM([.A130:.I130])" office:value-type="float" office:value="21171707" calcext:value-type="float">
            <text:p>21171707</text:p>
          </table:table-cell>
        </table:table-row>
        <table:table-row table:style-name="ro1">
          <table:table-cell table:formula="of:=[.B130]" office:value-type="float" office:value="2868404" calcext:value-type="float">
            <text:p>2868404</text:p>
          </table:table-cell>
          <table:table-cell table:formula="of:=[.C130]" office:value-type="float" office:value="1411379" calcext:value-type="float">
            <text:p>1411379</text:p>
          </table:table-cell>
          <table:table-cell table:formula="of:=[.D130]" office:value-type="float" office:value="3302393" calcext:value-type="float">
            <text:p>3302393</text:p>
          </table:table-cell>
          <table:table-cell table:formula="of:=[.E130]" office:value-type="float" office:value="2090003" calcext:value-type="float">
            <text:p>2090003</text:p>
          </table:table-cell>
          <table:table-cell table:formula="of:=[.F130]" office:value-type="float" office:value="3211294" calcext:value-type="float">
            <text:p>3211294</text:p>
          </table:table-cell>
          <table:table-cell table:formula="of:=[.G130]" office:value-type="float" office:value="3379456" calcext:value-type="float">
            <text:p>3379456</text:p>
          </table:table-cell>
          <table:table-cell table:formula="of:=[.H130]+[.A130]" office:value-type="float" office:value="2828212" calcext:value-type="float">
            <text:p>2828212</text:p>
          </table:table-cell>
          <table:table-cell table:formula="of:=[.I130]" office:value-type="float" office:value="2080566" calcext:value-type="float">
            <text:p>2080566</text:p>
          </table:table-cell>
          <table:table-cell table:formula="of:=[.A130]" office:value-type="float" office:value="1310570" calcext:value-type="float">
            <text:p>1310570</text:p>
          </table:table-cell>
          <table:table-cell office:value-type="float" office:value="127" calcext:value-type="float">
            <text:p>127</text:p>
          </table:table-cell>
          <table:table-cell table:formula="of:=SUM([.A131:.I131])" office:value-type="float" office:value="22482277" calcext:value-type="float">
            <text:p>22482277</text:p>
          </table:table-cell>
        </table:table-row>
        <table:table-row table:style-name="ro1">
          <table:table-cell table:formula="of:=[.B131]" office:value-type="float" office:value="1411379" calcext:value-type="float">
            <text:p>1411379</text:p>
          </table:table-cell>
          <table:table-cell table:formula="of:=[.C131]" office:value-type="float" office:value="3302393" calcext:value-type="float">
            <text:p>3302393</text:p>
          </table:table-cell>
          <table:table-cell table:formula="of:=[.D131]" office:value-type="float" office:value="2090003" calcext:value-type="float">
            <text:p>2090003</text:p>
          </table:table-cell>
          <table:table-cell table:formula="of:=[.E131]" office:value-type="float" office:value="3211294" calcext:value-type="float">
            <text:p>3211294</text:p>
          </table:table-cell>
          <table:table-cell table:formula="of:=[.F131]" office:value-type="float" office:value="3379456" calcext:value-type="float">
            <text:p>3379456</text:p>
          </table:table-cell>
          <table:table-cell table:formula="of:=[.G131]" office:value-type="float" office:value="2828212" calcext:value-type="float">
            <text:p>2828212</text:p>
          </table:table-cell>
          <table:table-cell table:formula="of:=[.H131]+[.A131]" office:value-type="float" office:value="4948970" calcext:value-type="float">
            <text:p>4948970</text:p>
          </table:table-cell>
          <table:table-cell table:formula="of:=[.I131]" office:value-type="float" office:value="1310570" calcext:value-type="float">
            <text:p>1310570</text:p>
          </table:table-cell>
          <table:table-cell table:formula="of:=[.A131]" office:value-type="float" office:value="2868404" calcext:value-type="float">
            <text:p>2868404</text:p>
          </table:table-cell>
          <table:table-cell office:value-type="float" office:value="128" calcext:value-type="float">
            <text:p>128</text:p>
          </table:table-cell>
          <table:table-cell table:formula="of:=SUM([.A132:.I132])" office:value-type="float" office:value="25350681" calcext:value-type="float">
            <text:p>25350681</text:p>
          </table:table-cell>
        </table:table-row>
        <table:table-row table:style-name="ro1">
          <table:table-cell table:formula="of:=[.B132]" office:value-type="float" office:value="3302393" calcext:value-type="float">
            <text:p>3302393</text:p>
          </table:table-cell>
          <table:table-cell table:formula="of:=[.C132]" office:value-type="float" office:value="2090003" calcext:value-type="float">
            <text:p>2090003</text:p>
          </table:table-cell>
          <table:table-cell table:formula="of:=[.D132]" office:value-type="float" office:value="3211294" calcext:value-type="float">
            <text:p>3211294</text:p>
          </table:table-cell>
          <table:table-cell table:formula="of:=[.E132]" office:value-type="float" office:value="3379456" calcext:value-type="float">
            <text:p>3379456</text:p>
          </table:table-cell>
          <table:table-cell table:formula="of:=[.F132]" office:value-type="float" office:value="2828212" calcext:value-type="float">
            <text:p>2828212</text:p>
          </table:table-cell>
          <table:table-cell table:formula="of:=[.G132]" office:value-type="float" office:value="4948970" calcext:value-type="float">
            <text:p>4948970</text:p>
          </table:table-cell>
          <table:table-cell table:formula="of:=[.H132]+[.A132]" office:value-type="float" office:value="2721949" calcext:value-type="float">
            <text:p>2721949</text:p>
          </table:table-cell>
          <table:table-cell table:formula="of:=[.I132]" office:value-type="float" office:value="2868404" calcext:value-type="float">
            <text:p>2868404</text:p>
          </table:table-cell>
          <table:table-cell table:formula="of:=[.A132]" office:value-type="float" office:value="1411379" calcext:value-type="float">
            <text:p>1411379</text:p>
          </table:table-cell>
          <table:table-cell office:value-type="float" office:value="129" calcext:value-type="float">
            <text:p>129</text:p>
          </table:table-cell>
          <table:table-cell table:formula="of:=SUM([.A133:.I133])" office:value-type="float" office:value="26762060" calcext:value-type="float">
            <text:p>26762060</text:p>
          </table:table-cell>
        </table:table-row>
        <table:table-row table:style-name="ro1">
          <table:table-cell table:formula="of:=[.B133]" office:value-type="float" office:value="2090003" calcext:value-type="float">
            <text:p>2090003</text:p>
          </table:table-cell>
          <table:table-cell table:formula="of:=[.C133]" office:value-type="float" office:value="3211294" calcext:value-type="float">
            <text:p>3211294</text:p>
          </table:table-cell>
          <table:table-cell table:formula="of:=[.D133]" office:value-type="float" office:value="3379456" calcext:value-type="float">
            <text:p>3379456</text:p>
          </table:table-cell>
          <table:table-cell table:formula="of:=[.E133]" office:value-type="float" office:value="2828212" calcext:value-type="float">
            <text:p>2828212</text:p>
          </table:table-cell>
          <table:table-cell table:formula="of:=[.F133]" office:value-type="float" office:value="4948970" calcext:value-type="float">
            <text:p>4948970</text:p>
          </table:table-cell>
          <table:table-cell table:formula="of:=[.G133]" office:value-type="float" office:value="2721949" calcext:value-type="float">
            <text:p>2721949</text:p>
          </table:table-cell>
          <table:table-cell table:formula="of:=[.H133]+[.A133]" office:value-type="float" office:value="6170797" calcext:value-type="float">
            <text:p>6170797</text:p>
          </table:table-cell>
          <table:table-cell table:formula="of:=[.I133]" office:value-type="float" office:value="1411379" calcext:value-type="float">
            <text:p>1411379</text:p>
          </table:table-cell>
          <table:table-cell table:formula="of:=[.A133]" office:value-type="float" office:value="3302393" calcext:value-type="float">
            <text:p>3302393</text:p>
          </table:table-cell>
          <table:table-cell office:value-type="float" office:value="130" calcext:value-type="float">
            <text:p>130</text:p>
          </table:table-cell>
          <table:table-cell table:formula="of:=SUM([.A134:.I134])" office:value-type="float" office:value="30064453" calcext:value-type="float">
            <text:p>30064453</text:p>
          </table:table-cell>
        </table:table-row>
        <table:table-row table:style-name="ro1">
          <table:table-cell table:formula="of:=[.B134]" office:value-type="float" office:value="3211294" calcext:value-type="float">
            <text:p>3211294</text:p>
          </table:table-cell>
          <table:table-cell table:formula="of:=[.C134]" office:value-type="float" office:value="3379456" calcext:value-type="float">
            <text:p>3379456</text:p>
          </table:table-cell>
          <table:table-cell table:formula="of:=[.D134]" office:value-type="float" office:value="2828212" calcext:value-type="float">
            <text:p>2828212</text:p>
          </table:table-cell>
          <table:table-cell table:formula="of:=[.E134]" office:value-type="float" office:value="4948970" calcext:value-type="float">
            <text:p>4948970</text:p>
          </table:table-cell>
          <table:table-cell table:formula="of:=[.F134]" office:value-type="float" office:value="2721949" calcext:value-type="float">
            <text:p>2721949</text:p>
          </table:table-cell>
          <table:table-cell table:formula="of:=[.G134]" office:value-type="float" office:value="6170797" calcext:value-type="float">
            <text:p>6170797</text:p>
          </table:table-cell>
          <table:table-cell table:formula="of:=[.H134]+[.A134]" office:value-type="float" office:value="3501382" calcext:value-type="float">
            <text:p>3501382</text:p>
          </table:table-cell>
          <table:table-cell table:formula="of:=[.I134]" office:value-type="float" office:value="3302393" calcext:value-type="float">
            <text:p>3302393</text:p>
          </table:table-cell>
          <table:table-cell table:formula="of:=[.A134]" office:value-type="float" office:value="2090003" calcext:value-type="float">
            <text:p>2090003</text:p>
          </table:table-cell>
          <table:table-cell office:value-type="float" office:value="131" calcext:value-type="float">
            <text:p>131</text:p>
          </table:table-cell>
          <table:table-cell table:formula="of:=SUM([.A135:.I135])" office:value-type="float" office:value="32154456" calcext:value-type="float">
            <text:p>32154456</text:p>
          </table:table-cell>
        </table:table-row>
        <table:table-row table:style-name="ro1">
          <table:table-cell table:formula="of:=[.B135]" office:value-type="float" office:value="3379456" calcext:value-type="float">
            <text:p>3379456</text:p>
          </table:table-cell>
          <table:table-cell table:formula="of:=[.C135]" office:value-type="float" office:value="2828212" calcext:value-type="float">
            <text:p>2828212</text:p>
          </table:table-cell>
          <table:table-cell table:formula="of:=[.D135]" office:value-type="float" office:value="4948970" calcext:value-type="float">
            <text:p>4948970</text:p>
          </table:table-cell>
          <table:table-cell table:formula="of:=[.E135]" office:value-type="float" office:value="2721949" calcext:value-type="float">
            <text:p>2721949</text:p>
          </table:table-cell>
          <table:table-cell table:formula="of:=[.F135]" office:value-type="float" office:value="6170797" calcext:value-type="float">
            <text:p>6170797</text:p>
          </table:table-cell>
          <table:table-cell table:formula="of:=[.G135]" office:value-type="float" office:value="3501382" calcext:value-type="float">
            <text:p>3501382</text:p>
          </table:table-cell>
          <table:table-cell table:formula="of:=[.H135]+[.A135]" office:value-type="float" office:value="6513687" calcext:value-type="float">
            <text:p>6513687</text:p>
          </table:table-cell>
          <table:table-cell table:formula="of:=[.I135]" office:value-type="float" office:value="2090003" calcext:value-type="float">
            <text:p>2090003</text:p>
          </table:table-cell>
          <table:table-cell table:formula="of:=[.A135]" office:value-type="float" office:value="3211294" calcext:value-type="float">
            <text:p>3211294</text:p>
          </table:table-cell>
          <table:table-cell office:value-type="float" office:value="132" calcext:value-type="float">
            <text:p>132</text:p>
          </table:table-cell>
          <table:table-cell table:formula="of:=SUM([.A136:.I136])" office:value-type="float" office:value="35365750" calcext:value-type="float">
            <text:p>35365750</text:p>
          </table:table-cell>
        </table:table-row>
        <table:table-row table:style-name="ro1">
          <table:table-cell table:formula="of:=[.B136]" office:value-type="float" office:value="2828212" calcext:value-type="float">
            <text:p>2828212</text:p>
          </table:table-cell>
          <table:table-cell table:formula="of:=[.C136]" office:value-type="float" office:value="4948970" calcext:value-type="float">
            <text:p>4948970</text:p>
          </table:table-cell>
          <table:table-cell table:formula="of:=[.D136]" office:value-type="float" office:value="2721949" calcext:value-type="float">
            <text:p>2721949</text:p>
          </table:table-cell>
          <table:table-cell table:formula="of:=[.E136]" office:value-type="float" office:value="6170797" calcext:value-type="float">
            <text:p>6170797</text:p>
          </table:table-cell>
          <table:table-cell table:formula="of:=[.F136]" office:value-type="float" office:value="3501382" calcext:value-type="float">
            <text:p>3501382</text:p>
          </table:table-cell>
          <table:table-cell table:formula="of:=[.G136]" office:value-type="float" office:value="6513687" calcext:value-type="float">
            <text:p>6513687</text:p>
          </table:table-cell>
          <table:table-cell table:formula="of:=[.H136]+[.A136]" office:value-type="float" office:value="5469459" calcext:value-type="float">
            <text:p>5469459</text:p>
          </table:table-cell>
          <table:table-cell table:formula="of:=[.I136]" office:value-type="float" office:value="3211294" calcext:value-type="float">
            <text:p>3211294</text:p>
          </table:table-cell>
          <table:table-cell table:formula="of:=[.A136]" office:value-type="float" office:value="3379456" calcext:value-type="float">
            <text:p>3379456</text:p>
          </table:table-cell>
          <table:table-cell office:value-type="float" office:value="133" calcext:value-type="float">
            <text:p>133</text:p>
          </table:table-cell>
          <table:table-cell table:formula="of:=SUM([.A137:.I137])" office:value-type="float" office:value="38745206" calcext:value-type="float">
            <text:p>38745206</text:p>
          </table:table-cell>
        </table:table-row>
        <table:table-row table:style-name="ro1">
          <table:table-cell table:formula="of:=[.B137]" office:value-type="float" office:value="4948970" calcext:value-type="float">
            <text:p>4948970</text:p>
          </table:table-cell>
          <table:table-cell table:formula="of:=[.C137]" office:value-type="float" office:value="2721949" calcext:value-type="float">
            <text:p>2721949</text:p>
          </table:table-cell>
          <table:table-cell table:formula="of:=[.D137]" office:value-type="float" office:value="6170797" calcext:value-type="float">
            <text:p>6170797</text:p>
          </table:table-cell>
          <table:table-cell table:formula="of:=[.E137]" office:value-type="float" office:value="3501382" calcext:value-type="float">
            <text:p>3501382</text:p>
          </table:table-cell>
          <table:table-cell table:formula="of:=[.F137]" office:value-type="float" office:value="6513687" calcext:value-type="float">
            <text:p>6513687</text:p>
          </table:table-cell>
          <table:table-cell table:formula="of:=[.G137]" office:value-type="float" office:value="5469459" calcext:value-type="float">
            <text:p>5469459</text:p>
          </table:table-cell>
          <table:table-cell table:formula="of:=[.H137]+[.A137]" office:value-type="float" office:value="6039506" calcext:value-type="float">
            <text:p>6039506</text:p>
          </table:table-cell>
          <table:table-cell table:formula="of:=[.I137]" office:value-type="float" office:value="3379456" calcext:value-type="float">
            <text:p>3379456</text:p>
          </table:table-cell>
          <table:table-cell table:formula="of:=[.A137]" office:value-type="float" office:value="2828212" calcext:value-type="float">
            <text:p>2828212</text:p>
          </table:table-cell>
          <table:table-cell office:value-type="float" office:value="134" calcext:value-type="float">
            <text:p>134</text:p>
          </table:table-cell>
          <table:table-cell table:formula="of:=SUM([.A138:.I138])" office:value-type="float" office:value="41573418" calcext:value-type="float">
            <text:p>41573418</text:p>
          </table:table-cell>
        </table:table-row>
        <table:table-row table:style-name="ro1">
          <table:table-cell table:formula="of:=[.B138]" office:value-type="float" office:value="2721949" calcext:value-type="float">
            <text:p>2721949</text:p>
          </table:table-cell>
          <table:table-cell table:formula="of:=[.C138]" office:value-type="float" office:value="6170797" calcext:value-type="float">
            <text:p>6170797</text:p>
          </table:table-cell>
          <table:table-cell table:formula="of:=[.D138]" office:value-type="float" office:value="3501382" calcext:value-type="float">
            <text:p>3501382</text:p>
          </table:table-cell>
          <table:table-cell table:formula="of:=[.E138]" office:value-type="float" office:value="6513687" calcext:value-type="float">
            <text:p>6513687</text:p>
          </table:table-cell>
          <table:table-cell table:formula="of:=[.F138]" office:value-type="float" office:value="5469459" calcext:value-type="float">
            <text:p>5469459</text:p>
          </table:table-cell>
          <table:table-cell table:formula="of:=[.G138]" office:value-type="float" office:value="6039506" calcext:value-type="float">
            <text:p>6039506</text:p>
          </table:table-cell>
          <table:table-cell table:formula="of:=[.H138]+[.A138]" office:value-type="float" office:value="8328426" calcext:value-type="float">
            <text:p>8328426</text:p>
          </table:table-cell>
          <table:table-cell table:formula="of:=[.I138]" office:value-type="float" office:value="2828212" calcext:value-type="float">
            <text:p>2828212</text:p>
          </table:table-cell>
          <table:table-cell table:formula="of:=[.A138]" office:value-type="float" office:value="4948970" calcext:value-type="float">
            <text:p>4948970</text:p>
          </table:table-cell>
          <table:table-cell office:value-type="float" office:value="135" calcext:value-type="float">
            <text:p>135</text:p>
          </table:table-cell>
          <table:table-cell table:formula="of:=SUM([.A139:.I139])" office:value-type="float" office:value="46522388" calcext:value-type="float">
            <text:p>46522388</text:p>
          </table:table-cell>
        </table:table-row>
        <table:table-row table:style-name="ro1">
          <table:table-cell table:formula="of:=[.B139]" office:value-type="float" office:value="6170797" calcext:value-type="float">
            <text:p>6170797</text:p>
          </table:table-cell>
          <table:table-cell table:formula="of:=[.C139]" office:value-type="float" office:value="3501382" calcext:value-type="float">
            <text:p>3501382</text:p>
          </table:table-cell>
          <table:table-cell table:formula="of:=[.D139]" office:value-type="float" office:value="6513687" calcext:value-type="float">
            <text:p>6513687</text:p>
          </table:table-cell>
          <table:table-cell table:formula="of:=[.E139]" office:value-type="float" office:value="5469459" calcext:value-type="float">
            <text:p>5469459</text:p>
          </table:table-cell>
          <table:table-cell table:formula="of:=[.F139]" office:value-type="float" office:value="6039506" calcext:value-type="float">
            <text:p>6039506</text:p>
          </table:table-cell>
          <table:table-cell table:formula="of:=[.G139]" office:value-type="float" office:value="8328426" calcext:value-type="float">
            <text:p>8328426</text:p>
          </table:table-cell>
          <table:table-cell table:formula="of:=[.H139]+[.A139]" office:value-type="float" office:value="5550161" calcext:value-type="float">
            <text:p>5550161</text:p>
          </table:table-cell>
          <table:table-cell table:formula="of:=[.I139]" office:value-type="float" office:value="4948970" calcext:value-type="float">
            <text:p>4948970</text:p>
          </table:table-cell>
          <table:table-cell table:formula="of:=[.A139]" office:value-type="float" office:value="2721949" calcext:value-type="float">
            <text:p>2721949</text:p>
          </table:table-cell>
          <table:table-cell office:value-type="float" office:value="136" calcext:value-type="float">
            <text:p>136</text:p>
          </table:table-cell>
          <table:table-cell table:formula="of:=SUM([.A140:.I140])" office:value-type="float" office:value="49244337" calcext:value-type="float">
            <text:p>49244337</text:p>
          </table:table-cell>
        </table:table-row>
        <table:table-row table:style-name="ro1">
          <table:table-cell table:formula="of:=[.B140]" office:value-type="float" office:value="3501382" calcext:value-type="float">
            <text:p>3501382</text:p>
          </table:table-cell>
          <table:table-cell table:formula="of:=[.C140]" office:value-type="float" office:value="6513687" calcext:value-type="float">
            <text:p>6513687</text:p>
          </table:table-cell>
          <table:table-cell table:formula="of:=[.D140]" office:value-type="float" office:value="5469459" calcext:value-type="float">
            <text:p>5469459</text:p>
          </table:table-cell>
          <table:table-cell table:formula="of:=[.E140]" office:value-type="float" office:value="6039506" calcext:value-type="float">
            <text:p>6039506</text:p>
          </table:table-cell>
          <table:table-cell table:formula="of:=[.F140]" office:value-type="float" office:value="8328426" calcext:value-type="float">
            <text:p>8328426</text:p>
          </table:table-cell>
          <table:table-cell table:formula="of:=[.G140]" office:value-type="float" office:value="5550161" calcext:value-type="float">
            <text:p>5550161</text:p>
          </table:table-cell>
          <table:table-cell table:formula="of:=[.H140]+[.A140]" office:value-type="float" office:value="11119767" calcext:value-type="float">
            <text:p>11119767</text:p>
          </table:table-cell>
          <table:table-cell table:formula="of:=[.I140]" office:value-type="float" office:value="2721949" calcext:value-type="float">
            <text:p>2721949</text:p>
          </table:table-cell>
          <table:table-cell table:formula="of:=[.A140]" office:value-type="float" office:value="6170797" calcext:value-type="float">
            <text:p>6170797</text:p>
          </table:table-cell>
          <table:table-cell office:value-type="float" office:value="137" calcext:value-type="float">
            <text:p>137</text:p>
          </table:table-cell>
          <table:table-cell table:formula="of:=SUM([.A141:.I141])" office:value-type="float" office:value="55415134" calcext:value-type="float">
            <text:p>55415134</text:p>
          </table:table-cell>
        </table:table-row>
        <table:table-row table:style-name="ro1">
          <table:table-cell table:formula="of:=[.B141]" office:value-type="float" office:value="6513687" calcext:value-type="float">
            <text:p>6513687</text:p>
          </table:table-cell>
          <table:table-cell table:formula="of:=[.C141]" office:value-type="float" office:value="5469459" calcext:value-type="float">
            <text:p>5469459</text:p>
          </table:table-cell>
          <table:table-cell table:formula="of:=[.D141]" office:value-type="float" office:value="6039506" calcext:value-type="float">
            <text:p>6039506</text:p>
          </table:table-cell>
          <table:table-cell table:formula="of:=[.E141]" office:value-type="float" office:value="8328426" calcext:value-type="float">
            <text:p>8328426</text:p>
          </table:table-cell>
          <table:table-cell table:formula="of:=[.F141]" office:value-type="float" office:value="5550161" calcext:value-type="float">
            <text:p>5550161</text:p>
          </table:table-cell>
          <table:table-cell table:formula="of:=[.G141]" office:value-type="float" office:value="11119767" calcext:value-type="float">
            <text:p>11119767</text:p>
          </table:table-cell>
          <table:table-cell table:formula="of:=[.H141]+[.A141]" office:value-type="float" office:value="6223331" calcext:value-type="float">
            <text:p>6223331</text:p>
          </table:table-cell>
          <table:table-cell table:formula="of:=[.I141]" office:value-type="float" office:value="6170797" calcext:value-type="float">
            <text:p>6170797</text:p>
          </table:table-cell>
          <table:table-cell table:formula="of:=[.A141]" office:value-type="float" office:value="3501382" calcext:value-type="float">
            <text:p>3501382</text:p>
          </table:table-cell>
          <table:table-cell office:value-type="float" office:value="138" calcext:value-type="float">
            <text:p>138</text:p>
          </table:table-cell>
          <table:table-cell table:formula="of:=SUM([.A142:.I142])" office:value-type="float" office:value="58916516" calcext:value-type="float">
            <text:p>58916516</text:p>
          </table:table-cell>
        </table:table-row>
        <table:table-row table:style-name="ro1">
          <table:table-cell table:formula="of:=[.B142]" office:value-type="float" office:value="5469459" calcext:value-type="float">
            <text:p>5469459</text:p>
          </table:table-cell>
          <table:table-cell table:formula="of:=[.C142]" office:value-type="float" office:value="6039506" calcext:value-type="float">
            <text:p>6039506</text:p>
          </table:table-cell>
          <table:table-cell table:formula="of:=[.D142]" office:value-type="float" office:value="8328426" calcext:value-type="float">
            <text:p>8328426</text:p>
          </table:table-cell>
          <table:table-cell table:formula="of:=[.E142]" office:value-type="float" office:value="5550161" calcext:value-type="float">
            <text:p>5550161</text:p>
          </table:table-cell>
          <table:table-cell table:formula="of:=[.F142]" office:value-type="float" office:value="11119767" calcext:value-type="float">
            <text:p>11119767</text:p>
          </table:table-cell>
          <table:table-cell table:formula="of:=[.G142]" office:value-type="float" office:value="6223331" calcext:value-type="float">
            <text:p>6223331</text:p>
          </table:table-cell>
          <table:table-cell table:formula="of:=[.H142]+[.A142]" office:value-type="float" office:value="12684484" calcext:value-type="float">
            <text:p>12684484</text:p>
          </table:table-cell>
          <table:table-cell table:formula="of:=[.I142]" office:value-type="float" office:value="3501382" calcext:value-type="float">
            <text:p>3501382</text:p>
          </table:table-cell>
          <table:table-cell table:formula="of:=[.A142]" office:value-type="float" office:value="6513687" calcext:value-type="float">
            <text:p>6513687</text:p>
          </table:table-cell>
          <table:table-cell office:value-type="float" office:value="139" calcext:value-type="float">
            <text:p>139</text:p>
          </table:table-cell>
          <table:table-cell table:formula="of:=SUM([.A143:.I143])" office:value-type="float" office:value="65430203" calcext:value-type="float">
            <text:p>65430203</text:p>
          </table:table-cell>
        </table:table-row>
        <table:table-row table:style-name="ro1">
          <table:table-cell table:formula="of:=[.B143]" office:value-type="float" office:value="6039506" calcext:value-type="float">
            <text:p>6039506</text:p>
          </table:table-cell>
          <table:table-cell table:formula="of:=[.C143]" office:value-type="float" office:value="8328426" calcext:value-type="float">
            <text:p>8328426</text:p>
          </table:table-cell>
          <table:table-cell table:formula="of:=[.D143]" office:value-type="float" office:value="5550161" calcext:value-type="float">
            <text:p>5550161</text:p>
          </table:table-cell>
          <table:table-cell table:formula="of:=[.E143]" office:value-type="float" office:value="11119767" calcext:value-type="float">
            <text:p>11119767</text:p>
          </table:table-cell>
          <table:table-cell table:formula="of:=[.F143]" office:value-type="float" office:value="6223331" calcext:value-type="float">
            <text:p>6223331</text:p>
          </table:table-cell>
          <table:table-cell table:formula="of:=[.G143]" office:value-type="float" office:value="12684484" calcext:value-type="float">
            <text:p>12684484</text:p>
          </table:table-cell>
          <table:table-cell table:formula="of:=[.H143]+[.A143]" office:value-type="float" office:value="8970841" calcext:value-type="float">
            <text:p>8970841</text:p>
          </table:table-cell>
          <table:table-cell table:formula="of:=[.I143]" office:value-type="float" office:value="6513687" calcext:value-type="float">
            <text:p>6513687</text:p>
          </table:table-cell>
          <table:table-cell table:formula="of:=[.A143]" office:value-type="float" office:value="5469459" calcext:value-type="float">
            <text:p>5469459</text:p>
          </table:table-cell>
          <table:table-cell office:value-type="float" office:value="140" calcext:value-type="float">
            <text:p>140</text:p>
          </table:table-cell>
          <table:table-cell table:formula="of:=SUM([.A144:.I144])" office:value-type="float" office:value="70899662" calcext:value-type="float">
            <text:p>70899662</text:p>
          </table:table-cell>
        </table:table-row>
        <table:table-row table:style-name="ro1">
          <table:table-cell table:formula="of:=[.B144]" office:value-type="float" office:value="8328426" calcext:value-type="float">
            <text:p>8328426</text:p>
          </table:table-cell>
          <table:table-cell table:formula="of:=[.C144]" office:value-type="float" office:value="5550161" calcext:value-type="float">
            <text:p>5550161</text:p>
          </table:table-cell>
          <table:table-cell table:formula="of:=[.D144]" office:value-type="float" office:value="11119767" calcext:value-type="float">
            <text:p>11119767</text:p>
          </table:table-cell>
          <table:table-cell table:formula="of:=[.E144]" office:value-type="float" office:value="6223331" calcext:value-type="float">
            <text:p>6223331</text:p>
          </table:table-cell>
          <table:table-cell table:formula="of:=[.F144]" office:value-type="float" office:value="12684484" calcext:value-type="float">
            <text:p>12684484</text:p>
          </table:table-cell>
          <table:table-cell table:formula="of:=[.G144]" office:value-type="float" office:value="8970841" calcext:value-type="float">
            <text:p>8970841</text:p>
          </table:table-cell>
          <table:table-cell table:formula="of:=[.H144]+[.A144]" office:value-type="float" office:value="12553193" calcext:value-type="float">
            <text:p>12553193</text:p>
          </table:table-cell>
          <table:table-cell table:formula="of:=[.I144]" office:value-type="float" office:value="5469459" calcext:value-type="float">
            <text:p>5469459</text:p>
          </table:table-cell>
          <table:table-cell table:formula="of:=[.A144]" office:value-type="float" office:value="6039506" calcext:value-type="float">
            <text:p>6039506</text:p>
          </table:table-cell>
          <table:table-cell office:value-type="float" office:value="141" calcext:value-type="float">
            <text:p>141</text:p>
          </table:table-cell>
          <table:table-cell table:formula="of:=SUM([.A145:.I145])" office:value-type="float" office:value="76939168" calcext:value-type="float">
            <text:p>76939168</text:p>
          </table:table-cell>
        </table:table-row>
        <table:table-row table:style-name="ro1">
          <table:table-cell table:formula="of:=[.B145]" office:value-type="float" office:value="5550161" calcext:value-type="float">
            <text:p>5550161</text:p>
          </table:table-cell>
          <table:table-cell table:formula="of:=[.C145]" office:value-type="float" office:value="11119767" calcext:value-type="float">
            <text:p>11119767</text:p>
          </table:table-cell>
          <table:table-cell table:formula="of:=[.D145]" office:value-type="float" office:value="6223331" calcext:value-type="float">
            <text:p>6223331</text:p>
          </table:table-cell>
          <table:table-cell table:formula="of:=[.E145]" office:value-type="float" office:value="12684484" calcext:value-type="float">
            <text:p>12684484</text:p>
          </table:table-cell>
          <table:table-cell table:formula="of:=[.F145]" office:value-type="float" office:value="8970841" calcext:value-type="float">
            <text:p>8970841</text:p>
          </table:table-cell>
          <table:table-cell table:formula="of:=[.G145]" office:value-type="float" office:value="12553193" calcext:value-type="float">
            <text:p>12553193</text:p>
          </table:table-cell>
          <table:table-cell table:formula="of:=[.H145]+[.A145]" office:value-type="float" office:value="13797885" calcext:value-type="float">
            <text:p>13797885</text:p>
          </table:table-cell>
          <table:table-cell table:formula="of:=[.I145]" office:value-type="float" office:value="6039506" calcext:value-type="float">
            <text:p>6039506</text:p>
          </table:table-cell>
          <table:table-cell table:formula="of:=[.A145]" office:value-type="float" office:value="8328426" calcext:value-type="float">
            <text:p>8328426</text:p>
          </table:table-cell>
          <table:table-cell office:value-type="float" office:value="142" calcext:value-type="float">
            <text:p>142</text:p>
          </table:table-cell>
          <table:table-cell table:formula="of:=SUM([.A146:.I146])" office:value-type="float" office:value="85267594" calcext:value-type="float">
            <text:p>85267594</text:p>
          </table:table-cell>
        </table:table-row>
        <table:table-row table:style-name="ro1">
          <table:table-cell table:formula="of:=[.B146]" office:value-type="float" office:value="11119767" calcext:value-type="float">
            <text:p>11119767</text:p>
          </table:table-cell>
          <table:table-cell table:formula="of:=[.C146]" office:value-type="float" office:value="6223331" calcext:value-type="float">
            <text:p>6223331</text:p>
          </table:table-cell>
          <table:table-cell table:formula="of:=[.D146]" office:value-type="float" office:value="12684484" calcext:value-type="float">
            <text:p>12684484</text:p>
          </table:table-cell>
          <table:table-cell table:formula="of:=[.E146]" office:value-type="float" office:value="8970841" calcext:value-type="float">
            <text:p>8970841</text:p>
          </table:table-cell>
          <table:table-cell table:formula="of:=[.F146]" office:value-type="float" office:value="12553193" calcext:value-type="float">
            <text:p>12553193</text:p>
          </table:table-cell>
          <table:table-cell table:formula="of:=[.G146]" office:value-type="float" office:value="13797885" calcext:value-type="float">
            <text:p>13797885</text:p>
          </table:table-cell>
          <table:table-cell table:formula="of:=[.H146]+[.A146]" office:value-type="float" office:value="11589667" calcext:value-type="float">
            <text:p>11589667</text:p>
          </table:table-cell>
          <table:table-cell table:formula="of:=[.I146]" office:value-type="float" office:value="8328426" calcext:value-type="float">
            <text:p>8328426</text:p>
          </table:table-cell>
          <table:table-cell table:formula="of:=[.A146]" office:value-type="float" office:value="5550161" calcext:value-type="float">
            <text:p>5550161</text:p>
          </table:table-cell>
          <table:table-cell office:value-type="float" office:value="143" calcext:value-type="float">
            <text:p>143</text:p>
          </table:table-cell>
          <table:table-cell table:formula="of:=SUM([.A147:.I147])" office:value-type="float" office:value="90817755" calcext:value-type="float">
            <text:p>90817755</text:p>
          </table:table-cell>
        </table:table-row>
        <table:table-row table:style-name="ro1">
          <table:table-cell table:formula="of:=[.B147]" office:value-type="float" office:value="6223331" calcext:value-type="float">
            <text:p>6223331</text:p>
          </table:table-cell>
          <table:table-cell table:formula="of:=[.C147]" office:value-type="float" office:value="12684484" calcext:value-type="float">
            <text:p>12684484</text:p>
          </table:table-cell>
          <table:table-cell table:formula="of:=[.D147]" office:value-type="float" office:value="8970841" calcext:value-type="float">
            <text:p>8970841</text:p>
          </table:table-cell>
          <table:table-cell table:formula="of:=[.E147]" office:value-type="float" office:value="12553193" calcext:value-type="float">
            <text:p>12553193</text:p>
          </table:table-cell>
          <table:table-cell table:formula="of:=[.F147]" office:value-type="float" office:value="13797885" calcext:value-type="float">
            <text:p>13797885</text:p>
          </table:table-cell>
          <table:table-cell table:formula="of:=[.G147]" office:value-type="float" office:value="11589667" calcext:value-type="float">
            <text:p>11589667</text:p>
          </table:table-cell>
          <table:table-cell table:formula="of:=[.H147]+[.A147]" office:value-type="float" office:value="19448193" calcext:value-type="float">
            <text:p>19448193</text:p>
          </table:table-cell>
          <table:table-cell table:formula="of:=[.I147]" office:value-type="float" office:value="5550161" calcext:value-type="float">
            <text:p>5550161</text:p>
          </table:table-cell>
          <table:table-cell table:formula="of:=[.A147]" office:value-type="float" office:value="11119767" calcext:value-type="float">
            <text:p>11119767</text:p>
          </table:table-cell>
          <table:table-cell office:value-type="float" office:value="144" calcext:value-type="float">
            <text:p>144</text:p>
          </table:table-cell>
          <table:table-cell table:formula="of:=SUM([.A148:.I148])" office:value-type="float" office:value="101937522" calcext:value-type="float">
            <text:p>101937522</text:p>
          </table:table-cell>
        </table:table-row>
        <table:table-row table:style-name="ro1">
          <table:table-cell table:formula="of:=[.B148]" office:value-type="float" office:value="12684484" calcext:value-type="float">
            <text:p>12684484</text:p>
          </table:table-cell>
          <table:table-cell table:formula="of:=[.C148]" office:value-type="float" office:value="8970841" calcext:value-type="float">
            <text:p>8970841</text:p>
          </table:table-cell>
          <table:table-cell table:formula="of:=[.D148]" office:value-type="float" office:value="12553193" calcext:value-type="float">
            <text:p>12553193</text:p>
          </table:table-cell>
          <table:table-cell table:formula="of:=[.E148]" office:value-type="float" office:value="13797885" calcext:value-type="float">
            <text:p>13797885</text:p>
          </table:table-cell>
          <table:table-cell table:formula="of:=[.F148]" office:value-type="float" office:value="11589667" calcext:value-type="float">
            <text:p>11589667</text:p>
          </table:table-cell>
          <table:table-cell table:formula="of:=[.G148]" office:value-type="float" office:value="19448193" calcext:value-type="float">
            <text:p>19448193</text:p>
          </table:table-cell>
          <table:table-cell table:formula="of:=[.H148]+[.A148]" office:value-type="float" office:value="11773492" calcext:value-type="float">
            <text:p>11773492</text:p>
          </table:table-cell>
          <table:table-cell table:formula="of:=[.I148]" office:value-type="float" office:value="11119767" calcext:value-type="float">
            <text:p>11119767</text:p>
          </table:table-cell>
          <table:table-cell table:formula="of:=[.A148]" office:value-type="float" office:value="6223331" calcext:value-type="float">
            <text:p>6223331</text:p>
          </table:table-cell>
          <table:table-cell office:value-type="float" office:value="145" calcext:value-type="float">
            <text:p>145</text:p>
          </table:table-cell>
          <table:table-cell table:formula="of:=SUM([.A149:.I149])" office:value-type="float" office:value="108160853" calcext:value-type="float">
            <text:p>108160853</text:p>
          </table:table-cell>
        </table:table-row>
        <table:table-row table:style-name="ro1">
          <table:table-cell table:formula="of:=[.B149]" office:value-type="float" office:value="8970841" calcext:value-type="float">
            <text:p>8970841</text:p>
          </table:table-cell>
          <table:table-cell table:formula="of:=[.C149]" office:value-type="float" office:value="12553193" calcext:value-type="float">
            <text:p>12553193</text:p>
          </table:table-cell>
          <table:table-cell table:formula="of:=[.D149]" office:value-type="float" office:value="13797885" calcext:value-type="float">
            <text:p>13797885</text:p>
          </table:table-cell>
          <table:table-cell table:formula="of:=[.E149]" office:value-type="float" office:value="11589667" calcext:value-type="float">
            <text:p>11589667</text:p>
          </table:table-cell>
          <table:table-cell table:formula="of:=[.F149]" office:value-type="float" office:value="19448193" calcext:value-type="float">
            <text:p>19448193</text:p>
          </table:table-cell>
          <table:table-cell table:formula="of:=[.G149]" office:value-type="float" office:value="11773492" calcext:value-type="float">
            <text:p>11773492</text:p>
          </table:table-cell>
          <table:table-cell table:formula="of:=[.H149]+[.A149]" office:value-type="float" office:value="23804251" calcext:value-type="float">
            <text:p>23804251</text:p>
          </table:table-cell>
          <table:table-cell table:formula="of:=[.I149]" office:value-type="float" office:value="6223331" calcext:value-type="float">
            <text:p>6223331</text:p>
          </table:table-cell>
          <table:table-cell table:formula="of:=[.A149]" office:value-type="float" office:value="12684484" calcext:value-type="float">
            <text:p>12684484</text:p>
          </table:table-cell>
          <table:table-cell office:value-type="float" office:value="146" calcext:value-type="float">
            <text:p>146</text:p>
          </table:table-cell>
          <table:table-cell table:formula="of:=SUM([.A150:.I150])" office:value-type="float" office:value="120845337" calcext:value-type="float">
            <text:p>120845337</text:p>
          </table:table-cell>
        </table:table-row>
        <table:table-row table:style-name="ro1">
          <table:table-cell table:formula="of:=[.B150]" office:value-type="float" office:value="12553193" calcext:value-type="float">
            <text:p>12553193</text:p>
          </table:table-cell>
          <table:table-cell table:formula="of:=[.C150]" office:value-type="float" office:value="13797885" calcext:value-type="float">
            <text:p>13797885</text:p>
          </table:table-cell>
          <table:table-cell table:formula="of:=[.D150]" office:value-type="float" office:value="11589667" calcext:value-type="float">
            <text:p>11589667</text:p>
          </table:table-cell>
          <table:table-cell table:formula="of:=[.E150]" office:value-type="float" office:value="19448193" calcext:value-type="float">
            <text:p>19448193</text:p>
          </table:table-cell>
          <table:table-cell table:formula="of:=[.F150]" office:value-type="float" office:value="11773492" calcext:value-type="float">
            <text:p>11773492</text:p>
          </table:table-cell>
          <table:table-cell table:formula="of:=[.G150]" office:value-type="float" office:value="23804251" calcext:value-type="float">
            <text:p>23804251</text:p>
          </table:table-cell>
          <table:table-cell table:formula="of:=[.H150]+[.A150]" office:value-type="float" office:value="15194172" calcext:value-type="float">
            <text:p>15194172</text:p>
          </table:table-cell>
          <table:table-cell table:formula="of:=[.I150]" office:value-type="float" office:value="12684484" calcext:value-type="float">
            <text:p>12684484</text:p>
          </table:table-cell>
          <table:table-cell table:formula="of:=[.A150]" office:value-type="float" office:value="8970841" calcext:value-type="float">
            <text:p>8970841</text:p>
          </table:table-cell>
          <table:table-cell office:value-type="float" office:value="147" calcext:value-type="float">
            <text:p>147</text:p>
          </table:table-cell>
          <table:table-cell table:formula="of:=SUM([.A151:.I151])" office:value-type="float" office:value="129816178" calcext:value-type="float">
            <text:p>129816178</text:p>
          </table:table-cell>
        </table:table-row>
        <table:table-row table:style-name="ro1">
          <table:table-cell table:formula="of:=[.B151]" office:value-type="float" office:value="13797885" calcext:value-type="float">
            <text:p>13797885</text:p>
          </table:table-cell>
          <table:table-cell table:formula="of:=[.C151]" office:value-type="float" office:value="11589667" calcext:value-type="float">
            <text:p>11589667</text:p>
          </table:table-cell>
          <table:table-cell table:formula="of:=[.D151]" office:value-type="float" office:value="19448193" calcext:value-type="float">
            <text:p>19448193</text:p>
          </table:table-cell>
          <table:table-cell table:formula="of:=[.E151]" office:value-type="float" office:value="11773492" calcext:value-type="float">
            <text:p>11773492</text:p>
          </table:table-cell>
          <table:table-cell table:formula="of:=[.F151]" office:value-type="float" office:value="23804251" calcext:value-type="float">
            <text:p>23804251</text:p>
          </table:table-cell>
          <table:table-cell table:formula="of:=[.G151]" office:value-type="float" office:value="15194172" calcext:value-type="float">
            <text:p>15194172</text:p>
          </table:table-cell>
          <table:table-cell table:formula="of:=[.H151]+[.A151]" office:value-type="float" office:value="25237677" calcext:value-type="float">
            <text:p>25237677</text:p>
          </table:table-cell>
          <table:table-cell table:formula="of:=[.I151]" office:value-type="float" office:value="8970841" calcext:value-type="float">
            <text:p>8970841</text:p>
          </table:table-cell>
          <table:table-cell table:formula="of:=[.A151]" office:value-type="float" office:value="12553193" calcext:value-type="float">
            <text:p>12553193</text:p>
          </table:table-cell>
          <table:table-cell office:value-type="float" office:value="148" calcext:value-type="float">
            <text:p>148</text:p>
          </table:table-cell>
          <table:table-cell table:formula="of:=SUM([.A152:.I152])" office:value-type="float" office:value="142369371" calcext:value-type="float">
            <text:p>142369371</text:p>
          </table:table-cell>
        </table:table-row>
        <table:table-row table:style-name="ro1">
          <table:table-cell table:formula="of:=[.B152]" office:value-type="float" office:value="11589667" calcext:value-type="float">
            <text:p>11589667</text:p>
          </table:table-cell>
          <table:table-cell table:formula="of:=[.C152]" office:value-type="float" office:value="19448193" calcext:value-type="float">
            <text:p>19448193</text:p>
          </table:table-cell>
          <table:table-cell table:formula="of:=[.D152]" office:value-type="float" office:value="11773492" calcext:value-type="float">
            <text:p>11773492</text:p>
          </table:table-cell>
          <table:table-cell table:formula="of:=[.E152]" office:value-type="float" office:value="23804251" calcext:value-type="float">
            <text:p>23804251</text:p>
          </table:table-cell>
          <table:table-cell table:formula="of:=[.F152]" office:value-type="float" office:value="15194172" calcext:value-type="float">
            <text:p>15194172</text:p>
          </table:table-cell>
          <table:table-cell table:formula="of:=[.G152]" office:value-type="float" office:value="25237677" calcext:value-type="float">
            <text:p>25237677</text:p>
          </table:table-cell>
          <table:table-cell table:formula="of:=[.H152]+[.A152]" office:value-type="float" office:value="22768726" calcext:value-type="float">
            <text:p>22768726</text:p>
          </table:table-cell>
          <table:table-cell table:formula="of:=[.I152]" office:value-type="float" office:value="12553193" calcext:value-type="float">
            <text:p>12553193</text:p>
          </table:table-cell>
          <table:table-cell table:formula="of:=[.A152]" office:value-type="float" office:value="13797885" calcext:value-type="float">
            <text:p>13797885</text:p>
          </table:table-cell>
          <table:table-cell office:value-type="float" office:value="149" calcext:value-type="float">
            <text:p>149</text:p>
          </table:table-cell>
          <table:table-cell table:formula="of:=SUM([.A153:.I153])" office:value-type="float" office:value="156167256" calcext:value-type="float">
            <text:p>156167256</text:p>
          </table:table-cell>
        </table:table-row>
        <table:table-row table:style-name="ro1">
          <table:table-cell table:formula="of:=[.B153]" office:value-type="float" office:value="19448193" calcext:value-type="float">
            <text:p>19448193</text:p>
          </table:table-cell>
          <table:table-cell table:formula="of:=[.C153]" office:value-type="float" office:value="11773492" calcext:value-type="float">
            <text:p>11773492</text:p>
          </table:table-cell>
          <table:table-cell table:formula="of:=[.D153]" office:value-type="float" office:value="23804251" calcext:value-type="float">
            <text:p>23804251</text:p>
          </table:table-cell>
          <table:table-cell table:formula="of:=[.E153]" office:value-type="float" office:value="15194172" calcext:value-type="float">
            <text:p>15194172</text:p>
          </table:table-cell>
          <table:table-cell table:formula="of:=[.F153]" office:value-type="float" office:value="25237677" calcext:value-type="float">
            <text:p>25237677</text:p>
          </table:table-cell>
          <table:table-cell table:formula="of:=[.G153]" office:value-type="float" office:value="22768726" calcext:value-type="float">
            <text:p>22768726</text:p>
          </table:table-cell>
          <table:table-cell table:formula="of:=[.H153]+[.A153]" office:value-type="float" office:value="24142860" calcext:value-type="float">
            <text:p>24142860</text:p>
          </table:table-cell>
          <table:table-cell table:formula="of:=[.I153]" office:value-type="float" office:value="13797885" calcext:value-type="float">
            <text:p>13797885</text:p>
          </table:table-cell>
          <table:table-cell table:formula="of:=[.A153]" office:value-type="float" office:value="11589667" calcext:value-type="float">
            <text:p>11589667</text:p>
          </table:table-cell>
          <table:table-cell office:value-type="float" office:value="150" calcext:value-type="float">
            <text:p>150</text:p>
          </table:table-cell>
          <table:table-cell table:formula="of:=SUM([.A154:.I154])" office:value-type="float" office:value="167756923" calcext:value-type="float">
            <text:p>167756923</text:p>
          </table:table-cell>
        </table:table-row>
        <table:table-row table:style-name="ro1">
          <table:table-cell table:formula="of:=[.B154]" office:value-type="float" office:value="11773492" calcext:value-type="float">
            <text:p>11773492</text:p>
          </table:table-cell>
          <table:table-cell table:formula="of:=[.C154]" office:value-type="float" office:value="23804251" calcext:value-type="float">
            <text:p>23804251</text:p>
          </table:table-cell>
          <table:table-cell table:formula="of:=[.D154]" office:value-type="float" office:value="15194172" calcext:value-type="float">
            <text:p>15194172</text:p>
          </table:table-cell>
          <table:table-cell table:formula="of:=[.E154]" office:value-type="float" office:value="25237677" calcext:value-type="float">
            <text:p>25237677</text:p>
          </table:table-cell>
          <table:table-cell table:formula="of:=[.F154]" office:value-type="float" office:value="22768726" calcext:value-type="float">
            <text:p>22768726</text:p>
          </table:table-cell>
          <table:table-cell table:formula="of:=[.G154]" office:value-type="float" office:value="24142860" calcext:value-type="float">
            <text:p>24142860</text:p>
          </table:table-cell>
          <table:table-cell table:formula="of:=[.H154]+[.A154]" office:value-type="float" office:value="33246078" calcext:value-type="float">
            <text:p>33246078</text:p>
          </table:table-cell>
          <table:table-cell table:formula="of:=[.I154]" office:value-type="float" office:value="11589667" calcext:value-type="float">
            <text:p>11589667</text:p>
          </table:table-cell>
          <table:table-cell table:formula="of:=[.A154]" office:value-type="float" office:value="19448193" calcext:value-type="float">
            <text:p>19448193</text:p>
          </table:table-cell>
          <table:table-cell office:value-type="float" office:value="151" calcext:value-type="float">
            <text:p>151</text:p>
          </table:table-cell>
          <table:table-cell table:formula="of:=SUM([.A155:.I155])" office:value-type="float" office:value="187205116" calcext:value-type="float">
            <text:p>187205116</text:p>
          </table:table-cell>
        </table:table-row>
        <table:table-row table:style-name="ro1">
          <table:table-cell table:formula="of:=[.B155]" office:value-type="float" office:value="23804251" calcext:value-type="float">
            <text:p>23804251</text:p>
          </table:table-cell>
          <table:table-cell table:formula="of:=[.C155]" office:value-type="float" office:value="15194172" calcext:value-type="float">
            <text:p>15194172</text:p>
          </table:table-cell>
          <table:table-cell table:formula="of:=[.D155]" office:value-type="float" office:value="25237677" calcext:value-type="float">
            <text:p>25237677</text:p>
          </table:table-cell>
          <table:table-cell table:formula="of:=[.E155]" office:value-type="float" office:value="22768726" calcext:value-type="float">
            <text:p>22768726</text:p>
          </table:table-cell>
          <table:table-cell table:formula="of:=[.F155]" office:value-type="float" office:value="24142860" calcext:value-type="float">
            <text:p>24142860</text:p>
          </table:table-cell>
          <table:table-cell table:formula="of:=[.G155]" office:value-type="float" office:value="33246078" calcext:value-type="float">
            <text:p>33246078</text:p>
          </table:table-cell>
          <table:table-cell table:formula="of:=[.H155]+[.A155]" office:value-type="float" office:value="23363159" calcext:value-type="float">
            <text:p>23363159</text:p>
          </table:table-cell>
          <table:table-cell table:formula="of:=[.I155]" office:value-type="float" office:value="19448193" calcext:value-type="float">
            <text:p>19448193</text:p>
          </table:table-cell>
          <table:table-cell table:formula="of:=[.A155]" office:value-type="float" office:value="11773492" calcext:value-type="float">
            <text:p>11773492</text:p>
          </table:table-cell>
          <table:table-cell office:value-type="float" office:value="152" calcext:value-type="float">
            <text:p>152</text:p>
          </table:table-cell>
          <table:table-cell table:formula="of:=SUM([.A156:.I156])" office:value-type="float" office:value="198978608" calcext:value-type="float">
            <text:p>198978608</text:p>
          </table:table-cell>
        </table:table-row>
        <table:table-row table:style-name="ro1">
          <table:table-cell table:formula="of:=[.B156]" office:value-type="float" office:value="15194172" calcext:value-type="float">
            <text:p>15194172</text:p>
          </table:table-cell>
          <table:table-cell table:formula="of:=[.C156]" office:value-type="float" office:value="25237677" calcext:value-type="float">
            <text:p>25237677</text:p>
          </table:table-cell>
          <table:table-cell table:formula="of:=[.D156]" office:value-type="float" office:value="22768726" calcext:value-type="float">
            <text:p>22768726</text:p>
          </table:table-cell>
          <table:table-cell table:formula="of:=[.E156]" office:value-type="float" office:value="24142860" calcext:value-type="float">
            <text:p>24142860</text:p>
          </table:table-cell>
          <table:table-cell table:formula="of:=[.F156]" office:value-type="float" office:value="33246078" calcext:value-type="float">
            <text:p>33246078</text:p>
          </table:table-cell>
          <table:table-cell table:formula="of:=[.G156]" office:value-type="float" office:value="23363159" calcext:value-type="float">
            <text:p>23363159</text:p>
          </table:table-cell>
          <table:table-cell table:formula="of:=[.H156]+[.A156]" office:value-type="float" office:value="43252444" calcext:value-type="float">
            <text:p>43252444</text:p>
          </table:table-cell>
          <table:table-cell table:formula="of:=[.I156]" office:value-type="float" office:value="11773492" calcext:value-type="float">
            <text:p>11773492</text:p>
          </table:table-cell>
          <table:table-cell table:formula="of:=[.A156]" office:value-type="float" office:value="23804251" calcext:value-type="float">
            <text:p>23804251</text:p>
          </table:table-cell>
          <table:table-cell office:value-type="float" office:value="153" calcext:value-type="float">
            <text:p>153</text:p>
          </table:table-cell>
          <table:table-cell table:formula="of:=SUM([.A157:.I157])" office:value-type="float" office:value="222782859" calcext:value-type="float">
            <text:p>222782859</text:p>
          </table:table-cell>
        </table:table-row>
        <table:table-row table:style-name="ro1">
          <table:table-cell table:formula="of:=[.B157]" office:value-type="float" office:value="25237677" calcext:value-type="float">
            <text:p>25237677</text:p>
          </table:table-cell>
          <table:table-cell table:formula="of:=[.C157]" office:value-type="float" office:value="22768726" calcext:value-type="float">
            <text:p>22768726</text:p>
          </table:table-cell>
          <table:table-cell table:formula="of:=[.D157]" office:value-type="float" office:value="24142860" calcext:value-type="float">
            <text:p>24142860</text:p>
          </table:table-cell>
          <table:table-cell table:formula="of:=[.E157]" office:value-type="float" office:value="33246078" calcext:value-type="float">
            <text:p>33246078</text:p>
          </table:table-cell>
          <table:table-cell table:formula="of:=[.F157]" office:value-type="float" office:value="23363159" calcext:value-type="float">
            <text:p>23363159</text:p>
          </table:table-cell>
          <table:table-cell table:formula="of:=[.G157]" office:value-type="float" office:value="43252444" calcext:value-type="float">
            <text:p>43252444</text:p>
          </table:table-cell>
          <table:table-cell table:formula="of:=[.H157]+[.A157]" office:value-type="float" office:value="26967664" calcext:value-type="float">
            <text:p>26967664</text:p>
          </table:table-cell>
          <table:table-cell table:formula="of:=[.I157]" office:value-type="float" office:value="23804251" calcext:value-type="float">
            <text:p>23804251</text:p>
          </table:table-cell>
          <table:table-cell table:formula="of:=[.A157]" office:value-type="float" office:value="15194172" calcext:value-type="float">
            <text:p>15194172</text:p>
          </table:table-cell>
          <table:table-cell office:value-type="float" office:value="154" calcext:value-type="float">
            <text:p>154</text:p>
          </table:table-cell>
          <table:table-cell table:formula="of:=SUM([.A158:.I158])" office:value-type="float" office:value="237977031" calcext:value-type="float">
            <text:p>237977031</text:p>
          </table:table-cell>
        </table:table-row>
        <table:table-row table:style-name="ro1">
          <table:table-cell table:formula="of:=[.B158]" office:value-type="float" office:value="22768726" calcext:value-type="float">
            <text:p>22768726</text:p>
          </table:table-cell>
          <table:table-cell table:formula="of:=[.C158]" office:value-type="float" office:value="24142860" calcext:value-type="float">
            <text:p>24142860</text:p>
          </table:table-cell>
          <table:table-cell table:formula="of:=[.D158]" office:value-type="float" office:value="33246078" calcext:value-type="float">
            <text:p>33246078</text:p>
          </table:table-cell>
          <table:table-cell table:formula="of:=[.E158]" office:value-type="float" office:value="23363159" calcext:value-type="float">
            <text:p>23363159</text:p>
          </table:table-cell>
          <table:table-cell table:formula="of:=[.F158]" office:value-type="float" office:value="43252444" calcext:value-type="float">
            <text:p>43252444</text:p>
          </table:table-cell>
          <table:table-cell table:formula="of:=[.G158]" office:value-type="float" office:value="26967664" calcext:value-type="float">
            <text:p>26967664</text:p>
          </table:table-cell>
          <table:table-cell table:formula="of:=[.H158]+[.A158]" office:value-type="float" office:value="49041928" calcext:value-type="float">
            <text:p>49041928</text:p>
          </table:table-cell>
          <table:table-cell table:formula="of:=[.I158]" office:value-type="float" office:value="15194172" calcext:value-type="float">
            <text:p>15194172</text:p>
          </table:table-cell>
          <table:table-cell table:formula="of:=[.A158]" office:value-type="float" office:value="25237677" calcext:value-type="float">
            <text:p>25237677</text:p>
          </table:table-cell>
          <table:table-cell office:value-type="float" office:value="155" calcext:value-type="float">
            <text:p>155</text:p>
          </table:table-cell>
          <table:table-cell table:formula="of:=SUM([.A159:.I159])" office:value-type="float" office:value="263214708" calcext:value-type="float">
            <text:p>263214708</text:p>
          </table:table-cell>
        </table:table-row>
        <table:table-row table:style-name="ro1">
          <table:table-cell table:formula="of:=[.B159]" office:value-type="float" office:value="24142860" calcext:value-type="float">
            <text:p>24142860</text:p>
          </table:table-cell>
          <table:table-cell table:formula="of:=[.C159]" office:value-type="float" office:value="33246078" calcext:value-type="float">
            <text:p>33246078</text:p>
          </table:table-cell>
          <table:table-cell table:formula="of:=[.D159]" office:value-type="float" office:value="23363159" calcext:value-type="float">
            <text:p>23363159</text:p>
          </table:table-cell>
          <table:table-cell table:formula="of:=[.E159]" office:value-type="float" office:value="43252444" calcext:value-type="float">
            <text:p>43252444</text:p>
          </table:table-cell>
          <table:table-cell table:formula="of:=[.F159]" office:value-type="float" office:value="26967664" calcext:value-type="float">
            <text:p>26967664</text:p>
          </table:table-cell>
          <table:table-cell table:formula="of:=[.G159]" office:value-type="float" office:value="49041928" calcext:value-type="float">
            <text:p>49041928</text:p>
          </table:table-cell>
          <table:table-cell table:formula="of:=[.H159]+[.A159]" office:value-type="float" office:value="37962898" calcext:value-type="float">
            <text:p>37962898</text:p>
          </table:table-cell>
          <table:table-cell table:formula="of:=[.I159]" office:value-type="float" office:value="25237677" calcext:value-type="float">
            <text:p>25237677</text:p>
          </table:table-cell>
          <table:table-cell table:formula="of:=[.A159]" office:value-type="float" office:value="22768726" calcext:value-type="float">
            <text:p>22768726</text:p>
          </table:table-cell>
          <table:table-cell office:value-type="float" office:value="156" calcext:value-type="float">
            <text:p>156</text:p>
          </table:table-cell>
          <table:table-cell table:formula="of:=SUM([.A160:.I160])" office:value-type="float" office:value="285983434" calcext:value-type="float">
            <text:p>285983434</text:p>
          </table:table-cell>
        </table:table-row>
        <table:table-row table:style-name="ro1">
          <table:table-cell table:formula="of:=[.B160]" office:value-type="float" office:value="33246078" calcext:value-type="float">
            <text:p>33246078</text:p>
          </table:table-cell>
          <table:table-cell table:formula="of:=[.C160]" office:value-type="float" office:value="23363159" calcext:value-type="float">
            <text:p>23363159</text:p>
          </table:table-cell>
          <table:table-cell table:formula="of:=[.D160]" office:value-type="float" office:value="43252444" calcext:value-type="float">
            <text:p>43252444</text:p>
          </table:table-cell>
          <table:table-cell table:formula="of:=[.E160]" office:value-type="float" office:value="26967664" calcext:value-type="float">
            <text:p>26967664</text:p>
          </table:table-cell>
          <table:table-cell table:formula="of:=[.F160]" office:value-type="float" office:value="49041928" calcext:value-type="float">
            <text:p>49041928</text:p>
          </table:table-cell>
          <table:table-cell table:formula="of:=[.G160]" office:value-type="float" office:value="37962898" calcext:value-type="float">
            <text:p>37962898</text:p>
          </table:table-cell>
          <table:table-cell table:formula="of:=[.H160]+[.A160]" office:value-type="float" office:value="49380537" calcext:value-type="float">
            <text:p>49380537</text:p>
          </table:table-cell>
          <table:table-cell table:formula="of:=[.I160]" office:value-type="float" office:value="22768726" calcext:value-type="float">
            <text:p>22768726</text:p>
          </table:table-cell>
          <table:table-cell table:formula="of:=[.A160]" office:value-type="float" office:value="24142860" calcext:value-type="float">
            <text:p>24142860</text:p>
          </table:table-cell>
          <table:table-cell office:value-type="float" office:value="157" calcext:value-type="float">
            <text:p>157</text:p>
          </table:table-cell>
          <table:table-cell table:formula="of:=SUM([.A161:.I161])" office:value-type="float" office:value="310126294" calcext:value-type="float">
            <text:p>310126294</text:p>
          </table:table-cell>
        </table:table-row>
        <table:table-row table:style-name="ro1">
          <table:table-cell table:formula="of:=[.B161]" office:value-type="float" office:value="23363159" calcext:value-type="float">
            <text:p>23363159</text:p>
          </table:table-cell>
          <table:table-cell table:formula="of:=[.C161]" office:value-type="float" office:value="43252444" calcext:value-type="float">
            <text:p>43252444</text:p>
          </table:table-cell>
          <table:table-cell table:formula="of:=[.D161]" office:value-type="float" office:value="26967664" calcext:value-type="float">
            <text:p>26967664</text:p>
          </table:table-cell>
          <table:table-cell table:formula="of:=[.E161]" office:value-type="float" office:value="49041928" calcext:value-type="float">
            <text:p>49041928</text:p>
          </table:table-cell>
          <table:table-cell table:formula="of:=[.F161]" office:value-type="float" office:value="37962898" calcext:value-type="float">
            <text:p>37962898</text:p>
          </table:table-cell>
          <table:table-cell table:formula="of:=[.G161]" office:value-type="float" office:value="49380537" calcext:value-type="float">
            <text:p>49380537</text:p>
          </table:table-cell>
          <table:table-cell table:formula="of:=[.H161]+[.A161]" office:value-type="float" office:value="56014804" calcext:value-type="float">
            <text:p>56014804</text:p>
          </table:table-cell>
          <table:table-cell table:formula="of:=[.I161]" office:value-type="float" office:value="24142860" calcext:value-type="float">
            <text:p>24142860</text:p>
          </table:table-cell>
          <table:table-cell table:formula="of:=[.A161]" office:value-type="float" office:value="33246078" calcext:value-type="float">
            <text:p>33246078</text:p>
          </table:table-cell>
          <table:table-cell office:value-type="float" office:value="158" calcext:value-type="float">
            <text:p>158</text:p>
          </table:table-cell>
          <table:table-cell table:formula="of:=SUM([.A162:.I162])" office:value-type="float" office:value="343372372" calcext:value-type="float">
            <text:p>343372372</text:p>
          </table:table-cell>
        </table:table-row>
        <table:table-row table:style-name="ro1">
          <table:table-cell table:formula="of:=[.B162]" office:value-type="float" office:value="43252444" calcext:value-type="float">
            <text:p>43252444</text:p>
          </table:table-cell>
          <table:table-cell table:formula="of:=[.C162]" office:value-type="float" office:value="26967664" calcext:value-type="float">
            <text:p>26967664</text:p>
          </table:table-cell>
          <table:table-cell table:formula="of:=[.D162]" office:value-type="float" office:value="49041928" calcext:value-type="float">
            <text:p>49041928</text:p>
          </table:table-cell>
          <table:table-cell table:formula="of:=[.E162]" office:value-type="float" office:value="37962898" calcext:value-type="float">
            <text:p>37962898</text:p>
          </table:table-cell>
          <table:table-cell table:formula="of:=[.F162]" office:value-type="float" office:value="49380537" calcext:value-type="float">
            <text:p>49380537</text:p>
          </table:table-cell>
          <table:table-cell table:formula="of:=[.G162]" office:value-type="float" office:value="56014804" calcext:value-type="float">
            <text:p>56014804</text:p>
          </table:table-cell>
          <table:table-cell table:formula="of:=[.H162]+[.A162]" office:value-type="float" office:value="47506019" calcext:value-type="float">
            <text:p>47506019</text:p>
          </table:table-cell>
          <table:table-cell table:formula="of:=[.I162]" office:value-type="float" office:value="33246078" calcext:value-type="float">
            <text:p>33246078</text:p>
          </table:table-cell>
          <table:table-cell table:formula="of:=[.A162]" office:value-type="float" office:value="23363159" calcext:value-type="float">
            <text:p>23363159</text:p>
          </table:table-cell>
          <table:table-cell office:value-type="float" office:value="159" calcext:value-type="float">
            <text:p>159</text:p>
          </table:table-cell>
          <table:table-cell table:formula="of:=SUM([.A163:.I163])" office:value-type="float" office:value="366735531" calcext:value-type="float">
            <text:p>366735531</text:p>
          </table:table-cell>
        </table:table-row>
        <table:table-row table:style-name="ro1">
          <table:table-cell table:formula="of:=[.B163]" office:value-type="float" office:value="26967664" calcext:value-type="float">
            <text:p>26967664</text:p>
          </table:table-cell>
          <table:table-cell table:formula="of:=[.C163]" office:value-type="float" office:value="49041928" calcext:value-type="float">
            <text:p>49041928</text:p>
          </table:table-cell>
          <table:table-cell table:formula="of:=[.D163]" office:value-type="float" office:value="37962898" calcext:value-type="float">
            <text:p>37962898</text:p>
          </table:table-cell>
          <table:table-cell table:formula="of:=[.E163]" office:value-type="float" office:value="49380537" calcext:value-type="float">
            <text:p>49380537</text:p>
          </table:table-cell>
          <table:table-cell table:formula="of:=[.F163]" office:value-type="float" office:value="56014804" calcext:value-type="float">
            <text:p>56014804</text:p>
          </table:table-cell>
          <table:table-cell table:formula="of:=[.G163]" office:value-type="float" office:value="47506019" calcext:value-type="float">
            <text:p>47506019</text:p>
          </table:table-cell>
          <table:table-cell table:formula="of:=[.H163]+[.A163]" office:value-type="float" office:value="76498522" calcext:value-type="float">
            <text:p>76498522</text:p>
          </table:table-cell>
          <table:table-cell table:formula="of:=[.I163]" office:value-type="float" office:value="23363159" calcext:value-type="float">
            <text:p>23363159</text:p>
          </table:table-cell>
          <table:table-cell table:formula="of:=[.A163]" office:value-type="float" office:value="43252444" calcext:value-type="float">
            <text:p>43252444</text:p>
          </table:table-cell>
          <table:table-cell office:value-type="float" office:value="160" calcext:value-type="float">
            <text:p>160</text:p>
          </table:table-cell>
          <table:table-cell table:formula="of:=SUM([.A164:.I164])" office:value-type="float" office:value="409987975" calcext:value-type="float">
            <text:p>409987975</text:p>
          </table:table-cell>
        </table:table-row>
        <table:table-row table:style-name="ro1">
          <table:table-cell table:formula="of:=[.B164]" office:value-type="float" office:value="49041928" calcext:value-type="float">
            <text:p>49041928</text:p>
          </table:table-cell>
          <table:table-cell table:formula="of:=[.C164]" office:value-type="float" office:value="37962898" calcext:value-type="float">
            <text:p>37962898</text:p>
          </table:table-cell>
          <table:table-cell table:formula="of:=[.D164]" office:value-type="float" office:value="49380537" calcext:value-type="float">
            <text:p>49380537</text:p>
          </table:table-cell>
          <table:table-cell table:formula="of:=[.E164]" office:value-type="float" office:value="56014804" calcext:value-type="float">
            <text:p>56014804</text:p>
          </table:table-cell>
          <table:table-cell table:formula="of:=[.F164]" office:value-type="float" office:value="47506019" calcext:value-type="float">
            <text:p>47506019</text:p>
          </table:table-cell>
          <table:table-cell table:formula="of:=[.G164]" office:value-type="float" office:value="76498522" calcext:value-type="float">
            <text:p>76498522</text:p>
          </table:table-cell>
          <table:table-cell table:formula="of:=[.H164]+[.A164]" office:value-type="float" office:value="50330823" calcext:value-type="float">
            <text:p>50330823</text:p>
          </table:table-cell>
          <table:table-cell table:formula="of:=[.I164]" office:value-type="float" office:value="43252444" calcext:value-type="float">
            <text:p>43252444</text:p>
          </table:table-cell>
          <table:table-cell table:formula="of:=[.A164]" office:value-type="float" office:value="26967664" calcext:value-type="float">
            <text:p>26967664</text:p>
          </table:table-cell>
          <table:table-cell office:value-type="float" office:value="161" calcext:value-type="float">
            <text:p>161</text:p>
          </table:table-cell>
          <table:table-cell table:formula="of:=SUM([.A165:.I165])" office:value-type="float" office:value="436955639" calcext:value-type="float">
            <text:p>436955639</text:p>
          </table:table-cell>
        </table:table-row>
        <table:table-row table:style-name="ro1">
          <table:table-cell table:formula="of:=[.B165]" office:value-type="float" office:value="37962898" calcext:value-type="float">
            <text:p>37962898</text:p>
          </table:table-cell>
          <table:table-cell table:formula="of:=[.C165]" office:value-type="float" office:value="49380537" calcext:value-type="float">
            <text:p>49380537</text:p>
          </table:table-cell>
          <table:table-cell table:formula="of:=[.D165]" office:value-type="float" office:value="56014804" calcext:value-type="float">
            <text:p>56014804</text:p>
          </table:table-cell>
          <table:table-cell table:formula="of:=[.E165]" office:value-type="float" office:value="47506019" calcext:value-type="float">
            <text:p>47506019</text:p>
          </table:table-cell>
          <table:table-cell table:formula="of:=[.F165]" office:value-type="float" office:value="76498522" calcext:value-type="float">
            <text:p>76498522</text:p>
          </table:table-cell>
          <table:table-cell table:formula="of:=[.G165]" office:value-type="float" office:value="50330823" calcext:value-type="float">
            <text:p>50330823</text:p>
          </table:table-cell>
          <table:table-cell table:formula="of:=[.H165]+[.A165]" office:value-type="float" office:value="92294372" calcext:value-type="float">
            <text:p>92294372</text:p>
          </table:table-cell>
          <table:table-cell table:formula="of:=[.I165]" office:value-type="float" office:value="26967664" calcext:value-type="float">
            <text:p>26967664</text:p>
          </table:table-cell>
          <table:table-cell table:formula="of:=[.A165]" office:value-type="float" office:value="49041928" calcext:value-type="float">
            <text:p>49041928</text:p>
          </table:table-cell>
          <table:table-cell office:value-type="float" office:value="162" calcext:value-type="float">
            <text:p>162</text:p>
          </table:table-cell>
          <table:table-cell table:formula="of:=SUM([.A166:.I166])" office:value-type="float" office:value="485997567" calcext:value-type="float">
            <text:p>485997567</text:p>
          </table:table-cell>
        </table:table-row>
        <table:table-row table:style-name="ro1">
          <table:table-cell table:formula="of:=[.B166]" office:value-type="float" office:value="49380537" calcext:value-type="float">
            <text:p>49380537</text:p>
          </table:table-cell>
          <table:table-cell table:formula="of:=[.C166]" office:value-type="float" office:value="56014804" calcext:value-type="float">
            <text:p>56014804</text:p>
          </table:table-cell>
          <table:table-cell table:formula="of:=[.D166]" office:value-type="float" office:value="47506019" calcext:value-type="float">
            <text:p>47506019</text:p>
          </table:table-cell>
          <table:table-cell table:formula="of:=[.E166]" office:value-type="float" office:value="76498522" calcext:value-type="float">
            <text:p>76498522</text:p>
          </table:table-cell>
          <table:table-cell table:formula="of:=[.F166]" office:value-type="float" office:value="50330823" calcext:value-type="float">
            <text:p>50330823</text:p>
          </table:table-cell>
          <table:table-cell table:formula="of:=[.G166]" office:value-type="float" office:value="92294372" calcext:value-type="float">
            <text:p>92294372</text:p>
          </table:table-cell>
          <table:table-cell table:formula="of:=[.H166]+[.A166]" office:value-type="float" office:value="64930562" calcext:value-type="float">
            <text:p>64930562</text:p>
          </table:table-cell>
          <table:table-cell table:formula="of:=[.I166]" office:value-type="float" office:value="49041928" calcext:value-type="float">
            <text:p>49041928</text:p>
          </table:table-cell>
          <table:table-cell table:formula="of:=[.A166]" office:value-type="float" office:value="37962898" calcext:value-type="float">
            <text:p>37962898</text:p>
          </table:table-cell>
          <table:table-cell office:value-type="float" office:value="163" calcext:value-type="float">
            <text:p>163</text:p>
          </table:table-cell>
          <table:table-cell table:formula="of:=SUM([.A167:.I167])" office:value-type="float" office:value="523960465" calcext:value-type="float">
            <text:p>523960465</text:p>
          </table:table-cell>
        </table:table-row>
        <table:table-row table:style-name="ro1">
          <table:table-cell table:formula="of:=[.B167]" office:value-type="float" office:value="56014804" calcext:value-type="float">
            <text:p>56014804</text:p>
          </table:table-cell>
          <table:table-cell table:formula="of:=[.C167]" office:value-type="float" office:value="47506019" calcext:value-type="float">
            <text:p>47506019</text:p>
          </table:table-cell>
          <table:table-cell table:formula="of:=[.D167]" office:value-type="float" office:value="76498522" calcext:value-type="float">
            <text:p>76498522</text:p>
          </table:table-cell>
          <table:table-cell table:formula="of:=[.E167]" office:value-type="float" office:value="50330823" calcext:value-type="float">
            <text:p>50330823</text:p>
          </table:table-cell>
          <table:table-cell table:formula="of:=[.F167]" office:value-type="float" office:value="92294372" calcext:value-type="float">
            <text:p>92294372</text:p>
          </table:table-cell>
          <table:table-cell table:formula="of:=[.G167]" office:value-type="float" office:value="64930562" calcext:value-type="float">
            <text:p>64930562</text:p>
          </table:table-cell>
          <table:table-cell table:formula="of:=[.H167]+[.A167]" office:value-type="float" office:value="98422465" calcext:value-type="float">
            <text:p>98422465</text:p>
          </table:table-cell>
          <table:table-cell table:formula="of:=[.I167]" office:value-type="float" office:value="37962898" calcext:value-type="float">
            <text:p>37962898</text:p>
          </table:table-cell>
          <table:table-cell table:formula="of:=[.A167]" office:value-type="float" office:value="49380537" calcext:value-type="float">
            <text:p>49380537</text:p>
          </table:table-cell>
          <table:table-cell office:value-type="float" office:value="164" calcext:value-type="float">
            <text:p>164</text:p>
          </table:table-cell>
          <table:table-cell table:formula="of:=SUM([.A168:.I168])" office:value-type="float" office:value="573341002" calcext:value-type="float">
            <text:p>573341002</text:p>
          </table:table-cell>
        </table:table-row>
        <table:table-row table:style-name="ro1">
          <table:table-cell table:formula="of:=[.B168]" office:value-type="float" office:value="47506019" calcext:value-type="float">
            <text:p>47506019</text:p>
          </table:table-cell>
          <table:table-cell table:formula="of:=[.C168]" office:value-type="float" office:value="76498522" calcext:value-type="float">
            <text:p>76498522</text:p>
          </table:table-cell>
          <table:table-cell table:formula="of:=[.D168]" office:value-type="float" office:value="50330823" calcext:value-type="float">
            <text:p>50330823</text:p>
          </table:table-cell>
          <table:table-cell table:formula="of:=[.E168]" office:value-type="float" office:value="92294372" calcext:value-type="float">
            <text:p>92294372</text:p>
          </table:table-cell>
          <table:table-cell table:formula="of:=[.F168]" office:value-type="float" office:value="64930562" calcext:value-type="float">
            <text:p>64930562</text:p>
          </table:table-cell>
          <table:table-cell table:formula="of:=[.G168]" office:value-type="float" office:value="98422465" calcext:value-type="float">
            <text:p>98422465</text:p>
          </table:table-cell>
          <table:table-cell table:formula="of:=[.H168]+[.A168]" office:value-type="float" office:value="93977702" calcext:value-type="float">
            <text:p>93977702</text:p>
          </table:table-cell>
          <table:table-cell table:formula="of:=[.I168]" office:value-type="float" office:value="49380537" calcext:value-type="float">
            <text:p>49380537</text:p>
          </table:table-cell>
          <table:table-cell table:formula="of:=[.A168]" office:value-type="float" office:value="56014804" calcext:value-type="float">
            <text:p>56014804</text:p>
          </table:table-cell>
          <table:table-cell office:value-type="float" office:value="165" calcext:value-type="float">
            <text:p>165</text:p>
          </table:table-cell>
          <table:table-cell table:formula="of:=SUM([.A169:.I169])" office:value-type="float" office:value="629355806" calcext:value-type="float">
            <text:p>629355806</text:p>
          </table:table-cell>
        </table:table-row>
        <table:table-row table:style-name="ro1">
          <table:table-cell table:formula="of:=[.B169]" office:value-type="float" office:value="76498522" calcext:value-type="float">
            <text:p>76498522</text:p>
          </table:table-cell>
          <table:table-cell table:formula="of:=[.C169]" office:value-type="float" office:value="50330823" calcext:value-type="float">
            <text:p>50330823</text:p>
          </table:table-cell>
          <table:table-cell table:formula="of:=[.D169]" office:value-type="float" office:value="92294372" calcext:value-type="float">
            <text:p>92294372</text:p>
          </table:table-cell>
          <table:table-cell table:formula="of:=[.E169]" office:value-type="float" office:value="64930562" calcext:value-type="float">
            <text:p>64930562</text:p>
          </table:table-cell>
          <table:table-cell table:formula="of:=[.F169]" office:value-type="float" office:value="98422465" calcext:value-type="float">
            <text:p>98422465</text:p>
          </table:table-cell>
          <table:table-cell table:formula="of:=[.G169]" office:value-type="float" office:value="93977702" calcext:value-type="float">
            <text:p>93977702</text:p>
          </table:table-cell>
          <table:table-cell table:formula="of:=[.H169]+[.A169]" office:value-type="float" office:value="96886556" calcext:value-type="float">
            <text:p>96886556</text:p>
          </table:table-cell>
          <table:table-cell table:formula="of:=[.I169]" office:value-type="float" office:value="56014804" calcext:value-type="float">
            <text:p>56014804</text:p>
          </table:table-cell>
          <table:table-cell table:formula="of:=[.A169]" office:value-type="float" office:value="47506019" calcext:value-type="float">
            <text:p>47506019</text:p>
          </table:table-cell>
          <table:table-cell office:value-type="float" office:value="166" calcext:value-type="float">
            <text:p>166</text:p>
          </table:table-cell>
          <table:table-cell table:formula="of:=SUM([.A170:.I170])" office:value-type="float" office:value="676861825" calcext:value-type="float">
            <text:p>676861825</text:p>
          </table:table-cell>
        </table:table-row>
        <table:table-row table:style-name="ro1">
          <table:table-cell table:formula="of:=[.B170]" office:value-type="float" office:value="50330823" calcext:value-type="float">
            <text:p>50330823</text:p>
          </table:table-cell>
          <table:table-cell table:formula="of:=[.C170]" office:value-type="float" office:value="92294372" calcext:value-type="float">
            <text:p>92294372</text:p>
          </table:table-cell>
          <table:table-cell table:formula="of:=[.D170]" office:value-type="float" office:value="64930562" calcext:value-type="float">
            <text:p>64930562</text:p>
          </table:table-cell>
          <table:table-cell table:formula="of:=[.E170]" office:value-type="float" office:value="98422465" calcext:value-type="float">
            <text:p>98422465</text:p>
          </table:table-cell>
          <table:table-cell table:formula="of:=[.F170]" office:value-type="float" office:value="93977702" calcext:value-type="float">
            <text:p>93977702</text:p>
          </table:table-cell>
          <table:table-cell table:formula="of:=[.G170]" office:value-type="float" office:value="96886556" calcext:value-type="float">
            <text:p>96886556</text:p>
          </table:table-cell>
          <table:table-cell table:formula="of:=[.H170]+[.A170]" office:value-type="float" office:value="132513326" calcext:value-type="float">
            <text:p>132513326</text:p>
          </table:table-cell>
          <table:table-cell table:formula="of:=[.I170]" office:value-type="float" office:value="47506019" calcext:value-type="float">
            <text:p>47506019</text:p>
          </table:table-cell>
          <table:table-cell table:formula="of:=[.A170]" office:value-type="float" office:value="76498522" calcext:value-type="float">
            <text:p>76498522</text:p>
          </table:table-cell>
          <table:table-cell office:value-type="float" office:value="167" calcext:value-type="float">
            <text:p>167</text:p>
          </table:table-cell>
          <table:table-cell table:formula="of:=SUM([.A171:.I171])" office:value-type="float" office:value="753360347" calcext:value-type="float">
            <text:p>753360347</text:p>
          </table:table-cell>
        </table:table-row>
        <table:table-row table:style-name="ro1">
          <table:table-cell table:formula="of:=[.B171]" office:value-type="float" office:value="92294372" calcext:value-type="float">
            <text:p>92294372</text:p>
          </table:table-cell>
          <table:table-cell table:formula="of:=[.C171]" office:value-type="float" office:value="64930562" calcext:value-type="float">
            <text:p>64930562</text:p>
          </table:table-cell>
          <table:table-cell table:formula="of:=[.D171]" office:value-type="float" office:value="98422465" calcext:value-type="float">
            <text:p>98422465</text:p>
          </table:table-cell>
          <table:table-cell table:formula="of:=[.E171]" office:value-type="float" office:value="93977702" calcext:value-type="float">
            <text:p>93977702</text:p>
          </table:table-cell>
          <table:table-cell table:formula="of:=[.F171]" office:value-type="float" office:value="96886556" calcext:value-type="float">
            <text:p>96886556</text:p>
          </table:table-cell>
          <table:table-cell table:formula="of:=[.G171]" office:value-type="float" office:value="132513326" calcext:value-type="float">
            <text:p>132513326</text:p>
          </table:table-cell>
          <table:table-cell table:formula="of:=[.H171]+[.A171]" office:value-type="float" office:value="97836842" calcext:value-type="float">
            <text:p>97836842</text:p>
          </table:table-cell>
          <table:table-cell table:formula="of:=[.I171]" office:value-type="float" office:value="76498522" calcext:value-type="float">
            <text:p>76498522</text:p>
          </table:table-cell>
          <table:table-cell table:formula="of:=[.A171]" office:value-type="float" office:value="50330823" calcext:value-type="float">
            <text:p>50330823</text:p>
          </table:table-cell>
          <table:table-cell office:value-type="float" office:value="168" calcext:value-type="float">
            <text:p>168</text:p>
          </table:table-cell>
          <table:table-cell table:formula="of:=SUM([.A172:.I172])" office:value-type="float" office:value="803691170" calcext:value-type="float">
            <text:p>803691170</text:p>
          </table:table-cell>
        </table:table-row>
        <table:table-row table:style-name="ro1">
          <table:table-cell table:formula="of:=[.B172]" office:value-type="float" office:value="64930562" calcext:value-type="float">
            <text:p>64930562</text:p>
          </table:table-cell>
          <table:table-cell table:formula="of:=[.C172]" office:value-type="float" office:value="98422465" calcext:value-type="float">
            <text:p>98422465</text:p>
          </table:table-cell>
          <table:table-cell table:formula="of:=[.D172]" office:value-type="float" office:value="93977702" calcext:value-type="float">
            <text:p>93977702</text:p>
          </table:table-cell>
          <table:table-cell table:formula="of:=[.E172]" office:value-type="float" office:value="96886556" calcext:value-type="float">
            <text:p>96886556</text:p>
          </table:table-cell>
          <table:table-cell table:formula="of:=[.F172]" office:value-type="float" office:value="132513326" calcext:value-type="float">
            <text:p>132513326</text:p>
          </table:table-cell>
          <table:table-cell table:formula="of:=[.G172]" office:value-type="float" office:value="97836842" calcext:value-type="float">
            <text:p>97836842</text:p>
          </table:table-cell>
          <table:table-cell table:formula="of:=[.H172]+[.A172]" office:value-type="float" office:value="168792894" calcext:value-type="float">
            <text:p>168792894</text:p>
          </table:table-cell>
          <table:table-cell table:formula="of:=[.I172]" office:value-type="float" office:value="50330823" calcext:value-type="float">
            <text:p>50330823</text:p>
          </table:table-cell>
          <table:table-cell table:formula="of:=[.A172]" office:value-type="float" office:value="92294372" calcext:value-type="float">
            <text:p>92294372</text:p>
          </table:table-cell>
          <table:table-cell office:value-type="float" office:value="169" calcext:value-type="float">
            <text:p>169</text:p>
          </table:table-cell>
          <table:table-cell table:formula="of:=SUM([.A173:.I173])" office:value-type="float" office:value="895985542" calcext:value-type="float">
            <text:p>895985542</text:p>
          </table:table-cell>
        </table:table-row>
        <table:table-row table:style-name="ro1">
          <table:table-cell table:formula="of:=[.B173]" office:value-type="float" office:value="98422465" calcext:value-type="float">
            <text:p>98422465</text:p>
          </table:table-cell>
          <table:table-cell table:formula="of:=[.C173]" office:value-type="float" office:value="93977702" calcext:value-type="float">
            <text:p>93977702</text:p>
          </table:table-cell>
          <table:table-cell table:formula="of:=[.D173]" office:value-type="float" office:value="96886556" calcext:value-type="float">
            <text:p>96886556</text:p>
          </table:table-cell>
          <table:table-cell table:formula="of:=[.E173]" office:value-type="float" office:value="132513326" calcext:value-type="float">
            <text:p>132513326</text:p>
          </table:table-cell>
          <table:table-cell table:formula="of:=[.F173]" office:value-type="float" office:value="97836842" calcext:value-type="float">
            <text:p>97836842</text:p>
          </table:table-cell>
          <table:table-cell table:formula="of:=[.G173]" office:value-type="float" office:value="168792894" calcext:value-type="float">
            <text:p>168792894</text:p>
          </table:table-cell>
          <table:table-cell table:formula="of:=[.H173]+[.A173]" office:value-type="float" office:value="115261385" calcext:value-type="float">
            <text:p>115261385</text:p>
          </table:table-cell>
          <table:table-cell table:formula="of:=[.I173]" office:value-type="float" office:value="92294372" calcext:value-type="float">
            <text:p>92294372</text:p>
          </table:table-cell>
          <table:table-cell table:formula="of:=[.A173]" office:value-type="float" office:value="64930562" calcext:value-type="float">
            <text:p>64930562</text:p>
          </table:table-cell>
          <table:table-cell office:value-type="float" office:value="170" calcext:value-type="float">
            <text:p>170</text:p>
          </table:table-cell>
          <table:table-cell table:formula="of:=SUM([.A174:.I174])" office:value-type="float" office:value="960916104" calcext:value-type="float">
            <text:p>960916104</text:p>
          </table:table-cell>
        </table:table-row>
        <table:table-row table:style-name="ro1">
          <table:table-cell table:formula="of:=[.B174]" office:value-type="float" office:value="93977702" calcext:value-type="float">
            <text:p>93977702</text:p>
          </table:table-cell>
          <table:table-cell table:formula="of:=[.C174]" office:value-type="float" office:value="96886556" calcext:value-type="float">
            <text:p>96886556</text:p>
          </table:table-cell>
          <table:table-cell table:formula="of:=[.D174]" office:value-type="float" office:value="132513326" calcext:value-type="float">
            <text:p>132513326</text:p>
          </table:table-cell>
          <table:table-cell table:formula="of:=[.E174]" office:value-type="float" office:value="97836842" calcext:value-type="float">
            <text:p>97836842</text:p>
          </table:table-cell>
          <table:table-cell table:formula="of:=[.F174]" office:value-type="float" office:value="168792894" calcext:value-type="float">
            <text:p>168792894</text:p>
          </table:table-cell>
          <table:table-cell table:formula="of:=[.G174]" office:value-type="float" office:value="115261385" calcext:value-type="float">
            <text:p>115261385</text:p>
          </table:table-cell>
          <table:table-cell table:formula="of:=[.H174]+[.A174]" office:value-type="float" office:value="190716837" calcext:value-type="float">
            <text:p>190716837</text:p>
          </table:table-cell>
          <table:table-cell table:formula="of:=[.I174]" office:value-type="float" office:value="64930562" calcext:value-type="float">
            <text:p>64930562</text:p>
          </table:table-cell>
          <table:table-cell table:formula="of:=[.A174]" office:value-type="float" office:value="98422465" calcext:value-type="float">
            <text:p>98422465</text:p>
          </table:table-cell>
          <table:table-cell office:value-type="float" office:value="171" calcext:value-type="float">
            <text:p>171</text:p>
          </table:table-cell>
          <table:table-cell table:formula="of:=SUM([.A175:.I175])" office:value-type="float" office:value="1059338569" calcext:value-type="float">
            <text:p>1059338569</text:p>
          </table:table-cell>
        </table:table-row>
        <table:table-row table:style-name="ro1">
          <table:table-cell table:formula="of:=[.B175]" office:value-type="float" office:value="96886556" calcext:value-type="float">
            <text:p>96886556</text:p>
          </table:table-cell>
          <table:table-cell table:formula="of:=[.C175]" office:value-type="float" office:value="132513326" calcext:value-type="float">
            <text:p>132513326</text:p>
          </table:table-cell>
          <table:table-cell table:formula="of:=[.D175]" office:value-type="float" office:value="97836842" calcext:value-type="float">
            <text:p>97836842</text:p>
          </table:table-cell>
          <table:table-cell table:formula="of:=[.E175]" office:value-type="float" office:value="168792894" calcext:value-type="float">
            <text:p>168792894</text:p>
          </table:table-cell>
          <table:table-cell table:formula="of:=[.F175]" office:value-type="float" office:value="115261385" calcext:value-type="float">
            <text:p>115261385</text:p>
          </table:table-cell>
          <table:table-cell table:formula="of:=[.G175]" office:value-type="float" office:value="190716837" calcext:value-type="float">
            <text:p>190716837</text:p>
          </table:table-cell>
          <table:table-cell table:formula="of:=[.H175]+[.A175]" office:value-type="float" office:value="158908264" calcext:value-type="float">
            <text:p>158908264</text:p>
          </table:table-cell>
          <table:table-cell table:formula="of:=[.I175]" office:value-type="float" office:value="98422465" calcext:value-type="float">
            <text:p>98422465</text:p>
          </table:table-cell>
          <table:table-cell table:formula="of:=[.A175]" office:value-type="float" office:value="93977702" calcext:value-type="float">
            <text:p>93977702</text:p>
          </table:table-cell>
          <table:table-cell office:value-type="float" office:value="172" calcext:value-type="float">
            <text:p>172</text:p>
          </table:table-cell>
          <table:table-cell table:formula="of:=SUM([.A176:.I176])" office:value-type="float" office:value="1153316271" calcext:value-type="float">
            <text:p>1153316271</text:p>
          </table:table-cell>
        </table:table-row>
        <table:table-row table:style-name="ro1">
          <table:table-cell table:formula="of:=[.B176]" office:value-type="float" office:value="132513326" calcext:value-type="float">
            <text:p>132513326</text:p>
          </table:table-cell>
          <table:table-cell table:formula="of:=[.C176]" office:value-type="float" office:value="97836842" calcext:value-type="float">
            <text:p>97836842</text:p>
          </table:table-cell>
          <table:table-cell table:formula="of:=[.D176]" office:value-type="float" office:value="168792894" calcext:value-type="float">
            <text:p>168792894</text:p>
          </table:table-cell>
          <table:table-cell table:formula="of:=[.E176]" office:value-type="float" office:value="115261385" calcext:value-type="float">
            <text:p>115261385</text:p>
          </table:table-cell>
          <table:table-cell table:formula="of:=[.F176]" office:value-type="float" office:value="190716837" calcext:value-type="float">
            <text:p>190716837</text:p>
          </table:table-cell>
          <table:table-cell table:formula="of:=[.G176]" office:value-type="float" office:value="158908264" calcext:value-type="float">
            <text:p>158908264</text:p>
          </table:table-cell>
          <table:table-cell table:formula="of:=[.H176]+[.A176]" office:value-type="float" office:value="195309021" calcext:value-type="float">
            <text:p>195309021</text:p>
          </table:table-cell>
          <table:table-cell table:formula="of:=[.I176]" office:value-type="float" office:value="93977702" calcext:value-type="float">
            <text:p>93977702</text:p>
          </table:table-cell>
          <table:table-cell table:formula="of:=[.A176]" office:value-type="float" office:value="96886556" calcext:value-type="float">
            <text:p>96886556</text:p>
          </table:table-cell>
          <table:table-cell office:value-type="float" office:value="173" calcext:value-type="float">
            <text:p>173</text:p>
          </table:table-cell>
          <table:table-cell table:formula="of:=SUM([.A177:.I177])" office:value-type="float" office:value="1250202827" calcext:value-type="float">
            <text:p>1250202827</text:p>
          </table:table-cell>
        </table:table-row>
        <table:table-row table:style-name="ro1">
          <table:table-cell table:formula="of:=[.B177]" office:value-type="float" office:value="97836842" calcext:value-type="float">
            <text:p>97836842</text:p>
          </table:table-cell>
          <table:table-cell table:formula="of:=[.C177]" office:value-type="float" office:value="168792894" calcext:value-type="float">
            <text:p>168792894</text:p>
          </table:table-cell>
          <table:table-cell table:formula="of:=[.D177]" office:value-type="float" office:value="115261385" calcext:value-type="float">
            <text:p>115261385</text:p>
          </table:table-cell>
          <table:table-cell table:formula="of:=[.E177]" office:value-type="float" office:value="190716837" calcext:value-type="float">
            <text:p>190716837</text:p>
          </table:table-cell>
          <table:table-cell table:formula="of:=[.F177]" office:value-type="float" office:value="158908264" calcext:value-type="float">
            <text:p>158908264</text:p>
          </table:table-cell>
          <table:table-cell table:formula="of:=[.G177]" office:value-type="float" office:value="195309021" calcext:value-type="float">
            <text:p>195309021</text:p>
          </table:table-cell>
          <table:table-cell table:formula="of:=[.H177]+[.A177]" office:value-type="float" office:value="226491028" calcext:value-type="float">
            <text:p>226491028</text:p>
          </table:table-cell>
          <table:table-cell table:formula="of:=[.I177]" office:value-type="float" office:value="96886556" calcext:value-type="float">
            <text:p>96886556</text:p>
          </table:table-cell>
          <table:table-cell table:formula="of:=[.A177]" office:value-type="float" office:value="132513326" calcext:value-type="float">
            <text:p>132513326</text:p>
          </table:table-cell>
          <table:table-cell office:value-type="float" office:value="174" calcext:value-type="float">
            <text:p>174</text:p>
          </table:table-cell>
          <table:table-cell table:formula="of:=SUM([.A178:.I178])" office:value-type="float" office:value="1382716153" calcext:value-type="float">
            <text:p>1382716153</text:p>
          </table:table-cell>
        </table:table-row>
        <table:table-row table:style-name="ro1">
          <table:table-cell table:formula="of:=[.B178]" office:value-type="float" office:value="168792894" calcext:value-type="float">
            <text:p>168792894</text:p>
          </table:table-cell>
          <table:table-cell table:formula="of:=[.C178]" office:value-type="float" office:value="115261385" calcext:value-type="float">
            <text:p>115261385</text:p>
          </table:table-cell>
          <table:table-cell table:formula="of:=[.D178]" office:value-type="float" office:value="190716837" calcext:value-type="float">
            <text:p>190716837</text:p>
          </table:table-cell>
          <table:table-cell table:formula="of:=[.E178]" office:value-type="float" office:value="158908264" calcext:value-type="float">
            <text:p>158908264</text:p>
          </table:table-cell>
          <table:table-cell table:formula="of:=[.F178]" office:value-type="float" office:value="195309021" calcext:value-type="float">
            <text:p>195309021</text:p>
          </table:table-cell>
          <table:table-cell table:formula="of:=[.G178]" office:value-type="float" office:value="226491028" calcext:value-type="float">
            <text:p>226491028</text:p>
          </table:table-cell>
          <table:table-cell table:formula="of:=[.H178]+[.A178]" office:value-type="float" office:value="194723398" calcext:value-type="float">
            <text:p>194723398</text:p>
          </table:table-cell>
          <table:table-cell table:formula="of:=[.I178]" office:value-type="float" office:value="132513326" calcext:value-type="float">
            <text:p>132513326</text:p>
          </table:table-cell>
          <table:table-cell table:formula="of:=[.A178]" office:value-type="float" office:value="97836842" calcext:value-type="float">
            <text:p>97836842</text:p>
          </table:table-cell>
          <table:table-cell office:value-type="float" office:value="175" calcext:value-type="float">
            <text:p>175</text:p>
          </table:table-cell>
          <table:table-cell table:formula="of:=SUM([.A179:.I179])" office:value-type="float" office:value="1480552995" calcext:value-type="float">
            <text:p>1480552995</text:p>
          </table:table-cell>
        </table:table-row>
        <table:table-row table:style-name="ro1">
          <table:table-cell table:formula="of:=[.B179]" office:value-type="float" office:value="115261385" calcext:value-type="float">
            <text:p>115261385</text:p>
          </table:table-cell>
          <table:table-cell table:formula="of:=[.C179]" office:value-type="float" office:value="190716837" calcext:value-type="float">
            <text:p>190716837</text:p>
          </table:table-cell>
          <table:table-cell table:formula="of:=[.D179]" office:value-type="float" office:value="158908264" calcext:value-type="float">
            <text:p>158908264</text:p>
          </table:table-cell>
          <table:table-cell table:formula="of:=[.E179]" office:value-type="float" office:value="195309021" calcext:value-type="float">
            <text:p>195309021</text:p>
          </table:table-cell>
          <table:table-cell table:formula="of:=[.F179]" office:value-type="float" office:value="226491028" calcext:value-type="float">
            <text:p>226491028</text:p>
          </table:table-cell>
          <table:table-cell table:formula="of:=[.G179]" office:value-type="float" office:value="194723398" calcext:value-type="float">
            <text:p>194723398</text:p>
          </table:table-cell>
          <table:table-cell table:formula="of:=[.H179]+[.A179]" office:value-type="float" office:value="301306220" calcext:value-type="float">
            <text:p>301306220</text:p>
          </table:table-cell>
          <table:table-cell table:formula="of:=[.I179]" office:value-type="float" office:value="97836842" calcext:value-type="float">
            <text:p>97836842</text:p>
          </table:table-cell>
          <table:table-cell table:formula="of:=[.A179]" office:value-type="float" office:value="168792894" calcext:value-type="float">
            <text:p>168792894</text:p>
          </table:table-cell>
          <table:table-cell office:value-type="float" office:value="176" calcext:value-type="float">
            <text:p>176</text:p>
          </table:table-cell>
          <table:table-cell table:formula="of:=SUM([.A180:.I180])" office:value-type="float" office:value="1649345889" calcext:value-type="float">
            <text:p>1649345889</text:p>
          </table:table-cell>
        </table:table-row>
        <table:table-row table:style-name="ro1">
          <table:table-cell table:formula="of:=[.B180]" office:value-type="float" office:value="190716837" calcext:value-type="float">
            <text:p>190716837</text:p>
          </table:table-cell>
          <table:table-cell table:formula="of:=[.C180]" office:value-type="float" office:value="158908264" calcext:value-type="float">
            <text:p>158908264</text:p>
          </table:table-cell>
          <table:table-cell table:formula="of:=[.D180]" office:value-type="float" office:value="195309021" calcext:value-type="float">
            <text:p>195309021</text:p>
          </table:table-cell>
          <table:table-cell table:formula="of:=[.E180]" office:value-type="float" office:value="226491028" calcext:value-type="float">
            <text:p>226491028</text:p>
          </table:table-cell>
          <table:table-cell table:formula="of:=[.F180]" office:value-type="float" office:value="194723398" calcext:value-type="float">
            <text:p>194723398</text:p>
          </table:table-cell>
          <table:table-cell table:formula="of:=[.G180]" office:value-type="float" office:value="301306220" calcext:value-type="float">
            <text:p>301306220</text:p>
          </table:table-cell>
          <table:table-cell table:formula="of:=[.H180]+[.A180]" office:value-type="float" office:value="213098227" calcext:value-type="float">
            <text:p>213098227</text:p>
          </table:table-cell>
          <table:table-cell table:formula="of:=[.I180]" office:value-type="float" office:value="168792894" calcext:value-type="float">
            <text:p>168792894</text:p>
          </table:table-cell>
          <table:table-cell table:formula="of:=[.A180]" office:value-type="float" office:value="115261385" calcext:value-type="float">
            <text:p>115261385</text:p>
          </table:table-cell>
          <table:table-cell office:value-type="float" office:value="177" calcext:value-type="float">
            <text:p>177</text:p>
          </table:table-cell>
          <table:table-cell table:formula="of:=SUM([.A181:.I181])" office:value-type="float" office:value="1764607274" calcext:value-type="float">
            <text:p>1764607274</text:p>
          </table:table-cell>
        </table:table-row>
        <table:table-row table:style-name="ro1">
          <table:table-cell table:formula="of:=[.B181]" office:value-type="float" office:value="158908264" calcext:value-type="float">
            <text:p>158908264</text:p>
          </table:table-cell>
          <table:table-cell table:formula="of:=[.C181]" office:value-type="float" office:value="195309021" calcext:value-type="float">
            <text:p>195309021</text:p>
          </table:table-cell>
          <table:table-cell table:formula="of:=[.D181]" office:value-type="float" office:value="226491028" calcext:value-type="float">
            <text:p>226491028</text:p>
          </table:table-cell>
          <table:table-cell table:formula="of:=[.E181]" office:value-type="float" office:value="194723398" calcext:value-type="float">
            <text:p>194723398</text:p>
          </table:table-cell>
          <table:table-cell table:formula="of:=[.F181]" office:value-type="float" office:value="301306220" calcext:value-type="float">
            <text:p>301306220</text:p>
          </table:table-cell>
          <table:table-cell table:formula="of:=[.G181]" office:value-type="float" office:value="213098227" calcext:value-type="float">
            <text:p>213098227</text:p>
          </table:table-cell>
          <table:table-cell table:formula="of:=[.H181]+[.A181]" office:value-type="float" office:value="359509731" calcext:value-type="float">
            <text:p>359509731</text:p>
          </table:table-cell>
          <table:table-cell table:formula="of:=[.I181]" office:value-type="float" office:value="115261385" calcext:value-type="float">
            <text:p>115261385</text:p>
          </table:table-cell>
          <table:table-cell table:formula="of:=[.A181]" office:value-type="float" office:value="190716837" calcext:value-type="float">
            <text:p>190716837</text:p>
          </table:table-cell>
          <table:table-cell office:value-type="float" office:value="178" calcext:value-type="float">
            <text:p>178</text:p>
          </table:table-cell>
          <table:table-cell table:formula="of:=SUM([.A182:.I182])" office:value-type="float" office:value="1955324111" calcext:value-type="float">
            <text:p>1955324111</text:p>
          </table:table-cell>
        </table:table-row>
        <table:table-row table:style-name="ro1">
          <table:table-cell table:formula="of:=[.B182]" office:value-type="float" office:value="195309021" calcext:value-type="float">
            <text:p>195309021</text:p>
          </table:table-cell>
          <table:table-cell table:formula="of:=[.C182]" office:value-type="float" office:value="226491028" calcext:value-type="float">
            <text:p>226491028</text:p>
          </table:table-cell>
          <table:table-cell table:formula="of:=[.D182]" office:value-type="float" office:value="194723398" calcext:value-type="float">
            <text:p>194723398</text:p>
          </table:table-cell>
          <table:table-cell table:formula="of:=[.E182]" office:value-type="float" office:value="301306220" calcext:value-type="float">
            <text:p>301306220</text:p>
          </table:table-cell>
          <table:table-cell table:formula="of:=[.F182]" office:value-type="float" office:value="213098227" calcext:value-type="float">
            <text:p>213098227</text:p>
          </table:table-cell>
          <table:table-cell table:formula="of:=[.G182]" office:value-type="float" office:value="359509731" calcext:value-type="float">
            <text:p>359509731</text:p>
          </table:table-cell>
          <table:table-cell table:formula="of:=[.H182]+[.A182]" office:value-type="float" office:value="274169649" calcext:value-type="float">
            <text:p>274169649</text:p>
          </table:table-cell>
          <table:table-cell table:formula="of:=[.I182]" office:value-type="float" office:value="190716837" calcext:value-type="float">
            <text:p>190716837</text:p>
          </table:table-cell>
          <table:table-cell table:formula="of:=[.A182]" office:value-type="float" office:value="158908264" calcext:value-type="float">
            <text:p>158908264</text:p>
          </table:table-cell>
          <table:table-cell office:value-type="float" office:value="179" calcext:value-type="float">
            <text:p>179</text:p>
          </table:table-cell>
          <table:table-cell table:formula="of:=SUM([.A183:.I183])" office:value-type="float" office:value="2114232375" calcext:value-type="float">
            <text:p>2114232375</text:p>
          </table:table-cell>
        </table:table-row>
        <table:table-row table:style-name="ro1">
          <table:table-cell table:formula="of:=[.B183]" office:value-type="float" office:value="226491028" calcext:value-type="float">
            <text:p>226491028</text:p>
          </table:table-cell>
          <table:table-cell table:formula="of:=[.C183]" office:value-type="float" office:value="194723398" calcext:value-type="float">
            <text:p>194723398</text:p>
          </table:table-cell>
          <table:table-cell table:formula="of:=[.D183]" office:value-type="float" office:value="301306220" calcext:value-type="float">
            <text:p>301306220</text:p>
          </table:table-cell>
          <table:table-cell table:formula="of:=[.E183]" office:value-type="float" office:value="213098227" calcext:value-type="float">
            <text:p>213098227</text:p>
          </table:table-cell>
          <table:table-cell table:formula="of:=[.F183]" office:value-type="float" office:value="359509731" calcext:value-type="float">
            <text:p>359509731</text:p>
          </table:table-cell>
          <table:table-cell table:formula="of:=[.G183]" office:value-type="float" office:value="274169649" calcext:value-type="float">
            <text:p>274169649</text:p>
          </table:table-cell>
          <table:table-cell table:formula="of:=[.H183]+[.A183]" office:value-type="float" office:value="386025858" calcext:value-type="float">
            <text:p>386025858</text:p>
          </table:table-cell>
          <table:table-cell table:formula="of:=[.I183]" office:value-type="float" office:value="158908264" calcext:value-type="float">
            <text:p>158908264</text:p>
          </table:table-cell>
          <table:table-cell table:formula="of:=[.A183]" office:value-type="float" office:value="195309021" calcext:value-type="float">
            <text:p>195309021</text:p>
          </table:table-cell>
          <table:table-cell office:value-type="float" office:value="180" calcext:value-type="float">
            <text:p>180</text:p>
          </table:table-cell>
          <table:table-cell table:formula="of:=SUM([.A184:.I184])" office:value-type="float" office:value="2309541396" calcext:value-type="float">
            <text:p>2309541396</text:p>
          </table:table-cell>
        </table:table-row>
        <table:table-row table:style-name="ro1">
          <table:table-cell table:formula="of:=[.B184]" office:value-type="float" office:value="194723398" calcext:value-type="float">
            <text:p>194723398</text:p>
          </table:table-cell>
          <table:table-cell table:formula="of:=[.C184]" office:value-type="float" office:value="301306220" calcext:value-type="float">
            <text:p>301306220</text:p>
          </table:table-cell>
          <table:table-cell table:formula="of:=[.D184]" office:value-type="float" office:value="213098227" calcext:value-type="float">
            <text:p>213098227</text:p>
          </table:table-cell>
          <table:table-cell table:formula="of:=[.E184]" office:value-type="float" office:value="359509731" calcext:value-type="float">
            <text:p>359509731</text:p>
          </table:table-cell>
          <table:table-cell table:formula="of:=[.F184]" office:value-type="float" office:value="274169649" calcext:value-type="float">
            <text:p>274169649</text:p>
          </table:table-cell>
          <table:table-cell table:formula="of:=[.G184]" office:value-type="float" office:value="386025858" calcext:value-type="float">
            <text:p>386025858</text:p>
          </table:table-cell>
          <table:table-cell table:formula="of:=[.H184]+[.A184]" office:value-type="float" office:value="385399292" calcext:value-type="float">
            <text:p>385399292</text:p>
          </table:table-cell>
          <table:table-cell table:formula="of:=[.I184]" office:value-type="float" office:value="195309021" calcext:value-type="float">
            <text:p>195309021</text:p>
          </table:table-cell>
          <table:table-cell table:formula="of:=[.A184]" office:value-type="float" office:value="226491028" calcext:value-type="float">
            <text:p>226491028</text:p>
          </table:table-cell>
          <table:table-cell office:value-type="float" office:value="181" calcext:value-type="float">
            <text:p>181</text:p>
          </table:table-cell>
          <table:table-cell table:formula="of:=SUM([.A185:.I185])" office:value-type="float" office:value="2536032424" calcext:value-type="float">
            <text:p>2536032424</text:p>
          </table:table-cell>
        </table:table-row>
        <table:table-row table:style-name="ro1">
          <table:table-cell table:formula="of:=[.B185]" office:value-type="float" office:value="301306220" calcext:value-type="float">
            <text:p>301306220</text:p>
          </table:table-cell>
          <table:table-cell table:formula="of:=[.C185]" office:value-type="float" office:value="213098227" calcext:value-type="float">
            <text:p>213098227</text:p>
          </table:table-cell>
          <table:table-cell table:formula="of:=[.D185]" office:value-type="float" office:value="359509731" calcext:value-type="float">
            <text:p>359509731</text:p>
          </table:table-cell>
          <table:table-cell table:formula="of:=[.E185]" office:value-type="float" office:value="274169649" calcext:value-type="float">
            <text:p>274169649</text:p>
          </table:table-cell>
          <table:table-cell table:formula="of:=[.F185]" office:value-type="float" office:value="386025858" calcext:value-type="float">
            <text:p>386025858</text:p>
          </table:table-cell>
          <table:table-cell table:formula="of:=[.G185]" office:value-type="float" office:value="385399292" calcext:value-type="float">
            <text:p>385399292</text:p>
          </table:table-cell>
          <table:table-cell table:formula="of:=[.H185]+[.A185]" office:value-type="float" office:value="390032419" calcext:value-type="float">
            <text:p>390032419</text:p>
          </table:table-cell>
          <table:table-cell table:formula="of:=[.I185]" office:value-type="float" office:value="226491028" calcext:value-type="float">
            <text:p>226491028</text:p>
          </table:table-cell>
          <table:table-cell table:formula="of:=[.A185]" office:value-type="float" office:value="194723398" calcext:value-type="float">
            <text:p>194723398</text:p>
          </table:table-cell>
          <table:table-cell office:value-type="float" office:value="182" calcext:value-type="float">
            <text:p>182</text:p>
          </table:table-cell>
          <table:table-cell table:formula="of:=SUM([.A186:.I186])" office:value-type="float" office:value="2730755822" calcext:value-type="float">
            <text:p>2730755822</text:p>
          </table:table-cell>
        </table:table-row>
        <table:table-row table:style-name="ro1">
          <table:table-cell table:formula="of:=[.B186]" office:value-type="float" office:value="213098227" calcext:value-type="float">
            <text:p>213098227</text:p>
          </table:table-cell>
          <table:table-cell table:formula="of:=[.C186]" office:value-type="float" office:value="359509731" calcext:value-type="float">
            <text:p>359509731</text:p>
          </table:table-cell>
          <table:table-cell table:formula="of:=[.D186]" office:value-type="float" office:value="274169649" calcext:value-type="float">
            <text:p>274169649</text:p>
          </table:table-cell>
          <table:table-cell table:formula="of:=[.E186]" office:value-type="float" office:value="386025858" calcext:value-type="float">
            <text:p>386025858</text:p>
          </table:table-cell>
          <table:table-cell table:formula="of:=[.F186]" office:value-type="float" office:value="385399292" calcext:value-type="float">
            <text:p>385399292</text:p>
          </table:table-cell>
          <table:table-cell table:formula="of:=[.G186]" office:value-type="float" office:value="390032419" calcext:value-type="float">
            <text:p>390032419</text:p>
          </table:table-cell>
          <table:table-cell table:formula="of:=[.H186]+[.A186]" office:value-type="float" office:value="527797248" calcext:value-type="float">
            <text:p>527797248</text:p>
          </table:table-cell>
          <table:table-cell table:formula="of:=[.I186]" office:value-type="float" office:value="194723398" calcext:value-type="float">
            <text:p>194723398</text:p>
          </table:table-cell>
          <table:table-cell table:formula="of:=[.A186]" office:value-type="float" office:value="301306220" calcext:value-type="float">
            <text:p>301306220</text:p>
          </table:table-cell>
          <table:table-cell office:value-type="float" office:value="183" calcext:value-type="float">
            <text:p>183</text:p>
          </table:table-cell>
          <table:table-cell table:formula="of:=SUM([.A187:.I187])" office:value-type="float" office:value="3032062042" calcext:value-type="float">
            <text:p>3032062042</text:p>
          </table:table-cell>
        </table:table-row>
        <table:table-row table:style-name="ro1">
          <table:table-cell table:formula="of:=[.B187]" office:value-type="float" office:value="359509731" calcext:value-type="float">
            <text:p>359509731</text:p>
          </table:table-cell>
          <table:table-cell table:formula="of:=[.C187]" office:value-type="float" office:value="274169649" calcext:value-type="float">
            <text:p>274169649</text:p>
          </table:table-cell>
          <table:table-cell table:formula="of:=[.D187]" office:value-type="float" office:value="386025858" calcext:value-type="float">
            <text:p>386025858</text:p>
          </table:table-cell>
          <table:table-cell table:formula="of:=[.E187]" office:value-type="float" office:value="385399292" calcext:value-type="float">
            <text:p>385399292</text:p>
          </table:table-cell>
          <table:table-cell table:formula="of:=[.F187]" office:value-type="float" office:value="390032419" calcext:value-type="float">
            <text:p>390032419</text:p>
          </table:table-cell>
          <table:table-cell table:formula="of:=[.G187]" office:value-type="float" office:value="527797248" calcext:value-type="float">
            <text:p>527797248</text:p>
          </table:table-cell>
          <table:table-cell table:formula="of:=[.H187]+[.A187]" office:value-type="float" office:value="407821625" calcext:value-type="float">
            <text:p>407821625</text:p>
          </table:table-cell>
          <table:table-cell table:formula="of:=[.I187]" office:value-type="float" office:value="301306220" calcext:value-type="float">
            <text:p>301306220</text:p>
          </table:table-cell>
          <table:table-cell table:formula="of:=[.A187]" office:value-type="float" office:value="213098227" calcext:value-type="float">
            <text:p>213098227</text:p>
          </table:table-cell>
          <table:table-cell office:value-type="float" office:value="184" calcext:value-type="float">
            <text:p>184</text:p>
          </table:table-cell>
          <table:table-cell table:formula="of:=SUM([.A188:.I188])" office:value-type="float" office:value="3245160269" calcext:value-type="float">
            <text:p>3245160269</text:p>
          </table:table-cell>
        </table:table-row>
        <table:table-row table:style-name="ro1">
          <table:table-cell table:formula="of:=[.B188]" office:value-type="float" office:value="274169649" calcext:value-type="float">
            <text:p>274169649</text:p>
          </table:table-cell>
          <table:table-cell table:formula="of:=[.C188]" office:value-type="float" office:value="386025858" calcext:value-type="float">
            <text:p>386025858</text:p>
          </table:table-cell>
          <table:table-cell table:formula="of:=[.D188]" office:value-type="float" office:value="385399292" calcext:value-type="float">
            <text:p>385399292</text:p>
          </table:table-cell>
          <table:table-cell table:formula="of:=[.E188]" office:value-type="float" office:value="390032419" calcext:value-type="float">
            <text:p>390032419</text:p>
          </table:table-cell>
          <table:table-cell table:formula="of:=[.F188]" office:value-type="float" office:value="527797248" calcext:value-type="float">
            <text:p>527797248</text:p>
          </table:table-cell>
          <table:table-cell table:formula="of:=[.G188]" office:value-type="float" office:value="407821625" calcext:value-type="float">
            <text:p>407821625</text:p>
          </table:table-cell>
          <table:table-cell table:formula="of:=[.H188]+[.A188]" office:value-type="float" office:value="660815951" calcext:value-type="float">
            <text:p>660815951</text:p>
          </table:table-cell>
          <table:table-cell table:formula="of:=[.I188]" office:value-type="float" office:value="213098227" calcext:value-type="float">
            <text:p>213098227</text:p>
          </table:table-cell>
          <table:table-cell table:formula="of:=[.A188]" office:value-type="float" office:value="359509731" calcext:value-type="float">
            <text:p>359509731</text:p>
          </table:table-cell>
          <table:table-cell office:value-type="float" office:value="185" calcext:value-type="float">
            <text:p>185</text:p>
          </table:table-cell>
          <table:table-cell table:formula="of:=SUM([.A189:.I189])" office:value-type="float" office:value="3604670000" calcext:value-type="float">
            <text:p>3604670000</text:p>
          </table:table-cell>
        </table:table-row>
        <table:table-row table:style-name="ro1">
          <table:table-cell table:formula="of:=[.B189]" office:value-type="float" office:value="386025858" calcext:value-type="float">
            <text:p>386025858</text:p>
          </table:table-cell>
          <table:table-cell table:formula="of:=[.C189]" office:value-type="float" office:value="385399292" calcext:value-type="float">
            <text:p>385399292</text:p>
          </table:table-cell>
          <table:table-cell table:formula="of:=[.D189]" office:value-type="float" office:value="390032419" calcext:value-type="float">
            <text:p>390032419</text:p>
          </table:table-cell>
          <table:table-cell table:formula="of:=[.E189]" office:value-type="float" office:value="527797248" calcext:value-type="float">
            <text:p>527797248</text:p>
          </table:table-cell>
          <table:table-cell table:formula="of:=[.F189]" office:value-type="float" office:value="407821625" calcext:value-type="float">
            <text:p>407821625</text:p>
          </table:table-cell>
          <table:table-cell table:formula="of:=[.G189]" office:value-type="float" office:value="660815951" calcext:value-type="float">
            <text:p>660815951</text:p>
          </table:table-cell>
          <table:table-cell table:formula="of:=[.H189]+[.A189]" office:value-type="float" office:value="487267876" calcext:value-type="float">
            <text:p>487267876</text:p>
          </table:table-cell>
          <table:table-cell table:formula="of:=[.I189]" office:value-type="float" office:value="359509731" calcext:value-type="float">
            <text:p>359509731</text:p>
          </table:table-cell>
          <table:table-cell table:formula="of:=[.A189]" office:value-type="float" office:value="274169649" calcext:value-type="float">
            <text:p>274169649</text:p>
          </table:table-cell>
          <table:table-cell office:value-type="float" office:value="186" calcext:value-type="float">
            <text:p>186</text:p>
          </table:table-cell>
          <table:table-cell table:formula="of:=SUM([.A190:.I190])" office:value-type="float" office:value="3878839649" calcext:value-type="float">
            <text:p>3878839649</text:p>
          </table:table-cell>
        </table:table-row>
        <table:table-row table:style-name="ro1">
          <table:table-cell table:formula="of:=[.B190]" office:value-type="float" office:value="385399292" calcext:value-type="float">
            <text:p>385399292</text:p>
          </table:table-cell>
          <table:table-cell table:formula="of:=[.C190]" office:value-type="float" office:value="390032419" calcext:value-type="float">
            <text:p>390032419</text:p>
          </table:table-cell>
          <table:table-cell table:formula="of:=[.D190]" office:value-type="float" office:value="527797248" calcext:value-type="float">
            <text:p>527797248</text:p>
          </table:table-cell>
          <table:table-cell table:formula="of:=[.E190]" office:value-type="float" office:value="407821625" calcext:value-type="float">
            <text:p>407821625</text:p>
          </table:table-cell>
          <table:table-cell table:formula="of:=[.F190]" office:value-type="float" office:value="660815951" calcext:value-type="float">
            <text:p>660815951</text:p>
          </table:table-cell>
          <table:table-cell table:formula="of:=[.G190]" office:value-type="float" office:value="487267876" calcext:value-type="float">
            <text:p>487267876</text:p>
          </table:table-cell>
          <table:table-cell table:formula="of:=[.H190]+[.A190]" office:value-type="float" office:value="745535589" calcext:value-type="float">
            <text:p>745535589</text:p>
          </table:table-cell>
          <table:table-cell table:formula="of:=[.I190]" office:value-type="float" office:value="274169649" calcext:value-type="float">
            <text:p>274169649</text:p>
          </table:table-cell>
          <table:table-cell table:formula="of:=[.A190]" office:value-type="float" office:value="386025858" calcext:value-type="float">
            <text:p>386025858</text:p>
          </table:table-cell>
          <table:table-cell office:value-type="float" office:value="187" calcext:value-type="float">
            <text:p>187</text:p>
          </table:table-cell>
          <table:table-cell table:formula="of:=SUM([.A191:.I191])" office:value-type="float" office:value="4264865507" calcext:value-type="float">
            <text:p>4264865507</text:p>
          </table:table-cell>
        </table:table-row>
        <table:table-row table:style-name="ro1">
          <table:table-cell table:formula="of:=[.B191]" office:value-type="float" office:value="390032419" calcext:value-type="float">
            <text:p>390032419</text:p>
          </table:table-cell>
          <table:table-cell table:formula="of:=[.C191]" office:value-type="float" office:value="527797248" calcext:value-type="float">
            <text:p>527797248</text:p>
          </table:table-cell>
          <table:table-cell table:formula="of:=[.D191]" office:value-type="float" office:value="407821625" calcext:value-type="float">
            <text:p>407821625</text:p>
          </table:table-cell>
          <table:table-cell table:formula="of:=[.E191]" office:value-type="float" office:value="660815951" calcext:value-type="float">
            <text:p>660815951</text:p>
          </table:table-cell>
          <table:table-cell table:formula="of:=[.F191]" office:value-type="float" office:value="487267876" calcext:value-type="float">
            <text:p>487267876</text:p>
          </table:table-cell>
          <table:table-cell table:formula="of:=[.G191]" office:value-type="float" office:value="745535589" calcext:value-type="float">
            <text:p>745535589</text:p>
          </table:table-cell>
          <table:table-cell table:formula="of:=[.H191]+[.A191]" office:value-type="float" office:value="659568941" calcext:value-type="float">
            <text:p>659568941</text:p>
          </table:table-cell>
          <table:table-cell table:formula="of:=[.I191]" office:value-type="float" office:value="386025858" calcext:value-type="float">
            <text:p>386025858</text:p>
          </table:table-cell>
          <table:table-cell table:formula="of:=[.A191]" office:value-type="float" office:value="385399292" calcext:value-type="float">
            <text:p>385399292</text:p>
          </table:table-cell>
          <table:table-cell office:value-type="float" office:value="188" calcext:value-type="float">
            <text:p>188</text:p>
          </table:table-cell>
          <table:table-cell table:formula="of:=SUM([.A192:.I192])" office:value-type="float" office:value="4650264799" calcext:value-type="float">
            <text:p>4650264799</text:p>
          </table:table-cell>
        </table:table-row>
        <table:table-row table:style-name="ro1">
          <table:table-cell table:formula="of:=[.B192]" office:value-type="float" office:value="527797248" calcext:value-type="float">
            <text:p>527797248</text:p>
          </table:table-cell>
          <table:table-cell table:formula="of:=[.C192]" office:value-type="float" office:value="407821625" calcext:value-type="float">
            <text:p>407821625</text:p>
          </table:table-cell>
          <table:table-cell table:formula="of:=[.D192]" office:value-type="float" office:value="660815951" calcext:value-type="float">
            <text:p>660815951</text:p>
          </table:table-cell>
          <table:table-cell table:formula="of:=[.E192]" office:value-type="float" office:value="487267876" calcext:value-type="float">
            <text:p>487267876</text:p>
          </table:table-cell>
          <table:table-cell table:formula="of:=[.F192]" office:value-type="float" office:value="745535589" calcext:value-type="float">
            <text:p>745535589</text:p>
          </table:table-cell>
          <table:table-cell table:formula="of:=[.G192]" office:value-type="float" office:value="659568941" calcext:value-type="float">
            <text:p>659568941</text:p>
          </table:table-cell>
          <table:table-cell table:formula="of:=[.H192]+[.A192]" office:value-type="float" office:value="776058277" calcext:value-type="float">
            <text:p>776058277</text:p>
          </table:table-cell>
          <table:table-cell table:formula="of:=[.I192]" office:value-type="float" office:value="385399292" calcext:value-type="float">
            <text:p>385399292</text:p>
          </table:table-cell>
          <table:table-cell table:formula="of:=[.A192]" office:value-type="float" office:value="390032419" calcext:value-type="float">
            <text:p>390032419</text:p>
          </table:table-cell>
          <table:table-cell office:value-type="float" office:value="189" calcext:value-type="float">
            <text:p>189</text:p>
          </table:table-cell>
          <table:table-cell table:formula="of:=SUM([.A193:.I193])" office:value-type="float" office:value="5040297218" calcext:value-type="float">
            <text:p>5040297218</text:p>
          </table:table-cell>
        </table:table-row>
        <table:table-row table:style-name="ro1">
          <table:table-cell table:formula="of:=[.B193]" office:value-type="float" office:value="407821625" calcext:value-type="float">
            <text:p>407821625</text:p>
          </table:table-cell>
          <table:table-cell table:formula="of:=[.C193]" office:value-type="float" office:value="660815951" calcext:value-type="float">
            <text:p>660815951</text:p>
          </table:table-cell>
          <table:table-cell table:formula="of:=[.D193]" office:value-type="float" office:value="487267876" calcext:value-type="float">
            <text:p>487267876</text:p>
          </table:table-cell>
          <table:table-cell table:formula="of:=[.E193]" office:value-type="float" office:value="745535589" calcext:value-type="float">
            <text:p>745535589</text:p>
          </table:table-cell>
          <table:table-cell table:formula="of:=[.F193]" office:value-type="float" office:value="659568941" calcext:value-type="float">
            <text:p>659568941</text:p>
          </table:table-cell>
          <table:table-cell table:formula="of:=[.G193]" office:value-type="float" office:value="776058277" calcext:value-type="float">
            <text:p>776058277</text:p>
          </table:table-cell>
          <table:table-cell table:formula="of:=[.H193]+[.A193]" office:value-type="float" office:value="913196540" calcext:value-type="float">
            <text:p>913196540</text:p>
          </table:table-cell>
          <table:table-cell table:formula="of:=[.I193]" office:value-type="float" office:value="390032419" calcext:value-type="float">
            <text:p>390032419</text:p>
          </table:table-cell>
          <table:table-cell table:formula="of:=[.A193]" office:value-type="float" office:value="527797248" calcext:value-type="float">
            <text:p>527797248</text:p>
          </table:table-cell>
          <table:table-cell office:value-type="float" office:value="190" calcext:value-type="float">
            <text:p>190</text:p>
          </table:table-cell>
          <table:table-cell table:formula="of:=SUM([.A194:.I194])" office:value-type="float" office:value="5568094466" calcext:value-type="float">
            <text:p>5568094466</text:p>
          </table:table-cell>
        </table:table-row>
        <table:table-row table:style-name="ro1">
          <table:table-cell table:formula="of:=[.B194]" office:value-type="float" office:value="660815951" calcext:value-type="float">
            <text:p>660815951</text:p>
          </table:table-cell>
          <table:table-cell table:formula="of:=[.C194]" office:value-type="float" office:value="487267876" calcext:value-type="float">
            <text:p>487267876</text:p>
          </table:table-cell>
          <table:table-cell table:formula="of:=[.D194]" office:value-type="float" office:value="745535589" calcext:value-type="float">
            <text:p>745535589</text:p>
          </table:table-cell>
          <table:table-cell table:formula="of:=[.E194]" office:value-type="float" office:value="659568941" calcext:value-type="float">
            <text:p>659568941</text:p>
          </table:table-cell>
          <table:table-cell table:formula="of:=[.F194]" office:value-type="float" office:value="776058277" calcext:value-type="float">
            <text:p>776058277</text:p>
          </table:table-cell>
          <table:table-cell table:formula="of:=[.G194]" office:value-type="float" office:value="913196540" calcext:value-type="float">
            <text:p>913196540</text:p>
          </table:table-cell>
          <table:table-cell table:formula="of:=[.H194]+[.A194]" office:value-type="float" office:value="797854044" calcext:value-type="float">
            <text:p>797854044</text:p>
          </table:table-cell>
          <table:table-cell table:formula="of:=[.I194]" office:value-type="float" office:value="527797248" calcext:value-type="float">
            <text:p>527797248</text:p>
          </table:table-cell>
          <table:table-cell table:formula="of:=[.A194]" office:value-type="float" office:value="407821625" calcext:value-type="float">
            <text:p>407821625</text:p>
          </table:table-cell>
          <table:table-cell office:value-type="float" office:value="191" calcext:value-type="float">
            <text:p>191</text:p>
          </table:table-cell>
          <table:table-cell table:formula="of:=SUM([.A195:.I195])" office:value-type="float" office:value="5975916091" calcext:value-type="float">
            <text:p>5975916091</text:p>
          </table:table-cell>
        </table:table-row>
        <table:table-row table:style-name="ro1">
          <table:table-cell table:formula="of:=[.B195]" office:value-type="float" office:value="487267876" calcext:value-type="float">
            <text:p>487267876</text:p>
          </table:table-cell>
          <table:table-cell table:formula="of:=[.C195]" office:value-type="float" office:value="745535589" calcext:value-type="float">
            <text:p>745535589</text:p>
          </table:table-cell>
          <table:table-cell table:formula="of:=[.D195]" office:value-type="float" office:value="659568941" calcext:value-type="float">
            <text:p>659568941</text:p>
          </table:table-cell>
          <table:table-cell table:formula="of:=[.E195]" office:value-type="float" office:value="776058277" calcext:value-type="float">
            <text:p>776058277</text:p>
          </table:table-cell>
          <table:table-cell table:formula="of:=[.F195]" office:value-type="float" office:value="913196540" calcext:value-type="float">
            <text:p>913196540</text:p>
          </table:table-cell>
          <table:table-cell table:formula="of:=[.G195]" office:value-type="float" office:value="797854044" calcext:value-type="float">
            <text:p>797854044</text:p>
          </table:table-cell>
          <table:table-cell table:formula="of:=[.H195]+[.A195]" office:value-type="float" office:value="1188613199" calcext:value-type="float">
            <text:p>1188613199</text:p>
          </table:table-cell>
          <table:table-cell table:formula="of:=[.I195]" office:value-type="float" office:value="407821625" calcext:value-type="float">
            <text:p>407821625</text:p>
          </table:table-cell>
          <table:table-cell table:formula="of:=[.A195]" office:value-type="float" office:value="660815951" calcext:value-type="float">
            <text:p>660815951</text:p>
          </table:table-cell>
          <table:table-cell office:value-type="float" office:value="192" calcext:value-type="float">
            <text:p>192</text:p>
          </table:table-cell>
          <table:table-cell table:formula="of:=SUM([.A196:.I196])" office:value-type="float" office:value="6636732042" calcext:value-type="float">
            <text:p>6636732042</text:p>
          </table:table-cell>
        </table:table-row>
        <table:table-row table:style-name="ro1">
          <table:table-cell table:formula="of:=[.B196]" office:value-type="float" office:value="745535589" calcext:value-type="float">
            <text:p>745535589</text:p>
          </table:table-cell>
          <table:table-cell table:formula="of:=[.C196]" office:value-type="float" office:value="659568941" calcext:value-type="float">
            <text:p>659568941</text:p>
          </table:table-cell>
          <table:table-cell table:formula="of:=[.D196]" office:value-type="float" office:value="776058277" calcext:value-type="float">
            <text:p>776058277</text:p>
          </table:table-cell>
          <table:table-cell table:formula="of:=[.E196]" office:value-type="float" office:value="913196540" calcext:value-type="float">
            <text:p>913196540</text:p>
          </table:table-cell>
          <table:table-cell table:formula="of:=[.F196]" office:value-type="float" office:value="797854044" calcext:value-type="float">
            <text:p>797854044</text:p>
          </table:table-cell>
          <table:table-cell table:formula="of:=[.G196]" office:value-type="float" office:value="1188613199" calcext:value-type="float">
            <text:p>1188613199</text:p>
          </table:table-cell>
          <table:table-cell table:formula="of:=[.H196]+[.A196]" office:value-type="float" office:value="895089501" calcext:value-type="float">
            <text:p>895089501</text:p>
          </table:table-cell>
          <table:table-cell table:formula="of:=[.I196]" office:value-type="float" office:value="660815951" calcext:value-type="float">
            <text:p>660815951</text:p>
          </table:table-cell>
          <table:table-cell table:formula="of:=[.A196]" office:value-type="float" office:value="487267876" calcext:value-type="float">
            <text:p>487267876</text:p>
          </table:table-cell>
          <table:table-cell office:value-type="float" office:value="193" calcext:value-type="float">
            <text:p>193</text:p>
          </table:table-cell>
          <table:table-cell table:formula="of:=SUM([.A197:.I197])" office:value-type="float" office:value="7123999918" calcext:value-type="float">
            <text:p>7123999918</text:p>
          </table:table-cell>
        </table:table-row>
        <table:table-row table:style-name="ro1">
          <table:table-cell table:formula="of:=[.B197]" office:value-type="float" office:value="659568941" calcext:value-type="float">
            <text:p>659568941</text:p>
          </table:table-cell>
          <table:table-cell table:formula="of:=[.C197]" office:value-type="float" office:value="776058277" calcext:value-type="float">
            <text:p>776058277</text:p>
          </table:table-cell>
          <table:table-cell table:formula="of:=[.D197]" office:value-type="float" office:value="913196540" calcext:value-type="float">
            <text:p>913196540</text:p>
          </table:table-cell>
          <table:table-cell table:formula="of:=[.E197]" office:value-type="float" office:value="797854044" calcext:value-type="float">
            <text:p>797854044</text:p>
          </table:table-cell>
          <table:table-cell table:formula="of:=[.F197]" office:value-type="float" office:value="1188613199" calcext:value-type="float">
            <text:p>1188613199</text:p>
          </table:table-cell>
          <table:table-cell table:formula="of:=[.G197]" office:value-type="float" office:value="895089501" calcext:value-type="float">
            <text:p>895089501</text:p>
          </table:table-cell>
          <table:table-cell table:formula="of:=[.H197]+[.A197]" office:value-type="float" office:value="1406351540" calcext:value-type="float">
            <text:p>1406351540</text:p>
          </table:table-cell>
          <table:table-cell table:formula="of:=[.I197]" office:value-type="float" office:value="487267876" calcext:value-type="float">
            <text:p>487267876</text:p>
          </table:table-cell>
          <table:table-cell table:formula="of:=[.A197]" office:value-type="float" office:value="745535589" calcext:value-type="float">
            <text:p>745535589</text:p>
          </table:table-cell>
          <table:table-cell office:value-type="float" office:value="194" calcext:value-type="float">
            <text:p>194</text:p>
          </table:table-cell>
          <table:table-cell table:formula="of:=SUM([.A198:.I198])" office:value-type="float" office:value="7869535507" calcext:value-type="float">
            <text:p>7869535507</text:p>
          </table:table-cell>
        </table:table-row>
        <table:table-row table:style-name="ro1">
          <table:table-cell table:formula="of:=[.B198]" office:value-type="float" office:value="776058277" calcext:value-type="float">
            <text:p>776058277</text:p>
          </table:table-cell>
          <table:table-cell table:formula="of:=[.C198]" office:value-type="float" office:value="913196540" calcext:value-type="float">
            <text:p>913196540</text:p>
          </table:table-cell>
          <table:table-cell table:formula="of:=[.D198]" office:value-type="float" office:value="797854044" calcext:value-type="float">
            <text:p>797854044</text:p>
          </table:table-cell>
          <table:table-cell table:formula="of:=[.E198]" office:value-type="float" office:value="1188613199" calcext:value-type="float">
            <text:p>1188613199</text:p>
          </table:table-cell>
          <table:table-cell table:formula="of:=[.F198]" office:value-type="float" office:value="895089501" calcext:value-type="float">
            <text:p>895089501</text:p>
          </table:table-cell>
          <table:table-cell table:formula="of:=[.G198]" office:value-type="float" office:value="1406351540" calcext:value-type="float">
            <text:p>1406351540</text:p>
          </table:table-cell>
          <table:table-cell table:formula="of:=[.H198]+[.A198]" office:value-type="float" office:value="1146836817" calcext:value-type="float">
            <text:p>1146836817</text:p>
          </table:table-cell>
          <table:table-cell table:formula="of:=[.I198]" office:value-type="float" office:value="745535589" calcext:value-type="float">
            <text:p>745535589</text:p>
          </table:table-cell>
          <table:table-cell table:formula="of:=[.A198]" office:value-type="float" office:value="659568941" calcext:value-type="float">
            <text:p>659568941</text:p>
          </table:table-cell>
          <table:table-cell office:value-type="float" office:value="195" calcext:value-type="float">
            <text:p>195</text:p>
          </table:table-cell>
          <table:table-cell table:formula="of:=SUM([.A199:.I199])" office:value-type="float" office:value="8529104448" calcext:value-type="float">
            <text:p>8529104448</text:p>
          </table:table-cell>
        </table:table-row>
        <table:table-row table:style-name="ro1">
          <table:table-cell table:formula="of:=[.B199]" office:value-type="float" office:value="913196540" calcext:value-type="float">
            <text:p>913196540</text:p>
          </table:table-cell>
          <table:table-cell table:formula="of:=[.C199]" office:value-type="float" office:value="797854044" calcext:value-type="float">
            <text:p>797854044</text:p>
          </table:table-cell>
          <table:table-cell table:formula="of:=[.D199]" office:value-type="float" office:value="1188613199" calcext:value-type="float">
            <text:p>1188613199</text:p>
          </table:table-cell>
          <table:table-cell table:formula="of:=[.E199]" office:value-type="float" office:value="895089501" calcext:value-type="float">
            <text:p>895089501</text:p>
          </table:table-cell>
          <table:table-cell table:formula="of:=[.F199]" office:value-type="float" office:value="1406351540" calcext:value-type="float">
            <text:p>1406351540</text:p>
          </table:table-cell>
          <table:table-cell table:formula="of:=[.G199]" office:value-type="float" office:value="1146836817" calcext:value-type="float">
            <text:p>1146836817</text:p>
          </table:table-cell>
          <table:table-cell table:formula="of:=[.H199]+[.A199]" office:value-type="float" office:value="1521593866" calcext:value-type="float">
            <text:p>1521593866</text:p>
          </table:table-cell>
          <table:table-cell table:formula="of:=[.I199]" office:value-type="float" office:value="659568941" calcext:value-type="float">
            <text:p>659568941</text:p>
          </table:table-cell>
          <table:table-cell table:formula="of:=[.A199]" office:value-type="float" office:value="776058277" calcext:value-type="float">
            <text:p>776058277</text:p>
          </table:table-cell>
          <table:table-cell office:value-type="float" office:value="196" calcext:value-type="float">
            <text:p>196</text:p>
          </table:table-cell>
          <table:table-cell table:formula="of:=SUM([.A200:.I200])" office:value-type="float" office:value="9305162725" calcext:value-type="float">
            <text:p>9305162725</text:p>
          </table:table-cell>
        </table:table-row>
        <table:table-row table:style-name="ro1">
          <table:table-cell table:formula="of:=[.B200]" office:value-type="float" office:value="797854044" calcext:value-type="float">
            <text:p>797854044</text:p>
          </table:table-cell>
          <table:table-cell table:formula="of:=[.C200]" office:value-type="float" office:value="1188613199" calcext:value-type="float">
            <text:p>1188613199</text:p>
          </table:table-cell>
          <table:table-cell table:formula="of:=[.D200]" office:value-type="float" office:value="895089501" calcext:value-type="float">
            <text:p>895089501</text:p>
          </table:table-cell>
          <table:table-cell table:formula="of:=[.E200]" office:value-type="float" office:value="1406351540" calcext:value-type="float">
            <text:p>1406351540</text:p>
          </table:table-cell>
          <table:table-cell table:formula="of:=[.F200]" office:value-type="float" office:value="1146836817" calcext:value-type="float">
            <text:p>1146836817</text:p>
          </table:table-cell>
          <table:table-cell table:formula="of:=[.G200]" office:value-type="float" office:value="1521593866" calcext:value-type="float">
            <text:p>1521593866</text:p>
          </table:table-cell>
          <table:table-cell table:formula="of:=[.H200]+[.A200]" office:value-type="float" office:value="1572765481" calcext:value-type="float">
            <text:p>1572765481</text:p>
          </table:table-cell>
          <table:table-cell table:formula="of:=[.I200]" office:value-type="float" office:value="776058277" calcext:value-type="float">
            <text:p>776058277</text:p>
          </table:table-cell>
          <table:table-cell table:formula="of:=[.A200]" office:value-type="float" office:value="913196540" calcext:value-type="float">
            <text:p>913196540</text:p>
          </table:table-cell>
          <table:table-cell office:value-type="float" office:value="197" calcext:value-type="float">
            <text:p>197</text:p>
          </table:table-cell>
          <table:table-cell table:formula="of:=SUM([.A201:.I201])" office:value-type="float" office:value="10218359265" calcext:value-type="float">
            <text:p>10218359265</text:p>
          </table:table-cell>
        </table:table-row>
        <table:table-row table:style-name="ro1">
          <table:table-cell table:formula="of:=[.B201]" office:value-type="float" office:value="1188613199" calcext:value-type="float">
            <text:p>1188613199</text:p>
          </table:table-cell>
          <table:table-cell table:formula="of:=[.C201]" office:value-type="float" office:value="895089501" calcext:value-type="float">
            <text:p>895089501</text:p>
          </table:table-cell>
          <table:table-cell table:formula="of:=[.D201]" office:value-type="float" office:value="1406351540" calcext:value-type="float">
            <text:p>1406351540</text:p>
          </table:table-cell>
          <table:table-cell table:formula="of:=[.E201]" office:value-type="float" office:value="1146836817" calcext:value-type="float">
            <text:p>1146836817</text:p>
          </table:table-cell>
          <table:table-cell table:formula="of:=[.F201]" office:value-type="float" office:value="1521593866" calcext:value-type="float">
            <text:p>1521593866</text:p>
          </table:table-cell>
          <table:table-cell table:formula="of:=[.G201]" office:value-type="float" office:value="1572765481" calcext:value-type="float">
            <text:p>1572765481</text:p>
          </table:table-cell>
          <table:table-cell table:formula="of:=[.H201]+[.A201]" office:value-type="float" office:value="1573912321" calcext:value-type="float">
            <text:p>1573912321</text:p>
          </table:table-cell>
          <table:table-cell table:formula="of:=[.I201]" office:value-type="float" office:value="913196540" calcext:value-type="float">
            <text:p>913196540</text:p>
          </table:table-cell>
          <table:table-cell table:formula="of:=[.A201]" office:value-type="float" office:value="797854044" calcext:value-type="float">
            <text:p>797854044</text:p>
          </table:table-cell>
          <table:table-cell office:value-type="float" office:value="198" calcext:value-type="float">
            <text:p>198</text:p>
          </table:table-cell>
          <table:table-cell table:formula="of:=SUM([.A202:.I202])" office:value-type="float" office:value="11016213309" calcext:value-type="float">
            <text:p>11016213309</text:p>
          </table:table-cell>
        </table:table-row>
        <table:table-row table:style-name="ro1">
          <table:table-cell table:formula="of:=[.B202]" office:value-type="float" office:value="895089501" calcext:value-type="float">
            <text:p>895089501</text:p>
          </table:table-cell>
          <table:table-cell table:formula="of:=[.C202]" office:value-type="float" office:value="1406351540" calcext:value-type="float">
            <text:p>1406351540</text:p>
          </table:table-cell>
          <table:table-cell table:formula="of:=[.D202]" office:value-type="float" office:value="1146836817" calcext:value-type="float">
            <text:p>1146836817</text:p>
          </table:table-cell>
          <table:table-cell table:formula="of:=[.E202]" office:value-type="float" office:value="1521593866" calcext:value-type="float">
            <text:p>1521593866</text:p>
          </table:table-cell>
          <table:table-cell table:formula="of:=[.F202]" office:value-type="float" office:value="1572765481" calcext:value-type="float">
            <text:p>1572765481</text:p>
          </table:table-cell>
          <table:table-cell table:formula="of:=[.G202]" office:value-type="float" office:value="1573912321" calcext:value-type="float">
            <text:p>1573912321</text:p>
          </table:table-cell>
          <table:table-cell table:formula="of:=[.H202]+[.A202]" office:value-type="float" office:value="2101809739" calcext:value-type="float">
            <text:p>2101809739</text:p>
          </table:table-cell>
          <table:table-cell table:formula="of:=[.I202]" office:value-type="float" office:value="797854044" calcext:value-type="float">
            <text:p>797854044</text:p>
          </table:table-cell>
          <table:table-cell table:formula="of:=[.A202]" office:value-type="float" office:value="1188613199" calcext:value-type="float">
            <text:p>1188613199</text:p>
          </table:table-cell>
          <table:table-cell office:value-type="float" office:value="199" calcext:value-type="float">
            <text:p>199</text:p>
          </table:table-cell>
          <table:table-cell table:formula="of:=SUM([.A203:.I203])" office:value-type="float" office:value="12204826508" calcext:value-type="float">
            <text:p>12204826508</text:p>
          </table:table-cell>
        </table:table-row>
        <table:table-row table:style-name="ro1">
          <table:table-cell table:formula="of:=[.B203]" office:value-type="float" office:value="1406351540" calcext:value-type="float">
            <text:p>1406351540</text:p>
          </table:table-cell>
          <table:table-cell table:formula="of:=[.C203]" office:value-type="float" office:value="1146836817" calcext:value-type="float">
            <text:p>1146836817</text:p>
          </table:table-cell>
          <table:table-cell table:formula="of:=[.D203]" office:value-type="float" office:value="1521593866" calcext:value-type="float">
            <text:p>1521593866</text:p>
          </table:table-cell>
          <table:table-cell table:formula="of:=[.E203]" office:value-type="float" office:value="1572765481" calcext:value-type="float">
            <text:p>1572765481</text:p>
          </table:table-cell>
          <table:table-cell table:formula="of:=[.F203]" office:value-type="float" office:value="1573912321" calcext:value-type="float">
            <text:p>1573912321</text:p>
          </table:table-cell>
          <table:table-cell table:formula="of:=[.G203]" office:value-type="float" office:value="2101809739" calcext:value-type="float">
            <text:p>2101809739</text:p>
          </table:table-cell>
          <table:table-cell table:formula="of:=[.H203]+[.A203]" office:value-type="float" office:value="1692943545" calcext:value-type="float">
            <text:p>1692943545</text:p>
          </table:table-cell>
          <table:table-cell table:formula="of:=[.I203]" office:value-type="float" office:value="1188613199" calcext:value-type="float">
            <text:p>1188613199</text:p>
          </table:table-cell>
          <table:table-cell table:formula="of:=[.A203]" office:value-type="float" office:value="895089501" calcext:value-type="float">
            <text:p>895089501</text:p>
          </table:table-cell>
          <table:table-cell office:value-type="float" office:value="200" calcext:value-type="float">
            <text:p>200</text:p>
          </table:table-cell>
          <table:table-cell table:formula="of:=SUM([.A204:.I204])" office:value-type="float" office:value="13099916009" calcext:value-type="float">
            <text:p>13099916009</text:p>
          </table:table-cell>
        </table:table-row>
        <table:table-row table:style-name="ro1">
          <table:table-cell table:formula="of:=[.B204]" office:value-type="float" office:value="1146836817" calcext:value-type="float">
            <text:p>1146836817</text:p>
          </table:table-cell>
          <table:table-cell table:formula="of:=[.C204]" office:value-type="float" office:value="1521593866" calcext:value-type="float">
            <text:p>1521593866</text:p>
          </table:table-cell>
          <table:table-cell table:formula="of:=[.D204]" office:value-type="float" office:value="1572765481" calcext:value-type="float">
            <text:p>1572765481</text:p>
          </table:table-cell>
          <table:table-cell table:formula="of:=[.E204]" office:value-type="float" office:value="1573912321" calcext:value-type="float">
            <text:p>1573912321</text:p>
          </table:table-cell>
          <table:table-cell table:formula="of:=[.F204]" office:value-type="float" office:value="2101809739" calcext:value-type="float">
            <text:p>2101809739</text:p>
          </table:table-cell>
          <table:table-cell table:formula="of:=[.G204]" office:value-type="float" office:value="1692943545" calcext:value-type="float">
            <text:p>1692943545</text:p>
          </table:table-cell>
          <table:table-cell table:formula="of:=[.H204]+[.A204]" office:value-type="float" office:value="2594964739" calcext:value-type="float">
            <text:p>2594964739</text:p>
          </table:table-cell>
          <table:table-cell table:formula="of:=[.I204]" office:value-type="float" office:value="895089501" calcext:value-type="float">
            <text:p>895089501</text:p>
          </table:table-cell>
          <table:table-cell table:formula="of:=[.A204]" office:value-type="float" office:value="1406351540" calcext:value-type="float">
            <text:p>1406351540</text:p>
          </table:table-cell>
          <table:table-cell office:value-type="float" office:value="201" calcext:value-type="float">
            <text:p>201</text:p>
          </table:table-cell>
          <table:table-cell table:formula="of:=SUM([.A205:.I205])" office:value-type="float" office:value="14506267549" calcext:value-type="float">
            <text:p>14506267549</text:p>
          </table:table-cell>
        </table:table-row>
        <table:table-row table:style-name="ro1">
          <table:table-cell table:formula="of:=[.B205]" office:value-type="float" office:value="1521593866" calcext:value-type="float">
            <text:p>1521593866</text:p>
          </table:table-cell>
          <table:table-cell table:formula="of:=[.C205]" office:value-type="float" office:value="1572765481" calcext:value-type="float">
            <text:p>1572765481</text:p>
          </table:table-cell>
          <table:table-cell table:formula="of:=[.D205]" office:value-type="float" office:value="1573912321" calcext:value-type="float">
            <text:p>1573912321</text:p>
          </table:table-cell>
          <table:table-cell table:formula="of:=[.E205]" office:value-type="float" office:value="2101809739" calcext:value-type="float">
            <text:p>2101809739</text:p>
          </table:table-cell>
          <table:table-cell table:formula="of:=[.F205]" office:value-type="float" office:value="1692943545" calcext:value-type="float">
            <text:p>1692943545</text:p>
          </table:table-cell>
          <table:table-cell table:formula="of:=[.G205]" office:value-type="float" office:value="2594964739" calcext:value-type="float">
            <text:p>2594964739</text:p>
          </table:table-cell>
          <table:table-cell table:formula="of:=[.H205]+[.A205]" office:value-type="float" office:value="2041926318" calcext:value-type="float">
            <text:p>2041926318</text:p>
          </table:table-cell>
          <table:table-cell table:formula="of:=[.I205]" office:value-type="float" office:value="1406351540" calcext:value-type="float">
            <text:p>1406351540</text:p>
          </table:table-cell>
          <table:table-cell table:formula="of:=[.A205]" office:value-type="float" office:value="1146836817" calcext:value-type="float">
            <text:p>1146836817</text:p>
          </table:table-cell>
          <table:table-cell office:value-type="float" office:value="202" calcext:value-type="float">
            <text:p>202</text:p>
          </table:table-cell>
          <table:table-cell table:formula="of:=SUM([.A206:.I206])" office:value-type="float" office:value="15653104366" calcext:value-type="float">
            <text:p>15653104366</text:p>
          </table:table-cell>
        </table:table-row>
        <table:table-row table:style-name="ro1">
          <table:table-cell table:formula="of:=[.B206]" office:value-type="float" office:value="1572765481" calcext:value-type="float">
            <text:p>1572765481</text:p>
          </table:table-cell>
          <table:table-cell table:formula="of:=[.C206]" office:value-type="float" office:value="1573912321" calcext:value-type="float">
            <text:p>1573912321</text:p>
          </table:table-cell>
          <table:table-cell table:formula="of:=[.D206]" office:value-type="float" office:value="2101809739" calcext:value-type="float">
            <text:p>2101809739</text:p>
          </table:table-cell>
          <table:table-cell table:formula="of:=[.E206]" office:value-type="float" office:value="1692943545" calcext:value-type="float">
            <text:p>1692943545</text:p>
          </table:table-cell>
          <table:table-cell table:formula="of:=[.F206]" office:value-type="float" office:value="2594964739" calcext:value-type="float">
            <text:p>2594964739</text:p>
          </table:table-cell>
          <table:table-cell table:formula="of:=[.G206]" office:value-type="float" office:value="2041926318" calcext:value-type="float">
            <text:p>2041926318</text:p>
          </table:table-cell>
          <table:table-cell table:formula="of:=[.H206]+[.A206]" office:value-type="float" office:value="2927945406" calcext:value-type="float">
            <text:p>2927945406</text:p>
          </table:table-cell>
          <table:table-cell table:formula="of:=[.I206]" office:value-type="float" office:value="1146836817" calcext:value-type="float">
            <text:p>1146836817</text:p>
          </table:table-cell>
          <table:table-cell table:formula="of:=[.A206]" office:value-type="float" office:value="1521593866" calcext:value-type="float">
            <text:p>1521593866</text:p>
          </table:table-cell>
          <table:table-cell office:value-type="float" office:value="203" calcext:value-type="float">
            <text:p>203</text:p>
          </table:table-cell>
          <table:table-cell table:formula="of:=SUM([.A207:.I207])" office:value-type="float" office:value="17174698232" calcext:value-type="float">
            <text:p>17174698232</text:p>
          </table:table-cell>
        </table:table-row>
        <table:table-row table:style-name="ro1">
          <table:table-cell table:formula="of:=[.B207]" office:value-type="float" office:value="1573912321" calcext:value-type="float">
            <text:p>1573912321</text:p>
          </table:table-cell>
          <table:table-cell table:formula="of:=[.C207]" office:value-type="float" office:value="2101809739" calcext:value-type="float">
            <text:p>2101809739</text:p>
          </table:table-cell>
          <table:table-cell table:formula="of:=[.D207]" office:value-type="float" office:value="1692943545" calcext:value-type="float">
            <text:p>1692943545</text:p>
          </table:table-cell>
          <table:table-cell table:formula="of:=[.E207]" office:value-type="float" office:value="2594964739" calcext:value-type="float">
            <text:p>2594964739</text:p>
          </table:table-cell>
          <table:table-cell table:formula="of:=[.F207]" office:value-type="float" office:value="2041926318" calcext:value-type="float">
            <text:p>2041926318</text:p>
          </table:table-cell>
          <table:table-cell table:formula="of:=[.G207]" office:value-type="float" office:value="2927945406" calcext:value-type="float">
            <text:p>2927945406</text:p>
          </table:table-cell>
          <table:table-cell table:formula="of:=[.H207]+[.A207]" office:value-type="float" office:value="2719602298" calcext:value-type="float">
            <text:p>2719602298</text:p>
          </table:table-cell>
          <table:table-cell table:formula="of:=[.I207]" office:value-type="float" office:value="1521593866" calcext:value-type="float">
            <text:p>1521593866</text:p>
          </table:table-cell>
          <table:table-cell table:formula="of:=[.A207]" office:value-type="float" office:value="1572765481" calcext:value-type="float">
            <text:p>1572765481</text:p>
          </table:table-cell>
          <table:table-cell office:value-type="float" office:value="204" calcext:value-type="float">
            <text:p>204</text:p>
          </table:table-cell>
          <table:table-cell table:formula="of:=SUM([.A208:.I208])" office:value-type="float" office:value="18747463713" calcext:value-type="float">
            <text:p>18747463713</text:p>
          </table:table-cell>
        </table:table-row>
        <table:table-row table:style-name="ro1">
          <table:table-cell table:formula="of:=[.B208]" office:value-type="float" office:value="2101809739" calcext:value-type="float">
            <text:p>2101809739</text:p>
          </table:table-cell>
          <table:table-cell table:formula="of:=[.C208]" office:value-type="float" office:value="1692943545" calcext:value-type="float">
            <text:p>1692943545</text:p>
          </table:table-cell>
          <table:table-cell table:formula="of:=[.D208]" office:value-type="float" office:value="2594964739" calcext:value-type="float">
            <text:p>2594964739</text:p>
          </table:table-cell>
          <table:table-cell table:formula="of:=[.E208]" office:value-type="float" office:value="2041926318" calcext:value-type="float">
            <text:p>2041926318</text:p>
          </table:table-cell>
          <table:table-cell table:formula="of:=[.F208]" office:value-type="float" office:value="2927945406" calcext:value-type="float">
            <text:p>2927945406</text:p>
          </table:table-cell>
          <table:table-cell table:formula="of:=[.G208]" office:value-type="float" office:value="2719602298" calcext:value-type="float">
            <text:p>2719602298</text:p>
          </table:table-cell>
          <table:table-cell table:formula="of:=[.H208]+[.A208]" office:value-type="float" office:value="3095506187" calcext:value-type="float">
            <text:p>3095506187</text:p>
          </table:table-cell>
          <table:table-cell table:formula="of:=[.I208]" office:value-type="float" office:value="1572765481" calcext:value-type="float">
            <text:p>1572765481</text:p>
          </table:table-cell>
          <table:table-cell table:formula="of:=[.A208]" office:value-type="float" office:value="1573912321" calcext:value-type="float">
            <text:p>1573912321</text:p>
          </table:table-cell>
          <table:table-cell office:value-type="float" office:value="205" calcext:value-type="float">
            <text:p>205</text:p>
          </table:table-cell>
          <table:table-cell table:formula="of:=SUM([.A209:.I209])" office:value-type="float" office:value="20321376034" calcext:value-type="float">
            <text:p>20321376034</text:p>
          </table:table-cell>
        </table:table-row>
        <table:table-row table:style-name="ro1">
          <table:table-cell table:formula="of:=[.B209]" office:value-type="float" office:value="1692943545" calcext:value-type="float">
            <text:p>1692943545</text:p>
          </table:table-cell>
          <table:table-cell table:formula="of:=[.C209]" office:value-type="float" office:value="2594964739" calcext:value-type="float">
            <text:p>2594964739</text:p>
          </table:table-cell>
          <table:table-cell table:formula="of:=[.D209]" office:value-type="float" office:value="2041926318" calcext:value-type="float">
            <text:p>2041926318</text:p>
          </table:table-cell>
          <table:table-cell table:formula="of:=[.E209]" office:value-type="float" office:value="2927945406" calcext:value-type="float">
            <text:p>2927945406</text:p>
          </table:table-cell>
          <table:table-cell table:formula="of:=[.F209]" office:value-type="float" office:value="2719602298" calcext:value-type="float">
            <text:p>2719602298</text:p>
          </table:table-cell>
          <table:table-cell table:formula="of:=[.G209]" office:value-type="float" office:value="3095506187" calcext:value-type="float">
            <text:p>3095506187</text:p>
          </table:table-cell>
          <table:table-cell table:formula="of:=[.H209]+[.A209]" office:value-type="float" office:value="3674575220" calcext:value-type="float">
            <text:p>3674575220</text:p>
          </table:table-cell>
          <table:table-cell table:formula="of:=[.I209]" office:value-type="float" office:value="1573912321" calcext:value-type="float">
            <text:p>1573912321</text:p>
          </table:table-cell>
          <table:table-cell table:formula="of:=[.A209]" office:value-type="float" office:value="2101809739" calcext:value-type="float">
            <text:p>2101809739</text:p>
          </table:table-cell>
          <table:table-cell office:value-type="float" office:value="206" calcext:value-type="float">
            <text:p>206</text:p>
          </table:table-cell>
          <table:table-cell table:formula="of:=SUM([.A210:.I210])" office:value-type="float" office:value="22423185773" calcext:value-type="float">
            <text:p>22423185773</text:p>
          </table:table-cell>
        </table:table-row>
        <table:table-row table:style-name="ro1">
          <table:table-cell table:formula="of:=[.B210]" office:value-type="float" office:value="2594964739" calcext:value-type="float">
            <text:p>2594964739</text:p>
          </table:table-cell>
          <table:table-cell table:formula="of:=[.C210]" office:value-type="float" office:value="2041926318" calcext:value-type="float">
            <text:p>2041926318</text:p>
          </table:table-cell>
          <table:table-cell table:formula="of:=[.D210]" office:value-type="float" office:value="2927945406" calcext:value-type="float">
            <text:p>2927945406</text:p>
          </table:table-cell>
          <table:table-cell table:formula="of:=[.E210]" office:value-type="float" office:value="2719602298" calcext:value-type="float">
            <text:p>2719602298</text:p>
          </table:table-cell>
          <table:table-cell table:formula="of:=[.F210]" office:value-type="float" office:value="3095506187" calcext:value-type="float">
            <text:p>3095506187</text:p>
          </table:table-cell>
          <table:table-cell table:formula="of:=[.G210]" office:value-type="float" office:value="3674575220" calcext:value-type="float">
            <text:p>3674575220</text:p>
          </table:table-cell>
          <table:table-cell table:formula="of:=[.H210]+[.A210]" office:value-type="float" office:value="3266855866" calcext:value-type="float">
            <text:p>3266855866</text:p>
          </table:table-cell>
          <table:table-cell table:formula="of:=[.I210]" office:value-type="float" office:value="2101809739" calcext:value-type="float">
            <text:p>2101809739</text:p>
          </table:table-cell>
          <table:table-cell table:formula="of:=[.A210]" office:value-type="float" office:value="1692943545" calcext:value-type="float">
            <text:p>1692943545</text:p>
          </table:table-cell>
          <table:table-cell office:value-type="float" office:value="207" calcext:value-type="float">
            <text:p>207</text:p>
          </table:table-cell>
          <table:table-cell table:formula="of:=SUM([.A211:.I211])" office:value-type="float" office:value="24116129318" calcext:value-type="float">
            <text:p>24116129318</text:p>
          </table:table-cell>
        </table:table-row>
        <table:table-row table:style-name="ro1">
          <table:table-cell table:formula="of:=[.B211]" office:value-type="float" office:value="2041926318" calcext:value-type="float">
            <text:p>2041926318</text:p>
          </table:table-cell>
          <table:table-cell table:formula="of:=[.C211]" office:value-type="float" office:value="2927945406" calcext:value-type="float">
            <text:p>2927945406</text:p>
          </table:table-cell>
          <table:table-cell table:formula="of:=[.D211]" office:value-type="float" office:value="2719602298" calcext:value-type="float">
            <text:p>2719602298</text:p>
          </table:table-cell>
          <table:table-cell table:formula="of:=[.E211]" office:value-type="float" office:value="3095506187" calcext:value-type="float">
            <text:p>3095506187</text:p>
          </table:table-cell>
          <table:table-cell table:formula="of:=[.F211]" office:value-type="float" office:value="3674575220" calcext:value-type="float">
            <text:p>3674575220</text:p>
          </table:table-cell>
          <table:table-cell table:formula="of:=[.G211]" office:value-type="float" office:value="3266855866" calcext:value-type="float">
            <text:p>3266855866</text:p>
          </table:table-cell>
          <table:table-cell table:formula="of:=[.H211]+[.A211]" office:value-type="float" office:value="4696774478" calcext:value-type="float">
            <text:p>4696774478</text:p>
          </table:table-cell>
          <table:table-cell table:formula="of:=[.I211]" office:value-type="float" office:value="1692943545" calcext:value-type="float">
            <text:p>1692943545</text:p>
          </table:table-cell>
          <table:table-cell table:formula="of:=[.A211]" office:value-type="float" office:value="2594964739" calcext:value-type="float">
            <text:p>2594964739</text:p>
          </table:table-cell>
          <table:table-cell office:value-type="float" office:value="208" calcext:value-type="float">
            <text:p>208</text:p>
          </table:table-cell>
          <table:table-cell table:formula="of:=SUM([.A212:.I212])" office:value-type="float" office:value="26711094057" calcext:value-type="float">
            <text:p>26711094057</text:p>
          </table:table-cell>
        </table:table-row>
        <table:table-row table:style-name="ro1">
          <table:table-cell table:formula="of:=[.B212]" office:value-type="float" office:value="2927945406" calcext:value-type="float">
            <text:p>2927945406</text:p>
          </table:table-cell>
          <table:table-cell table:formula="of:=[.C212]" office:value-type="float" office:value="2719602298" calcext:value-type="float">
            <text:p>2719602298</text:p>
          </table:table-cell>
          <table:table-cell table:formula="of:=[.D212]" office:value-type="float" office:value="3095506187" calcext:value-type="float">
            <text:p>3095506187</text:p>
          </table:table-cell>
          <table:table-cell table:formula="of:=[.E212]" office:value-type="float" office:value="3674575220" calcext:value-type="float">
            <text:p>3674575220</text:p>
          </table:table-cell>
          <table:table-cell table:formula="of:=[.F212]" office:value-type="float" office:value="3266855866" calcext:value-type="float">
            <text:p>3266855866</text:p>
          </table:table-cell>
          <table:table-cell table:formula="of:=[.G212]" office:value-type="float" office:value="4696774478" calcext:value-type="float">
            <text:p>4696774478</text:p>
          </table:table-cell>
          <table:table-cell table:formula="of:=[.H212]+[.A212]" office:value-type="float" office:value="3734869863" calcext:value-type="float">
            <text:p>3734869863</text:p>
          </table:table-cell>
          <table:table-cell table:formula="of:=[.I212]" office:value-type="float" office:value="2594964739" calcext:value-type="float">
            <text:p>2594964739</text:p>
          </table:table-cell>
          <table:table-cell table:formula="of:=[.A212]" office:value-type="float" office:value="2041926318" calcext:value-type="float">
            <text:p>2041926318</text:p>
          </table:table-cell>
          <table:table-cell office:value-type="float" office:value="209" calcext:value-type="float">
            <text:p>209</text:p>
          </table:table-cell>
          <table:table-cell table:formula="of:=SUM([.A213:.I213])" office:value-type="float" office:value="28753020375" calcext:value-type="float">
            <text:p>28753020375</text:p>
          </table:table-cell>
        </table:table-row>
        <table:table-row table:style-name="ro1">
          <table:table-cell table:formula="of:=[.B213]" office:value-type="float" office:value="2719602298" calcext:value-type="float">
            <text:p>2719602298</text:p>
          </table:table-cell>
          <table:table-cell table:formula="of:=[.C213]" office:value-type="float" office:value="3095506187" calcext:value-type="float">
            <text:p>3095506187</text:p>
          </table:table-cell>
          <table:table-cell table:formula="of:=[.D213]" office:value-type="float" office:value="3674575220" calcext:value-type="float">
            <text:p>3674575220</text:p>
          </table:table-cell>
          <table:table-cell table:formula="of:=[.E213]" office:value-type="float" office:value="3266855866" calcext:value-type="float">
            <text:p>3266855866</text:p>
          </table:table-cell>
          <table:table-cell table:formula="of:=[.F213]" office:value-type="float" office:value="4696774478" calcext:value-type="float">
            <text:p>4696774478</text:p>
          </table:table-cell>
          <table:table-cell table:formula="of:=[.G213]" office:value-type="float" office:value="3734869863" calcext:value-type="float">
            <text:p>3734869863</text:p>
          </table:table-cell>
          <table:table-cell table:formula="of:=[.H213]+[.A213]" office:value-type="float" office:value="5522910145" calcext:value-type="float">
            <text:p>5522910145</text:p>
          </table:table-cell>
          <table:table-cell table:formula="of:=[.I213]" office:value-type="float" office:value="2041926318" calcext:value-type="float">
            <text:p>2041926318</text:p>
          </table:table-cell>
          <table:table-cell table:formula="of:=[.A213]" office:value-type="float" office:value="2927945406" calcext:value-type="float">
            <text:p>2927945406</text:p>
          </table:table-cell>
          <table:table-cell office:value-type="float" office:value="210" calcext:value-type="float">
            <text:p>210</text:p>
          </table:table-cell>
          <table:table-cell table:formula="of:=SUM([.A214:.I214])" office:value-type="float" office:value="31680965781" calcext:value-type="float">
            <text:p>31680965781</text:p>
          </table:table-cell>
        </table:table-row>
        <table:table-row table:style-name="ro1">
          <table:table-cell table:formula="of:=[.B214]" office:value-type="float" office:value="3095506187" calcext:value-type="float">
            <text:p>3095506187</text:p>
          </table:table-cell>
          <table:table-cell table:formula="of:=[.C214]" office:value-type="float" office:value="3674575220" calcext:value-type="float">
            <text:p>3674575220</text:p>
          </table:table-cell>
          <table:table-cell table:formula="of:=[.D214]" office:value-type="float" office:value="3266855866" calcext:value-type="float">
            <text:p>3266855866</text:p>
          </table:table-cell>
          <table:table-cell table:formula="of:=[.E214]" office:value-type="float" office:value="4696774478" calcext:value-type="float">
            <text:p>4696774478</text:p>
          </table:table-cell>
          <table:table-cell table:formula="of:=[.F214]" office:value-type="float" office:value="3734869863" calcext:value-type="float">
            <text:p>3734869863</text:p>
          </table:table-cell>
          <table:table-cell table:formula="of:=[.G214]" office:value-type="float" office:value="5522910145" calcext:value-type="float">
            <text:p>5522910145</text:p>
          </table:table-cell>
          <table:table-cell table:formula="of:=[.H214]+[.A214]" office:value-type="float" office:value="4761528616" calcext:value-type="float">
            <text:p>4761528616</text:p>
          </table:table-cell>
          <table:table-cell table:formula="of:=[.I214]" office:value-type="float" office:value="2927945406" calcext:value-type="float">
            <text:p>2927945406</text:p>
          </table:table-cell>
          <table:table-cell table:formula="of:=[.A214]" office:value-type="float" office:value="2719602298" calcext:value-type="float">
            <text:p>2719602298</text:p>
          </table:table-cell>
          <table:table-cell office:value-type="float" office:value="211" calcext:value-type="float">
            <text:p>211</text:p>
          </table:table-cell>
          <table:table-cell table:formula="of:=SUM([.A215:.I215])" office:value-type="float" office:value="34400568079" calcext:value-type="float">
            <text:p>34400568079</text:p>
          </table:table-cell>
        </table:table-row>
        <table:table-row table:style-name="ro1">
          <table:table-cell table:formula="of:=[.B215]" office:value-type="float" office:value="3674575220" calcext:value-type="float">
            <text:p>3674575220</text:p>
          </table:table-cell>
          <table:table-cell table:formula="of:=[.C215]" office:value-type="float" office:value="3266855866" calcext:value-type="float">
            <text:p>3266855866</text:p>
          </table:table-cell>
          <table:table-cell table:formula="of:=[.D215]" office:value-type="float" office:value="4696774478" calcext:value-type="float">
            <text:p>4696774478</text:p>
          </table:table-cell>
          <table:table-cell table:formula="of:=[.E215]" office:value-type="float" office:value="3734869863" calcext:value-type="float">
            <text:p>3734869863</text:p>
          </table:table-cell>
          <table:table-cell table:formula="of:=[.F215]" office:value-type="float" office:value="5522910145" calcext:value-type="float">
            <text:p>5522910145</text:p>
          </table:table-cell>
          <table:table-cell table:formula="of:=[.G215]" office:value-type="float" office:value="4761528616" calcext:value-type="float">
            <text:p>4761528616</text:p>
          </table:table-cell>
          <table:table-cell table:formula="of:=[.H215]+[.A215]" office:value-type="float" office:value="6023451593" calcext:value-type="float">
            <text:p>6023451593</text:p>
          </table:table-cell>
          <table:table-cell table:formula="of:=[.I215]" office:value-type="float" office:value="2719602298" calcext:value-type="float">
            <text:p>2719602298</text:p>
          </table:table-cell>
          <table:table-cell table:formula="of:=[.A215]" office:value-type="float" office:value="3095506187" calcext:value-type="float">
            <text:p>3095506187</text:p>
          </table:table-cell>
          <table:table-cell office:value-type="float" office:value="212" calcext:value-type="float">
            <text:p>212</text:p>
          </table:table-cell>
          <table:table-cell table:formula="of:=SUM([.A216:.I216])" office:value-type="float" office:value="37496074266" calcext:value-type="float">
            <text:p>37496074266</text:p>
          </table:table-cell>
        </table:table-row>
        <table:table-row table:style-name="ro1">
          <table:table-cell table:formula="of:=[.B216]" office:value-type="float" office:value="3266855866" calcext:value-type="float">
            <text:p>3266855866</text:p>
          </table:table-cell>
          <table:table-cell table:formula="of:=[.C216]" office:value-type="float" office:value="4696774478" calcext:value-type="float">
            <text:p>4696774478</text:p>
          </table:table-cell>
          <table:table-cell table:formula="of:=[.D216]" office:value-type="float" office:value="3734869863" calcext:value-type="float">
            <text:p>3734869863</text:p>
          </table:table-cell>
          <table:table-cell table:formula="of:=[.E216]" office:value-type="float" office:value="5522910145" calcext:value-type="float">
            <text:p>5522910145</text:p>
          </table:table-cell>
          <table:table-cell table:formula="of:=[.F216]" office:value-type="float" office:value="4761528616" calcext:value-type="float">
            <text:p>4761528616</text:p>
          </table:table-cell>
          <table:table-cell table:formula="of:=[.G216]" office:value-type="float" office:value="6023451593" calcext:value-type="float">
            <text:p>6023451593</text:p>
          </table:table-cell>
          <table:table-cell table:formula="of:=[.H216]+[.A216]" office:value-type="float" office:value="6394177518" calcext:value-type="float">
            <text:p>6394177518</text:p>
          </table:table-cell>
          <table:table-cell table:formula="of:=[.I216]" office:value-type="float" office:value="3095506187" calcext:value-type="float">
            <text:p>3095506187</text:p>
          </table:table-cell>
          <table:table-cell table:formula="of:=[.A216]" office:value-type="float" office:value="3674575220" calcext:value-type="float">
            <text:p>3674575220</text:p>
          </table:table-cell>
          <table:table-cell office:value-type="float" office:value="213" calcext:value-type="float">
            <text:p>213</text:p>
          </table:table-cell>
          <table:table-cell table:formula="of:=SUM([.A217:.I217])" office:value-type="float" office:value="41170649486" calcext:value-type="float">
            <text:p>41170649486</text:p>
          </table:table-cell>
        </table:table-row>
        <table:table-row table:style-name="ro1">
          <table:table-cell table:formula="of:=[.B217]" office:value-type="float" office:value="4696774478" calcext:value-type="float">
            <text:p>4696774478</text:p>
          </table:table-cell>
          <table:table-cell table:formula="of:=[.C217]" office:value-type="float" office:value="3734869863" calcext:value-type="float">
            <text:p>3734869863</text:p>
          </table:table-cell>
          <table:table-cell table:formula="of:=[.D217]" office:value-type="float" office:value="5522910145" calcext:value-type="float">
            <text:p>5522910145</text:p>
          </table:table-cell>
          <table:table-cell table:formula="of:=[.E217]" office:value-type="float" office:value="4761528616" calcext:value-type="float">
            <text:p>4761528616</text:p>
          </table:table-cell>
          <table:table-cell table:formula="of:=[.F217]" office:value-type="float" office:value="6023451593" calcext:value-type="float">
            <text:p>6023451593</text:p>
          </table:table-cell>
          <table:table-cell table:formula="of:=[.G217]" office:value-type="float" office:value="6394177518" calcext:value-type="float">
            <text:p>6394177518</text:p>
          </table:table-cell>
          <table:table-cell table:formula="of:=[.H217]+[.A217]" office:value-type="float" office:value="6362362053" calcext:value-type="float">
            <text:p>6362362053</text:p>
          </table:table-cell>
          <table:table-cell table:formula="of:=[.I217]" office:value-type="float" office:value="3674575220" calcext:value-type="float">
            <text:p>3674575220</text:p>
          </table:table-cell>
          <table:table-cell table:formula="of:=[.A217]" office:value-type="float" office:value="3266855866" calcext:value-type="float">
            <text:p>3266855866</text:p>
          </table:table-cell>
          <table:table-cell office:value-type="float" office:value="214" calcext:value-type="float">
            <text:p>214</text:p>
          </table:table-cell>
          <table:table-cell table:formula="of:=SUM([.A218:.I218])" office:value-type="float" office:value="44437505352" calcext:value-type="float">
            <text:p>44437505352</text:p>
          </table:table-cell>
        </table:table-row>
        <table:table-row table:style-name="ro1">
          <table:table-cell table:formula="of:=[.B218]" office:value-type="float" office:value="3734869863" calcext:value-type="float">
            <text:p>3734869863</text:p>
          </table:table-cell>
          <table:table-cell table:formula="of:=[.C218]" office:value-type="float" office:value="5522910145" calcext:value-type="float">
            <text:p>5522910145</text:p>
          </table:table-cell>
          <table:table-cell table:formula="of:=[.D218]" office:value-type="float" office:value="4761528616" calcext:value-type="float">
            <text:p>4761528616</text:p>
          </table:table-cell>
          <table:table-cell table:formula="of:=[.E218]" office:value-type="float" office:value="6023451593" calcext:value-type="float">
            <text:p>6023451593</text:p>
          </table:table-cell>
          <table:table-cell table:formula="of:=[.F218]" office:value-type="float" office:value="6394177518" calcext:value-type="float">
            <text:p>6394177518</text:p>
          </table:table-cell>
          <table:table-cell table:formula="of:=[.G218]" office:value-type="float" office:value="6362362053" calcext:value-type="float">
            <text:p>6362362053</text:p>
          </table:table-cell>
          <table:table-cell table:formula="of:=[.H218]+[.A218]" office:value-type="float" office:value="8371349698" calcext:value-type="float">
            <text:p>8371349698</text:p>
          </table:table-cell>
          <table:table-cell table:formula="of:=[.I218]" office:value-type="float" office:value="3266855866" calcext:value-type="float">
            <text:p>3266855866</text:p>
          </table:table-cell>
          <table:table-cell table:formula="of:=[.A218]" office:value-type="float" office:value="4696774478" calcext:value-type="float">
            <text:p>4696774478</text:p>
          </table:table-cell>
          <table:table-cell office:value-type="float" office:value="215" calcext:value-type="float">
            <text:p>215</text:p>
          </table:table-cell>
          <table:table-cell table:formula="of:=SUM([.A219:.I219])" office:value-type="float" office:value="49134279830" calcext:value-type="float">
            <text:p>49134279830</text:p>
          </table:table-cell>
        </table:table-row>
        <table:table-row table:style-name="ro1">
          <table:table-cell table:formula="of:=[.B219]" office:value-type="float" office:value="5522910145" calcext:value-type="float">
            <text:p>5522910145</text:p>
          </table:table-cell>
          <table:table-cell table:formula="of:=[.C219]" office:value-type="float" office:value="4761528616" calcext:value-type="float">
            <text:p>4761528616</text:p>
          </table:table-cell>
          <table:table-cell table:formula="of:=[.D219]" office:value-type="float" office:value="6023451593" calcext:value-type="float">
            <text:p>6023451593</text:p>
          </table:table-cell>
          <table:table-cell table:formula="of:=[.E219]" office:value-type="float" office:value="6394177518" calcext:value-type="float">
            <text:p>6394177518</text:p>
          </table:table-cell>
          <table:table-cell table:formula="of:=[.F219]" office:value-type="float" office:value="6362362053" calcext:value-type="float">
            <text:p>6362362053</text:p>
          </table:table-cell>
          <table:table-cell table:formula="of:=[.G219]" office:value-type="float" office:value="8371349698" calcext:value-type="float">
            <text:p>8371349698</text:p>
          </table:table-cell>
          <table:table-cell table:formula="of:=[.H219]+[.A219]" office:value-type="float" office:value="7001725729" calcext:value-type="float">
            <text:p>7001725729</text:p>
          </table:table-cell>
          <table:table-cell table:formula="of:=[.I219]" office:value-type="float" office:value="4696774478" calcext:value-type="float">
            <text:p>4696774478</text:p>
          </table:table-cell>
          <table:table-cell table:formula="of:=[.A219]" office:value-type="float" office:value="3734869863" calcext:value-type="float">
            <text:p>3734869863</text:p>
          </table:table-cell>
          <table:table-cell office:value-type="float" office:value="216" calcext:value-type="float">
            <text:p>216</text:p>
          </table:table-cell>
          <table:table-cell table:formula="of:=SUM([.A220:.I220])" office:value-type="float" office:value="52869149693" calcext:value-type="float">
            <text:p>52869149693</text:p>
          </table:table-cell>
        </table:table-row>
        <table:table-row table:style-name="ro1">
          <table:table-cell table:formula="of:=[.B220]" office:value-type="float" office:value="4761528616" calcext:value-type="float">
            <text:p>4761528616</text:p>
          </table:table-cell>
          <table:table-cell table:formula="of:=[.C220]" office:value-type="float" office:value="6023451593" calcext:value-type="float">
            <text:p>6023451593</text:p>
          </table:table-cell>
          <table:table-cell table:formula="of:=[.D220]" office:value-type="float" office:value="6394177518" calcext:value-type="float">
            <text:p>6394177518</text:p>
          </table:table-cell>
          <table:table-cell table:formula="of:=[.E220]" office:value-type="float" office:value="6362362053" calcext:value-type="float">
            <text:p>6362362053</text:p>
          </table:table-cell>
          <table:table-cell table:formula="of:=[.F220]" office:value-type="float" office:value="8371349698" calcext:value-type="float">
            <text:p>8371349698</text:p>
          </table:table-cell>
          <table:table-cell table:formula="of:=[.G220]" office:value-type="float" office:value="7001725729" calcext:value-type="float">
            <text:p>7001725729</text:p>
          </table:table-cell>
          <table:table-cell table:formula="of:=[.H220]+[.A220]" office:value-type="float" office:value="10219684623" calcext:value-type="float">
            <text:p>10219684623</text:p>
          </table:table-cell>
          <table:table-cell table:formula="of:=[.I220]" office:value-type="float" office:value="3734869863" calcext:value-type="float">
            <text:p>3734869863</text:p>
          </table:table-cell>
          <table:table-cell table:formula="of:=[.A220]" office:value-type="float" office:value="5522910145" calcext:value-type="float">
            <text:p>5522910145</text:p>
          </table:table-cell>
          <table:table-cell office:value-type="float" office:value="217" calcext:value-type="float">
            <text:p>217</text:p>
          </table:table-cell>
          <table:table-cell table:formula="of:=SUM([.A221:.I221])" office:value-type="float" office:value="58392059838" calcext:value-type="float">
            <text:p>58392059838</text:p>
          </table:table-cell>
        </table:table-row>
        <table:table-row table:style-name="ro1">
          <table:table-cell table:formula="of:=[.B221]" office:value-type="float" office:value="6023451593" calcext:value-type="float">
            <text:p>6023451593</text:p>
          </table:table-cell>
          <table:table-cell table:formula="of:=[.C221]" office:value-type="float" office:value="6394177518" calcext:value-type="float">
            <text:p>6394177518</text:p>
          </table:table-cell>
          <table:table-cell table:formula="of:=[.D221]" office:value-type="float" office:value="6362362053" calcext:value-type="float">
            <text:p>6362362053</text:p>
          </table:table-cell>
          <table:table-cell table:formula="of:=[.E221]" office:value-type="float" office:value="8371349698" calcext:value-type="float">
            <text:p>8371349698</text:p>
          </table:table-cell>
          <table:table-cell table:formula="of:=[.F221]" office:value-type="float" office:value="7001725729" calcext:value-type="float">
            <text:p>7001725729</text:p>
          </table:table-cell>
          <table:table-cell table:formula="of:=[.G221]" office:value-type="float" office:value="10219684623" calcext:value-type="float">
            <text:p>10219684623</text:p>
          </table:table-cell>
          <table:table-cell table:formula="of:=[.H221]+[.A221]" office:value-type="float" office:value="8496398479" calcext:value-type="float">
            <text:p>8496398479</text:p>
          </table:table-cell>
          <table:table-cell table:formula="of:=[.I221]" office:value-type="float" office:value="5522910145" calcext:value-type="float">
            <text:p>5522910145</text:p>
          </table:table-cell>
          <table:table-cell table:formula="of:=[.A221]" office:value-type="float" office:value="4761528616" calcext:value-type="float">
            <text:p>4761528616</text:p>
          </table:table-cell>
          <table:table-cell office:value-type="float" office:value="218" calcext:value-type="float">
            <text:p>218</text:p>
          </table:table-cell>
          <table:table-cell table:formula="of:=SUM([.A222:.I222])" office:value-type="float" office:value="63153588454" calcext:value-type="float">
            <text:p>63153588454</text:p>
          </table:table-cell>
        </table:table-row>
        <table:table-row table:style-name="ro1">
          <table:table-cell table:formula="of:=[.B222]" office:value-type="float" office:value="6394177518" calcext:value-type="float">
            <text:p>6394177518</text:p>
          </table:table-cell>
          <table:table-cell table:formula="of:=[.C222]" office:value-type="float" office:value="6362362053" calcext:value-type="float">
            <text:p>6362362053</text:p>
          </table:table-cell>
          <table:table-cell table:formula="of:=[.D222]" office:value-type="float" office:value="8371349698" calcext:value-type="float">
            <text:p>8371349698</text:p>
          </table:table-cell>
          <table:table-cell table:formula="of:=[.E222]" office:value-type="float" office:value="7001725729" calcext:value-type="float">
            <text:p>7001725729</text:p>
          </table:table-cell>
          <table:table-cell table:formula="of:=[.F222]" office:value-type="float" office:value="10219684623" calcext:value-type="float">
            <text:p>10219684623</text:p>
          </table:table-cell>
          <table:table-cell table:formula="of:=[.G222]" office:value-type="float" office:value="8496398479" calcext:value-type="float">
            <text:p>8496398479</text:p>
          </table:table-cell>
          <table:table-cell table:formula="of:=[.H222]+[.A222]" office:value-type="float" office:value="11546361738" calcext:value-type="float">
            <text:p>11546361738</text:p>
          </table:table-cell>
          <table:table-cell table:formula="of:=[.I222]" office:value-type="float" office:value="4761528616" calcext:value-type="float">
            <text:p>4761528616</text:p>
          </table:table-cell>
          <table:table-cell table:formula="of:=[.A222]" office:value-type="float" office:value="6023451593" calcext:value-type="float">
            <text:p>6023451593</text:p>
          </table:table-cell>
          <table:table-cell office:value-type="float" office:value="219" calcext:value-type="float">
            <text:p>219</text:p>
          </table:table-cell>
          <table:table-cell table:formula="of:=SUM([.A223:.I223])" office:value-type="float" office:value="69177040047" calcext:value-type="float">
            <text:p>69177040047</text:p>
          </table:table-cell>
        </table:table-row>
        <table:table-row table:style-name="ro1">
          <table:table-cell table:formula="of:=[.B223]" office:value-type="float" office:value="6362362053" calcext:value-type="float">
            <text:p>6362362053</text:p>
          </table:table-cell>
          <table:table-cell table:formula="of:=[.C223]" office:value-type="float" office:value="8371349698" calcext:value-type="float">
            <text:p>8371349698</text:p>
          </table:table-cell>
          <table:table-cell table:formula="of:=[.D223]" office:value-type="float" office:value="7001725729" calcext:value-type="float">
            <text:p>7001725729</text:p>
          </table:table-cell>
          <table:table-cell table:formula="of:=[.E223]" office:value-type="float" office:value="10219684623" calcext:value-type="float">
            <text:p>10219684623</text:p>
          </table:table-cell>
          <table:table-cell table:formula="of:=[.F223]" office:value-type="float" office:value="8496398479" calcext:value-type="float">
            <text:p>8496398479</text:p>
          </table:table-cell>
          <table:table-cell table:formula="of:=[.G223]" office:value-type="float" office:value="11546361738" calcext:value-type="float">
            <text:p>11546361738</text:p>
          </table:table-cell>
          <table:table-cell table:formula="of:=[.H223]+[.A223]" office:value-type="float" office:value="11155706134" calcext:value-type="float">
            <text:p>11155706134</text:p>
          </table:table-cell>
          <table:table-cell table:formula="of:=[.I223]" office:value-type="float" office:value="6023451593" calcext:value-type="float">
            <text:p>6023451593</text:p>
          </table:table-cell>
          <table:table-cell table:formula="of:=[.A223]" office:value-type="float" office:value="6394177518" calcext:value-type="float">
            <text:p>6394177518</text:p>
          </table:table-cell>
          <table:table-cell office:value-type="float" office:value="220" calcext:value-type="float">
            <text:p>220</text:p>
          </table:table-cell>
          <table:table-cell table:formula="of:=SUM([.A224:.I224])" office:value-type="float" office:value="75571217565" calcext:value-type="float">
            <text:p>75571217565</text:p>
          </table:table-cell>
        </table:table-row>
        <table:table-row table:style-name="ro1">
          <table:table-cell table:formula="of:=[.B224]" office:value-type="float" office:value="8371349698" calcext:value-type="float">
            <text:p>8371349698</text:p>
          </table:table-cell>
          <table:table-cell table:formula="of:=[.C224]" office:value-type="float" office:value="7001725729" calcext:value-type="float">
            <text:p>7001725729</text:p>
          </table:table-cell>
          <table:table-cell table:formula="of:=[.D224]" office:value-type="float" office:value="10219684623" calcext:value-type="float">
            <text:p>10219684623</text:p>
          </table:table-cell>
          <table:table-cell table:formula="of:=[.E224]" office:value-type="float" office:value="8496398479" calcext:value-type="float">
            <text:p>8496398479</text:p>
          </table:table-cell>
          <table:table-cell table:formula="of:=[.F224]" office:value-type="float" office:value="11546361738" calcext:value-type="float">
            <text:p>11546361738</text:p>
          </table:table-cell>
          <table:table-cell table:formula="of:=[.G224]" office:value-type="float" office:value="11155706134" calcext:value-type="float">
            <text:p>11155706134</text:p>
          </table:table-cell>
          <table:table-cell table:formula="of:=[.H224]+[.A224]" office:value-type="float" office:value="12385813646" calcext:value-type="float">
            <text:p>12385813646</text:p>
          </table:table-cell>
          <table:table-cell table:formula="of:=[.I224]" office:value-type="float" office:value="6394177518" calcext:value-type="float">
            <text:p>6394177518</text:p>
          </table:table-cell>
          <table:table-cell table:formula="of:=[.A224]" office:value-type="float" office:value="6362362053" calcext:value-type="float">
            <text:p>6362362053</text:p>
          </table:table-cell>
          <table:table-cell office:value-type="float" office:value="221" calcext:value-type="float">
            <text:p>221</text:p>
          </table:table-cell>
          <table:table-cell table:formula="of:=SUM([.A225:.I225])" office:value-type="float" office:value="81933579618" calcext:value-type="float">
            <text:p>81933579618</text:p>
          </table:table-cell>
        </table:table-row>
        <table:table-row table:style-name="ro1">
          <table:table-cell table:formula="of:=[.B225]" office:value-type="float" office:value="7001725729" calcext:value-type="float">
            <text:p>7001725729</text:p>
          </table:table-cell>
          <table:table-cell table:formula="of:=[.C225]" office:value-type="float" office:value="10219684623" calcext:value-type="float">
            <text:p>10219684623</text:p>
          </table:table-cell>
          <table:table-cell table:formula="of:=[.D225]" office:value-type="float" office:value="8496398479" calcext:value-type="float">
            <text:p>8496398479</text:p>
          </table:table-cell>
          <table:table-cell table:formula="of:=[.E225]" office:value-type="float" office:value="11546361738" calcext:value-type="float">
            <text:p>11546361738</text:p>
          </table:table-cell>
          <table:table-cell table:formula="of:=[.F225]" office:value-type="float" office:value="11155706134" calcext:value-type="float">
            <text:p>11155706134</text:p>
          </table:table-cell>
          <table:table-cell table:formula="of:=[.G225]" office:value-type="float" office:value="12385813646" calcext:value-type="float">
            <text:p>12385813646</text:p>
          </table:table-cell>
          <table:table-cell table:formula="of:=[.H225]+[.A225]" office:value-type="float" office:value="14765527216" calcext:value-type="float">
            <text:p>14765527216</text:p>
          </table:table-cell>
          <table:table-cell table:formula="of:=[.I225]" office:value-type="float" office:value="6362362053" calcext:value-type="float">
            <text:p>6362362053</text:p>
          </table:table-cell>
          <table:table-cell table:formula="of:=[.A225]" office:value-type="float" office:value="8371349698" calcext:value-type="float">
            <text:p>8371349698</text:p>
          </table:table-cell>
          <table:table-cell office:value-type="float" office:value="222" calcext:value-type="float">
            <text:p>222</text:p>
          </table:table-cell>
          <table:table-cell table:formula="of:=SUM([.A226:.I226])" office:value-type="float" office:value="90304929316" calcext:value-type="float">
            <text:p>90304929316</text:p>
          </table:table-cell>
        </table:table-row>
        <table:table-row table:style-name="ro1">
          <table:table-cell table:formula="of:=[.B226]" office:value-type="float" office:value="10219684623" calcext:value-type="float">
            <text:p>10219684623</text:p>
          </table:table-cell>
          <table:table-cell table:formula="of:=[.C226]" office:value-type="float" office:value="8496398479" calcext:value-type="float">
            <text:p>8496398479</text:p>
          </table:table-cell>
          <table:table-cell table:formula="of:=[.D226]" office:value-type="float" office:value="11546361738" calcext:value-type="float">
            <text:p>11546361738</text:p>
          </table:table-cell>
          <table:table-cell table:formula="of:=[.E226]" office:value-type="float" office:value="11155706134" calcext:value-type="float">
            <text:p>11155706134</text:p>
          </table:table-cell>
          <table:table-cell table:formula="of:=[.F226]" office:value-type="float" office:value="12385813646" calcext:value-type="float">
            <text:p>12385813646</text:p>
          </table:table-cell>
          <table:table-cell table:formula="of:=[.G226]" office:value-type="float" office:value="14765527216" calcext:value-type="float">
            <text:p>14765527216</text:p>
          </table:table-cell>
          <table:table-cell table:formula="of:=[.H226]+[.A226]" office:value-type="float" office:value="13364087782" calcext:value-type="float">
            <text:p>13364087782</text:p>
          </table:table-cell>
          <table:table-cell table:formula="of:=[.I226]" office:value-type="float" office:value="8371349698" calcext:value-type="float">
            <text:p>8371349698</text:p>
          </table:table-cell>
          <table:table-cell table:formula="of:=[.A226]" office:value-type="float" office:value="7001725729" calcext:value-type="float">
            <text:p>7001725729</text:p>
          </table:table-cell>
          <table:table-cell office:value-type="float" office:value="223" calcext:value-type="float">
            <text:p>223</text:p>
          </table:table-cell>
          <table:table-cell table:formula="of:=SUM([.A227:.I227])" office:value-type="float" office:value="97306655045" calcext:value-type="float">
            <text:p>97306655045</text:p>
          </table:table-cell>
        </table:table-row>
        <table:table-row table:style-name="ro1">
          <table:table-cell table:formula="of:=[.B227]" office:value-type="float" office:value="8496398479" calcext:value-type="float">
            <text:p>8496398479</text:p>
          </table:table-cell>
          <table:table-cell table:formula="of:=[.C227]" office:value-type="float" office:value="11546361738" calcext:value-type="float">
            <text:p>11546361738</text:p>
          </table:table-cell>
          <table:table-cell table:formula="of:=[.D227]" office:value-type="float" office:value="11155706134" calcext:value-type="float">
            <text:p>11155706134</text:p>
          </table:table-cell>
          <table:table-cell table:formula="of:=[.E227]" office:value-type="float" office:value="12385813646" calcext:value-type="float">
            <text:p>12385813646</text:p>
          </table:table-cell>
          <table:table-cell table:formula="of:=[.F227]" office:value-type="float" office:value="14765527216" calcext:value-type="float">
            <text:p>14765527216</text:p>
          </table:table-cell>
          <table:table-cell table:formula="of:=[.G227]" office:value-type="float" office:value="13364087782" calcext:value-type="float">
            <text:p>13364087782</text:p>
          </table:table-cell>
          <table:table-cell table:formula="of:=[.H227]+[.A227]" office:value-type="float" office:value="18591034321" calcext:value-type="float">
            <text:p>18591034321</text:p>
          </table:table-cell>
          <table:table-cell table:formula="of:=[.I227]" office:value-type="float" office:value="7001725729" calcext:value-type="float">
            <text:p>7001725729</text:p>
          </table:table-cell>
          <table:table-cell table:formula="of:=[.A227]" office:value-type="float" office:value="10219684623" calcext:value-type="float">
            <text:p>10219684623</text:p>
          </table:table-cell>
          <table:table-cell office:value-type="float" office:value="224" calcext:value-type="float">
            <text:p>224</text:p>
          </table:table-cell>
          <table:table-cell table:formula="of:=SUM([.A228:.I228])" office:value-type="float" office:value="107526339668" calcext:value-type="float">
            <text:p>107526339668</text:p>
          </table:table-cell>
        </table:table-row>
        <table:table-row table:style-name="ro1">
          <table:table-cell table:formula="of:=[.B228]" office:value-type="float" office:value="11546361738" calcext:value-type="float">
            <text:p>11546361738</text:p>
          </table:table-cell>
          <table:table-cell table:formula="of:=[.C228]" office:value-type="float" office:value="11155706134" calcext:value-type="float">
            <text:p>11155706134</text:p>
          </table:table-cell>
          <table:table-cell table:formula="of:=[.D228]" office:value-type="float" office:value="12385813646" calcext:value-type="float">
            <text:p>12385813646</text:p>
          </table:table-cell>
          <table:table-cell table:formula="of:=[.E228]" office:value-type="float" office:value="14765527216" calcext:value-type="float">
            <text:p>14765527216</text:p>
          </table:table-cell>
          <table:table-cell table:formula="of:=[.F228]" office:value-type="float" office:value="13364087782" calcext:value-type="float">
            <text:p>13364087782</text:p>
          </table:table-cell>
          <table:table-cell table:formula="of:=[.G228]" office:value-type="float" office:value="18591034321" calcext:value-type="float">
            <text:p>18591034321</text:p>
          </table:table-cell>
          <table:table-cell table:formula="of:=[.H228]+[.A228]" office:value-type="float" office:value="15498124208" calcext:value-type="float">
            <text:p>15498124208</text:p>
          </table:table-cell>
          <table:table-cell table:formula="of:=[.I228]" office:value-type="float" office:value="10219684623" calcext:value-type="float">
            <text:p>10219684623</text:p>
          </table:table-cell>
          <table:table-cell table:formula="of:=[.A228]" office:value-type="float" office:value="8496398479" calcext:value-type="float">
            <text:p>8496398479</text:p>
          </table:table-cell>
          <table:table-cell office:value-type="float" office:value="225" calcext:value-type="float">
            <text:p>225</text:p>
          </table:table-cell>
          <table:table-cell table:formula="of:=SUM([.A229:.I229])" office:value-type="float" office:value="116022738147" calcext:value-type="float">
            <text:p>116022738147</text:p>
          </table:table-cell>
        </table:table-row>
        <table:table-row table:style-name="ro1">
          <table:table-cell table:formula="of:=[.B229]" office:value-type="float" office:value="11155706134" calcext:value-type="float">
            <text:p>11155706134</text:p>
          </table:table-cell>
          <table:table-cell table:formula="of:=[.C229]" office:value-type="float" office:value="12385813646" calcext:value-type="float">
            <text:p>12385813646</text:p>
          </table:table-cell>
          <table:table-cell table:formula="of:=[.D229]" office:value-type="float" office:value="14765527216" calcext:value-type="float">
            <text:p>14765527216</text:p>
          </table:table-cell>
          <table:table-cell table:formula="of:=[.E229]" office:value-type="float" office:value="13364087782" calcext:value-type="float">
            <text:p>13364087782</text:p>
          </table:table-cell>
          <table:table-cell table:formula="of:=[.F229]" office:value-type="float" office:value="18591034321" calcext:value-type="float">
            <text:p>18591034321</text:p>
          </table:table-cell>
          <table:table-cell table:formula="of:=[.G229]" office:value-type="float" office:value="15498124208" calcext:value-type="float">
            <text:p>15498124208</text:p>
          </table:table-cell>
          <table:table-cell table:formula="of:=[.H229]+[.A229]" office:value-type="float" office:value="21766046361" calcext:value-type="float">
            <text:p>21766046361</text:p>
          </table:table-cell>
          <table:table-cell table:formula="of:=[.I229]" office:value-type="float" office:value="8496398479" calcext:value-type="float">
            <text:p>8496398479</text:p>
          </table:table-cell>
          <table:table-cell table:formula="of:=[.A229]" office:value-type="float" office:value="11546361738" calcext:value-type="float">
            <text:p>11546361738</text:p>
          </table:table-cell>
          <table:table-cell office:value-type="float" office:value="226" calcext:value-type="float">
            <text:p>226</text:p>
          </table:table-cell>
          <table:table-cell table:formula="of:=SUM([.A230:.I230])" office:value-type="float" office:value="127569099885" calcext:value-type="float">
            <text:p>127569099885</text:p>
          </table:table-cell>
        </table:table-row>
        <table:table-row table:style-name="ro1">
          <table:table-cell table:formula="of:=[.B230]" office:value-type="float" office:value="12385813646" calcext:value-type="float">
            <text:p>12385813646</text:p>
          </table:table-cell>
          <table:table-cell table:formula="of:=[.C230]" office:value-type="float" office:value="14765527216" calcext:value-type="float">
            <text:p>14765527216</text:p>
          </table:table-cell>
          <table:table-cell table:formula="of:=[.D230]" office:value-type="float" office:value="13364087782" calcext:value-type="float">
            <text:p>13364087782</text:p>
          </table:table-cell>
          <table:table-cell table:formula="of:=[.E230]" office:value-type="float" office:value="18591034321" calcext:value-type="float">
            <text:p>18591034321</text:p>
          </table:table-cell>
          <table:table-cell table:formula="of:=[.F230]" office:value-type="float" office:value="15498124208" calcext:value-type="float">
            <text:p>15498124208</text:p>
          </table:table-cell>
          <table:table-cell table:formula="of:=[.G230]" office:value-type="float" office:value="21766046361" calcext:value-type="float">
            <text:p>21766046361</text:p>
          </table:table-cell>
          <table:table-cell table:formula="of:=[.H230]+[.A230]" office:value-type="float" office:value="19652104613" calcext:value-type="float">
            <text:p>19652104613</text:p>
          </table:table-cell>
          <table:table-cell table:formula="of:=[.I230]" office:value-type="float" office:value="11546361738" calcext:value-type="float">
            <text:p>11546361738</text:p>
          </table:table-cell>
          <table:table-cell table:formula="of:=[.A230]" office:value-type="float" office:value="11155706134" calcext:value-type="float">
            <text:p>11155706134</text:p>
          </table:table-cell>
          <table:table-cell office:value-type="float" office:value="227" calcext:value-type="float">
            <text:p>227</text:p>
          </table:table-cell>
          <table:table-cell table:formula="of:=SUM([.A231:.I231])" office:value-type="float" office:value="138724806019" calcext:value-type="float">
            <text:p>138724806019</text:p>
          </table:table-cell>
        </table:table-row>
        <table:table-row table:style-name="ro1">
          <table:table-cell table:formula="of:=[.B231]" office:value-type="float" office:value="14765527216" calcext:value-type="float">
            <text:p>14765527216</text:p>
          </table:table-cell>
          <table:table-cell table:formula="of:=[.C231]" office:value-type="float" office:value="13364087782" calcext:value-type="float">
            <text:p>13364087782</text:p>
          </table:table-cell>
          <table:table-cell table:formula="of:=[.D231]" office:value-type="float" office:value="18591034321" calcext:value-type="float">
            <text:p>18591034321</text:p>
          </table:table-cell>
          <table:table-cell table:formula="of:=[.E231]" office:value-type="float" office:value="15498124208" calcext:value-type="float">
            <text:p>15498124208</text:p>
          </table:table-cell>
          <table:table-cell table:formula="of:=[.F231]" office:value-type="float" office:value="21766046361" calcext:value-type="float">
            <text:p>21766046361</text:p>
          </table:table-cell>
          <table:table-cell table:formula="of:=[.G231]" office:value-type="float" office:value="19652104613" calcext:value-type="float">
            <text:p>19652104613</text:p>
          </table:table-cell>
          <table:table-cell table:formula="of:=[.H231]+[.A231]" office:value-type="float" office:value="23932175384" calcext:value-type="float">
            <text:p>23932175384</text:p>
          </table:table-cell>
          <table:table-cell table:formula="of:=[.I231]" office:value-type="float" office:value="11155706134" calcext:value-type="float">
            <text:p>11155706134</text:p>
          </table:table-cell>
          <table:table-cell table:formula="of:=[.A231]" office:value-type="float" office:value="12385813646" calcext:value-type="float">
            <text:p>12385813646</text:p>
          </table:table-cell>
          <table:table-cell office:value-type="float" office:value="228" calcext:value-type="float">
            <text:p>228</text:p>
          </table:table-cell>
          <table:table-cell table:formula="of:=SUM([.A232:.I232])" office:value-type="float" office:value="151110619665" calcext:value-type="float">
            <text:p>151110619665</text:p>
          </table:table-cell>
        </table:table-row>
        <table:table-row table:style-name="ro1">
          <table:table-cell table:formula="of:=[.B232]" office:value-type="float" office:value="13364087782" calcext:value-type="float">
            <text:p>13364087782</text:p>
          </table:table-cell>
          <table:table-cell table:formula="of:=[.C232]" office:value-type="float" office:value="18591034321" calcext:value-type="float">
            <text:p>18591034321</text:p>
          </table:table-cell>
          <table:table-cell table:formula="of:=[.D232]" office:value-type="float" office:value="15498124208" calcext:value-type="float">
            <text:p>15498124208</text:p>
          </table:table-cell>
          <table:table-cell table:formula="of:=[.E232]" office:value-type="float" office:value="21766046361" calcext:value-type="float">
            <text:p>21766046361</text:p>
          </table:table-cell>
          <table:table-cell table:formula="of:=[.F232]" office:value-type="float" office:value="19652104613" calcext:value-type="float">
            <text:p>19652104613</text:p>
          </table:table-cell>
          <table:table-cell table:formula="of:=[.G232]" office:value-type="float" office:value="23932175384" calcext:value-type="float">
            <text:p>23932175384</text:p>
          </table:table-cell>
          <table:table-cell table:formula="of:=[.H232]+[.A232]" office:value-type="float" office:value="25921233350" calcext:value-type="float">
            <text:p>25921233350</text:p>
          </table:table-cell>
          <table:table-cell table:formula="of:=[.I232]" office:value-type="float" office:value="12385813646" calcext:value-type="float">
            <text:p>12385813646</text:p>
          </table:table-cell>
          <table:table-cell table:formula="of:=[.A232]" office:value-type="float" office:value="14765527216" calcext:value-type="float">
            <text:p>14765527216</text:p>
          </table:table-cell>
          <table:table-cell office:value-type="float" office:value="229" calcext:value-type="float">
            <text:p>229</text:p>
          </table:table-cell>
          <table:table-cell table:formula="of:=SUM([.A233:.I233])" office:value-type="float" office:value="165876146881" calcext:value-type="float">
            <text:p>165876146881</text:p>
          </table:table-cell>
        </table:table-row>
        <table:table-row table:style-name="ro1">
          <table:table-cell table:formula="of:=[.B233]" office:value-type="float" office:value="18591034321" calcext:value-type="float">
            <text:p>18591034321</text:p>
          </table:table-cell>
          <table:table-cell table:formula="of:=[.C233]" office:value-type="float" office:value="15498124208" calcext:value-type="float">
            <text:p>15498124208</text:p>
          </table:table-cell>
          <table:table-cell table:formula="of:=[.D233]" office:value-type="float" office:value="21766046361" calcext:value-type="float">
            <text:p>21766046361</text:p>
          </table:table-cell>
          <table:table-cell table:formula="of:=[.E233]" office:value-type="float" office:value="19652104613" calcext:value-type="float">
            <text:p>19652104613</text:p>
          </table:table-cell>
          <table:table-cell table:formula="of:=[.F233]" office:value-type="float" office:value="23932175384" calcext:value-type="float">
            <text:p>23932175384</text:p>
          </table:table-cell>
          <table:table-cell table:formula="of:=[.G233]" office:value-type="float" office:value="25921233350" calcext:value-type="float">
            <text:p>25921233350</text:p>
          </table:table-cell>
          <table:table-cell table:formula="of:=[.H233]+[.A233]" office:value-type="float" office:value="25749901428" calcext:value-type="float">
            <text:p>25749901428</text:p>
          </table:table-cell>
          <table:table-cell table:formula="of:=[.I233]" office:value-type="float" office:value="14765527216" calcext:value-type="float">
            <text:p>14765527216</text:p>
          </table:table-cell>
          <table:table-cell table:formula="of:=[.A233]" office:value-type="float" office:value="13364087782" calcext:value-type="float">
            <text:p>13364087782</text:p>
          </table:table-cell>
          <table:table-cell office:value-type="float" office:value="230" calcext:value-type="float">
            <text:p>230</text:p>
          </table:table-cell>
          <table:table-cell table:formula="of:=SUM([.A234:.I234])" office:value-type="float" office:value="179240234663" calcext:value-type="float">
            <text:p>179240234663</text:p>
          </table:table-cell>
        </table:table-row>
        <table:table-row table:style-name="ro1">
          <table:table-cell table:formula="of:=[.B234]" office:value-type="float" office:value="15498124208" calcext:value-type="float">
            <text:p>15498124208</text:p>
          </table:table-cell>
          <table:table-cell table:formula="of:=[.C234]" office:value-type="float" office:value="21766046361" calcext:value-type="float">
            <text:p>21766046361</text:p>
          </table:table-cell>
          <table:table-cell table:formula="of:=[.D234]" office:value-type="float" office:value="19652104613" calcext:value-type="float">
            <text:p>19652104613</text:p>
          </table:table-cell>
          <table:table-cell table:formula="of:=[.E234]" office:value-type="float" office:value="23932175384" calcext:value-type="float">
            <text:p>23932175384</text:p>
          </table:table-cell>
          <table:table-cell table:formula="of:=[.F234]" office:value-type="float" office:value="25921233350" calcext:value-type="float">
            <text:p>25921233350</text:p>
          </table:table-cell>
          <table:table-cell table:formula="of:=[.G234]" office:value-type="float" office:value="25749901428" calcext:value-type="float">
            <text:p>25749901428</text:p>
          </table:table-cell>
          <table:table-cell table:formula="of:=[.H234]+[.A234]" office:value-type="float" office:value="33356561537" calcext:value-type="float">
            <text:p>33356561537</text:p>
          </table:table-cell>
          <table:table-cell table:formula="of:=[.I234]" office:value-type="float" office:value="13364087782" calcext:value-type="float">
            <text:p>13364087782</text:p>
          </table:table-cell>
          <table:table-cell table:formula="of:=[.A234]" office:value-type="float" office:value="18591034321" calcext:value-type="float">
            <text:p>18591034321</text:p>
          </table:table-cell>
          <table:table-cell office:value-type="float" office:value="231" calcext:value-type="float">
            <text:p>231</text:p>
          </table:table-cell>
          <table:table-cell table:formula="of:=SUM([.A235:.I235])" office:value-type="float" office:value="197831268984" calcext:value-type="float">
            <text:p>197831268984</text:p>
          </table:table-cell>
        </table:table-row>
        <table:table-row table:style-name="ro1">
          <table:table-cell table:formula="of:=[.B235]" office:value-type="float" office:value="21766046361" calcext:value-type="float">
            <text:p>21766046361</text:p>
          </table:table-cell>
          <table:table-cell table:formula="of:=[.C235]" office:value-type="float" office:value="19652104613" calcext:value-type="float">
            <text:p>19652104613</text:p>
          </table:table-cell>
          <table:table-cell table:formula="of:=[.D235]" office:value-type="float" office:value="23932175384" calcext:value-type="float">
            <text:p>23932175384</text:p>
          </table:table-cell>
          <table:table-cell table:formula="of:=[.E235]" office:value-type="float" office:value="25921233350" calcext:value-type="float">
            <text:p>25921233350</text:p>
          </table:table-cell>
          <table:table-cell table:formula="of:=[.F235]" office:value-type="float" office:value="25749901428" calcext:value-type="float">
            <text:p>25749901428</text:p>
          </table:table-cell>
          <table:table-cell table:formula="of:=[.G235]" office:value-type="float" office:value="33356561537" calcext:value-type="float">
            <text:p>33356561537</text:p>
          </table:table-cell>
          <table:table-cell table:formula="of:=[.H235]+[.A235]" office:value-type="float" office:value="28862211990" calcext:value-type="float">
            <text:p>28862211990</text:p>
          </table:table-cell>
          <table:table-cell table:formula="of:=[.I235]" office:value-type="float" office:value="18591034321" calcext:value-type="float">
            <text:p>18591034321</text:p>
          </table:table-cell>
          <table:table-cell table:formula="of:=[.A235]" office:value-type="float" office:value="15498124208" calcext:value-type="float">
            <text:p>15498124208</text:p>
          </table:table-cell>
          <table:table-cell office:value-type="float" office:value="232" calcext:value-type="float">
            <text:p>232</text:p>
          </table:table-cell>
          <table:table-cell table:formula="of:=SUM([.A236:.I236])" office:value-type="float" office:value="213329393192" calcext:value-type="float">
            <text:p>213329393192</text:p>
          </table:table-cell>
        </table:table-row>
        <table:table-row table:style-name="ro1">
          <table:table-cell table:formula="of:=[.B236]" office:value-type="float" office:value="19652104613" calcext:value-type="float">
            <text:p>19652104613</text:p>
          </table:table-cell>
          <table:table-cell table:formula="of:=[.C236]" office:value-type="float" office:value="23932175384" calcext:value-type="float">
            <text:p>23932175384</text:p>
          </table:table-cell>
          <table:table-cell table:formula="of:=[.D236]" office:value-type="float" office:value="25921233350" calcext:value-type="float">
            <text:p>25921233350</text:p>
          </table:table-cell>
          <table:table-cell table:formula="of:=[.E236]" office:value-type="float" office:value="25749901428" calcext:value-type="float">
            <text:p>25749901428</text:p>
          </table:table-cell>
          <table:table-cell table:formula="of:=[.F236]" office:value-type="float" office:value="33356561537" calcext:value-type="float">
            <text:p>33356561537</text:p>
          </table:table-cell>
          <table:table-cell table:formula="of:=[.G236]" office:value-type="float" office:value="28862211990" calcext:value-type="float">
            <text:p>28862211990</text:p>
          </table:table-cell>
          <table:table-cell table:formula="of:=[.H236]+[.A236]" office:value-type="float" office:value="40357080682" calcext:value-type="float">
            <text:p>40357080682</text:p>
          </table:table-cell>
          <table:table-cell table:formula="of:=[.I236]" office:value-type="float" office:value="15498124208" calcext:value-type="float">
            <text:p>15498124208</text:p>
          </table:table-cell>
          <table:table-cell table:formula="of:=[.A236]" office:value-type="float" office:value="21766046361" calcext:value-type="float">
            <text:p>21766046361</text:p>
          </table:table-cell>
          <table:table-cell office:value-type="float" office:value="233" calcext:value-type="float">
            <text:p>233</text:p>
          </table:table-cell>
          <table:table-cell table:formula="of:=SUM([.A237:.I237])" office:value-type="float" office:value="235095439553" calcext:value-type="float">
            <text:p>235095439553</text:p>
          </table:table-cell>
        </table:table-row>
        <table:table-row table:style-name="ro1">
          <table:table-cell table:formula="of:=[.B237]" office:value-type="float" office:value="23932175384" calcext:value-type="float">
            <text:p>23932175384</text:p>
          </table:table-cell>
          <table:table-cell table:formula="of:=[.C237]" office:value-type="float" office:value="25921233350" calcext:value-type="float">
            <text:p>25921233350</text:p>
          </table:table-cell>
          <table:table-cell table:formula="of:=[.D237]" office:value-type="float" office:value="25749901428" calcext:value-type="float">
            <text:p>25749901428</text:p>
          </table:table-cell>
          <table:table-cell table:formula="of:=[.E237]" office:value-type="float" office:value="33356561537" calcext:value-type="float">
            <text:p>33356561537</text:p>
          </table:table-cell>
          <table:table-cell table:formula="of:=[.F237]" office:value-type="float" office:value="28862211990" calcext:value-type="float">
            <text:p>28862211990</text:p>
          </table:table-cell>
          <table:table-cell table:formula="of:=[.G237]" office:value-type="float" office:value="40357080682" calcext:value-type="float">
            <text:p>40357080682</text:p>
          </table:table-cell>
          <table:table-cell table:formula="of:=[.H237]+[.A237]" office:value-type="float" office:value="35150228821" calcext:value-type="float">
            <text:p>35150228821</text:p>
          </table:table-cell>
          <table:table-cell table:formula="of:=[.I237]" office:value-type="float" office:value="21766046361" calcext:value-type="float">
            <text:p>21766046361</text:p>
          </table:table-cell>
          <table:table-cell table:formula="of:=[.A237]" office:value-type="float" office:value="19652104613" calcext:value-type="float">
            <text:p>19652104613</text:p>
          </table:table-cell>
          <table:table-cell office:value-type="float" office:value="234" calcext:value-type="float">
            <text:p>234</text:p>
          </table:table-cell>
          <table:table-cell table:formula="of:=SUM([.A238:.I238])" office:value-type="float" office:value="254747544166" calcext:value-type="float">
            <text:p>254747544166</text:p>
          </table:table-cell>
        </table:table-row>
        <table:table-row table:style-name="ro1">
          <table:table-cell table:formula="of:=[.B238]" office:value-type="float" office:value="25921233350" calcext:value-type="float">
            <text:p>25921233350</text:p>
          </table:table-cell>
          <table:table-cell table:formula="of:=[.C238]" office:value-type="float" office:value="25749901428" calcext:value-type="float">
            <text:p>25749901428</text:p>
          </table:table-cell>
          <table:table-cell table:formula="of:=[.D238]" office:value-type="float" office:value="33356561537" calcext:value-type="float">
            <text:p>33356561537</text:p>
          </table:table-cell>
          <table:table-cell table:formula="of:=[.E238]" office:value-type="float" office:value="28862211990" calcext:value-type="float">
            <text:p>28862211990</text:p>
          </table:table-cell>
          <table:table-cell table:formula="of:=[.F238]" office:value-type="float" office:value="40357080682" calcext:value-type="float">
            <text:p>40357080682</text:p>
          </table:table-cell>
          <table:table-cell table:formula="of:=[.G238]" office:value-type="float" office:value="35150228821" calcext:value-type="float">
            <text:p>35150228821</text:p>
          </table:table-cell>
          <table:table-cell table:formula="of:=[.H238]+[.A238]" office:value-type="float" office:value="45698221745" calcext:value-type="float">
            <text:p>45698221745</text:p>
          </table:table-cell>
          <table:table-cell table:formula="of:=[.I238]" office:value-type="float" office:value="19652104613" calcext:value-type="float">
            <text:p>19652104613</text:p>
          </table:table-cell>
          <table:table-cell table:formula="of:=[.A238]" office:value-type="float" office:value="23932175384" calcext:value-type="float">
            <text:p>23932175384</text:p>
          </table:table-cell>
          <table:table-cell office:value-type="float" office:value="235" calcext:value-type="float">
            <text:p>235</text:p>
          </table:table-cell>
          <table:table-cell table:formula="of:=SUM([.A239:.I239])" office:value-type="float" office:value="278679719550" calcext:value-type="float">
            <text:p>278679719550</text:p>
          </table:table-cell>
        </table:table-row>
        <table:table-row table:style-name="ro1">
          <table:table-cell table:formula="of:=[.B239]" office:value-type="float" office:value="25749901428" calcext:value-type="float">
            <text:p>25749901428</text:p>
          </table:table-cell>
          <table:table-cell table:formula="of:=[.C239]" office:value-type="float" office:value="33356561537" calcext:value-type="float">
            <text:p>33356561537</text:p>
          </table:table-cell>
          <table:table-cell table:formula="of:=[.D239]" office:value-type="float" office:value="28862211990" calcext:value-type="float">
            <text:p>28862211990</text:p>
          </table:table-cell>
          <table:table-cell table:formula="of:=[.E239]" office:value-type="float" office:value="40357080682" calcext:value-type="float">
            <text:p>40357080682</text:p>
          </table:table-cell>
          <table:table-cell table:formula="of:=[.F239]" office:value-type="float" office:value="35150228821" calcext:value-type="float">
            <text:p>35150228821</text:p>
          </table:table-cell>
          <table:table-cell table:formula="of:=[.G239]" office:value-type="float" office:value="45698221745" calcext:value-type="float">
            <text:p>45698221745</text:p>
          </table:table-cell>
          <table:table-cell table:formula="of:=[.H239]+[.A239]" office:value-type="float" office:value="45573337963" calcext:value-type="float">
            <text:p>45573337963</text:p>
          </table:table-cell>
          <table:table-cell table:formula="of:=[.I239]" office:value-type="float" office:value="23932175384" calcext:value-type="float">
            <text:p>23932175384</text:p>
          </table:table-cell>
          <table:table-cell table:formula="of:=[.A239]" office:value-type="float" office:value="25921233350" calcext:value-type="float">
            <text:p>25921233350</text:p>
          </table:table-cell>
          <table:table-cell office:value-type="float" office:value="236" calcext:value-type="float">
            <text:p>236</text:p>
          </table:table-cell>
          <table:table-cell table:formula="of:=SUM([.A240:.I240])" office:value-type="float" office:value="304600952900" calcext:value-type="float">
            <text:p>304600952900</text:p>
          </table:table-cell>
        </table:table-row>
        <table:table-row table:style-name="ro1">
          <table:table-cell table:formula="of:=[.B240]" office:value-type="float" office:value="33356561537" calcext:value-type="float">
            <text:p>33356561537</text:p>
          </table:table-cell>
          <table:table-cell table:formula="of:=[.C240]" office:value-type="float" office:value="28862211990" calcext:value-type="float">
            <text:p>28862211990</text:p>
          </table:table-cell>
          <table:table-cell table:formula="of:=[.D240]" office:value-type="float" office:value="40357080682" calcext:value-type="float">
            <text:p>40357080682</text:p>
          </table:table-cell>
          <table:table-cell table:formula="of:=[.E240]" office:value-type="float" office:value="35150228821" calcext:value-type="float">
            <text:p>35150228821</text:p>
          </table:table-cell>
          <table:table-cell table:formula="of:=[.F240]" office:value-type="float" office:value="45698221745" calcext:value-type="float">
            <text:p>45698221745</text:p>
          </table:table-cell>
          <table:table-cell table:formula="of:=[.G240]" office:value-type="float" office:value="45573337963" calcext:value-type="float">
            <text:p>45573337963</text:p>
          </table:table-cell>
          <table:table-cell table:formula="of:=[.H240]+[.A240]" office:value-type="float" office:value="49682076812" calcext:value-type="float">
            <text:p>49682076812</text:p>
          </table:table-cell>
          <table:table-cell table:formula="of:=[.I240]" office:value-type="float" office:value="25921233350" calcext:value-type="float">
            <text:p>25921233350</text:p>
          </table:table-cell>
          <table:table-cell table:formula="of:=[.A240]" office:value-type="float" office:value="25749901428" calcext:value-type="float">
            <text:p>25749901428</text:p>
          </table:table-cell>
          <table:table-cell office:value-type="float" office:value="237" calcext:value-type="float">
            <text:p>237</text:p>
          </table:table-cell>
          <table:table-cell table:formula="of:=SUM([.A241:.I241])" office:value-type="float" office:value="330350854328" calcext:value-type="float">
            <text:p>330350854328</text:p>
          </table:table-cell>
        </table:table-row>
        <table:table-row table:style-name="ro1">
          <table:table-cell table:formula="of:=[.B241]" office:value-type="float" office:value="28862211990" calcext:value-type="float">
            <text:p>28862211990</text:p>
          </table:table-cell>
          <table:table-cell table:formula="of:=[.C241]" office:value-type="float" office:value="40357080682" calcext:value-type="float">
            <text:p>40357080682</text:p>
          </table:table-cell>
          <table:table-cell table:formula="of:=[.D241]" office:value-type="float" office:value="35150228821" calcext:value-type="float">
            <text:p>35150228821</text:p>
          </table:table-cell>
          <table:table-cell table:formula="of:=[.E241]" office:value-type="float" office:value="45698221745" calcext:value-type="float">
            <text:p>45698221745</text:p>
          </table:table-cell>
          <table:table-cell table:formula="of:=[.F241]" office:value-type="float" office:value="45573337963" calcext:value-type="float">
            <text:p>45573337963</text:p>
          </table:table-cell>
          <table:table-cell table:formula="of:=[.G241]" office:value-type="float" office:value="49682076812" calcext:value-type="float">
            <text:p>49682076812</text:p>
          </table:table-cell>
          <table:table-cell table:formula="of:=[.H241]+[.A241]" office:value-type="float" office:value="59277794887" calcext:value-type="float">
            <text:p>59277794887</text:p>
          </table:table-cell>
          <table:table-cell table:formula="of:=[.I241]" office:value-type="float" office:value="25749901428" calcext:value-type="float">
            <text:p>25749901428</text:p>
          </table:table-cell>
          <table:table-cell table:formula="of:=[.A241]" office:value-type="float" office:value="33356561537" calcext:value-type="float">
            <text:p>33356561537</text:p>
          </table:table-cell>
          <table:table-cell office:value-type="float" office:value="238" calcext:value-type="float">
            <text:p>238</text:p>
          </table:table-cell>
          <table:table-cell table:formula="of:=SUM([.A242:.I242])" office:value-type="float" office:value="363707415865" calcext:value-type="float">
            <text:p>363707415865</text:p>
          </table:table-cell>
        </table:table-row>
        <table:table-row table:style-name="ro1">
          <table:table-cell table:formula="of:=[.B242]" office:value-type="float" office:value="40357080682" calcext:value-type="float">
            <text:p>40357080682</text:p>
          </table:table-cell>
          <table:table-cell table:formula="of:=[.C242]" office:value-type="float" office:value="35150228821" calcext:value-type="float">
            <text:p>35150228821</text:p>
          </table:table-cell>
          <table:table-cell table:formula="of:=[.D242]" office:value-type="float" office:value="45698221745" calcext:value-type="float">
            <text:p>45698221745</text:p>
          </table:table-cell>
          <table:table-cell table:formula="of:=[.E242]" office:value-type="float" office:value="45573337963" calcext:value-type="float">
            <text:p>45573337963</text:p>
          </table:table-cell>
          <table:table-cell table:formula="of:=[.F242]" office:value-type="float" office:value="49682076812" calcext:value-type="float">
            <text:p>49682076812</text:p>
          </table:table-cell>
          <table:table-cell table:formula="of:=[.G242]" office:value-type="float" office:value="59277794887" calcext:value-type="float">
            <text:p>59277794887</text:p>
          </table:table-cell>
          <table:table-cell table:formula="of:=[.H242]+[.A242]" office:value-type="float" office:value="54612113418" calcext:value-type="float">
            <text:p>54612113418</text:p>
          </table:table-cell>
          <table:table-cell table:formula="of:=[.I242]" office:value-type="float" office:value="33356561537" calcext:value-type="float">
            <text:p>33356561537</text:p>
          </table:table-cell>
          <table:table-cell table:formula="of:=[.A242]" office:value-type="float" office:value="28862211990" calcext:value-type="float">
            <text:p>28862211990</text:p>
          </table:table-cell>
          <table:table-cell office:value-type="float" office:value="239" calcext:value-type="float">
            <text:p>239</text:p>
          </table:table-cell>
          <table:table-cell table:formula="of:=SUM([.A243:.I243])" office:value-type="float" office:value="392569627855" calcext:value-type="float">
            <text:p>392569627855</text:p>
          </table:table-cell>
        </table:table-row>
        <table:table-row table:style-name="ro1">
          <table:table-cell table:formula="of:=[.B243]" office:value-type="float" office:value="35150228821" calcext:value-type="float">
            <text:p>35150228821</text:p>
          </table:table-cell>
          <table:table-cell table:formula="of:=[.C243]" office:value-type="float" office:value="45698221745" calcext:value-type="float">
            <text:p>45698221745</text:p>
          </table:table-cell>
          <table:table-cell table:formula="of:=[.D243]" office:value-type="float" office:value="45573337963" calcext:value-type="float">
            <text:p>45573337963</text:p>
          </table:table-cell>
          <table:table-cell table:formula="of:=[.E243]" office:value-type="float" office:value="49682076812" calcext:value-type="float">
            <text:p>49682076812</text:p>
          </table:table-cell>
          <table:table-cell table:formula="of:=[.F243]" office:value-type="float" office:value="59277794887" calcext:value-type="float">
            <text:p>59277794887</text:p>
          </table:table-cell>
          <table:table-cell table:formula="of:=[.G243]" office:value-type="float" office:value="54612113418" calcext:value-type="float">
            <text:p>54612113418</text:p>
          </table:table-cell>
          <table:table-cell table:formula="of:=[.H243]+[.A243]" office:value-type="float" office:value="73713642219" calcext:value-type="float">
            <text:p>73713642219</text:p>
          </table:table-cell>
          <table:table-cell table:formula="of:=[.I243]" office:value-type="float" office:value="28862211990" calcext:value-type="float">
            <text:p>28862211990</text:p>
          </table:table-cell>
          <table:table-cell table:formula="of:=[.A243]" office:value-type="float" office:value="40357080682" calcext:value-type="float">
            <text:p>40357080682</text:p>
          </table:table-cell>
          <table:table-cell office:value-type="float" office:value="240" calcext:value-type="float">
            <text:p>240</text:p>
          </table:table-cell>
          <table:table-cell table:formula="of:=SUM([.A244:.I244])" office:value-type="float" office:value="432926708537" calcext:value-type="float">
            <text:p>432926708537</text:p>
          </table:table-cell>
        </table:table-row>
        <table:table-row table:style-name="ro1">
          <table:table-cell table:formula="of:=[.B244]" office:value-type="float" office:value="45698221745" calcext:value-type="float">
            <text:p>45698221745</text:p>
          </table:table-cell>
          <table:table-cell table:formula="of:=[.C244]" office:value-type="float" office:value="45573337963" calcext:value-type="float">
            <text:p>45573337963</text:p>
          </table:table-cell>
          <table:table-cell table:formula="of:=[.D244]" office:value-type="float" office:value="49682076812" calcext:value-type="float">
            <text:p>49682076812</text:p>
          </table:table-cell>
          <table:table-cell table:formula="of:=[.E244]" office:value-type="float" office:value="59277794887" calcext:value-type="float">
            <text:p>59277794887</text:p>
          </table:table-cell>
          <table:table-cell table:formula="of:=[.F244]" office:value-type="float" office:value="54612113418" calcext:value-type="float">
            <text:p>54612113418</text:p>
          </table:table-cell>
          <table:table-cell table:formula="of:=[.G244]" office:value-type="float" office:value="73713642219" calcext:value-type="float">
            <text:p>73713642219</text:p>
          </table:table-cell>
          <table:table-cell table:formula="of:=[.H244]+[.A244]" office:value-type="float" office:value="64012440811" calcext:value-type="float">
            <text:p>64012440811</text:p>
          </table:table-cell>
          <table:table-cell table:formula="of:=[.I244]" office:value-type="float" office:value="40357080682" calcext:value-type="float">
            <text:p>40357080682</text:p>
          </table:table-cell>
          <table:table-cell table:formula="of:=[.A244]" office:value-type="float" office:value="35150228821" calcext:value-type="float">
            <text:p>35150228821</text:p>
          </table:table-cell>
          <table:table-cell office:value-type="float" office:value="241" calcext:value-type="float">
            <text:p>241</text:p>
          </table:table-cell>
          <table:table-cell table:formula="of:=SUM([.A245:.I245])" office:value-type="float" office:value="468076937358" calcext:value-type="float">
            <text:p>468076937358</text:p>
          </table:table-cell>
        </table:table-row>
        <table:table-row table:style-name="ro1">
          <table:table-cell table:formula="of:=[.B245]" office:value-type="float" office:value="45573337963" calcext:value-type="float">
            <text:p>45573337963</text:p>
          </table:table-cell>
          <table:table-cell table:formula="of:=[.C245]" office:value-type="float" office:value="49682076812" calcext:value-type="float">
            <text:p>49682076812</text:p>
          </table:table-cell>
          <table:table-cell table:formula="of:=[.D245]" office:value-type="float" office:value="59277794887" calcext:value-type="float">
            <text:p>59277794887</text:p>
          </table:table-cell>
          <table:table-cell table:formula="of:=[.E245]" office:value-type="float" office:value="54612113418" calcext:value-type="float">
            <text:p>54612113418</text:p>
          </table:table-cell>
          <table:table-cell table:formula="of:=[.F245]" office:value-type="float" office:value="73713642219" calcext:value-type="float">
            <text:p>73713642219</text:p>
          </table:table-cell>
          <table:table-cell table:formula="of:=[.G245]" office:value-type="float" office:value="64012440811" calcext:value-type="float">
            <text:p>64012440811</text:p>
          </table:table-cell>
          <table:table-cell table:formula="of:=[.H245]+[.A245]" office:value-type="float" office:value="86055302427" calcext:value-type="float">
            <text:p>86055302427</text:p>
          </table:table-cell>
          <table:table-cell table:formula="of:=[.I245]" office:value-type="float" office:value="35150228821" calcext:value-type="float">
            <text:p>35150228821</text:p>
          </table:table-cell>
          <table:table-cell table:formula="of:=[.A245]" office:value-type="float" office:value="45698221745" calcext:value-type="float">
            <text:p>45698221745</text:p>
          </table:table-cell>
          <table:table-cell office:value-type="float" office:value="242" calcext:value-type="float">
            <text:p>242</text:p>
          </table:table-cell>
          <table:table-cell table:formula="of:=SUM([.A246:.I246])" office:value-type="float" office:value="513775159103" calcext:value-type="float">
            <text:p>513775159103</text:p>
          </table:table-cell>
        </table:table-row>
        <table:table-row table:style-name="ro1">
          <table:table-cell table:formula="of:=[.B246]" office:value-type="float" office:value="49682076812" calcext:value-type="float">
            <text:p>49682076812</text:p>
          </table:table-cell>
          <table:table-cell table:formula="of:=[.C246]" office:value-type="float" office:value="59277794887" calcext:value-type="float">
            <text:p>59277794887</text:p>
          </table:table-cell>
          <table:table-cell table:formula="of:=[.D246]" office:value-type="float" office:value="54612113418" calcext:value-type="float">
            <text:p>54612113418</text:p>
          </table:table-cell>
          <table:table-cell table:formula="of:=[.E246]" office:value-type="float" office:value="73713642219" calcext:value-type="float">
            <text:p>73713642219</text:p>
          </table:table-cell>
          <table:table-cell table:formula="of:=[.F246]" office:value-type="float" office:value="64012440811" calcext:value-type="float">
            <text:p>64012440811</text:p>
          </table:table-cell>
          <table:table-cell table:formula="of:=[.G246]" office:value-type="float" office:value="86055302427" calcext:value-type="float">
            <text:p>86055302427</text:p>
          </table:table-cell>
          <table:table-cell table:formula="of:=[.H246]+[.A246]" office:value-type="float" office:value="80723566784" calcext:value-type="float">
            <text:p>80723566784</text:p>
          </table:table-cell>
          <table:table-cell table:formula="of:=[.I246]" office:value-type="float" office:value="45698221745" calcext:value-type="float">
            <text:p>45698221745</text:p>
          </table:table-cell>
          <table:table-cell table:formula="of:=[.A246]" office:value-type="float" office:value="45573337963" calcext:value-type="float">
            <text:p>45573337963</text:p>
          </table:table-cell>
          <table:table-cell office:value-type="float" office:value="243" calcext:value-type="float">
            <text:p>243</text:p>
          </table:table-cell>
          <table:table-cell table:formula="of:=SUM([.A247:.I247])" office:value-type="float" office:value="559348497066" calcext:value-type="float">
            <text:p>559348497066</text:p>
          </table:table-cell>
        </table:table-row>
        <table:table-row table:style-name="ro1">
          <table:table-cell table:formula="of:=[.B247]" office:value-type="float" office:value="59277794887" calcext:value-type="float">
            <text:p>59277794887</text:p>
          </table:table-cell>
          <table:table-cell table:formula="of:=[.C247]" office:value-type="float" office:value="54612113418" calcext:value-type="float">
            <text:p>54612113418</text:p>
          </table:table-cell>
          <table:table-cell table:formula="of:=[.D247]" office:value-type="float" office:value="73713642219" calcext:value-type="float">
            <text:p>73713642219</text:p>
          </table:table-cell>
          <table:table-cell table:formula="of:=[.E247]" office:value-type="float" office:value="64012440811" calcext:value-type="float">
            <text:p>64012440811</text:p>
          </table:table-cell>
          <table:table-cell table:formula="of:=[.F247]" office:value-type="float" office:value="86055302427" calcext:value-type="float">
            <text:p>86055302427</text:p>
          </table:table-cell>
          <table:table-cell table:formula="of:=[.G247]" office:value-type="float" office:value="80723566784" calcext:value-type="float">
            <text:p>80723566784</text:p>
          </table:table-cell>
          <table:table-cell table:formula="of:=[.H247]+[.A247]" office:value-type="float" office:value="95380298557" calcext:value-type="float">
            <text:p>95380298557</text:p>
          </table:table-cell>
          <table:table-cell table:formula="of:=[.I247]" office:value-type="float" office:value="45573337963" calcext:value-type="float">
            <text:p>45573337963</text:p>
          </table:table-cell>
          <table:table-cell table:formula="of:=[.A247]" office:value-type="float" office:value="49682076812" calcext:value-type="float">
            <text:p>49682076812</text:p>
          </table:table-cell>
          <table:table-cell office:value-type="float" office:value="244" calcext:value-type="float">
            <text:p>244</text:p>
          </table:table-cell>
          <table:table-cell table:formula="of:=SUM([.A248:.I248])" office:value-type="float" office:value="609030573878" calcext:value-type="float">
            <text:p>609030573878</text:p>
          </table:table-cell>
        </table:table-row>
        <table:table-row table:style-name="ro1">
          <table:table-cell table:formula="of:=[.B248]" office:value-type="float" office:value="54612113418" calcext:value-type="float">
            <text:p>54612113418</text:p>
          </table:table-cell>
          <table:table-cell table:formula="of:=[.C248]" office:value-type="float" office:value="73713642219" calcext:value-type="float">
            <text:p>73713642219</text:p>
          </table:table-cell>
          <table:table-cell table:formula="of:=[.D248]" office:value-type="float" office:value="64012440811" calcext:value-type="float">
            <text:p>64012440811</text:p>
          </table:table-cell>
          <table:table-cell table:formula="of:=[.E248]" office:value-type="float" office:value="86055302427" calcext:value-type="float">
            <text:p>86055302427</text:p>
          </table:table-cell>
          <table:table-cell table:formula="of:=[.F248]" office:value-type="float" office:value="80723566784" calcext:value-type="float">
            <text:p>80723566784</text:p>
          </table:table-cell>
          <table:table-cell table:formula="of:=[.G248]" office:value-type="float" office:value="95380298557" calcext:value-type="float">
            <text:p>95380298557</text:p>
          </table:table-cell>
          <table:table-cell table:formula="of:=[.H248]+[.A248]" office:value-type="float" office:value="104851132850" calcext:value-type="float">
            <text:p>104851132850</text:p>
          </table:table-cell>
          <table:table-cell table:formula="of:=[.I248]" office:value-type="float" office:value="49682076812" calcext:value-type="float">
            <text:p>49682076812</text:p>
          </table:table-cell>
          <table:table-cell table:formula="of:=[.A248]" office:value-type="float" office:value="59277794887" calcext:value-type="float">
            <text:p>59277794887</text:p>
          </table:table-cell>
          <table:table-cell office:value-type="float" office:value="245" calcext:value-type="float">
            <text:p>245</text:p>
          </table:table-cell>
          <table:table-cell table:formula="of:=SUM([.A249:.I249])" office:value-type="float" office:value="668308368765" calcext:value-type="float">
            <text:p>668308368765</text:p>
          </table:table-cell>
        </table:table-row>
        <table:table-row table:style-name="ro1">
          <table:table-cell table:formula="of:=[.B249]" office:value-type="float" office:value="73713642219" calcext:value-type="float">
            <text:p>73713642219</text:p>
          </table:table-cell>
          <table:table-cell table:formula="of:=[.C249]" office:value-type="float" office:value="64012440811" calcext:value-type="float">
            <text:p>64012440811</text:p>
          </table:table-cell>
          <table:table-cell table:formula="of:=[.D249]" office:value-type="float" office:value="86055302427" calcext:value-type="float">
            <text:p>86055302427</text:p>
          </table:table-cell>
          <table:table-cell table:formula="of:=[.E249]" office:value-type="float" office:value="80723566784" calcext:value-type="float">
            <text:p>80723566784</text:p>
          </table:table-cell>
          <table:table-cell table:formula="of:=[.F249]" office:value-type="float" office:value="95380298557" calcext:value-type="float">
            <text:p>95380298557</text:p>
          </table:table-cell>
          <table:table-cell table:formula="of:=[.G249]" office:value-type="float" office:value="104851132850" calcext:value-type="float">
            <text:p>104851132850</text:p>
          </table:table-cell>
          <table:table-cell table:formula="of:=[.H249]+[.A249]" office:value-type="float" office:value="104294190230" calcext:value-type="float">
            <text:p>104294190230</text:p>
          </table:table-cell>
          <table:table-cell table:formula="of:=[.I249]" office:value-type="float" office:value="59277794887" calcext:value-type="float">
            <text:p>59277794887</text:p>
          </table:table-cell>
          <table:table-cell table:formula="of:=[.A249]" office:value-type="float" office:value="54612113418" calcext:value-type="float">
            <text:p>54612113418</text:p>
          </table:table-cell>
          <table:table-cell office:value-type="float" office:value="246" calcext:value-type="float">
            <text:p>246</text:p>
          </table:table-cell>
          <table:table-cell table:formula="of:=SUM([.A250:.I250])" office:value-type="float" office:value="722920482183" calcext:value-type="float">
            <text:p>722920482183</text:p>
          </table:table-cell>
        </table:table-row>
        <table:table-row table:style-name="ro1">
          <table:table-cell table:formula="of:=[.B250]" office:value-type="float" office:value="64012440811" calcext:value-type="float">
            <text:p>64012440811</text:p>
          </table:table-cell>
          <table:table-cell table:formula="of:=[.C250]" office:value-type="float" office:value="86055302427" calcext:value-type="float">
            <text:p>86055302427</text:p>
          </table:table-cell>
          <table:table-cell table:formula="of:=[.D250]" office:value-type="float" office:value="80723566784" calcext:value-type="float">
            <text:p>80723566784</text:p>
          </table:table-cell>
          <table:table-cell table:formula="of:=[.E250]" office:value-type="float" office:value="95380298557" calcext:value-type="float">
            <text:p>95380298557</text:p>
          </table:table-cell>
          <table:table-cell table:formula="of:=[.F250]" office:value-type="float" office:value="104851132850" calcext:value-type="float">
            <text:p>104851132850</text:p>
          </table:table-cell>
          <table:table-cell table:formula="of:=[.G250]" office:value-type="float" office:value="104294190230" calcext:value-type="float">
            <text:p>104294190230</text:p>
          </table:table-cell>
          <table:table-cell table:formula="of:=[.H250]+[.A250]" office:value-type="float" office:value="132991437106" calcext:value-type="float">
            <text:p>132991437106</text:p>
          </table:table-cell>
          <table:table-cell table:formula="of:=[.I250]" office:value-type="float" office:value="54612113418" calcext:value-type="float">
            <text:p>54612113418</text:p>
          </table:table-cell>
          <table:table-cell table:formula="of:=[.A250]" office:value-type="float" office:value="73713642219" calcext:value-type="float">
            <text:p>73713642219</text:p>
          </table:table-cell>
          <table:table-cell office:value-type="float" office:value="247" calcext:value-type="float">
            <text:p>247</text:p>
          </table:table-cell>
          <table:table-cell table:formula="of:=SUM([.A251:.I251])" office:value-type="float" office:value="796634124402" calcext:value-type="float">
            <text:p>796634124402</text:p>
          </table:table-cell>
        </table:table-row>
        <table:table-row table:style-name="ro1">
          <table:table-cell table:formula="of:=[.B251]" office:value-type="float" office:value="86055302427" calcext:value-type="float">
            <text:p>86055302427</text:p>
          </table:table-cell>
          <table:table-cell table:formula="of:=[.C251]" office:value-type="float" office:value="80723566784" calcext:value-type="float">
            <text:p>80723566784</text:p>
          </table:table-cell>
          <table:table-cell table:formula="of:=[.D251]" office:value-type="float" office:value="95380298557" calcext:value-type="float">
            <text:p>95380298557</text:p>
          </table:table-cell>
          <table:table-cell table:formula="of:=[.E251]" office:value-type="float" office:value="104851132850" calcext:value-type="float">
            <text:p>104851132850</text:p>
          </table:table-cell>
          <table:table-cell table:formula="of:=[.F251]" office:value-type="float" office:value="104294190230" calcext:value-type="float">
            <text:p>104294190230</text:p>
          </table:table-cell>
          <table:table-cell table:formula="of:=[.G251]" office:value-type="float" office:value="132991437106" calcext:value-type="float">
            <text:p>132991437106</text:p>
          </table:table-cell>
          <table:table-cell table:formula="of:=[.H251]+[.A251]" office:value-type="float" office:value="118624554229" calcext:value-type="float">
            <text:p>118624554229</text:p>
          </table:table-cell>
          <table:table-cell table:formula="of:=[.I251]" office:value-type="float" office:value="73713642219" calcext:value-type="float">
            <text:p>73713642219</text:p>
          </table:table-cell>
          <table:table-cell table:formula="of:=[.A251]" office:value-type="float" office:value="64012440811" calcext:value-type="float">
            <text:p>64012440811</text:p>
          </table:table-cell>
          <table:table-cell office:value-type="float" office:value="248" calcext:value-type="float">
            <text:p>248</text:p>
          </table:table-cell>
          <table:table-cell table:formula="of:=SUM([.A252:.I252])" office:value-type="float" office:value="860646565213" calcext:value-type="float">
            <text:p>860646565213</text:p>
          </table:table-cell>
        </table:table-row>
        <table:table-row table:style-name="ro1">
          <table:table-cell table:formula="of:=[.B252]" office:value-type="float" office:value="80723566784" calcext:value-type="float">
            <text:p>80723566784</text:p>
          </table:table-cell>
          <table:table-cell table:formula="of:=[.C252]" office:value-type="float" office:value="95380298557" calcext:value-type="float">
            <text:p>95380298557</text:p>
          </table:table-cell>
          <table:table-cell table:formula="of:=[.D252]" office:value-type="float" office:value="104851132850" calcext:value-type="float">
            <text:p>104851132850</text:p>
          </table:table-cell>
          <table:table-cell table:formula="of:=[.E252]" office:value-type="float" office:value="104294190230" calcext:value-type="float">
            <text:p>104294190230</text:p>
          </table:table-cell>
          <table:table-cell table:formula="of:=[.F252]" office:value-type="float" office:value="132991437106" calcext:value-type="float">
            <text:p>132991437106</text:p>
          </table:table-cell>
          <table:table-cell table:formula="of:=[.G252]" office:value-type="float" office:value="118624554229" calcext:value-type="float">
            <text:p>118624554229</text:p>
          </table:table-cell>
          <table:table-cell table:formula="of:=[.H252]+[.A252]" office:value-type="float" office:value="159768944646" calcext:value-type="float">
            <text:p>159768944646</text:p>
          </table:table-cell>
          <table:table-cell table:formula="of:=[.I252]" office:value-type="float" office:value="64012440811" calcext:value-type="float">
            <text:p>64012440811</text:p>
          </table:table-cell>
          <table:table-cell table:formula="of:=[.A252]" office:value-type="float" office:value="86055302427" calcext:value-type="float">
            <text:p>86055302427</text:p>
          </table:table-cell>
          <table:table-cell office:value-type="float" office:value="249" calcext:value-type="float">
            <text:p>249</text:p>
          </table:table-cell>
          <table:table-cell table:formula="of:=SUM([.A253:.I253])" office:value-type="float" office:value="946701867640" calcext:value-type="float">
            <text:p>946701867640</text:p>
          </table:table-cell>
        </table:table-row>
        <table:table-row table:style-name="ro1">
          <table:table-cell table:formula="of:=[.B253]" office:value-type="float" office:value="95380298557" calcext:value-type="float">
            <text:p>95380298557</text:p>
          </table:table-cell>
          <table:table-cell table:formula="of:=[.C253]" office:value-type="float" office:value="104851132850" calcext:value-type="float">
            <text:p>104851132850</text:p>
          </table:table-cell>
          <table:table-cell table:formula="of:=[.D253]" office:value-type="float" office:value="104294190230" calcext:value-type="float">
            <text:p>104294190230</text:p>
          </table:table-cell>
          <table:table-cell table:formula="of:=[.E253]" office:value-type="float" office:value="132991437106" calcext:value-type="float">
            <text:p>132991437106</text:p>
          </table:table-cell>
          <table:table-cell table:formula="of:=[.F253]" office:value-type="float" office:value="118624554229" calcext:value-type="float">
            <text:p>118624554229</text:p>
          </table:table-cell>
          <table:table-cell table:formula="of:=[.G253]" office:value-type="float" office:value="159768944646" calcext:value-type="float">
            <text:p>159768944646</text:p>
          </table:table-cell>
          <table:table-cell table:formula="of:=[.H253]+[.A253]" office:value-type="float" office:value="144736007595" calcext:value-type="float">
            <text:p>144736007595</text:p>
          </table:table-cell>
          <table:table-cell table:formula="of:=[.I253]" office:value-type="float" office:value="86055302427" calcext:value-type="float">
            <text:p>86055302427</text:p>
          </table:table-cell>
          <table:table-cell table:formula="of:=[.A253]" office:value-type="float" office:value="80723566784" calcext:value-type="float">
            <text:p>80723566784</text:p>
          </table:table-cell>
          <table:table-cell office:value-type="float" office:value="250" calcext:value-type="float">
            <text:p>250</text:p>
          </table:table-cell>
          <table:table-cell table:formula="of:=SUM([.A254:.I254])" office:value-type="float" office:value="1027425434424" calcext:value-type="float">
            <text:p>1027425434424</text:p>
          </table:table-cell>
        </table:table-row>
        <table:table-row table:style-name="ro1">
          <table:table-cell table:formula="of:=[.B254]" office:value-type="float" office:value="104851132850" calcext:value-type="float">
            <text:p>104851132850</text:p>
          </table:table-cell>
          <table:table-cell table:formula="of:=[.C254]" office:value-type="float" office:value="104294190230" calcext:value-type="float">
            <text:p>104294190230</text:p>
          </table:table-cell>
          <table:table-cell table:formula="of:=[.D254]" office:value-type="float" office:value="132991437106" calcext:value-type="float">
            <text:p>132991437106</text:p>
          </table:table-cell>
          <table:table-cell table:formula="of:=[.E254]" office:value-type="float" office:value="118624554229" calcext:value-type="float">
            <text:p>118624554229</text:p>
          </table:table-cell>
          <table:table-cell table:formula="of:=[.F254]" office:value-type="float" office:value="159768944646" calcext:value-type="float">
            <text:p>159768944646</text:p>
          </table:table-cell>
          <table:table-cell table:formula="of:=[.G254]" office:value-type="float" office:value="144736007595" calcext:value-type="float">
            <text:p>144736007595</text:p>
          </table:table-cell>
          <table:table-cell table:formula="of:=[.H254]+[.A254]" office:value-type="float" office:value="181435600984" calcext:value-type="float">
            <text:p>181435600984</text:p>
          </table:table-cell>
          <table:table-cell table:formula="of:=[.I254]" office:value-type="float" office:value="80723566784" calcext:value-type="float">
            <text:p>80723566784</text:p>
          </table:table-cell>
          <table:table-cell table:formula="of:=[.A254]" office:value-type="float" office:value="95380298557" calcext:value-type="float">
            <text:p>95380298557</text:p>
          </table:table-cell>
          <table:table-cell office:value-type="float" office:value="251" calcext:value-type="float">
            <text:p>251</text:p>
          </table:table-cell>
          <table:table-cell table:formula="of:=SUM([.A255:.I255])" office:value-type="float" office:value="1122805732981" calcext:value-type="float">
            <text:p>1122805732981</text:p>
          </table:table-cell>
        </table:table-row>
        <table:table-row table:style-name="ro1">
          <table:table-cell table:formula="of:=[.B255]" office:value-type="float" office:value="104294190230" calcext:value-type="float">
            <text:p>104294190230</text:p>
          </table:table-cell>
          <table:table-cell table:formula="of:=[.C255]" office:value-type="float" office:value="132991437106" calcext:value-type="float">
            <text:p>132991437106</text:p>
          </table:table-cell>
          <table:table-cell table:formula="of:=[.D255]" office:value-type="float" office:value="118624554229" calcext:value-type="float">
            <text:p>118624554229</text:p>
          </table:table-cell>
          <table:table-cell table:formula="of:=[.E255]" office:value-type="float" office:value="159768944646" calcext:value-type="float">
            <text:p>159768944646</text:p>
          </table:table-cell>
          <table:table-cell table:formula="of:=[.F255]" office:value-type="float" office:value="144736007595" calcext:value-type="float">
            <text:p>144736007595</text:p>
          </table:table-cell>
          <table:table-cell table:formula="of:=[.G255]" office:value-type="float" office:value="181435600984" calcext:value-type="float">
            <text:p>181435600984</text:p>
          </table:table-cell>
          <table:table-cell table:formula="of:=[.H255]+[.A255]" office:value-type="float" office:value="185574699634" calcext:value-type="float">
            <text:p>185574699634</text:p>
          </table:table-cell>
          <table:table-cell table:formula="of:=[.I255]" office:value-type="float" office:value="95380298557" calcext:value-type="float">
            <text:p>95380298557</text:p>
          </table:table-cell>
          <table:table-cell table:formula="of:=[.A255]" office:value-type="float" office:value="104851132850" calcext:value-type="float">
            <text:p>104851132850</text:p>
          </table:table-cell>
          <table:table-cell office:value-type="float" office:value="252" calcext:value-type="float">
            <text:p>252</text:p>
          </table:table-cell>
          <table:table-cell table:formula="of:=SUM([.A256:.I256])" office:value-type="float" office:value="1227656865831" calcext:value-type="float">
            <text:p>1227656865831</text:p>
          </table:table-cell>
        </table:table-row>
        <table:table-row table:style-name="ro1">
          <table:table-cell table:formula="of:=[.B256]" office:value-type="float" office:value="132991437106" calcext:value-type="float">
            <text:p>132991437106</text:p>
          </table:table-cell>
          <table:table-cell table:formula="of:=[.C256]" office:value-type="float" office:value="118624554229" calcext:value-type="float">
            <text:p>118624554229</text:p>
          </table:table-cell>
          <table:table-cell table:formula="of:=[.D256]" office:value-type="float" office:value="159768944646" calcext:value-type="float">
            <text:p>159768944646</text:p>
          </table:table-cell>
          <table:table-cell table:formula="of:=[.E256]" office:value-type="float" office:value="144736007595" calcext:value-type="float">
            <text:p>144736007595</text:p>
          </table:table-cell>
          <table:table-cell table:formula="of:=[.F256]" office:value-type="float" office:value="181435600984" calcext:value-type="float">
            <text:p>181435600984</text:p>
          </table:table-cell>
          <table:table-cell table:formula="of:=[.G256]" office:value-type="float" office:value="185574699634" calcext:value-type="float">
            <text:p>185574699634</text:p>
          </table:table-cell>
          <table:table-cell table:formula="of:=[.H256]+[.A256]" office:value-type="float" office:value="199674488787" calcext:value-type="float">
            <text:p>199674488787</text:p>
          </table:table-cell>
          <table:table-cell table:formula="of:=[.I256]" office:value-type="float" office:value="104851132850" calcext:value-type="float">
            <text:p>104851132850</text:p>
          </table:table-cell>
          <table:table-cell table:formula="of:=[.A256]" office:value-type="float" office:value="104294190230" calcext:value-type="float">
            <text:p>104294190230</text:p>
          </table:table-cell>
          <table:table-cell office:value-type="float" office:value="253" calcext:value-type="float">
            <text:p>253</text:p>
          </table:table-cell>
          <table:table-cell table:formula="of:=SUM([.A257:.I257])" office:value-type="float" office:value="1331951056061" calcext:value-type="float">
            <text:p>1331951056061</text:p>
          </table:table-cell>
        </table:table-row>
        <table:table-row table:style-name="ro1">
          <table:table-cell table:formula="of:=[.B257]" office:value-type="float" office:value="118624554229" calcext:value-type="float">
            <text:p>118624554229</text:p>
          </table:table-cell>
          <table:table-cell table:formula="of:=[.C257]" office:value-type="float" office:value="159768944646" calcext:value-type="float">
            <text:p>159768944646</text:p>
          </table:table-cell>
          <table:table-cell table:formula="of:=[.D257]" office:value-type="float" office:value="144736007595" calcext:value-type="float">
            <text:p>144736007595</text:p>
          </table:table-cell>
          <table:table-cell table:formula="of:=[.E257]" office:value-type="float" office:value="181435600984" calcext:value-type="float">
            <text:p>181435600984</text:p>
          </table:table-cell>
          <table:table-cell table:formula="of:=[.F257]" office:value-type="float" office:value="185574699634" calcext:value-type="float">
            <text:p>185574699634</text:p>
          </table:table-cell>
          <table:table-cell table:formula="of:=[.G257]" office:value-type="float" office:value="199674488787" calcext:value-type="float">
            <text:p>199674488787</text:p>
          </table:table-cell>
          <table:table-cell table:formula="of:=[.H257]+[.A257]" office:value-type="float" office:value="237842569956" calcext:value-type="float">
            <text:p>237842569956</text:p>
          </table:table-cell>
          <table:table-cell table:formula="of:=[.I257]" office:value-type="float" office:value="104294190230" calcext:value-type="float">
            <text:p>104294190230</text:p>
          </table:table-cell>
          <table:table-cell table:formula="of:=[.A257]" office:value-type="float" office:value="132991437106" calcext:value-type="float">
            <text:p>132991437106</text:p>
          </table:table-cell>
          <table:table-cell office:value-type="float" office:value="254" calcext:value-type="float">
            <text:p>254</text:p>
          </table:table-cell>
          <table:table-cell table:formula="of:=SUM([.A258:.I258])" office:value-type="float" office:value="1464942493167" calcext:value-type="float">
            <text:p>1464942493167</text:p>
          </table:table-cell>
        </table:table-row>
        <table:table-row table:style-name="ro1">
          <table:table-cell table:formula="of:=[.B258]" office:value-type="float" office:value="159768944646" calcext:value-type="float">
            <text:p>159768944646</text:p>
          </table:table-cell>
          <table:table-cell table:formula="of:=[.C258]" office:value-type="float" office:value="144736007595" calcext:value-type="float">
            <text:p>144736007595</text:p>
          </table:table-cell>
          <table:table-cell table:formula="of:=[.D258]" office:value-type="float" office:value="181435600984" calcext:value-type="float">
            <text:p>181435600984</text:p>
          </table:table-cell>
          <table:table-cell table:formula="of:=[.E258]" office:value-type="float" office:value="185574699634" calcext:value-type="float">
            <text:p>185574699634</text:p>
          </table:table-cell>
          <table:table-cell table:formula="of:=[.F258]" office:value-type="float" office:value="199674488787" calcext:value-type="float">
            <text:p>199674488787</text:p>
          </table:table-cell>
          <table:table-cell table:formula="of:=[.G258]" office:value-type="float" office:value="237842569956" calcext:value-type="float">
            <text:p>237842569956</text:p>
          </table:table-cell>
          <table:table-cell table:formula="of:=[.H258]+[.A258]" office:value-type="float" office:value="222918744459" calcext:value-type="float">
            <text:p>222918744459</text:p>
          </table:table-cell>
          <table:table-cell table:formula="of:=[.I258]" office:value-type="float" office:value="132991437106" calcext:value-type="float">
            <text:p>132991437106</text:p>
          </table:table-cell>
          <table:table-cell table:formula="of:=[.A258]" office:value-type="float" office:value="118624554229" calcext:value-type="float">
            <text:p>118624554229</text:p>
          </table:table-cell>
          <table:table-cell office:value-type="float" office:value="255" calcext:value-type="float">
            <text:p>255</text:p>
          </table:table-cell>
          <table:table-cell table:formula="of:=SUM([.A259:.I259])" office:value-type="float" office:value="1583567047396" calcext:value-type="float">
            <text:p>1583567047396</text:p>
          </table:table-cell>
        </table:table-row>
        <table:table-row table:style-name="ro1">
          <table:table-cell table:formula="of:=[.B259]" office:value-type="float" office:value="144736007595" calcext:value-type="float">
            <text:p>144736007595</text:p>
          </table:table-cell>
          <table:table-cell table:formula="of:=[.C259]" office:value-type="float" office:value="181435600984" calcext:value-type="float">
            <text:p>181435600984</text:p>
          </table:table-cell>
          <table:table-cell table:formula="of:=[.D259]" office:value-type="float" office:value="185574699634" calcext:value-type="float">
            <text:p>185574699634</text:p>
          </table:table-cell>
          <table:table-cell table:formula="of:=[.E259]" office:value-type="float" office:value="199674488787" calcext:value-type="float">
            <text:p>199674488787</text:p>
          </table:table-cell>
          <table:table-cell table:formula="of:=[.F259]" office:value-type="float" office:value="237842569956" calcext:value-type="float">
            <text:p>237842569956</text:p>
          </table:table-cell>
          <table:table-cell table:formula="of:=[.G259]" office:value-type="float" office:value="222918744459" calcext:value-type="float">
            <text:p>222918744459</text:p>
          </table:table-cell>
          <table:table-cell table:formula="of:=[.H259]+[.A259]" office:value-type="float" office:value="292760381752" calcext:value-type="float">
            <text:p>292760381752</text:p>
          </table:table-cell>
          <table:table-cell table:formula="of:=[.I259]" office:value-type="float" office:value="118624554229" calcext:value-type="float">
            <text:p>118624554229</text:p>
          </table:table-cell>
          <table:table-cell table:formula="of:=[.A259]" office:value-type="float" office:value="159768944646" calcext:value-type="float">
            <text:p>159768944646</text:p>
          </table:table-cell>
          <table:table-cell office:value-type="float" office:value="256" calcext:value-type="float">
            <text:p>256</text:p>
          </table:table-cell>
          <table:table-cell table:formula="of:=SUM([.A260:.I260])" office:value-type="float" office:value="1743335992042" calcext:value-type="float">
            <text:p>1743335992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2:11:19.792403299</meta:creation-date>
    <dc:date>2021-12-06T12:20:06.559405315</dc:date>
    <meta:editing-duration>PT8M47S</meta:editing-duration>
    <meta:editing-cycles>1</meta:editing-cycles>
    <meta:generator>LibreOffice/6.4.7.2$Linux_X86_64 LibreOffice_project/40$Build-2</meta:generator>
    <meta:document-statistic meta:table-count="1" meta:cell-count="2839" meta:object-count="0"/>
  </office:meta>
</office:document-meta>
</file>